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FD000000FDE400028F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2000000A000000FD000000FDE400028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FD000000FDE400028F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Pictures/2000000A000000FD000000FDE400028F.svm" manifest:media-type="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Pictures/2000000A000000FD000000FDE400028F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Pictures/2000000A000000FD000000FDE400028F.svm" manifest:media-type="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Pictures/2000000A000000FD000000FDE400028F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Pictures/2000000A000000FD000000FDE400028F.svm" manifest:media-type="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Pictures/2000000A000000FD000000FDE400028F.svm" manifest:media-type="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Pictures/2000000A000000FD000000FDE400028F.svm" manifest:media-type="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Pictures/2000000A000000FD000000FDE400028F.svm" manifest:media-type="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Pictures/2000000A000000FD000000FDE400028F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3409in"/>
    </style:style>
    <style:style style:name="co8" style:family="table-column">
      <style:table-column-properties fo:break-before="auto" style:column-width="1.2264in"/>
    </style:style>
    <style:style style:name="co9" style:family="table-column">
      <style:table-column-properties fo:break-before="auto" style:column-width="1.389in"/>
    </style:style>
    <style:style style:name="co10" style:family="table-column">
      <style:table-column-properties fo:break-before="auto" style:column-width="0.9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0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9"/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blem_Setup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6"/>
          <table:table-cell table:style-name="ce8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Geometry</text:p>
          </table:table-cell>
          <table:table-cell table:number-columns-repeated="3"/>
          <table:table-cell table:style-name="ce9" office:value-type="string" calcext:value-type="string">
            <text:p>Solid <text:s/>Properties</text:p>
          </table:table-cell>
          <table:table-cell table:number-columns-repeated="4"/>
          <table:table-cell table:style-name="ce9" office:value-type="string" calcext:value-type="string">
            <text:p>Unit Conver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radia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_fuel</text:p>
          </table:table-cell>
          <table:table-cell table:style-name="ce10" office:value-type="float" office:value="5.377069796" calcext:value-type="float">
            <text:p>5.377</text:p>
          </table:table-cell>
          <table:table-cell office:value-type="string" calcext:value-type="string">
            <text:p>W/m-k</text:p>
          </table:table-cell>
          <table:table-cell table:number-columns-repeated="2"/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/FRO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xial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k_clad</text:p>
          </table:table-cell>
          <table:table-cell table:style-name="ce10" office:value-type="float" office:value="14.83" calcext:value-type="float">
            <text:p>14.830</text:p>
          </table:table-cell>
          <table:table-cell office:value-type="string" calcext:value-type="string">
            <text:p>W/m-k</text:p>
          </table:table-cell>
          <table:table-cell table:number-columns-repeated="2"/>
          <table:table-cell table:style-name="ce1" office:value-type="string" calcext:value-type="string">
            <text:p>BTU/sec</text:p>
          </table:table-cell>
          <table:table-cell table:style-name="ce1" office:value-type="string" calcext:value-type="string">
            <text:p>KW</text:p>
          </table:table-cell>
          <table:table-cell table:style-name="ce1" office:value-type="float" office:value="1.05435" calcext:value-type="float">
            <text:p>1.05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_chan</text:p>
          </table:table-cell>
          <table:table-cell office:value-type="float" office:value="3.658" calcext:value-type="float">
            <text:p>3.65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ho_fuel</text:p>
          </table:table-cell>
          <table:table-cell table:style-name="ce11" office:value-type="float" office:value="10970.40457" calcext:value-type="float">
            <text:p>10970.40</text:p>
          </table:table-cell>
          <table:table-cell office:value-type="string" calcext:value-type="string">
            <text:p>kg/m^3</text:p>
          </table:table-cell>
          <table:table-cell table:number-columns-repeated="2"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m</text:p>
          </table:table-cell>
          <table:table-cell table:style-name="ce1" office:value-type="float" office:value="0.304801" calcext:value-type="float">
            <text:p>0.304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z</text:p>
          </table:table-cell>
          <table:table-cell table:formula="of:=[Problem_Setup.D6]/[Problem_Setup.D5]" office:value-type="float" office:value="0.1829" calcext:value-type="float">
            <text:p>0.182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ho_clad</text:p>
          </table:table-cell>
          <table:table-cell table:style-name="ce1" office:value-type="float" office:value="8470.57" calcext:value-type="float">
            <text:p>8470.57</text:p>
          </table:table-cell>
          <table:table-cell office:value-type="string" calcext:value-type="string">
            <text:p>kg/m^3</text:p>
          </table:table-cell>
          <table:table-cell table:number-columns-repeated="2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table:formula="of:=5/9" office:value-type="float" office:value="0.555555555555556" calcext:value-type="float">
            <text:p>0.55555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rod</text:p>
          </table:table-cell>
          <table:table-cell table:formula="of:=0.45" office:value-type="float" office:value="0.45" calcext:value-type="float">
            <text:p>0.45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p_fuel</text:p>
          </table:table-cell>
          <table:table-cell table:style-name="ce6" office:value-type="float" office:value="0.288947796" calcext:value-type="float">
            <text:p>0.28895</text:p>
          </table:table-cell>
          <table:table-cell office:value-type="string" calcext:value-type="string">
            <text:p>kJ/kg-K</text:p>
          </table:table-cell>
          <table:table-cell table:number-columns-repeated="2"/>
          <table:table-cell office:value-type="string" calcext:value-type="string">
            <text:p>BTU/hr-ft^2-F</text:p>
          </table:table-cell>
          <table:table-cell office:value-type="string" calcext:value-type="string">
            <text:p>W/m^2-K</text:p>
          </table:table-cell>
          <table:table-cell table:formula="of:=1000*t_btu_kw/(t_R_K*t_ft_m^2)/3600" office:value-type="float" office:value="5.67442724009333" calcext:value-type="float">
            <text:p>5.67442724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_fuel</text:p>
          </table:table-cell>
          <table:table-cell table:formula="of:=0.8192/2" office:value-type="float" office:value="0.4096" calcext:value-type="float">
            <text:p>0.4096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p_clad</text:p>
          </table:table-cell>
          <table:table-cell table:style-name="ce6" office:value-type="float" office:value="0.431" calcext:value-type="float">
            <text:p>0.43100</text:p>
          </table:table-cell>
          <table:table-cell office:value-type="string" calcext:value-type="string">
            <text:p>kJ/kg-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_clad</text:p>
          </table:table-cell>
          <table:table-cell table:style-name="ce3" table:formula="of:=0.057" office:value-type="float" office:value="0.057" calcext:value-type="float">
            <text:p>0.0570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hgap</text:p>
          </table:table-cell>
          <table:table-cell table:style-name="ce11" office:value-type="float" office:value="5678.3" calcext:value-type="float">
            <text:p>5678.30</text:p>
          </table:table-cell>
          <table:table-cell office:value-type="string" calcext:value-type="string">
            <text:p>W/m^2-K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_gap</text:p>
          </table:table-cell>
          <table:table-cell table:formula="of:=[.D10]-([.D8]-[.D9])" office:value-type="float" office:value="0.0166" calcext:value-type="float">
            <text:p>0.0166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tc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c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_surf</text:p>
          </table:table-cell>
          <table:table-cell table:style-name="ce4" table:formula="of:=(2*PI()*['SS Rod Radial Profile'.O30]/100*[Problem_Setup.D7])" office:value-type="float" office:value="0.0054586922242814" calcext:value-type="float">
            <text:p>5.4587E-03</text:p>
          </table:table-cell>
          <table:table-cell office:value-type="string" calcext:value-type="string">
            <text:p>m^2</text:p>
          </table:table-cell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_mom</text:p>
          </table:table-cell>
          <table:table-cell table:style-name="ce5" table:formula="of:=([.D12]^2-(PI()*[.D8]^2))*10^-4" office:value-type="float" office:value="0.0000951427487648067" calcext:value-type="float">
            <text:p>9.514275E-05</text:p>
          </table:table-cell>
          <table:table-cell office:value-type="string" calcext:value-type="string">
            <text:p>m^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ett. Perimeter</text:p>
          </table:table-cell>
          <table:table-cell table:style-name="ce5" table:formula="of:=2*PI()*[.D8]/100" office:value-type="float" office:value="0.0282743338823081" calcext:value-type="float">
            <text:p>2.827433E-02</text:p>
          </table:table-cell>
          <table:table-cell office:value-type="string" calcext:value-type="string">
            <text:p>m</text:p>
          </table:table-cell>
          <table:table-cell/>
          <table:table-cell table:style-name="ce9" office:value-type="string" calcext:value-type="string">
            <text:p>Dittus-Boetler </text:p>
          </table:table-cell>
          <table:table-cell table:number-columns-repeated="5"/>
          <table:table-cell table:style-name="ce12"/>
          <table:table-cell/>
        </table:table-row>
        <table:table-row table:style-name="ro1">
          <table:table-cell table:number-columns-repeated="2"/>
          <table:table-cell office:value-type="string" calcext:value-type="string">
            <text:p>hyd. Diameter</text:p>
          </table:table-cell>
          <table:table-cell/>
          <table:table-cell office:value-type="string" calcext:value-type="string">
            <text:p>m </text:p>
          </table:table-cell>
          <table:table-cell/>
          <table:table-cell office:value-type="string" calcext:value-type="string">
            <text:p>kl</text:p>
          </table:table-cell>
          <table:table-cell table:style-name="ce3" office:value-type="float" office:value="0.311103548387097" calcext:value-type="float">
            <text:p>0.3111</text:p>
          </table:table-cell>
          <table:table-cell office:value-type="string" calcext:value-type="string">
            <text:p>btu/hr-ft-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lume fuel</text:p>
          </table:table-cell>
          <table:table-cell table:formula="of:=A_surf*L_chan" office:value-type="float" office:value="0.0199678961564214" calcext:value-type="float">
            <text:p>0.0199678962</text:p>
          </table:table-cell>
          <table:table-cell office:value-type="string" calcext:value-type="string">
            <text:p>m^3 </text:p>
          </table:table-cell>
          <table:table-cell/>
          <table:table-cell office:value-type="string" calcext:value-type="string">
            <text:p>De</text:p>
          </table:table-cell>
          <table:table-cell table:style-name="ce3" office:value-type="float" office:value="0.038641217872043" calcext:value-type="float">
            <text:p>0.0386</text:p>
          </table:table-cell>
          <table:table-cell office:value-type="string" calcext:value-type="string">
            <text:p>Ft^2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ss fuel</text:p>
          </table:table-cell>
          <table:table-cell table:formula="of:=vol_fuel*Rho_fuel" office:value-type="float" office:value="219.05589924769" calcext:value-type="float">
            <text:p>219.0558992477</text:p>
          </table:table-cell>
          <table:table-cell office:value-type="string" calcext:value-type="string">
            <text:p>kg </text:p>
          </table:table-cell>
          <table:table-cell/>
          <table:table-cell office:value-type="string" calcext:value-type="string">
            <text:p>L/D</text:p>
          </table:table-cell>
          <table:table-cell table:style-name="ce3" table:formula="of:=[Problem_Setup.D6]/(2*['SS Rod Radial Profile'.O30]/100)" office:value-type="float" office:value="385.051368287058" calcext:value-type="float">
            <text:p>385.0514</text:p>
          </table:table-cell>
          <table:table-cell/>
          <table:table-cell office:value-type="string" calcext:value-type="string">
            <text:p>L/D&gt;1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Nu</text:p>
          </table:table-cell>
          <table:table-cell table:style-name="ce3" office:value-type="float" office:value="738.529978402469" calcext:value-type="float">
            <text:p>738.53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Re</text:p>
          </table:table-cell>
          <table:table-cell table:style-name="ce7" office:value-type="float" office:value="449606.212166619" calcext:value-type="float">
            <text:p>4.50E+005</text:p>
          </table:table-cell>
          <table:table-cell/>
          <table:table-cell office:value-type="string" calcext:value-type="string">
            <text:p>Re&gt;1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r</text:p>
          </table:table-cell>
          <table:table-cell table:style-name="ce3" office:value-type="float" office:value="0.913978807329116" calcext:value-type="float">
            <text:p>0.9140</text:p>
          </table:table-cell>
          <table:table-cell/>
          <table:table-cell office:value-type="string" calcext:value-type="string">
            <text:p>0.6&gt;Pr&gt;6.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Rod Power</text:p>
          </table:table-cell>
          <table:table-cell table:number-columns-repeated="3"/>
          <table:table-cell office:value-type="string" calcext:value-type="string">
            <text:p>htc</text:p>
          </table:table-cell>
          <table:table-cell table:style-name="ce3" office:value-type="float" office:value="1.65522355798267" calcext:value-type="float">
            <text:p>1.6552</text:p>
          </table:table-cell>
          <table:table-cell office:value-type="string" calcext:value-type="string">
            <text:p>btu/sec-ft^2-F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W/m</text:p>
          </table:table-cell>
          <table:table-cell/>
          <table:table-cell office:value-type="string" calcext:value-type="string">
            <text:p>htc</text:p>
          </table:table-cell>
          <table:table-cell table:style-name="ce7" table:formula="of:=[Problem_Setup.H22]*3600*t_htc" office:value-type="float" office:value="33812.8043250998" calcext:value-type="float">
            <text:p>3.38E+004</text:p>
          </table:table-cell>
          <table:table-cell office:value-type="string" calcext:value-type="string">
            <text:p>W/m^2-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 </text:p>
          </table:table-cell>
          <table:table-cell table:style-name="ce6" table:formula="of:=[Problem_Setup.D23]*[Problem_Setup.D6]" office:value-type="float" office:value="14.632" calcext:value-type="float">
            <text:p>14.6320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Tw-Tf</text:p>
          </table:table-cell>
          <table:table-cell table:style-name="ce3" table:formula="of:=[Problem_Setup.D24]*1000/([Problem_Setup.H23]*A_surf*[Problem_Setup.D5])" office:value-type="float" office:value="3.96372848086904" calcext:value-type="float">
            <text:p>3.9637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_dot</text:p>
          </table:table-cell>
          <table:table-cell table:formula="of:=[Problem_Setup.D23]/(PI()*(([Problem_Setup.D9]/100)^2))" office:value-type="float" office:value="75890.9907779195" calcext:value-type="float">
            <text:p>75890.9907779195</text:p>
          </table:table-cell>
          <table:table-cell office:value-type="string" calcext:value-type="string">
            <text:p>kW/m^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''</text:p>
          </table:table-cell>
          <table:table-cell table:formula="of:=[Problem_Setup.D24]/A_surf" office:value-type="float" office:value="2680.495510429" calcext:value-type="float">
            <text:p>2680.495510429</text:p>
          </table:table-cell>
          <table:table-cell office:value-type="string" calcext:value-type="string">
            <text:p>kW/m^2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9" office:value-type="string" calcext:value-type="string">
            <text:p>Thermal Resistances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_gap</text:p>
          </table:table-cell>
          <table:table-cell table:formula="of:=1/(1000*hgap*2*PI()*R_fuel/100*dz)" office:value-type="float" office:value="0.0000374134833287124" calcext:value-type="float">
            <text:p>3.74134833287124E-005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luid Condtions</text:p>
          </table:table-cell>
          <table:table-cell table:number-columns-repeated="3"/>
          <table:table-cell office:value-type="string" calcext:value-type="string">
            <text:p>R_clad</text:p>
          </table:table-cell>
          <table:table-cell table:formula="of:=LN(R_rod/(R_rod-[.D10]))/(2*PI()*dz*k_clad)" office:value-type="float" office:value="0.00794704576057062" calcext:value-type="float">
            <text:p>0.0079470458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_dot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g/sec</text:p>
          </table:table-cell>
          <table:table-cell/>
          <table:table-cell office:value-type="string" calcext:value-type="string">
            <text:p>R_fluid</text:p>
          </table:table-cell>
          <table:table-cell table:formula="of:=1/(A_surf*[.H23])" office:value-type="float" office:value="0.00541789021441914" calcext:value-type="float">
            <text:p>0.0054178902</text:p>
          </table:table-cell>
          <table:table-cell office:value-type="string" calcext:value-type="string">
            <text:p>K/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f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_i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</text:p>
          </table:table-cell>
          <table:table-cell/>
          <table:table-cell table:style-name="ce9" office:value-type="string" calcext:value-type="string">
            <text:p>Temperature Drop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_in</text:p>
          </table:table-cell>
          <table:table-cell office:value-type="float" office:value="1283.8" calcext:value-type="float">
            <text:p>1283.8</text:p>
          </table:table-cell>
          <table:table-cell office:value-type="string" calcext:value-type="string">
            <text:p>kJ/kg</text:p>
          </table:table-cell>
          <table:table-cell/>
          <table:table-cell office:value-type="string" calcext:value-type="string">
            <text:p>T_gap</text:p>
          </table:table-cell>
          <table:table-cell table:formula="of:=q_lin*dz*1000*[.H28]" office:value-type="float" office:value="0.027371704403286" calcext:value-type="float">
            <text:p>0.0273717044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p_in</text:p>
          </table:table-cell>
          <table:table-cell office:value-type="float" office:value="5.2189" calcext:value-type="float">
            <text:p>5.2189</text:p>
          </table:table-cell>
          <table:table-cell office:value-type="string" calcext:value-type="string">
            <text:p>kJ/kg-k</text:p>
          </table:table-cell>
          <table:table-cell/>
          <table:table-cell office:value-type="string" calcext:value-type="string">
            <text:p>T_clad</text:p>
          </table:table-cell>
          <table:table-cell table:formula="of:=q_lin*dz*1000*[.H29]" office:value-type="float" office:value="5.81405867843346" calcext:value-type="float">
            <text:p>5.8140586784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l_in</text:p>
          </table:table-cell>
          <table:table-cell office:value-type="float" office:value="0.58213" calcext:value-type="float">
            <text:p>0.58213</text:p>
          </table:table-cell>
          <table:table-cell office:value-type="string" calcext:value-type="string">
            <text:p>W/m-K</text:p>
          </table:table-cell>
          <table:table-cell/>
          <table:table-cell office:value-type="string" calcext:value-type="string">
            <text:p>T_fluid</text:p>
          </table:table-cell>
          <table:table-cell table:formula="of:=q_lin*dz*1000*[.H30]" office:value-type="float" office:value="3.96372848086904" calcext:value-type="float">
            <text:p>3.9637284809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_in</text:p>
          </table:table-cell>
          <table:table-cell table:style-name="ce7" office:value-type="float" office:value="0.000092745" calcext:value-type="float">
            <text:p>9.27E-005</text:p>
          </table:table-cell>
          <table:table-cell office:value-type="string" calcext:value-type="string">
            <text:p>Pa-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p_bar</text:p>
          </table:table-cell>
          <table:table-cell table:style-name="ce1" table:formula="of:=([.D34]+[.D38])/2" office:value-type="float" office:value="5.32135" calcext:value-type="float">
            <text:p>5.32135</text:p>
          </table:table-cell>
          <table:table-cell office:value-type="string" calcext:value-type="string">
            <text:p>T_out</text:p>
          </table:table-cell>
          <table:table-cell table:formula="of:=[.D32]+[.D24]/([.B37]*M_dot)" office:value-type="float" office:value="299.165593943893" calcext:value-type="float">
            <text:p>299.1655939439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kJ/kg-k</text:p>
          </table:table-cell>
          <table:table-cell/>
          <table:table-cell office:value-type="string" calcext:value-type="string">
            <text:p>cp_out</text:p>
          </table:table-cell>
          <table:table-cell office:value-type="float" office:value="5.4238" calcext:value-type="float">
            <text:p>5.4238</text:p>
          </table:table-cell>
          <table:table-cell office:value-type="string" calcext:value-type="string">
            <text:p>kJ/kg-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l_out</text:p>
          </table:table-cell>
          <table:table-cell office:value-type="float" office:value="0.58213" calcext:value-type="float">
            <text:p>0.58213</text:p>
          </table:table-cell>
          <table:table-cell office:value-type="string" calcext:value-type="string">
            <text:p>W/m-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u_out</text:p>
          </table:table-cell>
          <table:table-cell/>
          <table:table-cell office:value-type="string" calcext:value-type="string">
            <text:p>Pa-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S Rod Radial Profile_5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_5'.C30:'SS Rod Radial Profile_5'.J30 'SS Rod Radial Profile_5'.B31:'SS Rod Radial Profile_5'.B31 'SS Rod Radial Profile_5'.C31:'SS Rod Radial Profile_5'.J31 'SS Rod Radial Profile_5'.C30:'SS Rod Radial Profile_5'.J30 'SS Rod Radial Profile_5'.B32:'SS Rod Radial Profile_5'.B32 'SS Rod Radial Profile_5'.C32:'SS Rod Radial Profile_5'.J32 'SS Rod Radial Profile_5'.C30:'SS Rod Radial Profile_5'.J30 'SS Rod Radial Profile_5'.B33:'SS Rod Radial Profile_5'.B33 'SS Rod Radial Profile_5'.C33:'SS Rod Radial Profile_5'.J33 'SS Rod Radial Profile_5'.C30:'SS Rod Radial Profile_5'.J30 'SS Rod Radial Profile_5'.B34:'SS Rod Radial Profile_5'.B34 'SS Rod Radial Profile_5'.C34:'SS Rod Radial Profile_5'.J3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_5'.D30:'SS Rod Radial Profile_5'.I30 'SS Rod Radial Profile_5'.L39:'SS Rod Radial Profile_5'.L39 'SS Rod Radial Profile_5'.M39:'SS Rod Radial Profile_5'.W39 'SS Rod Radial Profile_5'.D30:'SS Rod Radial Profile_5'.I30 'SS Rod Radial Profile_5'.L41:'SS Rod Radial Profile_5'.L41 'SS Rod Radial Profile_5'.M41:'SS Rod Radial Profile_5'.W41 'SS Rod Radial Profile_5'.D30:'SS Rod Radial Profile_5'.I30 'SS Rod Radial Profile_5'.L40:'SS Rod Radial Profile_5'.L40 'SS Rod Radial Profile_5'.M40:'SS Rod Radial Profile_5'.W4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_5'.C37:'SS Rod Radial Profile_5'.J37 'SS Rod Radial Profile_5'.B38:'SS Rod Radial Profile_5'.B38 'SS Rod Radial Profile_5'.C38:'SS Rod Radial Profile_5'.J38 'SS Rod Radial Profile_5'.C37:'SS Rod Radial Profile_5'.J37 'SS Rod Radial Profile_5'.B39:'SS Rod Radial Profile_5'.B39 'SS Rod Radial Profile_5'.C39:'SS Rod Radial Profile_5'.J39 'SS Rod Radial Profile_5'.C37:'SS Rod Radial Profile_5'.J37 'SS Rod Radial Profile_5'.B40:'SS Rod Radial Profile_5'.B40 'SS Rod Radial Profile_5'.C40:'SS Rod Radial Profile_5'.J4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_5'.C30:'SS Rod Radial Profile_5'.J30 'SS Rod Radial Profile_5'.B31:'SS Rod Radial Profile_5'.B31 'SS Rod Radial Profile_5'.C31:'SS Rod Radial Profile_5'.J31 'SS Rod Radial Profile_5'.C30:'SS Rod Radial Profile_5'.J30 'SS Rod Radial Profile_5'.B32:'SS Rod Radial Profile_5'.B32 'SS Rod Radial Profile_5'.C32:'SS Rod Radial Profile_5'.J32 'SS Rod Radial Profile_5'.C30:'SS Rod Radial Profile_5'.J30 'SS Rod Radial Profile_5'.B33:'SS Rod Radial Profile_5'.B33 'SS Rod Radial Profile_5'.C33:'SS Rod Radial Profile_5'.J33 'SS Rod Radial Profile_5'.C30:'SS Rod Radial Profile_5'.J30 'SS Rod Radial Profile_5'.B34:'SS Rod Radial Profile_5'.B34 'SS Rod Radial Profile_5'.C34:'SS Rod Radial Profile_5'.J3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_5'.C30:'SS Rod Radial Profile_5'.I30 'SS Rod Radial Profile_5'.L31:'SS Rod Radial Profile_5'.L31 'SS Rod Radial Profile_5'.M31:'SS Rod Radial Profile_5'.Y31 'SS Rod Radial Profile_5'.C30:'SS Rod Radial Profile_5'.I30 'SS Rod Radial Profile_5'.L32:'SS Rod Radial Profile_5'.L32 'SS Rod Radial Profile_5'.M32:'SS Rod Radial Profile_5'.Y3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default-cell-style-name="ce10"/>
        <table:table-column table:style-name="co1" table:number-columns-repeated="10" table:default-cell-style-name="Default"/>
        <table:table-column table:style-name="co7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/>
          <table:covered-table-cell table:style-name="Default"/>
          <table:table-cell table:number-columns-repeated="25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table:style-name="Default" office:value-type="string" calcext:value-type="string">
            <text:p>enthalpy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table:style-name="Default" office:value-type="string" calcext:value-type="string">
            <text:p>kJ/k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517679195872" calcext:value-type="float">
            <text:p>575.5176791959</text:p>
          </table:table-cell>
          <table:table-cell table:style-name="ce1" table:formula="of:=2.326*[.D10]" office:value-type="float" office:value="1338.6541218096" calcext:value-type="float">
            <text:p>1338.654121809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5.545450973847" calcext:value-type="float">
            <text:p>575.5454509738</text:p>
          </table:table-cell>
          <table:table-cell table:style-name="ce1" table:formula="of:=2.326*[.D11]" office:value-type="float" office:value="1338.71871896517" calcext:value-type="float">
            <text:p>1338.718718965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510495589131" calcext:value-type="float">
            <text:p>575.5104955891</text:p>
          </table:table-cell>
          <table:table-cell table:style-name="ce1" table:formula="of:=2.326*[.D12]" office:value-type="float" office:value="1338.63741274032" calcext:value-type="float">
            <text:p>1338.6374127403</text:p>
          </table:table-cell>
          <table:table-cell table:number-columns-repeated="25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9.5098895515341" calcext:value-type="float">
            <text:p>49.510</text:p>
          </table:table-cell>
          <table:table-cell table:style-name="ce14" table:formula="of:=M_dot*[.C20]" office:value-type="float" office:value="14.8529668654602" calcext:value-type="float">
            <text:p>14.85296687</text:p>
          </table:table-cell>
          <table:table-cell table:formula="of:=[.D20]/L_chan" office:value-type="float" office:value="4.06040646950799" calcext:value-type="float">
            <text:p>4.060</text:p>
          </table:table-cell>
          <table:table-cell table:style-name="ce15" table:formula="of:=([.E20]-[.$E$19])/[.$E$19]" office:value-type="percentage" office:value="0.0151016173769982" calcext:value-type="percentage">
            <text:p>1.51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9.5744867071039" calcext:value-type="float">
            <text:p>49.574</text:p>
          </table:table-cell>
          <table:table-cell table:style-name="ce14" table:formula="of:=M_dot*[.C21]" office:value-type="float" office:value="14.8723460121312" calcext:value-type="float">
            <text:p>14.87234601</text:p>
          </table:table-cell>
          <table:table-cell table:formula="of:=[.D21]/L_chan" office:value-type="float" office:value="4.06570421326713" calcext:value-type="float">
            <text:p>4.066</text:p>
          </table:table-cell>
          <table:table-cell table:style-name="ce15" table:formula="of:=([.E21]-[.$E$19])/[.$E$19]" office:value-type="percentage" office:value="0.0164260533167835" calcext:value-type="percentage">
            <text:p>1.64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4931804822545" calcext:value-type="float">
            <text:p>49.493</text:p>
          </table:table-cell>
          <table:table-cell table:style-name="ce14" table:formula="of:=M_dot*[.C22]" office:value-type="float" office:value="14.8479541446764" calcext:value-type="float">
            <text:p>14.84795414</text:p>
          </table:table-cell>
          <table:table-cell table:formula="of:=[.D22]/L_chan" office:value-type="float" office:value="4.05903612484318" calcext:value-type="float">
            <text:p>4.059</text:p>
          </table:table-cell>
          <table:table-cell table:style-name="ce15" table:formula="of:=([.E22]-[.$E$19])/[.$E$19]" office:value-type="percentage" office:value="0.014759031210795" calcext:value-type="percentage">
            <text:p>1.48%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/>
          <table:table-cell table:style-name="Default"/>
          <table:table-cell table:number-columns-repeated="5"/>
          <table:table-cell table:style-name="ce1" office:value-type="string" calcext:value-type="string">
            <text:p>FLUID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211162829960637" calcext:value-type="float">
            <text:p>2.11E-003</text:p>
          </table:table-cell>
          <table:table-cell table:style-name="ce12" table:formula="of:=[.E25]" office:value-type="float" office:value="0.00472174442113214" calcext:value-type="float">
            <text:p>4.72E-003</text:p>
          </table:table-cell>
          <table:table-cell table:formula="of:=[.F25]-[.E25]" office:value-type="float" office:value="0.00289183968781947" calcext:value-type="float">
            <text:p>0.0028918397</text:p>
          </table:table-cell>
          <table:table-cell table:formula="of:=[.G25]-[.F25]" office:value-type="float" office:value="0.00294455738908025" calcext:value-type="float">
            <text:p>0.0029445574</text:p>
          </table:table-cell>
          <table:table-cell table:formula="of:=[.H25]-[.#REF!25]" office:value-type="string" office:string-value="" calcext:value-type="error">
            <text:p>#REF!</text:p>
          </table:table-cell>
          <table:table-cell table:formula="of:=[.I25]-[.H25]" office:value-type="float" office:value="0.000275590551181102" calcext:value-type="float">
            <text:p>0.0002755906</text:p>
          </table:table-cell>
          <table:table-cell table:formula="of:=[.J25]-[.I25]" office:value-type="float" office:value="0.00187007874015748" calcext:value-type="float">
            <text:p>0.0018700787</text:p>
          </table:table-cell>
          <table:table-cell table:style-name="ce16" table:formula="of:=(t_in+q_lin*dz*2/(M_dot*cp_in))*9/5+32" office:value-type="float" office:value="555.682193565694" calcext:value-type="float">
            <text:p>555.68219</text:p>
          </table:table-cell>
          <table:table-cell table:number-columns-repeated="19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2" office:value-type="float" office:value="0.00211162829960637" calcext:value-type="float">
            <text:p>2.11E-003</text:p>
          </table:table-cell>
          <table:table-cell table:style-name="ce12" office:value-type="float" office:value="0.00472174442113214" calcext:value-type="float">
            <text:p>4.72E-003</text:p>
          </table:table-cell>
          <table:table-cell table:style-name="ce12" office:value-type="float" office:value="0.00761358410895161" calcext:value-type="float">
            <text:p>7.61E-003</text:p>
          </table:table-cell>
          <table:table-cell table:style-name="ce12" office:value-type="float" office:value="0.0105581414980319" calcext:value-type="float">
            <text:p>1.06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2" table:formula="of:=[.K24]" office:value-type="float" office:value="555.682193565694" calcext:value-type="float">
            <text:p>5.56E+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674.278431666667" calcext:value-type="float">
            <text:p>674.278</text:p>
          </table:table-cell>
          <table:table-cell table:style-name="ce10" office:value-type="float" office:value="671.192291" calcext:value-type="float">
            <text:p>671.192</text:p>
          </table:table-cell>
          <table:table-cell office:value-type="float" office:value="661.933869" calcext:value-type="float">
            <text:p>661.934</text:p>
          </table:table-cell>
          <table:table-cell table:style-name="ce10" office:value-type="float" office:value="643.051724" calcext:value-type="float">
            <text:p>643.052</text:p>
          </table:table-cell>
          <table:table-cell table:style-name="ce10" office:value-type="float" office:value="613.387978" calcext:value-type="float">
            <text:p>613.388</text:p>
          </table:table-cell>
          <table:table-cell table:style-name="ce10" office:value-type="float" office:value="573.330542" calcext:value-type="float">
            <text:p>573.331</text:p>
          </table:table-cell>
          <table:table-cell table:style-name="ce10" office:value-type="float" office:value="573.317133" calcext:value-type="float">
            <text:p>573.317</text:p>
          </table:table-cell>
          <table:table-cell table:style-name="ce10" office:value-type="float" office:value="563.440804" calcext:value-type="float">
            <text:p>563.441</text:p>
          </table:table-cell>
          <table:table-cell table:style-name="ce12" table:formula="of:=[.K25]" office:value-type="float" office:value="555.682193565694" calcext:value-type="float">
            <text:p>5.56E+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674.365333666667" calcext:value-type="float">
            <text:p>674.365</text:p>
          </table:table-cell>
          <table:table-cell table:style-name="ce10" office:value-type="float" office:value="671.27625" calcext:value-type="float">
            <text:p>671.276</text:p>
          </table:table-cell>
          <table:table-cell office:value-type="float" office:value="662.008999" calcext:value-type="float">
            <text:p>662.009</text:p>
          </table:table-cell>
          <table:table-cell table:style-name="ce10" office:value-type="float" office:value="643.110231" calcext:value-type="float">
            <text:p>643.110</text:p>
          </table:table-cell>
          <table:table-cell table:style-name="ce10" office:value-type="float" office:value="613.424011" calcext:value-type="float">
            <text:p>613.424</text:p>
          </table:table-cell>
          <table:table-cell table:style-name="ce10" office:value-type="float" office:value="573.342354" calcext:value-type="float">
            <text:p>573.342</text:p>
          </table:table-cell>
          <table:table-cell table:style-name="ce10" office:value-type="float" office:value="573.328937" calcext:value-type="float">
            <text:p>573.329</text:p>
          </table:table-cell>
          <table:table-cell table:style-name="ce10" office:value-type="float" office:value="563.446623" calcext:value-type="float">
            <text:p>563.447</text:p>
          </table:table-cell>
          <table:table-cell table:style-name="ce12" table:formula="of:=[.K26]" office:value-type="float" office:value="555.682193565694" calcext:value-type="float">
            <text:p>5.56E+0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674.265775666667" calcext:value-type="float">
            <text:p>674.266</text:p>
          </table:table-cell>
          <table:table-cell table:style-name="ce10" office:value-type="float" office:value="671.180064" calcext:value-type="float">
            <text:p>671.180</text:p>
          </table:table-cell>
          <table:table-cell office:value-type="float" office:value="661.922929" calcext:value-type="float">
            <text:p>661.923</text:p>
          </table:table-cell>
          <table:table-cell table:style-name="ce10" office:value-type="float" office:value="643.043205" calcext:value-type="float">
            <text:p>643.043</text:p>
          </table:table-cell>
          <table:table-cell table:style-name="ce10" office:value-type="float" office:value="613.382734" calcext:value-type="float">
            <text:p>613.383</text:p>
          </table:table-cell>
          <table:table-cell table:style-name="ce10" office:value-type="float" office:value="573.328825" calcext:value-type="float">
            <text:p>573.329</text:p>
          </table:table-cell>
          <table:table-cell table:style-name="ce10" office:value-type="float" office:value="573.315417" calcext:value-type="float">
            <text:p>573.315</text:p>
          </table:table-cell>
          <table:table-cell table:style-name="ce10" office:value-type="float" office:value="563.439959" calcext:value-type="float">
            <text:p>563.440</text:p>
          </table:table-cell>
          <table:table-cell table:style-name="ce12"/>
          <table:table-cell/>
          <table:table-cell table:style-name="ce12"/>
          <table:table-cell table:number-columns-repeated="17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/>
          <table:table-cell table:style-name="Default"/>
          <table:table-cell table:number-columns-repeated="5"/>
          <table:table-cell table:formula="of:=[.D24]/[.D5]*[.I29]" office:value-type="string" office:string-value="" calcext:value-type="error">
            <text:p>#DIV/0!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643626417348321" calcext:value-type="float">
            <text:p>0.064</text:p>
          </table:table-cell>
          <table:table-cell table:formula="of:=([.E25])*t_ft_m*100" office:value-type="float" office:value="0.14391924213055" calcext:value-type="float">
            <text:p>0.144</text:p>
          </table:table-cell>
          <table:table-cell table:style-name="ce10" table:formula="of:=([.F25])*t_ft_m*100" office:value-type="float" office:value="0.232062804999256" calcext:value-type="float">
            <text:p>0.232</text:p>
          </table:table-cell>
          <table:table-cell table:style-name="ce10" table:formula="of:=([.G25])*t_ft_m*100" office:value-type="float" office:value="0.321813208674161" calcext:value-type="float">
            <text:p>0.322</text:p>
          </table:table-cell>
          <table:table-cell table:style-name="ce10" table:formula="of:=([.H25])*t_ft_m*100" office:value-type="float" office:value="0.409601343832021" calcext:value-type="float">
            <text:p>0.410</text:p>
          </table:table-cell>
          <table:table-cell table:style-name="ce10" table:formula="of:=([.I25])*t_ft_m*100" office:value-type="float" office:value="0.418001371391076" calcext:value-type="float">
            <text:p>0.418</text:p>
          </table:table-cell>
          <table:table-cell table:style-name="ce10" table:formula="of:=([.J25])*t_ft_m*100" office:value-type="float" office:value="0.47500155839895" calcext:value-type="float">
            <text:p>0.475</text:p>
          </table:table-cell>
          <table:table-cell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65.0390785927561" calcext:value-type="float">
            <text:p>65.039</text:p>
          </table:table-cell>
          <table:table-cell table:style-name="ce10" table:formula="of:=q_dot*1000/(4*k_fuel)*((R_fuel/100)^2)*(1-([.D30]/R_fuel)^2)+delta_gap+delta_clad" office:value-type="float" office:value="63.5773986755569" calcext:value-type="float">
            <text:p>63.577</text:p>
          </table:table-cell>
          <table:table-cell table:formula="of:=q_dot*1000/(4*k_fuel)*((R_fuel/100)^2)*(1-([.E30]/R_fuel)^2)+delta_gap+delta_clad" office:value-type="float" office:value="57.73067900676" calcext:value-type="float">
            <text:p>57.731</text:p>
          </table:table-cell>
          <table:table-cell table:style-name="ce10" table:formula="of:=q_dot*1000/(4*k_fuel)*((R_fuel/100)^2)*(1-([.F30]/R_fuel)^2)+delta_gap+delta_clad" office:value-type="float" office:value="46.0372396691662" calcext:value-type="float">
            <text:p>46.037</text:p>
          </table:table-cell>
          <table:table-cell table:style-name="ce10" table:formula="of:=q_dot*1000/(4*k_fuel)*((R_fuel/100)^2)*(1-([.G30]/R_fuel)^2)+delta_gap+delta_clad" office:value-type="float" office:value="28.4970806627756" calcext:value-type="float">
            <text:p>28.497</text:p>
          </table:table-cell>
          <table:table-cell table:style-name="ce10" table:formula="of:=delta_gap+delta_clad" office:value-type="float" office:value="5.84143038283675" calcext:value-type="float">
            <text:p>5.841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table:formula="of:=-delta_fluid" office:value-type="float" office:value="-3.96372848086904" calcext:value-type="float">
            <text:p>-3.964</text:p>
          </table:table-cell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3.46261877794127" calcext:value-type="float">
            <text:p>-3.46</text:p>
          </table:table-cell>
          <table:table-cell table:style-name="ce11" table:formula="of:=[.D32]-[.D$31]" office:value-type="float" office:value="-3.71546145333463" calcext:value-type="float">
            <text:p>-3.72</text:p>
          </table:table-cell>
          <table:table-cell table:style-name="ce11" table:formula="of:=[.E32]-[.E$31]" office:value-type="float" office:value="-3.01230956231553" calcext:value-type="float">
            <text:p>-3.01</text:p>
          </table:table-cell>
          <table:table-cell table:style-name="ce11" table:formula="of:=[.F32]-[.F$31]" office:value-type="float" office:value="-1.80895078027729" calcext:value-type="float">
            <text:p>-1.81</text:p>
          </table:table-cell>
          <table:table-cell table:style-name="ce11" table:formula="of:=[.G32]-[.G$31]" office:value-type="float" office:value="-0.748650662775578" calcext:value-type="float">
            <text:p>-0.75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#REF!32]-[.#REF!$31]" office:value-type="string" office:string-value="" calcext:value-type="error">
            <text:p>#VALUE!</text:p>
          </table:table-cell>
          <table:table-cell table:style-name="ce11" table:formula="of:=[.H32]-[.H$31]" office:value-type="float" office:value="-0.347131493947818" calcext:value-type="float">
            <text:p>-0.35</text:p>
          </table:table-cell>
          <table:table-cell table:style-name="ce11" table:formula="of:=[.H32]-[.H$31]" office:value-type="float" office:value="-0.347131493947818" calcext:value-type="float">
            <text:p>-0.35</text:p>
          </table:table-cell>
          <table:table-cell table:style-name="ce11" table:formula="of:=[.I32]-[.I$31]" office:value-type="float" office:value="-0.327209233988989" calcext:value-type="float">
            <text:p>-0.33</text:p>
          </table:table-cell>
          <table:table-cell table:style-name="ce11" table:formula="of:=[.J32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J26])*t_R_K" office:value-type="float" office:value="61.5764598148148" calcext:value-type="float">
            <text:p>61.576</text:p>
          </table:table-cell>
          <table:table-cell table:style-name="ce10" table:formula="of:=([.D26]-[.$J26])*t_R_K" office:value-type="float" office:value="59.8619372222222" calcext:value-type="float">
            <text:p>59.862</text:p>
          </table:table-cell>
          <table:table-cell table:formula="of:=([.E26]-[.$J26])*t_R_K" office:value-type="float" office:value="54.7183694444445" calcext:value-type="float">
            <text:p>54.718</text:p>
          </table:table-cell>
          <table:table-cell table:style-name="ce10" table:formula="of:=([.F26]-[.$J26])*t_R_K" office:value-type="float" office:value="44.2282888888889" calcext:value-type="float">
            <text:p>44.228</text:p>
          </table:table-cell>
          <table:table-cell table:style-name="ce10" table:formula="of:=([.G26]-[.$J26])*t_R_K" office:value-type="float" office:value="27.74843" calcext:value-type="float">
            <text:p>27.748</text:p>
          </table:table-cell>
          <table:table-cell table:style-name="ce10" table:formula="of:=([.H26]-[.$J26])*t_R_K" office:value-type="float" office:value="5.49429888888893" calcext:value-type="float">
            <text:p>5.494</text:p>
          </table:table-cell>
          <table:table-cell table:style-name="ce10" table:formula="of:=([.I26]-[.$J26])*t_R_K" office:value-type="float" office:value="5.48684944444448" calcext:value-type="float">
            <text:p>5.487</text:p>
          </table:table-cell>
          <table:table-cell table:style-name="ce10" table:formula="of:=([.J26]-[.$J26])*t_R_K" office:value-type="float" office:value="0" calcext:value-type="float">
            <text:p>0.000</text:p>
          </table:table-cell>
          <table:table-cell table:style-name="ce10" table:formula="of:=([.K25]-[.$H26])*t_R_K" office:value-type="float" office:value="-9.80463801905892" calcext:value-type="float">
            <text:p>-9.805</text:p>
          </table:table-cell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3.4175726668302" calcext:value-type="float">
            <text:p>-3.42</text:p>
          </table:table-cell>
          <table:table-cell table:style-name="ce11" table:formula="of:=[.D33]-[.D$31]" office:value-type="float" office:value="-3.67205034222354" calcext:value-type="float">
            <text:p>-3.67</text:p>
          </table:table-cell>
          <table:table-cell table:style-name="ce11" table:formula="of:=[.E33]-[.E$31]" office:value-type="float" office:value="-2.97380345120443" calcext:value-type="float">
            <text:p>-2.97</text:p>
          </table:table-cell>
          <table:table-cell table:style-name="ce11" table:formula="of:=[.F33]-[.F$31]" office:value-type="float" office:value="-1.77967966916625" calcext:value-type="float">
            <text:p>-1.78</text:p>
          </table:table-cell>
          <table:table-cell table:style-name="ce11" table:formula="of:=[.G33]-[.G$31]" office:value-type="float" office:value="-0.731865107220084" calcext:value-type="float">
            <text:p>-0.73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#REF!33]-[.#REF!$31]" office:value-type="string" office:string-value="" calcext:value-type="error">
            <text:p>#VALUE!</text:p>
          </table:table-cell>
          <table:table-cell table:style-name="ce11" table:formula="of:=[.H33]-[.H$31]" office:value-type="float" office:value="-0.343802049503442" calcext:value-type="float">
            <text:p>-0.34</text:p>
          </table:table-cell>
          <table:table-cell table:style-name="ce11" table:formula="of:=[.H33]-[.H$31]" office:value-type="float" office:value="-0.343802049503442" calcext:value-type="float">
            <text:p>-0.34</text:p>
          </table:table-cell>
          <table:table-cell table:style-name="ce11" table:formula="of:=[.I33]-[.I$31]" office:value-type="float" office:value="-0.323884233989046" calcext:value-type="float">
            <text:p>-0.32</text:p>
          </table:table-cell>
          <table:table-cell table:style-name="ce11" table:formula="of:=[.J33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J27])*t_R_K" office:value-type="float" office:value="61.6215059259259" calcext:value-type="float">
            <text:p>61.622</text:p>
          </table:table-cell>
          <table:table-cell table:style-name="ce10" table:formula="of:=([.D27]-[.$J27])*t_R_K" office:value-type="float" office:value="59.9053483333333" calcext:value-type="float">
            <text:p>59.905</text:p>
          </table:table-cell>
          <table:table-cell table:formula="of:=([.E27]-[.$J27])*t_R_K" office:value-type="float" office:value="54.7568755555555" calcext:value-type="float">
            <text:p>54.757</text:p>
          </table:table-cell>
          <table:table-cell table:style-name="ce10" table:formula="of:=([.F27]-[.$J27])*t_R_K" office:value-type="float" office:value="44.25756" calcext:value-type="float">
            <text:p>44.258</text:p>
          </table:table-cell>
          <table:table-cell table:style-name="ce10" table:formula="of:=([.G27]-[.$J27])*t_R_K" office:value-type="float" office:value="27.7652155555555" calcext:value-type="float">
            <text:p>27.765</text:p>
          </table:table-cell>
          <table:table-cell table:style-name="ce10" table:formula="of:=([.H27]-[.$J27])*t_R_K" office:value-type="float" office:value="5.49762833333331" calcext:value-type="float">
            <text:p>5.498</text:p>
          </table:table-cell>
          <table:table-cell table:style-name="ce10" table:formula="of:=([.I27]-[.$J27])*t_R_K" office:value-type="float" office:value="5.49017444444442" calcext:value-type="float">
            <text:p>5.490</text:p>
          </table:table-cell>
          <table:table-cell table:style-name="ce10" table:formula="of:=([.J27]-[.$J27])*t_R_K" office:value-type="float" office:value="0" calcext:value-type="float">
            <text:p>0.000</text:p>
          </table:table-cell>
          <table:table-cell table:style-name="ce10" table:formula="of:=([.K26]-[.$H27])*t_R_K" office:value-type="float" office:value="-9.81120024128112" calcext:value-type="float">
            <text:p>-9.811</text:p>
          </table:table-cell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3.46918044460791" calcext:value-type="float">
            <text:p>-3.47</text:p>
          </table:table-cell>
          <table:table-cell table:style-name="ce11" table:formula="of:=[.D34]-[.D$31]" office:value-type="float" office:value="-3.72178478666798" calcext:value-type="float">
            <text:p>-3.72</text:p>
          </table:table-cell>
          <table:table-cell table:style-name="ce11" table:formula="of:=[.E34]-[.E$31]" office:value-type="float" office:value="-3.01791789564891" calcext:value-type="float">
            <text:p>-3.02</text:p>
          </table:table-cell>
          <table:table-cell table:style-name="ce11" table:formula="of:=[.F34]-[.F$31]" office:value-type="float" office:value="-1.81321411361073" calcext:value-type="float">
            <text:p>-1.81</text:p>
          </table:table-cell>
          <table:table-cell table:style-name="ce11" table:formula="of:=[.G34]-[.G$31]" office:value-type="float" office:value="-0.751094551664483" calcext:value-type="float">
            <text:p>-0.75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#REF!34]-[.#REF!$31]" office:value-type="string" office:string-value="" calcext:value-type="error">
            <text:p>#VALUE!</text:p>
          </table:table-cell>
          <table:table-cell table:style-name="ce11" table:formula="of:=[.H34]-[.H$31]" office:value-type="float" office:value="-0.347615938392302" calcext:value-type="float">
            <text:p>-0.35</text:p>
          </table:table-cell>
          <table:table-cell table:style-name="ce11" table:formula="of:=[.H34]-[.H$31]" office:value-type="float" office:value="-0.347615938392302" calcext:value-type="float">
            <text:p>-0.35</text:p>
          </table:table-cell>
          <table:table-cell table:style-name="ce11" table:formula="of:=[.I34]-[.I$31]" office:value-type="float" office:value="-0.327693122877919" calcext:value-type="float">
            <text:p>-0.33</text:p>
          </table:table-cell>
          <table:table-cell table:style-name="ce11" table:formula="of:=[.J34]-[.J$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J28])*t_R_K" office:value-type="float" office:value="61.5698981481482" calcext:value-type="float">
            <text:p>61.570</text:p>
          </table:table-cell>
          <table:table-cell table:style-name="ce10" table:formula="of:=([.D28]-[.$J28])*t_R_K" office:value-type="float" office:value="59.8556138888889" calcext:value-type="float">
            <text:p>59.856</text:p>
          </table:table-cell>
          <table:table-cell table:formula="of:=([.E28]-[.$J28])*t_R_K" office:value-type="float" office:value="54.7127611111111" calcext:value-type="float">
            <text:p>54.713</text:p>
          </table:table-cell>
          <table:table-cell table:style-name="ce10" table:formula="of:=([.F28]-[.$J28])*t_R_K" office:value-type="float" office:value="44.2240255555555" calcext:value-type="float">
            <text:p>44.224</text:p>
          </table:table-cell>
          <table:table-cell table:style-name="ce10" table:formula="of:=([.G28]-[.$J28])*t_R_K" office:value-type="float" office:value="27.7459861111111" calcext:value-type="float">
            <text:p>27.746</text:p>
          </table:table-cell>
          <table:table-cell table:style-name="ce10" table:formula="of:=([.H28]-[.$J28])*t_R_K" office:value-type="float" office:value="5.49381444444445" calcext:value-type="float">
            <text:p>5.494</text:p>
          </table:table-cell>
          <table:table-cell table:style-name="ce10" table:formula="of:=([.I28]-[.$J28])*t_R_K" office:value-type="float" office:value="5.48636555555555" calcext:value-type="float">
            <text:p>5.486</text:p>
          </table:table-cell>
          <table:table-cell table:style-name="ce10" table:formula="of:=([.J28]-[.$J28])*t_R_K" office:value-type="float" office:value="0" calcext:value-type="float">
            <text:p>0.000</text:p>
          </table:table-cell>
          <table:table-cell table:style-name="ce10" table:formula="of:=([.K27]-[.$H28])*t_R_K" office:value-type="float" office:value="-9.80368413017004" calcext:value-type="float">
            <text:p>-9.804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0"/>
          <table:table-cell/>
          <table:table-cell table:style-name="ce10" table:number-columns-repeated="6"/>
          <table:table-cell table:number-columns-repeated="19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643626417348321" calcext:value-type="float">
            <text:p>0.06436</text:p>
          </table:table-cell>
          <table:table-cell table:style-name="ce6" table:formula="of:=([.E25])*t_ft_m*100" office:value-type="float" office:value="0.14391924213055" calcext:value-type="float">
            <text:p>0.14392</text:p>
          </table:table-cell>
          <table:table-cell table:style-name="ce6" table:formula="of:=([.F25])*t_ft_m*100" office:value-type="float" office:value="0.232062804999256" calcext:value-type="float">
            <text:p>0.23206</text:p>
          </table:table-cell>
          <table:table-cell table:style-name="ce6" table:formula="of:=([.G25])*t_ft_m*100" office:value-type="float" office:value="0.321813208674161" calcext:value-type="float">
            <text:p>0.32181</text:p>
          </table:table-cell>
          <table:table-cell table:style-name="ce6" table:formula="of:=([.H25])*t_ft_m*100" office:value-type="float" office:value="0.409601343832021" calcext:value-type="float">
            <text:p>0.40960</text:p>
          </table:table-cell>
          <table:table-cell table:style-name="ce6" table:formula="of:=([.I25])*t_ft_m*100" office:value-type="float" office:value="0.418001371391076" calcext:value-type="float">
            <text:p>0.41800</text:p>
          </table:table-cell>
          <table:table-cell table:style-name="ce6" table:formula="of:=([.J25])*t_ft_m*100" office:value-type="float" office:value="0.47500155839895" calcext:value-type="float">
            <text:p>0.47500</text:p>
          </table:table-cell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K38]-[.$K31]" office:value-type="float" office:value="359.937359054566" calcext:value-type="float">
            <text:p>359.937</text:p>
          </table:table-cell>
          <table:table-cell table:style-name="ce10" table:formula="of:=[.D31]+[.$K38]-[.$K31]" office:value-type="float" office:value="358.475679137367" calcext:value-type="float">
            <text:p>358.476</text:p>
          </table:table-cell>
          <table:table-cell table:formula="of:=[.E31]+[.$K38]-[.$K31]" office:value-type="float" office:value="352.62895946857" calcext:value-type="float">
            <text:p>352.629</text:p>
          </table:table-cell>
          <table:table-cell table:style-name="ce10" table:formula="of:=[.F31]+[.$K38]-[.$K31]" office:value-type="float" office:value="340.935520130976" calcext:value-type="float">
            <text:p>340.936</text:p>
          </table:table-cell>
          <table:table-cell table:style-name="ce10" table:formula="of:=[.G31]+[.$K38]-[.$K31]" office:value-type="float" office:value="323.395361124586" calcext:value-type="float">
            <text:p>323.395</text:p>
          </table:table-cell>
          <table:table-cell table:style-name="ce10" table:formula="of:=[.H31]+[.$K38]-[.$K31]" office:value-type="float" office:value="300.739710844647" calcext:value-type="float">
            <text:p>300.740</text:p>
          </table:table-cell>
          <table:table-cell table:style-name="ce10" table:formula="of:=[.I31]+[.$K38]-[.$K31]" office:value-type="float" office:value="300.712339140244" calcext:value-type="float">
            <text:p>300.712</text:p>
          </table:table-cell>
          <table:table-cell table:style-name="ce10" table:formula="of:=[.J31]+[.$K38]-[.$K31]" office:value-type="float" office:value="294.89828046181" calcext:value-type="float">
            <text:p>294.898</text:p>
          </table:table-cell>
          <table:table-cell table:style-name="ce10" table:formula="of:=5/9*([.K24]-32)" office:value-type="float" office:value="290.934551980941" calcext:value-type="float">
            <text:p>290.935</text:p>
          </table:table-cell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K39]-[.$K32]" office:value-type="float" office:value="362.315649814815" calcext:value-type="float">
            <text:p>362.316</text:p>
          </table:table-cell>
          <table:table-cell table:style-name="ce10" table:formula="of:=[.D32]+[.$K39]-[.$K32]" office:value-type="float" office:value="360.601127222222" calcext:value-type="float">
            <text:p>360.601</text:p>
          </table:table-cell>
          <table:table-cell table:formula="of:=[.E32]+[.$K39]-[.$K32]" office:value-type="float" office:value="355.457559444444" calcext:value-type="float">
            <text:p>355.458</text:p>
          </table:table-cell>
          <table:table-cell table:style-name="ce10" table:formula="of:=[.F32]+[.$K39]-[.$K32]" office:value-type="float" office:value="344.967478888889" calcext:value-type="float">
            <text:p>344.967</text:p>
          </table:table-cell>
          <table:table-cell table:style-name="ce10" table:formula="of:=[.G32]+[.$K39]-[.$K32]" office:value-type="float" office:value="328.48762" calcext:value-type="float">
            <text:p>328.488</text:p>
          </table:table-cell>
          <table:table-cell table:style-name="ce10" table:formula="of:=[.H32]+[.$K39]-[.$K32]" office:value-type="float" office:value="306.233488888889" calcext:value-type="float">
            <text:p>306.233</text:p>
          </table:table-cell>
          <table:table-cell table:style-name="ce10" table:formula="of:=[.I32]+[.$K39]-[.$K32]" office:value-type="float" office:value="306.226039444445" calcext:value-type="float">
            <text:p>306.226</text:p>
          </table:table-cell>
          <table:table-cell table:style-name="ce10" table:formula="of:=[.J32]+[.$K39]-[.$K32]" office:value-type="float" office:value="300.73919" calcext:value-type="float">
            <text:p>300.739</text:p>
          </table:table-cell>
          <table:table-cell table:style-name="ce10" table:formula="of:=5/9*([.K25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Semi-implicit Trans</text:p>
          </table:table-cell>
          <table:table-cell table:style-name="ce17" table:formula="of:=([.C39]-[.C$38])/[.C$38]" office:value-type="percentage" office:value="0.00660751294751834" calcext:value-type="percentage">
            <text:p>0.661%</text:p>
          </table:table-cell>
          <table:table-cell table:style-name="ce17" table:formula="of:=([.D39]-[.D$38])/[.D$38]" office:value-type="percentage" office:value="0.00592912771647393" calcext:value-type="percentage">
            <text:p>0.593%</text:p>
          </table:table-cell>
          <table:table-cell table:style-name="ce17" table:formula="of:=([.E39]-[.E$38])/[.E$38]" office:value-type="percentage" office:value="0.00802146250307158" calcext:value-type="percentage">
            <text:p>0.802%</text:p>
          </table:table-cell>
          <table:table-cell table:style-name="ce17" table:formula="of:=([.F39]-[.F$38])/[.F$38]" office:value-type="percentage" office:value="0.0118261621915006" calcext:value-type="percentage">
            <text:p>1.183%</text:p>
          </table:table-cell>
          <table:table-cell table:style-name="ce17" table:formula="of:=([.G39]-[.G$38])/[.G$38]" office:value-type="percentage" office:value="0.0157462335195726" calcext:value-type="percentage">
            <text:p>1.575%</text:p>
          </table:table-cell>
          <table:table-cell table:style-name="ce17" table:formula="of:=([.#REF!39]-[.#REF!$38])/[.#REF!$38]" office:value-type="string" office:string-value="" calcext:value-type="error">
            <text:p>#VALUE!</text:p>
          </table:table-cell>
          <table:table-cell table:style-name="ce17" table:formula="of:=([.#REF!39]-[.#REF!$38])/[.#REF!$38]" office:value-type="string" office:string-value="" calcext:value-type="error">
            <text:p>#VALUE!</text:p>
          </table:table-cell>
          <table:table-cell table:style-name="ce17" table:formula="of:=([.#REF!39]-[.#REF!$38])/[.#REF!$38]" office:value-type="string" office:string-value="" calcext:value-type="error">
            <text:p>#VALUE!</text:p>
          </table:table-cell>
          <table:table-cell table:style-name="ce17" table:formula="of:=([.#REF!39]-[.#REF!$38])/[.#REF!$38]" office:value-type="string" office:string-value="" calcext:value-type="error">
            <text:p>#VALUE!</text:p>
          </table:table-cell>
          <table:table-cell table:style-name="ce17" table:formula="of:=([.H39]-[.H$38])/[.H$38]" office:value-type="percentage" office:value="0.018267551128557" calcext:value-type="percentage">
            <text:p>1.827%</text:p>
          </table:table-cell>
          <table:table-cell table:style-name="ce17" table:formula="of:=([.H39]-[.H$38])/[.H$38]" office:value-type="percentage" office:value="0.018267551128557" calcext:value-type="percentage">
            <text:p>1.827%</text:p>
          </table:table-cell>
          <table:table-cell table:style-name="ce17" table:formula="of:=([.I39]-[.I$38])/[.I$38]" office:value-type="percentage" office:value="0.0183354641181832" calcext:value-type="percentage">
            <text:p>1.834%</text:p>
          </table:table-cell>
          <table:table-cell table:style-name="ce17" table:formula="of:=([.J39]-[.J$38])/[.J$38]" office:value-type="percentage" office:value="0.0198065228764407" calcext:value-type="percentage">
            <text:p>1.98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K40]-[.$K33]" office:value-type="float" office:value="362.367258148148" calcext:value-type="float">
            <text:p>362.367</text:p>
          </table:table-cell>
          <table:table-cell table:style-name="ce10" table:formula="of:=[.D33]+[.$K40]-[.$K33]" office:value-type="float" office:value="360.651100555556" calcext:value-type="float">
            <text:p>360.651</text:p>
          </table:table-cell>
          <table:table-cell table:formula="of:=[.E33]+[.$K40]-[.$K33]" office:value-type="float" office:value="355.502627777778" calcext:value-type="float">
            <text:p>355.503</text:p>
          </table:table-cell>
          <table:table-cell table:style-name="ce10" table:formula="of:=[.F33]+[.$K40]-[.$K33]" office:value-type="float" office:value="345.003312222222" calcext:value-type="float">
            <text:p>345.003</text:p>
          </table:table-cell>
          <table:table-cell table:style-name="ce10" table:formula="of:=[.G33]+[.$K40]-[.$K33]" office:value-type="float" office:value="328.510967777778" calcext:value-type="float">
            <text:p>328.511</text:p>
          </table:table-cell>
          <table:table-cell table:style-name="ce10" table:formula="of:=[.H33]+[.$K40]-[.$K33]" office:value-type="float" office:value="306.243380555556" calcext:value-type="float">
            <text:p>306.243</text:p>
          </table:table-cell>
          <table:table-cell table:style-name="ce10" table:formula="of:=[.I33]+[.$K40]-[.$K33]" office:value-type="float" office:value="306.235926666667" calcext:value-type="float">
            <text:p>306.236</text:p>
          </table:table-cell>
          <table:table-cell table:style-name="ce10" table:formula="of:=[.J33]+[.$K40]-[.$K33]" office:value-type="float" office:value="300.745752222222" calcext:value-type="float">
            <text:p>300.746</text:p>
          </table:table-cell>
          <table:table-cell table:style-name="ce10" table:formula="of:=5/9*([.K26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SS</text:p>
          </table:table-cell>
          <table:table-cell table:style-name="ce17" table:formula="of:=([.C40]-[.C$38])/[.C$38]" office:value-type="percentage" office:value="0.00675089437774503" calcext:value-type="percentage">
            <text:p>0.675%</text:p>
          </table:table-cell>
          <table:table-cell table:style-name="ce17" table:formula="of:=([.D40]-[.D$38])/[.D$38]" office:value-type="percentage" office:value="0.00606853280374125" calcext:value-type="percentage">
            <text:p>0.607%</text:p>
          </table:table-cell>
          <table:table-cell table:style-name="ce17" table:formula="of:=([.E40]-[.E$38])/[.E$38]" office:value-type="percentage" office:value="0.00814926917386024" calcext:value-type="percentage">
            <text:p>0.815%</text:p>
          </table:table-cell>
          <table:table-cell table:style-name="ce17" table:formula="of:=([.F40]-[.F$38])/[.F$38]" office:value-type="percentage" office:value="0.0119312651544288" calcext:value-type="percentage">
            <text:p>1.193%</text:p>
          </table:table-cell>
          <table:table-cell table:style-name="ce17" table:formula="of:=([.G40]-[.G$38])/[.G$38]" office:value-type="percentage" office:value="0.0158184292916349" calcext:value-type="percentage">
            <text:p>1.582%</text:p>
          </table:table-cell>
          <table:table-cell table:style-name="ce17" table:formula="of:=([.#REF!40]-[.#REF!$38])/[.#REF!$38]" office:value-type="string" office:string-value="" calcext:value-type="error">
            <text:p>#VALUE!</text:p>
          </table:table-cell>
          <table:table-cell table:style-name="ce17" table:formula="of:=([.#REF!40]-[.#REF!$38])/[.#REF!$38]" office:value-type="string" office:string-value="" calcext:value-type="error">
            <text:p>#VALUE!</text:p>
          </table:table-cell>
          <table:table-cell table:style-name="ce17" table:formula="of:=([.#REF!40]-[.#REF!$38])/[.#REF!$38]" office:value-type="string" office:string-value="" calcext:value-type="error">
            <text:p>#VALUE!</text:p>
          </table:table-cell>
          <table:table-cell table:style-name="ce17" table:formula="of:=([.#REF!40]-[.#REF!$38])/[.#REF!$38]" office:value-type="string" office:string-value="" calcext:value-type="error">
            <text:p>#VALUE!</text:p>
          </table:table-cell>
          <table:table-cell table:style-name="ce17" table:formula="of:=([.H40]-[.H$38])/[.H$38]" office:value-type="percentage" office:value="0.0183004422510457" calcext:value-type="percentage">
            <text:p>1.830%</text:p>
          </table:table-cell>
          <table:table-cell table:style-name="ce17" table:formula="of:=([.H40]-[.H$38])/[.H$38]" office:value-type="percentage" office:value="0.0183004422510457" calcext:value-type="percentage">
            <text:p>1.830%</text:p>
          </table:table-cell>
          <table:table-cell table:style-name="ce17" table:formula="of:=([.I40]-[.I$38])/[.I$38]" office:value-type="percentage" office:value="0.0183683434547957" calcext:value-type="percentage">
            <text:p>1.837%</text:p>
          </table:table-cell>
          <table:table-cell table:style-name="ce17" table:formula="of:=([.J40]-[.J$38])/[.J$38]" office:value-type="percentage" office:value="0.0198287753704598" calcext:value-type="percentage">
            <text:p>1.983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K41]-[.$K34]" office:value-type="float" office:value="362.308134259259" calcext:value-type="float">
            <text:p>362.308</text:p>
          </table:table-cell>
          <table:table-cell table:style-name="ce10" table:formula="of:=[.D34]+[.$K41]-[.$K34]" office:value-type="float" office:value="360.59385" calcext:value-type="float">
            <text:p>360.594</text:p>
          </table:table-cell>
          <table:table-cell table:formula="of:=[.E34]+[.$K41]-[.$K34]" office:value-type="float" office:value="355.450997222222" calcext:value-type="float">
            <text:p>355.451</text:p>
          </table:table-cell>
          <table:table-cell table:style-name="ce10" table:formula="of:=[.F34]+[.$K41]-[.$K34]" office:value-type="float" office:value="344.962261666667" calcext:value-type="float">
            <text:p>344.962</text:p>
          </table:table-cell>
          <table:table-cell table:style-name="ce10" table:formula="of:=[.G34]+[.$K41]-[.$K34]" office:value-type="float" office:value="328.484222222222" calcext:value-type="float">
            <text:p>328.484</text:p>
          </table:table-cell>
          <table:table-cell table:style-name="ce10" table:formula="of:=[.H34]+[.$K41]-[.$K34]" office:value-type="float" office:value="306.232050555556" calcext:value-type="float">
            <text:p>306.232</text:p>
          </table:table-cell>
          <table:table-cell table:style-name="ce10" table:formula="of:=[.I34]+[.$K41]-[.$K34]" office:value-type="float" office:value="306.224601666667" calcext:value-type="float">
            <text:p>306.225</text:p>
          </table:table-cell>
          <table:table-cell table:style-name="ce10" table:formula="of:=[.J34]+[.$K41]-[.$K34]" office:value-type="float" office:value="300.738236111111" calcext:value-type="float">
            <text:p>300.738</text:p>
          </table:table-cell>
          <table:table-cell table:style-name="ce10" table:formula="of:=5/9*([.K27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Trans</text:p>
          </table:table-cell>
          <table:table-cell table:style-name="ce17" table:formula="of:=([.C41]-[.C$38])/[.C$38]" office:value-type="percentage" office:value="0.006586632771103" calcext:value-type="percentage">
            <text:p>0.659%</text:p>
          </table:table-cell>
          <table:table-cell table:style-name="ce17" table:formula="of:=([.D41]-[.D$38])/[.D$38]" office:value-type="percentage" office:value="0.00590882725358133" calcext:value-type="percentage">
            <text:p>0.591%</text:p>
          </table:table-cell>
          <table:table-cell table:style-name="ce17" table:formula="of:=([.E41]-[.E$38])/[.E$38]" office:value-type="percentage" office:value="0.00800285307793485" calcext:value-type="percentage">
            <text:p>0.800%</text:p>
          </table:table-cell>
          <table:table-cell table:style-name="ce17" table:formula="of:=([.F41]-[.F$38])/[.F$38]" office:value-type="percentage" office:value="0.0118108595259986" calcext:value-type="percentage">
            <text:p>1.181%</text:p>
          </table:table-cell>
          <table:table-cell table:style-name="ce17" table:formula="of:=([.G41]-[.G$38])/[.G$38]" office:value-type="percentage" office:value="0.0157357269440734" calcext:value-type="percentage">
            <text:p>1.574%</text:p>
          </table:table-cell>
          <table:table-cell table:style-name="ce17" table:formula="of:=([.#REF!41]-[.#REF!$38])/[.#REF!$38]" office:value-type="string" office:string-value="" calcext:value-type="error">
            <text:p>#VALUE!</text:p>
          </table:table-cell>
          <table:table-cell table:style-name="ce17" table:formula="of:=([.#REF!41]-[.#REF!$38])/[.#REF!$38]" office:value-type="string" office:string-value="" calcext:value-type="error">
            <text:p>#VALUE!</text:p>
          </table:table-cell>
          <table:table-cell table:style-name="ce17" table:formula="of:=([.#REF!41]-[.#REF!$38])/[.#REF!$38]" office:value-type="string" office:string-value="" calcext:value-type="error">
            <text:p>#VALUE!</text:p>
          </table:table-cell>
          <table:table-cell table:style-name="ce17" table:formula="of:=([.#REF!41]-[.#REF!$38])/[.#REF!$38]" office:value-type="string" office:string-value="" calcext:value-type="error">
            <text:p>#VALUE!</text:p>
          </table:table-cell>
          <table:table-cell table:style-name="ce17" table:formula="of:=([.H41]-[.H$38])/[.H$38]" office:value-type="percentage" office:value="0.0182627684767107" calcext:value-type="percentage">
            <text:p>1.826%</text:p>
          </table:table-cell>
          <table:table-cell table:style-name="ce17" table:formula="of:=([.H41]-[.H$38])/[.H$38]" office:value-type="percentage" office:value="0.0182627684767107" calcext:value-type="percentage">
            <text:p>1.826%</text:p>
          </table:table-cell>
          <table:table-cell table:style-name="ce17" table:formula="of:=([.I41]-[.I$38])/[.I$38]" office:value-type="percentage" office:value="0.0183306828784711" calcext:value-type="percentage">
            <text:p>1.833%</text:p>
          </table:table-cell>
          <table:table-cell table:style-name="ce17" table:formula="of:=([.J41]-[.J$38])/[.J$38]" office:value-type="percentage" office:value="0.0198032882394418" calcext:value-type="percentage">
            <text:p>1.980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  <table:table-cell table:style-name="ce1"/>
          <table:table-cell table:style-name="ce17" table:number-columns-repeated="1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5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style-name="Default"/>
          <table:table-cell table:number-columns-repeated="25"/>
        </table:table-row>
        <table:table-row table:style-name="ro1">
          <table:table-cell/>
          <table:table-cell table:style-name="ce10"/>
          <table:table-cell/>
          <table:table-cell table:style-name="ce10" office:value-type="float" office:value="671.192291" calcext:value-type="float">
            <text:p>671.192</text:p>
          </table:table-cell>
          <table:table-cell office:value-type="float" office:value="661.933869" calcext:value-type="float">
            <text:p>661.934</text:p>
          </table:table-cell>
          <table:table-cell table:style-name="ce10" office:value-type="float" office:value="643.051724" calcext:value-type="float">
            <text:p>643.052</text:p>
          </table:table-cell>
          <table:table-cell table:style-name="ce10" office:value-type="float" office:value="613.387978" calcext:value-type="float">
            <text:p>613.388</text:p>
          </table:table-cell>
          <table:table-cell table:style-name="ce10" office:value-type="float" office:value="573.330542" calcext:value-type="float">
            <text:p>573.331</text:p>
          </table:table-cell>
          <table:table-cell table:style-name="ce10" office:value-type="float" office:value="573.317133" calcext:value-type="float">
            <text:p>573.317</text:p>
          </table:table-cell>
          <table:table-cell table:style-name="ce10" office:value-type="float" office:value="563.440804" calcext:value-type="float">
            <text:p>563.441</text:p>
          </table:table-cell>
          <table:table-cell table:style-name="ce10" table:number-columns-repeated="6"/>
          <table:table-cell table:number-columns-repeated="14"/>
        </table:table-row>
        <table:table-row table:style-name="ro1">
          <table:table-cell table:style-name="ce10"/>
          <table:table-cell table:style-name="Default" table:number-columns-repeated="2"/>
          <table:table-cell table:style-name="ce12" office:value-type="float" office:value="0.00211162829960637" calcext:value-type="float">
            <text:p>2.11E-003</text:p>
          </table:table-cell>
          <table:table-cell table:style-name="ce12" office:value-type="float" office:value="0.00472174442113214" calcext:value-type="float">
            <text:p>4.72E-003</text:p>
          </table:table-cell>
          <table:table-cell table:style-name="ce12" office:value-type="float" office:value="0.00761358410895161" calcext:value-type="float">
            <text:p>7.61E-003</text:p>
          </table:table-cell>
          <table:table-cell table:style-name="ce12" office:value-type="float" office:value="0.0105581414980319" calcext:value-type="float">
            <text:p>1.06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number-columns-repeated="20"/>
        </table:table-row>
      </table:table>
      <table:table table:name="SS Rod Radial Profile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'.C30:'SS Rod Radial Profile'.O30 'SS Rod Radial Profile'.B31:'SS Rod Radial Profile'.B31 'SS Rod Radial Profile'.C31:'SS Rod Radial Profile'.O31 'SS Rod Radial Profile'.C30:'SS Rod Radial Profile'.O30 'SS Rod Radial Profile'.B32:'SS Rod Radial Profile'.B32 'SS Rod Radial Profile'.C32:'SS Rod Radial Profile'.O32 'SS Rod Radial Profile'.C30:'SS Rod Radial Profile'.O30 'SS Rod Radial Profile'.B33:'SS Rod Radial Profile'.B33 'SS Rod Radial Profile'.C33:'SS Rod Radial Profile'.O33 'SS Rod Radial Profile'.C30:'SS Rod Radial Profile'.O30 'SS Rod Radial Profile'.B34:'SS Rod Radial Profile'.B34 'SS Rod Radial Profile'.C34:'SS Rod Radial Profile'.O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'.D30:'SS Rod Radial Profile'.M30 'SS Rod Radial Profile'.Q39:'SS Rod Radial Profile'.Q39 'SS Rod Radial Profile'.R39:'SS Rod Radial Profile'.AB39 'SS Rod Radial Profile'.D30:'SS Rod Radial Profile'.M30 'SS Rod Radial Profile'.Q41:'SS Rod Radial Profile'.Q41 'SS Rod Radial Profile'.R41:'SS Rod Radial Profile'.AB41 'SS Rod Radial Profile'.D30:'SS Rod Radial Profile'.M30 'SS Rod Radial Profile'.Q40:'SS Rod Radial Profile'.Q40 'SS Rod Radial Profile'.R40:'SS Rod Radial Profile'.AB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'.C37:'SS Rod Radial Profile'.O37 'SS Rod Radial Profile'.B38:'SS Rod Radial Profile'.B38 'SS Rod Radial Profile'.C38:'SS Rod Radial Profile'.O38 'SS Rod Radial Profile'.C37:'SS Rod Radial Profile'.O37 'SS Rod Radial Profile'.B39:'SS Rod Radial Profile'.B39 'SS Rod Radial Profile'.C39:'SS Rod Radial Profile'.O39 'SS Rod Radial Profile'.C37:'SS Rod Radial Profile'.O37 'SS Rod Radial Profile'.B40:'SS Rod Radial Profile'.B40 'SS Rod Radial Profile'.C40:'SS Rod Radial Profile'.O4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'.C30:'SS Rod Radial Profile'.O30 'SS Rod Radial Profile'.B31:'SS Rod Radial Profile'.B31 'SS Rod Radial Profile'.C31:'SS Rod Radial Profile'.O31 'SS Rod Radial Profile'.C30:'SS Rod Radial Profile'.O30 'SS Rod Radial Profile'.B32:'SS Rod Radial Profile'.B32 'SS Rod Radial Profile'.C32:'SS Rod Radial Profile'.O32 'SS Rod Radial Profile'.C30:'SS Rod Radial Profile'.O30 'SS Rod Radial Profile'.B33:'SS Rod Radial Profile'.B33 'SS Rod Radial Profile'.C33:'SS Rod Radial Profile'.O33 'SS Rod Radial Profile'.C30:'SS Rod Radial Profile'.O30 'SS Rod Radial Profile'.B34:'SS Rod Radial Profile'.B34 'SS Rod Radial Profile'.C34:'SS Rod Radial Profile'.O3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'.C30:'SS Rod Radial Profile'.M30 'SS Rod Radial Profile'.Q31:'SS Rod Radial Profile'.Q31 'SS Rod Radial Profile'.R31:'SS Rod Radial Profile'.AD31 'SS Rod Radial Profile'.C30:'SS Rod Radial Profile'.M30 'SS Rod Radial Profile'.Q32:'SS Rod Radial Profile'.Q32 'SS Rod Radial Profile'.R32:'SS Rod Radial Profile'.AD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number-columns-repeated="11" table:default-cell-style-name="Default"/>
        <table:table-column table:style-name="co7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covered-table-cell table:number-columns-repeated="2" table:style-name="Default"/>
          <table:covered-table-cell table:number-columns-repeated="2"/>
          <table:table-cell table:number-columns-repeated="25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 table:number-columns-repeated="2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table:number-columns-repeated="2" office:value-type="string" calcext:value-type="string">
            <text:p>enthalpy</text:p>
          </table:table-cell>
          <table:table-cell table:number-columns-repeated="2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office:value-type="string" calcext:value-type="string">
            <text:p>kJ/kg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517679195872" calcext:value-type="float">
            <text:p>575.5176791959</text:p>
          </table:table-cell>
          <table:table-cell table:style-name="ce1" table:formula="of:=2.326*[.D10]" office:value-type="float" office:value="1338.6541218096" calcext:value-type="float">
            <text:p>1338.6541218096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5.545450973847" calcext:value-type="float">
            <text:p>575.5454509738</text:p>
          </table:table-cell>
          <table:table-cell table:style-name="ce1" table:formula="of:=2.326*[.D11]" office:value-type="float" office:value="1338.71871896517" calcext:value-type="float">
            <text:p>1338.7187189652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510495589131" calcext:value-type="float">
            <text:p>575.5104955891</text:p>
          </table:table-cell>
          <table:table-cell table:style-name="ce1" table:formula="of:=2.326*[.D12]" office:value-type="float" office:value="1338.63741274032" calcext:value-type="float">
            <text:p>1338.6374127403</text:p>
          </table:table-cell>
          <table:table-cell table:number-columns-repeated="2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style-name="ce10"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9.5098895515341" calcext:value-type="float">
            <text:p>49.510</text:p>
          </table:table-cell>
          <table:table-cell table:style-name="ce14" table:formula="of:=M_dot*[.C20]" office:value-type="float" office:value="14.8529668654602" calcext:value-type="float">
            <text:p>14.85296687</text:p>
          </table:table-cell>
          <table:table-cell table:style-name="ce10" table:formula="of:=[.D20]/L_chan" office:value-type="float" office:value="4.06040646950799" calcext:value-type="float">
            <text:p>4.060</text:p>
          </table:table-cell>
          <table:table-cell table:style-name="ce15" table:formula="of:=([.E20]-[.$E$19])/[.$E$19]" office:value-type="percentage" office:value="0.0151016173769982" calcext:value-type="percentage">
            <text:p>1.51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9.5744867071039" calcext:value-type="float">
            <text:p>49.574</text:p>
          </table:table-cell>
          <table:table-cell table:style-name="ce14" table:formula="of:=M_dot*[.C21]" office:value-type="float" office:value="14.8723460121312" calcext:value-type="float">
            <text:p>14.87234601</text:p>
          </table:table-cell>
          <table:table-cell table:style-name="ce10" table:formula="of:=[.D21]/L_chan" office:value-type="float" office:value="4.06570421326713" calcext:value-type="float">
            <text:p>4.066</text:p>
          </table:table-cell>
          <table:table-cell table:style-name="ce15" table:formula="of:=([.E21]-[.$E$19])/[.$E$19]" office:value-type="percentage" office:value="0.0164260533167835" calcext:value-type="percentage">
            <text:p>1.64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4931804822545" calcext:value-type="float">
            <text:p>49.493</text:p>
          </table:table-cell>
          <table:table-cell table:style-name="ce14" table:formula="of:=M_dot*[.C22]" office:value-type="float" office:value="14.8479541446764" calcext:value-type="float">
            <text:p>14.84795414</text:p>
          </table:table-cell>
          <table:table-cell table:style-name="ce10" table:formula="of:=[.D22]/L_chan" office:value-type="float" office:value="4.05903612484318" calcext:value-type="float">
            <text:p>4.059</text:p>
          </table:table-cell>
          <table:table-cell table:style-name="ce15" table:formula="of:=([.E22]-[.$E$19])/[.$E$19]" office:value-type="percentage" office:value="0.014759031210795" calcext:value-type="percentage">
            <text:p>1.48%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 table:number-columns-repeated="12"/>
          <table:table-cell table:style-name="ce1" office:value-type="string" calcext:value-type="string">
            <text:p>FLUID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100024498402407" calcext:value-type="float">
            <text:p>1.00E-003</text:p>
          </table:table-cell>
          <table:table-cell table:style-name="ce12" table:formula="of:=[.E25]" office:value-type="float" office:value="0.00223661577843101" calcext:value-type="float">
            <text:p>2.24E-003</text:p>
          </table:table-cell>
          <table:table-cell table:formula="of:=[.F25]-[.E25]" office:value-type="float" office:value="0.00136981879949343" calcext:value-type="float">
            <text:p>0.0013698188</text:p>
          </table:table-cell>
          <table:table-cell table:formula="of:=[.G25]-[.F25]" office:value-type="float" office:value="0.00139479034219591" calcext:value-type="float">
            <text:p>0.0013947903</text:p>
          </table:table-cell>
          <table:table-cell table:formula="of:=[.H25]-[.G25]" office:value-type="float" office:value="0.00140346798045481" calcext:value-type="float">
            <text:p>0.001403468</text:p>
          </table:table-cell>
          <table:table-cell table:formula="of:=[.I25]-[.H25]" office:value-type="float" office:value="0.00140747016172609" calcext:value-type="float">
            <text:p>0.0014074702</text:p>
          </table:table-cell>
          <table:table-cell table:formula="of:=[.J25]-[.I25]" office:value-type="float" office:value="0.00140964003609288" calcext:value-type="float">
            <text:p>0.00140964</text:p>
          </table:table-cell>
          <table:table-cell table:formula="of:=[.K25]-[.J25]" office:value-type="float" office:value="0.00141094693023817" calcext:value-type="float">
            <text:p>0.0014109469</text:p>
          </table:table-cell>
          <table:table-cell table:formula="of:=[.L25]-[.K25]" office:value-type="float" office:value="0.0014117945484561" calcext:value-type="float">
            <text:p>0.0014117945</text:p>
          </table:table-cell>
          <table:table-cell table:formula="of:=[.M25]-[.L25]" office:value-type="float" office:value="0.0013937756328854" calcext:value-type="float">
            <text:p>0.0013937756</text:p>
          </table:table-cell>
          <table:table-cell table:formula="of:=[.N25]-[.M25]" office:value-type="float" office:value="0.000275590551181102" calcext:value-type="float">
            <text:p>0.0002755906</text:p>
          </table:table-cell>
          <table:table-cell table:formula="of:=[.O25]-[.N25]" office:value-type="float" office:value="0.0018700787401574" calcext:value-type="float">
            <text:p>0.0018700787</text:p>
          </table:table-cell>
          <table:table-cell table:style-name="ce16" table:formula="of:=(t_in+q_lin*dz*2/(M_dot*cp_in))*9/5+32" office:value-type="float" office:value="555.682193565694" calcext:value-type="float">
            <text:p>555.68219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ce12" office:value-type="float" office:value="0" calcext:value-type="float">
            <text:p>0.00E+000</text:p>
          </table:table-cell>
          <table:table-cell table:style-name="ce12" office:value-type="float" office:value="0.00100024498402407" calcext:value-type="float">
            <text:p>1.00E-003</text:p>
          </table:table-cell>
          <table:table-cell table:style-name="ce12" office:value-type="float" office:value="0.00223661577843101" calcext:value-type="float">
            <text:p>2.24E-003</text:p>
          </table:table-cell>
          <table:table-cell table:style-name="ce12" office:value-type="float" office:value="0.00360643457792444" calcext:value-type="float">
            <text:p>3.61E-003</text:p>
          </table:table-cell>
          <table:table-cell table:style-name="ce12" office:value-type="float" office:value="0.00500122492012035" calcext:value-type="float">
            <text:p>5.00E-003</text:p>
          </table:table-cell>
          <table:table-cell table:style-name="ce12" office:value-type="float" office:value="0.00640469290057516" calcext:value-type="float">
            <text:p>6.40E-003</text:p>
          </table:table-cell>
          <table:table-cell table:style-name="ce12" office:value-type="float" office:value="0.00781216306230125" calcext:value-type="float">
            <text:p>7.81E-003</text:p>
          </table:table-cell>
          <table:table-cell table:style-name="ce12" office:value-type="float" office:value="0.00922180309839413" calcext:value-type="float">
            <text:p>9.22E-003</text:p>
          </table:table-cell>
          <table:table-cell table:style-name="ce12" office:value-type="float" office:value="0.0106327500286323" calcext:value-type="float">
            <text:p>1.06E-002</text:p>
          </table:table-cell>
          <table:table-cell table:style-name="ce12" office:value-type="float" office:value="0.0120445445770884" calcext:value-type="float">
            <text:p>1.20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2" table:formula="of:=[.P24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676.757731666667" calcext:value-type="float">
            <text:p>676.758</text:p>
          </table:table-cell>
          <table:table-cell table:style-name="ce10" office:value-type="float" office:value="676.065293" calcext:value-type="float">
            <text:p>676.065</text:p>
          </table:table-cell>
          <table:table-cell table:style-name="ce10" office:value-type="float" office:value="673.987977" calcext:value-type="float">
            <text:p>673.988</text:p>
          </table:table-cell>
          <table:table-cell table:style-name="ce10" office:value-type="float" office:value="669.751618" calcext:value-type="float">
            <text:p>669.752</text:p>
          </table:table-cell>
          <table:table-cell table:style-name="ce10" office:value-type="float" office:value="663.096939" calcext:value-type="float">
            <text:p>663.097</text:p>
          </table:table-cell>
          <table:table-cell table:style-name="ce10" office:value-type="float" office:value="654.025617" calcext:value-type="float">
            <text:p>654.026</text:p>
          </table:table-cell>
          <table:table-cell table:style-name="ce10" office:value-type="float" office:value="642.549988" calcext:value-type="float">
            <text:p>642.550</text:p>
          </table:table-cell>
          <table:table-cell table:style-name="ce10" office:value-type="float" office:value="628.679585" calcext:value-type="float">
            <text:p>628.680</text:p>
          </table:table-cell>
          <table:table-cell table:style-name="ce10" office:value-type="float" office:value="612.421104" calcext:value-type="float">
            <text:p>612.421</text:p>
          </table:table-cell>
          <table:table-cell table:style-name="ce10" office:value-type="float" office:value="593.779248" calcext:value-type="float">
            <text:p>593.779</text:p>
          </table:table-cell>
          <table:table-cell table:style-name="ce10" office:value-type="float" office:value="572.801379" calcext:value-type="float">
            <text:p>572.801</text:p>
          </table:table-cell>
          <table:table-cell table:style-name="ce10" office:value-type="float" office:value="572.787755" calcext:value-type="float">
            <text:p>572.788</text:p>
          </table:table-cell>
          <table:table-cell table:style-name="ce10" office:value-type="float" office:value="562.753334" calcext:value-type="float">
            <text:p>562.753</text:p>
          </table:table-cell>
          <table:table-cell table:style-name="ce12" table:formula="of:=[.P25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677.573754333333" calcext:value-type="float">
            <text:p>677.574</text:p>
          </table:table-cell>
          <table:table-cell table:style-name="ce10" office:value-type="float" office:value="676.881359" calcext:value-type="float">
            <text:p>676.881</text:p>
          </table:table-cell>
          <table:table-cell table:style-name="ce10" office:value-type="float" office:value="674.804173" calcext:value-type="float">
            <text:p>674.804</text:p>
          </table:table-cell>
          <table:table-cell table:style-name="ce10" office:value-type="float" office:value="670.568076" calcext:value-type="float">
            <text:p>670.568</text:p>
          </table:table-cell>
          <table:table-cell table:style-name="ce10" office:value-type="float" office:value="663.913797" calcext:value-type="float">
            <text:p>663.914</text:p>
          </table:table-cell>
          <table:table-cell table:style-name="ce10" office:value-type="float" office:value="654.842999" calcext:value-type="float">
            <text:p>654.843</text:p>
          </table:table-cell>
          <table:table-cell table:style-name="ce10" office:value-type="float" office:value="643.368" calcext:value-type="float">
            <text:p>643.368</text:p>
          </table:table-cell>
          <table:table-cell table:style-name="ce10" office:value-type="float" office:value="629.498311" calcext:value-type="float">
            <text:p>629.498</text:p>
          </table:table-cell>
          <table:table-cell table:style-name="ce10" office:value-type="float" office:value="613.240601" calcext:value-type="float">
            <text:p>613.241</text:p>
          </table:table-cell>
          <table:table-cell table:style-name="ce10" office:value-type="float" office:value="594.599549" calcext:value-type="float">
            <text:p>594.600</text:p>
          </table:table-cell>
          <table:table-cell table:style-name="ce10" office:value-type="float" office:value="573.622488" calcext:value-type="float">
            <text:p>573.622</text:p>
          </table:table-cell>
          <table:table-cell table:style-name="ce10" office:value-type="float" office:value="573.608864" calcext:value-type="float">
            <text:p>573.609</text:p>
          </table:table-cell>
          <table:table-cell table:style-name="ce10" office:value-type="float" office:value="563.574846" calcext:value-type="float">
            <text:p>563.575</text:p>
          </table:table-cell>
          <table:table-cell table:style-name="ce12" table:formula="of:=[.P26]" office:value-type="float" office:value="555.682193565694" calcext:value-type="float">
            <text:p>5.56E+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677.561568" calcext:value-type="float">
            <text:p>677.562</text:p>
          </table:table-cell>
          <table:table-cell table:style-name="ce10" office:value-type="float" office:value="676.869396" calcext:value-type="float">
            <text:p>676.869</text:p>
          </table:table-cell>
          <table:table-cell table:style-name="ce10" office:value-type="float" office:value="674.79288" calcext:value-type="float">
            <text:p>674.793</text:p>
          </table:table-cell>
          <table:table-cell table:style-name="ce10" office:value-type="float" office:value="670.558126" calcext:value-type="float">
            <text:p>670.558</text:p>
          </table:table-cell>
          <table:table-cell table:style-name="ce10" office:value-type="float" office:value="663.905891" calcext:value-type="float">
            <text:p>663.906</text:p>
          </table:table-cell>
          <table:table-cell table:style-name="ce10" office:value-type="float" office:value="654.837755" calcext:value-type="float">
            <text:p>654.838</text:p>
          </table:table-cell>
          <table:table-cell table:style-name="ce10" office:value-type="float" office:value="643.365927" calcext:value-type="float">
            <text:p>643.366</text:p>
          </table:table-cell>
          <table:table-cell table:style-name="ce10" office:value-type="float" office:value="629.499789" calcext:value-type="float">
            <text:p>629.500</text:p>
          </table:table-cell>
          <table:table-cell table:style-name="ce10" office:value-type="float" office:value="613.24587" calcext:value-type="float">
            <text:p>613.246</text:p>
          </table:table-cell>
          <table:table-cell table:style-name="ce10" office:value-type="float" office:value="594.6087" calcext:value-type="float">
            <text:p>594.609</text:p>
          </table:table-cell>
          <table:table-cell table:style-name="ce10" office:value-type="float" office:value="573.635462" calcext:value-type="float">
            <text:p>573.635</text:p>
          </table:table-cell>
          <table:table-cell table:style-name="ce10" office:value-type="float" office:value="573.621841" calcext:value-type="float">
            <text:p>573.622</text:p>
          </table:table-cell>
          <table:table-cell table:style-name="ce10" office:value-type="float" office:value="563.589654" calcext:value-type="float">
            <text:p>563.590</text:p>
          </table:table-cell>
          <table:table-cell table:style-name="ce12"/>
          <table:table-cell/>
          <table:table-cell table:style-name="ce12"/>
          <table:table-cell table:number-columns-repeated="12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 table:number-columns-repeated="12"/>
          <table:table-cell table:formula="of:=[.D24]/[.D5]*[.N29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304875671375521" calcext:value-type="float">
            <text:p>0.030</text:p>
          </table:table-cell>
          <table:table-cell table:style-name="ce10" table:formula="of:=([.E25])*t_ft_m*100" office:value-type="float" office:value="0.068172272588155" calcext:value-type="float">
            <text:p>0.068</text:p>
          </table:table-cell>
          <table:table-cell table:style-name="ce10" table:formula="of:=([.F25])*t_ft_m*100" office:value-type="float" office:value="0.109924486578595" calcext:value-type="float">
            <text:p>0.110</text:p>
          </table:table-cell>
          <table:table-cell table:style-name="ce10" table:formula="of:=([.G25])*t_ft_m*100" office:value-type="float" office:value="0.15243783568776" calcext:value-type="float">
            <text:p>0.152</text:p>
          </table:table-cell>
          <table:table-cell table:style-name="ce10" table:formula="of:=([.H25])*t_ft_m*100" office:value-type="float" office:value="0.195215680078821" calcext:value-type="float">
            <text:p>0.195</text:p>
          </table:table-cell>
          <table:table-cell table:style-name="ce10" table:formula="of:=([.I25])*t_ft_m*100" office:value-type="float" office:value="0.238115511355248" calcext:value-type="float">
            <text:p>0.238</text:p>
          </table:table-cell>
          <table:table-cell table:style-name="ce10" table:formula="of:=([.J25])*t_ft_m*100" office:value-type="float" office:value="0.281081480619363" calcext:value-type="float">
            <text:p>0.281</text:p>
          </table:table-cell>
          <table:table-cell table:style-name="ce10" table:formula="of:=([.K25])*t_ft_m*100" office:value-type="float" office:value="0.324087284147715" calcext:value-type="float">
            <text:p>0.324</text:p>
          </table:table-cell>
          <table:table-cell table:style-name="ce10" table:formula="of:=([.L25])*t_ft_m*100" office:value-type="float" office:value="0.367118923164112" calcext:value-type="float">
            <text:p>0.367</text:p>
          </table:table-cell>
          <table:table-cell table:style-name="ce10" table:formula="of:=([.M25])*t_ft_m*100" office:value-type="float" office:value="0.409601343832022" calcext:value-type="float">
            <text:p>0.410</text:p>
          </table:table-cell>
          <table:table-cell table:style-name="ce10" table:formula="of:=([.N25])*t_ft_m*100" office:value-type="float" office:value="0.418001371391078" calcext:value-type="float">
            <text:p>0.418</text:p>
          </table:table-cell>
          <table:table-cell table:style-name="ce10" table:formula="of:=([.O25])*t_ft_m*100" office:value-type="float" office:value="0.475001558398949" calcext:value-type="float">
            <text:p>0.475</text:p>
          </table:table-cell>
          <table:table-cell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65.0390785927561" calcext:value-type="float">
            <text:p>65.039</text:p>
          </table:table-cell>
          <table:table-cell table:style-name="ce10" table:formula="of:=q_dot*1000/(4*k_fuel)*((R_fuel/100)^2)*(1-([.D30]/R_fuel)^2)+delta_gap+delta_clad" office:value-type="float" office:value="64.7111116307252" calcext:value-type="float">
            <text:p>64.711</text:p>
          </table:table-cell>
          <table:table-cell table:style-name="ce10" table:formula="of:=q_dot*1000/(4*k_fuel)*((R_fuel/100)^2)*(1-([.E30]/R_fuel)^2)+delta_gap+delta_clad" office:value-type="float" office:value="63.3992437826018" calcext:value-type="float">
            <text:p>63.399</text:p>
          </table:table-cell>
          <table:table-cell table:style-name="ce10" table:formula="of:=q_dot*1000/(4*k_fuel)*((R_fuel/100)^2)*(1-([.F30]/R_fuel)^2)+delta_gap+delta_clad" office:value-type="float" office:value="60.775508086355" calcext:value-type="float">
            <text:p>60.776</text:p>
          </table:table-cell>
          <table:table-cell table:style-name="ce10" table:formula="of:=q_dot*1000/(4*k_fuel)*((R_fuel/100)^2)*(1-([.G30]/R_fuel)^2)+delta_gap+delta_clad" office:value-type="float" office:value="56.8399045419849" calcext:value-type="float">
            <text:p>56.840</text:p>
          </table:table-cell>
          <table:table-cell table:style-name="ce10" table:formula="of:=q_dot*1000/(4*k_fuel)*((R_fuel/100)^2)*(1-([.H30]/R_fuel)^2)+delta_gap+delta_clad" office:value-type="float" office:value="51.5924331494912" calcext:value-type="float">
            <text:p>51.592</text:p>
          </table:table-cell>
          <table:table-cell table:style-name="ce10" table:formula="of:=q_dot*1000/(4*k_fuel)*((R_fuel/100)^2)*(1-([.I30]/R_fuel)^2)+delta_gap+delta_clad" office:value-type="float" office:value="45.0330939088743" calcext:value-type="float">
            <text:p>45.033</text:p>
          </table:table-cell>
          <table:table-cell table:style-name="ce10" table:formula="of:=q_dot*1000/(4*k_fuel)*((R_fuel/100)^2)*(1-([.J30]/R_fuel)^2)+delta_gap+delta_clad" office:value-type="float" office:value="37.1618868201339" calcext:value-type="float">
            <text:p>37.162</text:p>
          </table:table-cell>
          <table:table-cell table:style-name="ce10" table:formula="of:=q_dot*1000/(4*k_fuel)*((R_fuel/100)^2)*(1-([.K30]/R_fuel)^2)+delta_gap+delta_clad" office:value-type="float" office:value="27.9788118832701" calcext:value-type="float">
            <text:p>27.979</text:p>
          </table:table-cell>
          <table:table-cell table:style-name="ce10" table:formula="of:=q_dot*1000/(4*k_fuel)*((R_fuel/100)^2)*(1-([.L30]/R_fuel)^2)+delta_gap+delta_clad" office:value-type="float" office:value="17.4838690982831" calcext:value-type="float">
            <text:p>17.484</text:p>
          </table:table-cell>
          <table:table-cell table:style-name="ce10" table:formula="of:=delta_gap+delta_clad" office:value-type="float" office:value="5.84143038283675" calcext:value-type="float">
            <text:p>5.841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 table:style-name="ce10" table:formula="of:=-delta_fluid" office:value-type="float" office:value="-3.96372848086904" calcext:value-type="float">
            <text:p>-3.964</text:p>
          </table:table-cell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1.70330211127464" calcext:value-type="float">
            <text:p>-1.70</text:p>
          </table:table-cell>
          <table:table-cell table:style-name="ce11" table:formula="of:=[.D32]-[.D$31]" office:value-type="float" office:value="-1.76002329739189" calcext:value-type="float">
            <text:p>-1.76</text:p>
          </table:table-cell>
          <table:table-cell table:style-name="ce11" table:formula="of:=[.E32]-[.E$31]" office:value-type="float" office:value="-1.60221989371294" calcext:value-type="float">
            <text:p>-1.60</text:p>
          </table:table-cell>
          <table:table-cell table:style-name="ce11" table:formula="of:=[.F32]-[.F$31]" office:value-type="float" office:value="-1.33201697524392" calcext:value-type="float">
            <text:p>-1.33</text:p>
          </table:table-cell>
          <table:table-cell table:style-name="ce11" table:formula="of:=[.G32]-[.G$31]" office:value-type="float" office:value="-1.09345731976261" calcext:value-type="float">
            <text:p>-1.09</text:p>
          </table:table-cell>
          <table:table-cell table:style-name="ce11" table:formula="of:=[.H32]-[.H$31]" office:value-type="float" office:value="-0.885609260602323" calcext:value-type="float">
            <text:p>-0.89</text:p>
          </table:table-cell>
          <table:table-cell table:style-name="ce11" table:formula="of:=[.I32]-[.I$31]" office:value-type="float" office:value="-0.701619464429811" calcext:value-type="float">
            <text:p>-0.70</text:p>
          </table:table-cell>
          <table:table-cell table:style-name="ce11" table:formula="of:=[.J32]-[.J$31]" office:value-type="float" office:value="-0.536191820133858" calcext:value-type="float">
            <text:p>-0.54</text:p>
          </table:table-cell>
          <table:table-cell table:style-name="ce11" table:formula="of:=[.K32]-[.K$31]" office:value-type="float" office:value="-0.385606327714555" calcext:value-type="float">
            <text:p>-0.39</text:p>
          </table:table-cell>
          <table:table-cell table:style-name="ce11" table:formula="of:=[.L32]-[.L$31]" office:value-type="float" office:value="-0.24725020939421" calcext:value-type="float">
            <text:p>-0.25</text:p>
          </table:table-cell>
          <table:table-cell table:style-name="ce11" table:formula="of:=[.M32]-[.M$31]" office:value-type="float" office:value="-0.259183160614527" calcext:value-type="float">
            <text:p>-0.26</text:p>
          </table:table-cell>
          <table:table-cell table:style-name="ce11" table:formula="of:=[.N32]-[.N$31]" office:value-type="float" office:value="-0.239380345100157" calcext:value-type="float">
            <text:p>-0.24</text:p>
          </table:table-cell>
          <table:table-cell table:style-name="ce11" table:formula="of:=[.O32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O26])*t_R_K" office:value-type="float" office:value="63.3357764814815" calcext:value-type="float">
            <text:p>63.336</text:p>
          </table:table-cell>
          <table:table-cell table:style-name="ce10" table:formula="of:=([.D26]-[.$O26])*t_R_K" office:value-type="float" office:value="62.9510883333333" calcext:value-type="float">
            <text:p>62.951</text:p>
          </table:table-cell>
          <table:table-cell table:style-name="ce10" table:formula="of:=([.E26]-[.$O26])*t_R_K" office:value-type="float" office:value="61.7970238888889" calcext:value-type="float">
            <text:p>61.797</text:p>
          </table:table-cell>
          <table:table-cell table:style-name="ce10" table:formula="of:=([.F26]-[.$O26])*t_R_K" office:value-type="float" office:value="59.4434911111111" calcext:value-type="float">
            <text:p>59.443</text:p>
          </table:table-cell>
          <table:table-cell table:style-name="ce10" table:formula="of:=([.G26]-[.$O26])*t_R_K" office:value-type="float" office:value="55.7464472222222" calcext:value-type="float">
            <text:p>55.746</text:p>
          </table:table-cell>
          <table:table-cell table:style-name="ce10" table:formula="of:=([.H26]-[.$O26])*t_R_K" office:value-type="float" office:value="50.7068238888889" calcext:value-type="float">
            <text:p>50.707</text:p>
          </table:table-cell>
          <table:table-cell table:style-name="ce10" table:formula="of:=([.I26]-[.$O26])*t_R_K" office:value-type="float" office:value="44.3314744444444" calcext:value-type="float">
            <text:p>44.331</text:p>
          </table:table-cell>
          <table:table-cell table:style-name="ce10" table:formula="of:=([.J26]-[.$O26])*t_R_K" office:value-type="float" office:value="36.625695" calcext:value-type="float">
            <text:p>36.626</text:p>
          </table:table-cell>
          <table:table-cell table:style-name="ce10" table:formula="of:=([.K26]-[.$O26])*t_R_K" office:value-type="float" office:value="27.5932055555556" calcext:value-type="float">
            <text:p>27.593</text:p>
          </table:table-cell>
          <table:table-cell table:style-name="ce10" table:formula="of:=([.L26]-[.$O26])*t_R_K" office:value-type="float" office:value="17.2366188888889" calcext:value-type="float">
            <text:p>17.237</text:p>
          </table:table-cell>
          <table:table-cell table:style-name="ce10" table:formula="of:=([.M26]-[.$O26])*t_R_K" office:value-type="float" office:value="5.58224722222222" calcext:value-type="float">
            <text:p>5.582</text:p>
          </table:table-cell>
          <table:table-cell table:style-name="ce10" table:formula="of:=([.N26]-[.$O26])*t_R_K" office:value-type="float" office:value="5.57467833333331" calcext:value-type="float">
            <text:p>5.575</text:p>
          </table:table-cell>
          <table:table-cell table:style-name="ce10" table:formula="of:=([.O26]-[.$O26])*t_R_K" office:value-type="float" office:value="0" calcext:value-type="float">
            <text:p>0.000</text:p>
          </table:table-cell>
          <table:table-cell table:style-name="ce10" table:formula="of:=([.P25]-[.$M26])*t_R_K" office:value-type="float" office:value="-9.51065857461446" calcext:value-type="float">
            <text:p>-9.511</text:p>
          </table:table-cell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1.70635174090427" calcext:value-type="float">
            <text:p>-1.71</text:p>
          </table:table-cell>
          <table:table-cell table:style-name="ce11" table:formula="of:=[.D33]-[.D$31]" office:value-type="float" office:value="-1.76304885294745" calcext:value-type="float">
            <text:p>-1.76</text:p>
          </table:table-cell>
          <table:table-cell table:style-name="ce11" table:formula="of:=[.E33]-[.E$31]" office:value-type="float" office:value="-1.60517322704627" calcext:value-type="float">
            <text:p>-1.61</text:p>
          </table:table-cell>
          <table:table-cell table:style-name="ce11" table:formula="of:=[.F33]-[.F$31]" office:value-type="float" office:value="-1.33482475302168" calcext:value-type="float">
            <text:p>-1.33</text:p>
          </table:table-cell>
          <table:table-cell table:style-name="ce11" table:formula="of:=[.G33]-[.G$31]" office:value-type="float" office:value="-1.09604287531814" calcext:value-type="float">
            <text:p>-1.10</text:p>
          </table:table-cell>
          <table:table-cell table:style-name="ce11" table:formula="of:=[.H33]-[.H$31]" office:value-type="float" office:value="-0.887903705046782" calcext:value-type="float">
            <text:p>-0.89</text:p>
          </table:table-cell>
          <table:table-cell table:style-name="ce11" table:formula="of:=[.I33]-[.I$31]" office:value-type="float" office:value="-0.703563908874209" calcext:value-type="float">
            <text:p>-0.70</text:p>
          </table:table-cell>
          <table:table-cell table:style-name="ce11" table:formula="of:=[.J33]-[.J$31]" office:value-type="float" office:value="-0.537739597911646" calcext:value-type="float">
            <text:p>-0.54</text:p>
          </table:table-cell>
          <table:table-cell table:style-name="ce11" table:formula="of:=[.K33]-[.K$31]" office:value-type="float" office:value="-0.386725772159014" calcext:value-type="float">
            <text:p>-0.39</text:p>
          </table:table-cell>
          <table:table-cell table:style-name="ce11" table:formula="of:=[.L33]-[.L$31]" office:value-type="float" office:value="-0.247922987171993" calcext:value-type="float">
            <text:p>-0.25</text:p>
          </table:table-cell>
          <table:table-cell table:style-name="ce11" table:formula="of:=[.M33]-[.M$31]" office:value-type="float" office:value="-0.25940704950342" calcext:value-type="float">
            <text:p>-0.26</text:p>
          </table:table-cell>
          <table:table-cell table:style-name="ce11" table:formula="of:=[.N33]-[.N$31]" office:value-type="float" office:value="-0.239604233988986" calcext:value-type="float">
            <text:p>-0.24</text:p>
          </table:table-cell>
          <table:table-cell table:style-name="ce11" table:formula="of:=[.O33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O27])*t_R_K" office:value-type="float" office:value="63.3327268518518" calcext:value-type="float">
            <text:p>63.333</text:p>
          </table:table-cell>
          <table:table-cell table:style-name="ce10" table:formula="of:=([.D27]-[.$O27])*t_R_K" office:value-type="float" office:value="62.9480627777778" calcext:value-type="float">
            <text:p>62.948</text:p>
          </table:table-cell>
          <table:table-cell table:style-name="ce10" table:formula="of:=([.E27]-[.$O27])*t_R_K" office:value-type="float" office:value="61.7940705555556" calcext:value-type="float">
            <text:p>61.794</text:p>
          </table:table-cell>
          <table:table-cell table:style-name="ce10" table:formula="of:=([.F27]-[.$O27])*t_R_K" office:value-type="float" office:value="59.4406833333334" calcext:value-type="float">
            <text:p>59.441</text:p>
          </table:table-cell>
          <table:table-cell table:style-name="ce10" table:formula="of:=([.G27]-[.$O27])*t_R_K" office:value-type="float" office:value="55.7438616666667" calcext:value-type="float">
            <text:p>55.744</text:p>
          </table:table-cell>
          <table:table-cell table:style-name="ce10" table:formula="of:=([.H27]-[.$O27])*t_R_K" office:value-type="float" office:value="50.7045294444444" calcext:value-type="float">
            <text:p>50.705</text:p>
          </table:table-cell>
          <table:table-cell table:style-name="ce10" table:formula="of:=([.I27]-[.$O27])*t_R_K" office:value-type="float" office:value="44.32953" calcext:value-type="float">
            <text:p>44.330</text:p>
          </table:table-cell>
          <table:table-cell table:style-name="ce10" table:formula="of:=([.J27]-[.$O27])*t_R_K" office:value-type="float" office:value="36.6241472222222" calcext:value-type="float">
            <text:p>36.624</text:p>
          </table:table-cell>
          <table:table-cell table:style-name="ce10" table:formula="of:=([.K27]-[.$O27])*t_R_K" office:value-type="float" office:value="27.5920861111111" calcext:value-type="float">
            <text:p>27.592</text:p>
          </table:table-cell>
          <table:table-cell table:style-name="ce10" table:formula="of:=([.L27]-[.$O27])*t_R_K" office:value-type="float" office:value="17.2359461111111" calcext:value-type="float">
            <text:p>17.236</text:p>
          </table:table-cell>
          <table:table-cell table:style-name="ce10" table:formula="of:=([.M27]-[.$O27])*t_R_K" office:value-type="float" office:value="5.58202333333333" calcext:value-type="float">
            <text:p>5.582</text:p>
          </table:table-cell>
          <table:table-cell table:style-name="ce10" table:formula="of:=([.N27]-[.$O27])*t_R_K" office:value-type="float" office:value="5.57445444444448" calcext:value-type="float">
            <text:p>5.574</text:p>
          </table:table-cell>
          <table:table-cell table:style-name="ce10" table:formula="of:=([.O27]-[.$O27])*t_R_K" office:value-type="float" office:value="0" calcext:value-type="float">
            <text:p>0.000</text:p>
          </table:table-cell>
          <table:table-cell table:style-name="ce10" table:formula="of:=([.P26]-[.$M27])*t_R_K" office:value-type="float" office:value="-9.96683024128111" calcext:value-type="float">
            <text:p>-9.967</text:p>
          </table:table-cell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1.72134859275604" calcext:value-type="float">
            <text:p>-1.72</text:p>
          </table:table-cell>
          <table:table-cell table:style-name="ce11" table:formula="of:=[.D34]-[.D$31]" office:value-type="float" office:value="-1.7779216307252" calcext:value-type="float">
            <text:p>-1.78</text:p>
          </table:table-cell>
          <table:table-cell table:style-name="ce11" table:formula="of:=[.E34]-[.E$31]" office:value-type="float" office:value="-1.61967378260185" calcext:value-type="float">
            <text:p>-1.62</text:p>
          </table:table-cell>
          <table:table-cell table:style-name="ce11" table:formula="of:=[.F34]-[.F$31]" office:value-type="float" office:value="-1.34857919746614" calcext:value-type="float">
            <text:p>-1.35</text:p>
          </table:table-cell>
          <table:table-cell table:style-name="ce11" table:formula="of:=[.G34]-[.G$31]" office:value-type="float" office:value="-1.10866176420706" calcext:value-type="float">
            <text:p>-1.11</text:p>
          </table:table-cell>
          <table:table-cell table:style-name="ce11" table:formula="of:=[.H34]-[.H$31]" office:value-type="float" office:value="-0.899043705046765" calcext:value-type="float">
            <text:p>-0.90</text:p>
          </table:table-cell>
          <table:table-cell table:style-name="ce11" table:formula="of:=[.I34]-[.I$31]" office:value-type="float" office:value="-0.712942242207546" calcext:value-type="float">
            <text:p>-0.71</text:p>
          </table:table-cell>
          <table:table-cell table:style-name="ce11" table:formula="of:=[.J34]-[.J$31]" office:value-type="float" office:value="-0.545145153467203" calcext:value-type="float">
            <text:p>-0.55</text:p>
          </table:table-cell>
          <table:table-cell table:style-name="ce11" table:formula="of:=[.K34]-[.K$31]" office:value-type="float" office:value="-0.392025216603471" calcext:value-type="float">
            <text:p>-0.39</text:p>
          </table:table-cell>
          <table:table-cell table:style-name="ce11" table:formula="of:=[.L34]-[.L$31]" office:value-type="float" office:value="-0.251065764949793" calcext:value-type="float">
            <text:p>-0.25</text:p>
          </table:table-cell>
          <table:table-cell table:style-name="ce11" table:formula="of:=[.M34]-[.M$31]" office:value-type="float" office:value="-0.260425938392325" calcext:value-type="float">
            <text:p>-0.26</text:p>
          </table:table-cell>
          <table:table-cell table:style-name="ce11" table:formula="of:=[.N34]-[.N$31]" office:value-type="float" office:value="-0.24062145621123" calcext:value-type="float">
            <text:p>-0.24</text:p>
          </table:table-cell>
          <table:table-cell table:style-name="ce11" table:formula="of:=[.O34]-[.O$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O28])*t_R_K" office:value-type="float" office:value="63.31773" calcext:value-type="float">
            <text:p>63.318</text:p>
          </table:table-cell>
          <table:table-cell table:style-name="ce10" table:formula="of:=([.D28]-[.$O28])*t_R_K" office:value-type="float" office:value="62.93319" calcext:value-type="float">
            <text:p>62.933</text:p>
          </table:table-cell>
          <table:table-cell table:style-name="ce10" table:formula="of:=([.E28]-[.$O28])*t_R_K" office:value-type="float" office:value="61.77957" calcext:value-type="float">
            <text:p>61.780</text:p>
          </table:table-cell>
          <table:table-cell table:style-name="ce10" table:formula="of:=([.F28]-[.$O28])*t_R_K" office:value-type="float" office:value="59.4269288888889" calcext:value-type="float">
            <text:p>59.427</text:p>
          </table:table-cell>
          <table:table-cell table:style-name="ce10" table:formula="of:=([.G28]-[.$O28])*t_R_K" office:value-type="float" office:value="55.7312427777778" calcext:value-type="float">
            <text:p>55.731</text:p>
          </table:table-cell>
          <table:table-cell table:style-name="ce10" table:formula="of:=([.H28]-[.$O28])*t_R_K" office:value-type="float" office:value="50.6933894444445" calcext:value-type="float">
            <text:p>50.693</text:p>
          </table:table-cell>
          <table:table-cell table:style-name="ce10" table:formula="of:=([.I28]-[.$O28])*t_R_K" office:value-type="float" office:value="44.3201516666667" calcext:value-type="float">
            <text:p>44.320</text:p>
          </table:table-cell>
          <table:table-cell table:style-name="ce10" table:formula="of:=([.J28]-[.$O28])*t_R_K" office:value-type="float" office:value="36.6167416666666" calcext:value-type="float">
            <text:p>36.617</text:p>
          </table:table-cell>
          <table:table-cell table:style-name="ce10" table:formula="of:=([.K28]-[.$O28])*t_R_K" office:value-type="float" office:value="27.5867866666667" calcext:value-type="float">
            <text:p>27.587</text:p>
          </table:table-cell>
          <table:table-cell table:style-name="ce10" table:formula="of:=([.L28]-[.$O28])*t_R_K" office:value-type="float" office:value="17.2328033333333" calcext:value-type="float">
            <text:p>17.233</text:p>
          </table:table-cell>
          <table:table-cell table:style-name="ce10" table:formula="of:=([.M28]-[.$O28])*t_R_K" office:value-type="float" office:value="5.58100444444443" calcext:value-type="float">
            <text:p>5.581</text:p>
          </table:table-cell>
          <table:table-cell table:style-name="ce10" table:formula="of:=([.N28]-[.$O28])*t_R_K" office:value-type="float" office:value="5.57343722222223" calcext:value-type="float">
            <text:p>5.573</text:p>
          </table:table-cell>
          <table:table-cell table:style-name="ce10" table:formula="of:=([.O28]-[.$O28])*t_R_K" office:value-type="float" office:value="0" calcext:value-type="float">
            <text:p>0.000</text:p>
          </table:table-cell>
          <table:table-cell table:style-name="ce10" table:formula="of:=([.P27]-[.$M28])*t_R_K" office:value-type="float" office:value="-9.97403801905888" calcext:value-type="float">
            <text:p>-9.974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0" table:number-columns-repeated="13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304875671375521" calcext:value-type="float">
            <text:p>0.03049</text:p>
          </table:table-cell>
          <table:table-cell table:style-name="ce6" table:formula="of:=([.E25])*t_ft_m*100" office:value-type="float" office:value="0.068172272588155" calcext:value-type="float">
            <text:p>0.06817</text:p>
          </table:table-cell>
          <table:table-cell table:style-name="ce6" table:formula="of:=([.F25])*t_ft_m*100" office:value-type="float" office:value="0.109924486578595" calcext:value-type="float">
            <text:p>0.10992</text:p>
          </table:table-cell>
          <table:table-cell table:style-name="ce6" table:formula="of:=([.G25])*t_ft_m*100" office:value-type="float" office:value="0.15243783568776" calcext:value-type="float">
            <text:p>0.15244</text:p>
          </table:table-cell>
          <table:table-cell table:style-name="ce6" table:formula="of:=([.H25])*t_ft_m*100" office:value-type="float" office:value="0.195215680078821" calcext:value-type="float">
            <text:p>0.19522</text:p>
          </table:table-cell>
          <table:table-cell table:style-name="ce6" table:formula="of:=([.I25])*t_ft_m*100" office:value-type="float" office:value="0.238115511355248" calcext:value-type="float">
            <text:p>0.23812</text:p>
          </table:table-cell>
          <table:table-cell table:style-name="ce6" table:formula="of:=([.J25])*t_ft_m*100" office:value-type="float" office:value="0.281081480619363" calcext:value-type="float">
            <text:p>0.28108</text:p>
          </table:table-cell>
          <table:table-cell table:style-name="ce6" table:formula="of:=([.K25])*t_ft_m*100" office:value-type="float" office:value="0.324087284147715" calcext:value-type="float">
            <text:p>0.32409</text:p>
          </table:table-cell>
          <table:table-cell table:style-name="ce6" table:formula="of:=([.L25])*t_ft_m*100" office:value-type="float" office:value="0.367118923164112" calcext:value-type="float">
            <text:p>0.36712</text:p>
          </table:table-cell>
          <table:table-cell table:style-name="ce6" table:formula="of:=([.M25])*t_ft_m*100" office:value-type="float" office:value="0.409601343832022" calcext:value-type="float">
            <text:p>0.40960</text:p>
          </table:table-cell>
          <table:table-cell table:style-name="ce6" table:formula="of:=([.N25])*t_ft_m*100" office:value-type="float" office:value="0.418001371391078" calcext:value-type="float">
            <text:p>0.41800</text:p>
          </table:table-cell>
          <table:table-cell table:style-name="ce6" table:formula="of:=([.O25])*t_ft_m*100" office:value-type="float" office:value="0.475001558398949" calcext:value-type="float">
            <text:p>0.47500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P38]-[.$P31]" office:value-type="float" office:value="359.937359054566" calcext:value-type="float">
            <text:p>359.937</text:p>
          </table:table-cell>
          <table:table-cell table:style-name="ce10" table:formula="of:=[.D31]+[.$P38]-[.$P31]" office:value-type="float" office:value="359.609392092535" calcext:value-type="float">
            <text:p>359.609</text:p>
          </table:table-cell>
          <table:table-cell table:style-name="ce10" table:formula="of:=[.E31]+[.$P38]-[.$P31]" office:value-type="float" office:value="358.297524244412" calcext:value-type="float">
            <text:p>358.298</text:p>
          </table:table-cell>
          <table:table-cell table:style-name="ce10" table:formula="of:=[.F31]+[.$P38]-[.$P31]" office:value-type="float" office:value="355.673788548165" calcext:value-type="float">
            <text:p>355.674</text:p>
          </table:table-cell>
          <table:table-cell table:style-name="ce10" table:formula="of:=[.G31]+[.$P38]-[.$P31]" office:value-type="float" office:value="351.738185003795" calcext:value-type="float">
            <text:p>351.738</text:p>
          </table:table-cell>
          <table:table-cell table:style-name="ce10" table:formula="of:=[.H31]+[.$P38]-[.$P31]" office:value-type="float" office:value="346.490713611301" calcext:value-type="float">
            <text:p>346.491</text:p>
          </table:table-cell>
          <table:table-cell table:style-name="ce10" table:formula="of:=[.I31]+[.$P38]-[.$P31]" office:value-type="float" office:value="339.931374370684" calcext:value-type="float">
            <text:p>339.931</text:p>
          </table:table-cell>
          <table:table-cell table:style-name="ce10" table:formula="of:=[.J31]+[.$P38]-[.$P31]" office:value-type="float" office:value="332.060167281944" calcext:value-type="float">
            <text:p>332.060</text:p>
          </table:table-cell>
          <table:table-cell table:style-name="ce10" table:formula="of:=[.K31]+[.$P38]-[.$P31]" office:value-type="float" office:value="322.87709234508" calcext:value-type="float">
            <text:p>322.877</text:p>
          </table:table-cell>
          <table:table-cell table:style-name="ce10" table:formula="of:=[.L31]+[.$P38]-[.$P31]" office:value-type="float" office:value="312.382149560093" calcext:value-type="float">
            <text:p>312.382</text:p>
          </table:table-cell>
          <table:table-cell table:style-name="ce10" table:formula="of:=[.M31]+[.$P38]-[.$P31]" office:value-type="float" office:value="300.739710844647" calcext:value-type="float">
            <text:p>300.740</text:p>
          </table:table-cell>
          <table:table-cell table:style-name="ce10" table:formula="of:=[.N31]+[.$P38]-[.$P31]" office:value-type="float" office:value="300.712339140244" calcext:value-type="float">
            <text:p>300.712</text:p>
          </table:table-cell>
          <table:table-cell table:style-name="ce10" table:formula="of:=[.O31]+[.$P38]-[.$P31]" office:value-type="float" office:value="294.89828046181" calcext:value-type="float">
            <text:p>294.898</text:p>
          </table:table-cell>
          <table:table-cell table:style-name="ce10" table:formula="of:=5/9*([.P24]-32)" office:value-type="float" office:value="290.934551980941" calcext:value-type="float">
            <text:p>290.935</text:p>
          </table:table-cell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P39]-[.$P32]" office:value-type="float" office:value="363.780987037037" calcext:value-type="float">
            <text:p>363.781</text:p>
          </table:table-cell>
          <table:table-cell table:style-name="ce10" table:formula="of:=[.D32]+[.$P39]-[.$P32]" office:value-type="float" office:value="363.396298888889" calcext:value-type="float">
            <text:p>363.396</text:p>
          </table:table-cell>
          <table:table-cell table:style-name="ce10" table:formula="of:=[.E32]+[.$P39]-[.$P32]" office:value-type="float" office:value="362.242234444444" calcext:value-type="float">
            <text:p>362.242</text:p>
          </table:table-cell>
          <table:table-cell table:style-name="ce10" table:formula="of:=[.F32]+[.$P39]-[.$P32]" office:value-type="float" office:value="359.888701666667" calcext:value-type="float">
            <text:p>359.889</text:p>
          </table:table-cell>
          <table:table-cell table:style-name="ce10" table:formula="of:=[.G32]+[.$P39]-[.$P32]" office:value-type="float" office:value="356.191657777778" calcext:value-type="float">
            <text:p>356.192</text:p>
          </table:table-cell>
          <table:table-cell table:style-name="ce10" table:formula="of:=[.H32]+[.$P39]-[.$P32]" office:value-type="float" office:value="351.152034444444" calcext:value-type="float">
            <text:p>351.152</text:p>
          </table:table-cell>
          <table:table-cell table:style-name="ce10" table:formula="of:=[.I32]+[.$P39]-[.$P32]" office:value-type="float" office:value="344.776685" calcext:value-type="float">
            <text:p>344.777</text:p>
          </table:table-cell>
          <table:table-cell table:style-name="ce10" table:formula="of:=[.J32]+[.$P39]-[.$P32]" office:value-type="float" office:value="337.070905555556" calcext:value-type="float">
            <text:p>337.071</text:p>
          </table:table-cell>
          <table:table-cell table:style-name="ce10" table:formula="of:=[.K32]+[.$P39]-[.$P32]" office:value-type="float" office:value="328.038416111111" calcext:value-type="float">
            <text:p>328.038</text:p>
          </table:table-cell>
          <table:table-cell table:style-name="ce10" table:formula="of:=[.L32]+[.$P39]-[.$P32]" office:value-type="float" office:value="317.681829444445" calcext:value-type="float">
            <text:p>317.682</text:p>
          </table:table-cell>
          <table:table-cell table:style-name="ce10" table:formula="of:=[.M32]+[.$P39]-[.$P32]" office:value-type="float" office:value="306.027457777778" calcext:value-type="float">
            <text:p>306.027</text:p>
          </table:table-cell>
          <table:table-cell table:style-name="ce10" table:formula="of:=[.N32]+[.$P39]-[.$P32]" office:value-type="float" office:value="306.019888888889" calcext:value-type="float">
            <text:p>306.020</text:p>
          </table:table-cell>
          <table:table-cell table:style-name="ce10" table:formula="of:=[.O32]+[.$P39]-[.$P32]" office:value-type="float" office:value="300.445210555556" calcext:value-type="float">
            <text:p>300.445</text:p>
          </table:table-cell>
          <table:table-cell table:style-name="ce10" table:formula="of:=5/9*([.P25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Semi-implicit Trans</text:p>
          </table:table-cell>
          <table:table-cell table:style-name="ce17" table:formula="of:=([.C39]-[.C$38])/[.C$38]" office:value-type="percentage" office:value="0.0106786025006314" calcext:value-type="percentage">
            <text:p>1.068%</text:p>
          </table:table-cell>
          <table:table-cell table:style-name="ce17" table:formula="of:=([.D39]-[.D$38])/[.D$38]" office:value-type="percentage" office:value="0.0105306114902002" calcext:value-type="percentage">
            <text:p>1.053%</text:p>
          </table:table-cell>
          <table:table-cell table:style-name="ce17" table:formula="of:=([.E39]-[.E$38])/[.E$38]" office:value-type="percentage" office:value="0.0110095937959693" calcext:value-type="percentage">
            <text:p>1.101%</text:p>
          </table:table-cell>
          <table:table-cell table:style-name="ce17" table:formula="of:=([.F39]-[.F$38])/[.F$38]" office:value-type="percentage" office:value="0.0118505024947339" calcext:value-type="percentage">
            <text:p>1.185%</text:p>
          </table:table-cell>
          <table:table-cell table:style-name="ce17" table:formula="of:=([.G39]-[.G$38])/[.G$38]" office:value-type="percentage" office:value="0.0126613286923476" calcext:value-type="percentage">
            <text:p>1.266%</text:p>
          </table:table-cell>
          <table:table-cell table:style-name="ce17" table:formula="of:=([.H39]-[.H$38])/[.H$38]" office:value-type="percentage" office:value="0.0134529459233133" calcext:value-type="percentage">
            <text:p>1.345%</text:p>
          </table:table-cell>
          <table:table-cell table:style-name="ce17" table:formula="of:=([.I39]-[.I$38])/[.I$38]" office:value-type="percentage" office:value="0.0142537906019581" calcext:value-type="percentage">
            <text:p>1.425%</text:p>
          </table:table-cell>
          <table:table-cell table:style-name="ce17" table:formula="of:=([.J39]-[.J$38])/[.J$38]" office:value-type="percentage" office:value="0.0150898504768777" calcext:value-type="percentage">
            <text:p>1.509%</text:p>
          </table:table-cell>
          <table:table-cell table:style-name="ce17" table:formula="of:=([.K39]-[.K$38])/[.K$38]" office:value-type="percentage" office:value="0.0159854132993573" calcext:value-type="percentage">
            <text:p>1.599%</text:p>
          </table:table-cell>
          <table:table-cell table:style-name="ce17" table:formula="of:=([.L39]-[.L$38])/[.L$38]" office:value-type="percentage" office:value="0.0169653736355114" calcext:value-type="percentage">
            <text:p>1.697%</text:p>
          </table:table-cell>
          <table:table-cell table:style-name="ce17" table:formula="of:=([.M39]-[.M$38])/[.M$38]" office:value-type="percentage" office:value="0.017582469964741" calcext:value-type="percentage">
            <text:p>1.758%</text:p>
          </table:table-cell>
          <table:table-cell table:style-name="ce17" table:formula="of:=([.N39]-[.N$38])/[.N$38]" office:value-type="percentage" office:value="0.0176499233913043" calcext:value-type="percentage">
            <text:p>1.765%</text:p>
          </table:table-cell>
          <table:table-cell table:style-name="ce17" table:formula="of:=([.O39]-[.O$38])/[.O$38]" office:value-type="percentage" office:value="0.0188096386491604" calcext:value-type="percentage">
            <text:p>1.881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P40]-[.$P33]" office:value-type="float" office:value="364.234109074074" calcext:value-type="float">
            <text:p>364.234</text:p>
          </table:table-cell>
          <table:table-cell table:style-name="ce10" table:formula="of:=[.D33]+[.$P40]-[.$P33]" office:value-type="float" office:value="363.849445" calcext:value-type="float">
            <text:p>363.849</text:p>
          </table:table-cell>
          <table:table-cell table:style-name="ce10" table:formula="of:=[.E33]+[.$P40]-[.$P33]" office:value-type="float" office:value="362.695452777778" calcext:value-type="float">
            <text:p>362.695</text:p>
          </table:table-cell>
          <table:table-cell table:style-name="ce10" table:formula="of:=[.F33]+[.$P40]-[.$P33]" office:value-type="float" office:value="360.342065555556" calcext:value-type="float">
            <text:p>360.342</text:p>
          </table:table-cell>
          <table:table-cell table:style-name="ce10" table:formula="of:=[.G33]+[.$P40]-[.$P33]" office:value-type="float" office:value="356.645243888889" calcext:value-type="float">
            <text:p>356.645</text:p>
          </table:table-cell>
          <table:table-cell table:style-name="ce10" table:formula="of:=[.H33]+[.$P40]-[.$P33]" office:value-type="float" office:value="351.605911666667" calcext:value-type="float">
            <text:p>351.606</text:p>
          </table:table-cell>
          <table:table-cell table:style-name="ce10" table:formula="of:=[.I33]+[.$P40]-[.$P33]" office:value-type="float" office:value="345.230912222222" calcext:value-type="float">
            <text:p>345.231</text:p>
          </table:table-cell>
          <table:table-cell table:style-name="ce10" table:formula="of:=[.J33]+[.$P40]-[.$P33]" office:value-type="float" office:value="337.525529444444" calcext:value-type="float">
            <text:p>337.526</text:p>
          </table:table-cell>
          <table:table-cell table:style-name="ce10" table:formula="of:=[.K33]+[.$P40]-[.$P33]" office:value-type="float" office:value="328.493468333333" calcext:value-type="float">
            <text:p>328.493</text:p>
          </table:table-cell>
          <table:table-cell table:style-name="ce10" table:formula="of:=[.L33]+[.$P40]-[.$P33]" office:value-type="float" office:value="318.137328333333" calcext:value-type="float">
            <text:p>318.137</text:p>
          </table:table-cell>
          <table:table-cell table:style-name="ce10" table:formula="of:=[.M33]+[.$P40]-[.$P33]" office:value-type="float" office:value="306.483405555556" calcext:value-type="float">
            <text:p>306.483</text:p>
          </table:table-cell>
          <table:table-cell table:style-name="ce10" table:formula="of:=[.N33]+[.$P40]-[.$P33]" office:value-type="float" office:value="306.475836666667" calcext:value-type="float">
            <text:p>306.476</text:p>
          </table:table-cell>
          <table:table-cell table:style-name="ce10" table:formula="of:=[.O33]+[.$P40]-[.$P33]" office:value-type="float" office:value="300.901382222222" calcext:value-type="float">
            <text:p>300.901</text:p>
          </table:table-cell>
          <table:table-cell table:style-name="ce10" table:formula="of:=5/9*([.P26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SS</text:p>
          </table:table-cell>
          <table:table-cell table:style-name="ce17" table:formula="of:=([.C40]-[.C$38])/[.C$38]" office:value-type="percentage" office:value="0.0119374938761397" calcext:value-type="percentage">
            <text:p>1.194%</text:p>
          </table:table-cell>
          <table:table-cell table:style-name="ce17" table:formula="of:=([.D40]-[.D$38])/[.D$38]" office:value-type="percentage" office:value="0.0117907179308974" calcext:value-type="percentage">
            <text:p>1.179%</text:p>
          </table:table-cell>
          <table:table-cell table:style-name="ce17" table:formula="of:=([.E40]-[.E$38])/[.E$38]" office:value-type="percentage" office:value="0.0122745155513989" calcext:value-type="percentage">
            <text:p>1.227%</text:p>
          </table:table-cell>
          <table:table-cell table:style-name="ce17" table:formula="of:=([.F40]-[.F$38])/[.F$38]" office:value-type="percentage" office:value="0.0131251645684827" calcext:value-type="percentage">
            <text:p>1.313%</text:p>
          </table:table-cell>
          <table:table-cell table:style-name="ce17" table:formula="of:=([.G40]-[.G$38])/[.G$38]" office:value-type="percentage" office:value="0.0139508847611782" calcext:value-type="percentage">
            <text:p>1.395%</text:p>
          </table:table-cell>
          <table:table-cell table:style-name="ce17" table:formula="of:=([.H40]-[.H$38])/[.H$38]" office:value-type="percentage" office:value="0.0147628720032699" calcext:value-type="percentage">
            <text:p>1.476%</text:p>
          </table:table-cell>
          <table:table-cell table:style-name="ce17" table:formula="of:=([.I40]-[.I$38])/[.I$38]" office:value-type="percentage" office:value="0.0155900227254659" calcext:value-type="percentage">
            <text:p>1.559%</text:p>
          </table:table-cell>
          <table:table-cell table:style-name="ce17" table:formula="of:=([.J40]-[.J$38])/[.J$38]" office:value-type="percentage" office:value="0.0164589514220772" calcext:value-type="percentage">
            <text:p>1.646%</text:p>
          </table:table-cell>
          <table:table-cell table:style-name="ce17" table:formula="of:=([.K40]-[.K$38])/[.K$38]" office:value-type="percentage" office:value="0.0173947799995994" calcext:value-type="percentage">
            <text:p>1.739%</text:p>
          </table:table-cell>
          <table:table-cell table:style-name="ce17" table:formula="of:=([.L40]-[.L$38])/[.L$38]" office:value-type="percentage" office:value="0.0184235199781572" calcext:value-type="percentage">
            <text:p>1.842%</text:p>
          </table:table-cell>
          <table:table-cell table:style-name="ce17" table:formula="of:=([.M40]-[.M$38])/[.M$38]" office:value-type="percentage" office:value="0.019098557668946" calcext:value-type="percentage">
            <text:p>1.910%</text:p>
          </table:table-cell>
          <table:table-cell table:style-name="ce17" table:formula="of:=([.N40]-[.N$38])/[.N$38]" office:value-type="percentage" office:value="0.0191661490941851" calcext:value-type="percentage">
            <text:p>1.917%</text:p>
          </table:table-cell>
          <table:table-cell table:style-name="ce17" table:formula="of:=([.O40]-[.O$38])/[.O$38]" office:value-type="percentage" office:value="0.0203565166640212" calcext:value-type="percentage">
            <text:p>2.036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P41]-[.$P34]" office:value-type="float" office:value="364.22632" calcext:value-type="float">
            <text:p>364.226</text:p>
          </table:table-cell>
          <table:table-cell table:style-name="ce10" table:formula="of:=[.D34]+[.$P41]-[.$P34]" office:value-type="float" office:value="363.84178" calcext:value-type="float">
            <text:p>363.842</text:p>
          </table:table-cell>
          <table:table-cell table:style-name="ce10" table:formula="of:=[.E34]+[.$P41]-[.$P34]" office:value-type="float" office:value="362.68816" calcext:value-type="float">
            <text:p>362.688</text:p>
          </table:table-cell>
          <table:table-cell table:style-name="ce10" table:formula="of:=[.F34]+[.$P41]-[.$P34]" office:value-type="float" office:value="360.335518888889" calcext:value-type="float">
            <text:p>360.336</text:p>
          </table:table-cell>
          <table:table-cell table:style-name="ce10" table:formula="of:=[.G34]+[.$P41]-[.$P34]" office:value-type="float" office:value="356.639832777778" calcext:value-type="float">
            <text:p>356.640</text:p>
          </table:table-cell>
          <table:table-cell table:style-name="ce10" table:formula="of:=[.H34]+[.$P41]-[.$P34]" office:value-type="float" office:value="351.601979444444" calcext:value-type="float">
            <text:p>351.602</text:p>
          </table:table-cell>
          <table:table-cell table:style-name="ce10" table:formula="of:=[.I34]+[.$P41]-[.$P34]" office:value-type="float" office:value="345.228741666667" calcext:value-type="float">
            <text:p>345.229</text:p>
          </table:table-cell>
          <table:table-cell table:style-name="ce10" table:formula="of:=[.J34]+[.$P41]-[.$P34]" office:value-type="float" office:value="337.525331666667" calcext:value-type="float">
            <text:p>337.525</text:p>
          </table:table-cell>
          <table:table-cell table:style-name="ce10" table:formula="of:=[.K34]+[.$P41]-[.$P34]" office:value-type="float" office:value="328.495376666667" calcext:value-type="float">
            <text:p>328.495</text:p>
          </table:table-cell>
          <table:table-cell table:style-name="ce10" table:formula="of:=[.L34]+[.$P41]-[.$P34]" office:value-type="float" office:value="318.141393333333" calcext:value-type="float">
            <text:p>318.141</text:p>
          </table:table-cell>
          <table:table-cell table:style-name="ce10" table:formula="of:=[.M34]+[.$P41]-[.$P34]" office:value-type="float" office:value="306.489594444444" calcext:value-type="float">
            <text:p>306.490</text:p>
          </table:table-cell>
          <table:table-cell table:style-name="ce10" table:formula="of:=[.N34]+[.$P41]-[.$P34]" office:value-type="float" office:value="306.482027222222" calcext:value-type="float">
            <text:p>306.482</text:p>
          </table:table-cell>
          <table:table-cell table:style-name="ce10" table:formula="of:=[.O34]+[.$P41]-[.$P34]" office:value-type="float" office:value="300.90859" calcext:value-type="float">
            <text:p>300.909</text:p>
          </table:table-cell>
          <table:table-cell table:style-name="ce10" table:formula="of:=5/9*([.P27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Trans</text:p>
          </table:table-cell>
          <table:table-cell table:style-name="ce17" table:formula="of:=([.C41]-[.C$38])/[.C$38]" office:value-type="percentage" office:value="0.0119158537938363" calcext:value-type="percentage">
            <text:p>1.192%</text:p>
          </table:table-cell>
          <table:table-cell table:style-name="ce17" table:formula="of:=([.D41]-[.D$38])/[.D$38]" office:value-type="percentage" office:value="0.0117694031372115" calcext:value-type="percentage">
            <text:p>1.177%</text:p>
          </table:table-cell>
          <table:table-cell table:style-name="ce17" table:formula="of:=([.E41]-[.E$38])/[.E$38]" office:value-type="percentage" office:value="0.0122541615793942" calcext:value-type="percentage">
            <text:p>1.225%</text:p>
          </table:table-cell>
          <table:table-cell table:style-name="ce17" table:formula="of:=([.F41]-[.F$38])/[.F$38]" office:value-type="percentage" office:value="0.0131067581891612" calcext:value-type="percentage">
            <text:p>1.311%</text:p>
          </table:table-cell>
          <table:table-cell table:style-name="ce17" table:formula="of:=([.G41]-[.G$38])/[.G$38]" office:value-type="percentage" office:value="0.0139355008439867" calcext:value-type="percentage">
            <text:p>1.394%</text:p>
          </table:table-cell>
          <table:table-cell table:style-name="ce17" table:formula="of:=([.H41]-[.H$38])/[.H$38]" office:value-type="percentage" office:value="0.0147515232944365" calcext:value-type="percentage">
            <text:p>1.475%</text:p>
          </table:table-cell>
          <table:table-cell table:style-name="ce17" table:formula="of:=([.I41]-[.I$38])/[.I$38]" office:value-type="percentage" office:value="0.015583637449733" calcext:value-type="percentage">
            <text:p>1.558%</text:p>
          </table:table-cell>
          <table:table-cell table:style-name="ce17" table:formula="of:=([.J41]-[.J$38])/[.J$38]" office:value-type="percentage" office:value="0.0164583558138193" calcext:value-type="percentage">
            <text:p>1.646%</text:p>
          </table:table-cell>
          <table:table-cell table:style-name="ce17" table:formula="of:=([.K41]-[.K$38])/[.K$38]" office:value-type="percentage" office:value="0.0174006904013546" calcext:value-type="percentage">
            <text:p>1.740%</text:p>
          </table:table-cell>
          <table:table-cell table:style-name="ce17" table:formula="of:=([.L41]-[.L$38])/[.L$38]" office:value-type="percentage" office:value="0.0184365328856029" calcext:value-type="percentage">
            <text:p>1.844%</text:p>
          </table:table-cell>
          <table:table-cell table:style-name="ce17" table:formula="of:=([.M41]-[.M$38])/[.M$38]" office:value-type="percentage" office:value="0.019119136557153" calcext:value-type="percentage">
            <text:p>1.912%</text:p>
          </table:table-cell>
          <table:table-cell table:style-name="ce17" table:formula="of:=([.N41]-[.N$38])/[.N$38]" office:value-type="percentage" office:value="0.0191867353979371" calcext:value-type="percentage">
            <text:p>1.919%</text:p>
          </table:table-cell>
          <table:table-cell table:style-name="ce17" table:formula="of:=([.O41]-[.O$38])/[.O$38]" office:value-type="percentage" office:value="0.020380958236778" calcext:value-type="percentage">
            <text:p>2.038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  <table:table-cell table:style-name="ce1"/>
          <table:table-cell table:style-name="ce17" table:number-columns-repeated="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7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number-columns-repeated="26"/>
        </table:table-row>
        <table:table-row table:style-name="ro1">
          <table:table-cell/>
          <table:table-cell table:style-name="ce10"/>
          <table:table-cell/>
          <table:table-cell table:style-name="ce10" office:value-type="float" office:value="676.869396" calcext:value-type="float">
            <text:p>676.869</text:p>
          </table:table-cell>
          <table:table-cell table:style-name="ce10" office:value-type="float" office:value="674.79288" calcext:value-type="float">
            <text:p>674.793</text:p>
          </table:table-cell>
          <table:table-cell table:style-name="ce10" office:value-type="float" office:value="670.558126" calcext:value-type="float">
            <text:p>670.558</text:p>
          </table:table-cell>
          <table:table-cell table:style-name="ce10" office:value-type="float" office:value="663.905891" calcext:value-type="float">
            <text:p>663.906</text:p>
          </table:table-cell>
          <table:table-cell table:style-name="ce10" office:value-type="float" office:value="654.837755" calcext:value-type="float">
            <text:p>654.838</text:p>
          </table:table-cell>
          <table:table-cell table:style-name="ce10" office:value-type="float" office:value="643.365927" calcext:value-type="float">
            <text:p>643.366</text:p>
          </table:table-cell>
          <table:table-cell table:style-name="ce10" office:value-type="float" office:value="629.499789" calcext:value-type="float">
            <text:p>629.500</text:p>
          </table:table-cell>
          <table:table-cell table:style-name="ce10" office:value-type="float" office:value="613.24587" calcext:value-type="float">
            <text:p>613.246</text:p>
          </table:table-cell>
          <table:table-cell table:style-name="ce10" office:value-type="float" office:value="594.6087" calcext:value-type="float">
            <text:p>594.609</text:p>
          </table:table-cell>
          <table:table-cell table:style-name="ce10" office:value-type="float" office:value="573.635462" calcext:value-type="float">
            <text:p>573.635</text:p>
          </table:table-cell>
          <table:table-cell table:style-name="ce10" office:value-type="float" office:value="573.621841" calcext:value-type="float">
            <text:p>573.622</text:p>
          </table:table-cell>
          <table:table-cell table:style-name="ce10" office:value-type="float" office:value="563.589654" calcext:value-type="float">
            <text:p>563.590</text:p>
          </table:table-cell>
          <table:table-cell table:style-name="ce10"/>
          <table:table-cell table:number-columns-repeated="14"/>
        </table:table-row>
        <table:table-row table:style-name="ro1">
          <table:table-cell table:style-name="ce10"/>
          <table:table-cell table:style-name="Default" table:number-columns-repeated="2"/>
          <table:table-cell table:number-columns-repeated="27"/>
        </table:table-row>
      </table:table>
      <table:table table:name="SS Rod Radial Profile_20" table:style-name="ta1">
        <table:shapes>
          <draw:frame draw:z-index="0" draw:style-name="gr1" draw:text-style-name="P1" svg:width="5.7008in" svg:height="3.0457in" svg:x="0.7925in" svg:y="8.9957in">
            <draw:object draw:notify-on-update-of-ranges="'SS Rod Radial Profile_20'.C30:'SS Rod Radial Profile_20'.AO30 'SS Rod Radial Profile_20'.B31:'SS Rod Radial Profile_20'.B31 'SS Rod Radial Profile_20'.C31:'SS Rod Radial Profile_20'.AO31 'SS Rod Radial Profile_20'.C30:'SS Rod Radial Profile_20'.AO30 'SS Rod Radial Profile_20'.B32:'SS Rod Radial Profile_20'.B32 'SS Rod Radial Profile_20'.C32:'SS Rod Radial Profile_20'.AO32 'SS Rod Radial Profile_20'.C30:'SS Rod Radial Profile_20'.AO30 'SS Rod Radial Profile_20'.B33:'SS Rod Radial Profile_20'.B33 'SS Rod Radial Profile_20'.C33:'SS Rod Radial Profile_20'.AO33 'SS Rod Radial Profile_20'.C30:'SS Rod Radial Profile_20'.AO30 'SS Rod Radial Profile_20'.B34:'SS Rod Radial Profile_20'.B34 'SS Rod Radial Profile_20'.C34:'SS Rod Radial Profile_20'.AO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0461in" svg:height="3.0339in" svg:x="6.4925in" svg:y="0.5098in">
            <draw:object draw:notify-on-update-of-ranges="'SS Rod Radial Profile_20'.D30:'SS Rod Radial Profile_20'.M30 'SS Rod Radial Profile_20'.AB39:'SS Rod Radial Profile_20'.AB39 'SS Rod Radial Profile_20'.AC39:'SS Rod Radial Profile_20'.AM39 'SS Rod Radial Profile_20'.D30:'SS Rod Radial Profile_20'.M30 'SS Rod Radial Profile_20'.AB41:'SS Rod Radial Profile_20'.AB41 'SS Rod Radial Profile_20'.AC41:'SS Rod Radial Profile_20'.AM41 'SS Rod Radial Profile_20'.D30:'SS Rod Radial Profile_20'.M30 'SS Rod Radial Profile_20'.AB40:'SS Rod Radial Profile_20'.AB40 'SS Rod Radial Profile_20'.AC40:'SS Rod Radial Profile_20'.AM4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.3354in" svg:height="3.0461in" svg:x="7.8264in" svg:y="8.4858in">
            <draw:object draw:notify-on-update-of-ranges="'SS Rod Radial Profile_20'.C37:'SS Rod Radial Profile_20'.AO37 'SS Rod Radial Profile_20'.B38:'SS Rod Radial Profile_20'.B38 'SS Rod Radial Profile_20'.C38:'SS Rod Radial Profile_20'.AO38 'SS Rod Radial Profile_20'.C37:'SS Rod Radial Profile_20'.AO37 'SS Rod Radial Profile_20'.B39:'SS Rod Radial Profile_20'.B39 'SS Rod Radial Profile_20'.C39:'SS Rod Radial Profile_20'.AO39 'SS Rod Radial Profile_20'.C37:'SS Rod Radial Profile_20'.AO37 'SS Rod Radial Profile_20'.B40:'SS Rod Radial Profile_20'.B40 'SS Rod Radial Profile_20'.C40:'SS Rod Radial Profile_20'.AO4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7.0228in" svg:height="4.2906in" svg:x="0.2886in" svg:y="12.7882in">
            <draw:object draw:notify-on-update-of-ranges="'SS Rod Radial Profile_20'.C30:'SS Rod Radial Profile_20'.AO30 'SS Rod Radial Profile_20'.B31:'SS Rod Radial Profile_20'.B31 'SS Rod Radial Profile_20'.C31:'SS Rod Radial Profile_20'.AO31 'SS Rod Radial Profile_20'.C30:'SS Rod Radial Profile_20'.AO30 'SS Rod Radial Profile_20'.B32:'SS Rod Radial Profile_20'.B32 'SS Rod Radial Profile_20'.C32:'SS Rod Radial Profile_20'.AO32 'SS Rod Radial Profile_20'.C30:'SS Rod Radial Profile_20'.AO30 'SS Rod Radial Profile_20'.B33:'SS Rod Radial Profile_20'.B33 'SS Rod Radial Profile_20'.C33:'SS Rod Radial Profile_20'.AO33 'SS Rod Radial Profile_20'.C30:'SS Rod Radial Profile_20'.AO30 'SS Rod Radial Profile_20'.B34:'SS Rod Radial Profile_20'.B34 'SS Rod Radial Profile_20'.C34:'SS Rod Radial Profile_20'.AO3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0461in" svg:height="3.0339in" svg:x="7.8268in" svg:y="11.8283in">
            <draw:object draw:notify-on-update-of-ranges="'SS Rod Radial Profile_20'.C30:'SS Rod Radial Profile_20'.M30 'SS Rod Radial Profile_20'.AB31:'SS Rod Radial Profile_20'.AB31 'SS Rod Radial Profile_20'.R31:'SS Rod Radial Profile_20'.AD31 'SS Rod Radial Profile_20'.C30:'SS Rod Radial Profile_20'.M30 'SS Rod Radial Profile_20'.AB32:'SS Rod Radial Profile_20'.AB32 'SS Rod Radial Profile_20'.R32:'SS Rod Radial Profile_20'.AD3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6" table:default-cell-style-name="ce10"/>
        <table:table-column table:style-name="co6" table:default-cell-style-name="Default"/>
        <table:table-column table:style-name="co1" table:default-cell-style-name="ce10"/>
        <table:table-column table:style-name="co1" table:number-columns-repeated="10" table:default-cell-style-name="Default"/>
        <table:table-column table:style-name="co7" table:number-columns-repeated="2" table:default-cell-style-name="Default"/>
        <table:table-column table:style-name="co1" table:number-columns-repeated="24" table:default-cell-style-name="Default"/>
        <table:table-row table:style-name="ro1">
          <table:table-cell/>
          <table:table-cell table:style-name="ce13" office:value-type="string" calcext:value-type="string" table:number-columns-spanned="4" table:number-rows-spanned="2">
            <text:p>AXIAL LEVEL 3 10 Radial Nodes</text:p>
          </table:table-cell>
          <table:covered-table-cell table:style-name="Default"/>
          <table:covered-table-cell/>
          <table:covered-table-cell table:style-name="Default"/>
          <table:table-cell table:number-columns-repeated="36"/>
        </table:table-row>
        <table:table-row table:style-name="ro1">
          <table:table-cell/>
          <table:covered-table-cell table:number-columns-repeated="2" table:style-name="Default"/>
          <table:covered-table-cell/>
          <table:covered-table-cell table:style-name="Default"/>
          <table:table-cell table:number-columns-repeated="3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Default" office:value-type="string" calcext:value-type="string">
            <text:p>Fluid Energy Balance</text:p>
          </table:table-cell>
          <table:table-cell table:style-name="Default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Raw Data</text:p>
          </table:table-cell>
          <table:table-cell table:style-name="Default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low rate</text:p>
          </table:table-cell>
          <table:table-cell office:value-type="string" calcext:value-type="string">
            <text:p>enthalpy</text:p>
          </table:table-cell>
          <table:table-cell table:style-name="Default" office:value-type="string" calcext:value-type="string">
            <text:p>enthalpy</text:p>
          </table:table-cell>
          <table:table-cell table:number-columns-repeated="3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bm/sec</text:p>
          </table:table-cell>
          <table:table-cell office:value-type="string" calcext:value-type="string">
            <text:p>btu/lbm</text:p>
          </table:table-cell>
          <table:table-cell table:style-name="Default" office:value-type="string" calcext:value-type="string">
            <text:p>kJ/kg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nlet</text:p>
          </table:table-cell>
          <table:table-cell table:style-name="ce6" office:value-type="float" office:value="0.661386" calcext:value-type="float">
            <text:p>0.66139</text:p>
          </table:table-cell>
          <table:table-cell table:style-name="ce1" office:value-type="float" office:value="554.232258064516" calcext:value-type="float">
            <text:p>554.2322580645</text:p>
          </table:table-cell>
          <table:table-cell table:style-name="ce1" table:formula="of:=2.326*[.D9]" office:value-type="float" office:value="1289.14423225806" calcext:value-type="float">
            <text:p>1289.1442322581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style-name="ce6" office:value-type="float" office:value="0.661395386741239" calcext:value-type="float">
            <text:p>0.66140</text:p>
          </table:table-cell>
          <table:table-cell table:style-name="ce1" office:value-type="float" office:value="575.517679195872" calcext:value-type="float">
            <text:p>575.5176791959</text:p>
          </table:table-cell>
          <table:table-cell table:style-name="ce1" table:formula="of:=2.326*[.D10]" office:value-type="float" office:value="1338.6541218096" calcext:value-type="float">
            <text:p>1338.654121809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style-name="ce1" table:formula="of:=[.C10]" office:value-type="float" office:value="0.661395386741239" calcext:value-type="float">
            <text:p>0.6613953867</text:p>
          </table:table-cell>
          <table:table-cell table:style-name="ce1" office:value-type="float" office:value="575.545450973847" calcext:value-type="float">
            <text:p>575.5454509738</text:p>
          </table:table-cell>
          <table:table-cell table:style-name="ce1" table:formula="of:=2.326*[.D11]" office:value-type="float" office:value="1338.71871896517" calcext:value-type="float">
            <text:p>1338.7187189652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style-name="ce1" table:formula="of:=[.C11]" office:value-type="float" office:value="0.661395386741239" calcext:value-type="float">
            <text:p>0.6613953867</text:p>
          </table:table-cell>
          <table:table-cell table:style-name="ce1" office:value-type="float" office:value="575.510495589131" calcext:value-type="float">
            <text:p>575.5104955891</text:p>
          </table:table-cell>
          <table:table-cell table:style-name="ce1" table:formula="of:=2.326*[.D12]" office:value-type="float" office:value="1338.63741274032" calcext:value-type="float">
            <text:p>1338.6374127403</text:p>
          </table:table-cell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ce9" office:value-type="string" calcext:value-type="string">
            <text:p>Output</text:p>
          </table:table-cell>
          <table:table-cell table:style-name="Default"/>
          <table:table-cell/>
          <table:table-cell table:style-name="Default"/>
          <table:table-cell table:number-columns-repeated="36"/>
        </table:table-row>
        <table:table-row table:style-name="ro1">
          <table:table-cell table:number-columns-repeated="2"/>
          <table:table-cell table:style-name="ce1" office:value-type="string" calcext:value-type="string">
            <text:p>Enthalpy Change</text:p>
          </table:table-cell>
          <table:table-cell table:style-name="ce1" office:value-type="string" calcext:value-type="string">
            <text:p>Total Power</text:p>
          </table:table-cell>
          <table:table-cell table:style-name="ce1" office:value-type="string" calcext:value-type="string">
            <text:p>Rod Energy Rate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" office:value-type="string" calcext:value-type="string">
            <text:p>kJ/kg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/m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Analytical</text:p>
          </table:table-cell>
          <table:table-cell table:style-name="ce1" table:formula="of:=q_lin*L_chan/(M_dot)" office:value-type="float" office:value="48.7733333333333" calcext:value-type="float">
            <text:p>48.7733333333</text:p>
          </table:table-cell>
          <table:table-cell table:style-name="ce14" table:formula="of:=M_dot*[.C19]" office:value-type="float" office:value="14.632" calcext:value-type="float">
            <text:p>14.63200000</text:p>
          </table:table-cell>
          <table:table-cell table:formula="of:=q_lin" office:value-type="float" office:value="4" calcext:value-type="float">
            <text:p>4.000</text:p>
          </table:table-cell>
          <table:table-cell office:value-type="string" calcext:value-type="string">
            <text:p>Error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emi-implicit Trans</text:p>
          </table:table-cell>
          <table:table-cell table:formula="of:=[.E10]-[.$E$9]" office:value-type="float" office:value="49.5098895515341" calcext:value-type="float">
            <text:p>49.510</text:p>
          </table:table-cell>
          <table:table-cell table:style-name="ce14" table:formula="of:=M_dot*[.C20]" office:value-type="float" office:value="14.8529668654602" calcext:value-type="float">
            <text:p>14.85296687</text:p>
          </table:table-cell>
          <table:table-cell table:formula="of:=[.D20]/L_chan" office:value-type="float" office:value="4.06040646950799" calcext:value-type="float">
            <text:p>4.060</text:p>
          </table:table-cell>
          <table:table-cell table:style-name="ce15" table:formula="of:=([.E20]-[.$E$19])/[.$E$19]" office:value-type="percentage" office:value="0.0151016173769982" calcext:value-type="percentage">
            <text:p>1.51%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mplicit SS</text:p>
          </table:table-cell>
          <table:table-cell table:formula="of:=[.E11]-[.$E$9]" office:value-type="float" office:value="49.5744867071039" calcext:value-type="float">
            <text:p>49.574</text:p>
          </table:table-cell>
          <table:table-cell table:style-name="ce14" table:formula="of:=M_dot*[.C21]" office:value-type="float" office:value="14.8723460121312" calcext:value-type="float">
            <text:p>14.87234601</text:p>
          </table:table-cell>
          <table:table-cell table:formula="of:=[.D21]/L_chan" office:value-type="float" office:value="4.06570421326713" calcext:value-type="float">
            <text:p>4.066</text:p>
          </table:table-cell>
          <table:table-cell table:style-name="ce15" table:formula="of:=([.E21]-[.$E$19])/[.$E$19]" office:value-type="percentage" office:value="0.0164260533167835" calcext:value-type="percentage">
            <text:p>1.64%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Implicit Trans</text:p>
          </table:table-cell>
          <table:table-cell table:formula="of:=[.E12]-[.$E$9]" office:value-type="float" office:value="49.4931804822545" calcext:value-type="float">
            <text:p>49.493</text:p>
          </table:table-cell>
          <table:table-cell table:style-name="ce14" table:formula="of:=M_dot*[.C22]" office:value-type="float" office:value="14.8479541446764" calcext:value-type="float">
            <text:p>14.84795414</text:p>
          </table:table-cell>
          <table:table-cell table:formula="of:=[.D22]/L_chan" office:value-type="float" office:value="4.05903612484318" calcext:value-type="float">
            <text:p>4.059</text:p>
          </table:table-cell>
          <table:table-cell table:style-name="ce15" table:formula="of:=([.E22]-[.$E$19])/[.$E$19]" office:value-type="percentage" office:value="0.014759031210795" calcext:value-type="percentage">
            <text:p>1.48%</text:p>
          </table:table-cell>
          <table:table-cell table:number-columns-repeated="3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aw Data</text:p>
          </table:table-cell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table:style-name="Default" office:value-type="string" calcext:value-type="string">
            <text:p>dr [ft]</text:p>
          </table:table-cell>
          <table:table-cell table:style-name="Default"/>
          <table:table-cell table:style-name="ce12" table:formula="of:=[.D25]" office:value-type="float" office:value="0.000487298838370701" calcext:value-type="float">
            <text:p>4.87E-004</text:p>
          </table:table-cell>
          <table:table-cell table:style-name="ce12" table:formula="of:=[.E25]" office:value-type="float" office:value="0.00108963332795357" calcext:value-type="float">
            <text:p>1.09E-003</text:p>
          </table:table-cell>
          <table:table-cell table:formula="of:=[.F25]-[.E25]" office:value-type="float" office:value="0.00066734762026603" calcext:value-type="float">
            <text:p>0.0006673476</text:p>
          </table:table-cell>
          <table:table-cell table:formula="of:=[.G25]-[.F25]" office:value-type="float" office:value="0.0006795132436339" calcext:value-type="float">
            <text:p>0.0006795132</text:p>
          </table:table-cell>
          <table:table-cell table:formula="of:=[.H25]-[.G25]" office:value-type="float" office:value="0.00068374081099081" calcext:value-type="float">
            <text:p>0.0006837408</text:p>
          </table:table-cell>
          <table:table-cell table:formula="of:=[.I25]-[.H25]" office:value-type="float" office:value="0.00068569059161015" calcext:value-type="float">
            <text:p>0.0006856906</text:p>
          </table:table-cell>
          <table:table-cell table:formula="of:=[.J25]-[.I25]" office:value-type="float" office:value="0.0006867477098914" calcext:value-type="float">
            <text:p>0.0006867477</text:p>
          </table:table-cell>
          <table:table-cell table:formula="of:=[.K25]-[.J25]" office:value-type="float" office:value="0.00068738440191091" calcext:value-type="float">
            <text:p>0.0006873844</text:p>
          </table:table-cell>
          <table:table-cell table:formula="of:=[.L25]-[.K25]" office:value-type="float" office:value="0.00068779734411965" calcext:value-type="float">
            <text:p>0.0006877973</text:p>
          </table:table-cell>
          <table:table-cell table:formula="of:=[.M25]-[.L25]" office:value-type="float" office:value="0.00068808031963873" calcext:value-type="float">
            <text:p>0.0006880803</text:p>
          </table:table-cell>
          <table:table-cell table:formula="of:=[.N25]-[.M25]" office:value-type="float" office:value="0.00068828266169214" calcext:value-type="float">
            <text:p>0.0006882827</text:p>
          </table:table-cell>
          <table:table-cell table:formula="of:=[.O25]-[.N25]" office:value-type="float" office:value="0.000688432334817139" calcext:value-type="float">
            <text:p>0.0006884323</text:p>
          </table:table-cell>
          <table:table-cell table:formula="of:=[.P25]-[.O25]" office:value-type="float" office:value="0.000688546152267901" calcext:value-type="float">
            <text:p>0.0006885462</text:p>
          </table:table-cell>
          <table:table-cell table:formula="of:=[.Q25]-[.P25]" office:value-type="float" office:value="0.00068863471626578" calcext:value-type="float">
            <text:p>0.0006886347</text:p>
          </table:table-cell>
          <table:table-cell table:formula="of:=[.R25]-[.Q25]" office:value-type="float" office:value="0.000688704981128739" calcext:value-type="float">
            <text:p>0.000688705</text:p>
          </table:table-cell>
          <table:table-cell table:formula="of:=[.S25]-[.R25]" office:value-type="float" office:value="0.000688761662091151" calcext:value-type="float">
            <text:p>0.0006887617</text:p>
          </table:table-cell>
          <table:table-cell table:formula="of:=[.T25]-[.S25]" office:value-type="float" office:value="0.000688808047881498" calcext:value-type="float">
            <text:p>0.000688808</text:p>
          </table:table-cell>
          <table:table-cell table:formula="of:=[.U25]-[.T25]" office:value-type="float" office:value="0.000688846488950501" calcext:value-type="float">
            <text:p>0.0006888465</text:p>
          </table:table-cell>
          <table:table-cell table:formula="of:=[.V25]-[.U25]" office:value-type="float" office:value="0.000688878701305299" calcext:value-type="float">
            <text:p>0.0006888787</text:p>
          </table:table-cell>
          <table:table-cell table:formula="of:=[.W25]-[.V25]" office:value-type="float" office:value="0.000684489093558499" calcext:value-type="float">
            <text:p>0.0006844891</text:p>
          </table:table-cell>
          <table:table-cell table:formula="of:=[.X25]-[.W25]" office:value-type="float" office:value="0.000275590551181102" calcext:value-type="float">
            <text:p>0.0002755906</text:p>
          </table:table-cell>
          <table:table-cell table:formula="of:=[.Y25]-[.X25]" office:value-type="float" office:value="0.0018700787401574" calcext:value-type="float">
            <text:p>0.0018700787</text:p>
          </table:table-cell>
          <table:table-cell table:style-name="ce1" office:value-type="string" calcext:value-type="string">
            <text:p>FLUID</text:p>
          </table:table-cell>
          <table:table-cell table:number-columns-repeated="15"/>
        </table:table-row>
        <table:table-row table:style-name="ro1">
          <table:table-cell/>
          <table:table-cell table:style-name="Default" office:value-type="string" calcext:value-type="string">
            <text:p>r [ft]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0.000487298838370701" calcext:value-type="float">
            <text:p>4.87E-004</text:p>
          </table:table-cell>
          <table:table-cell table:style-name="ce12" office:value-type="float" office:value="0.00108963332795357" calcext:value-type="float">
            <text:p>1.09E-003</text:p>
          </table:table-cell>
          <table:table-cell table:style-name="ce12" office:value-type="float" office:value="0.0017569809482196" calcext:value-type="float">
            <text:p>1.76E-003</text:p>
          </table:table-cell>
          <table:table-cell table:style-name="ce12" office:value-type="float" office:value="0.0024364941918535" calcext:value-type="float">
            <text:p>2.44E-003</text:p>
          </table:table-cell>
          <table:table-cell table:style-name="ce12" office:value-type="float" office:value="0.00312023500284431" calcext:value-type="float">
            <text:p>3.12E-003</text:p>
          </table:table-cell>
          <table:table-cell table:style-name="ce12" office:value-type="float" office:value="0.00380592559445446" calcext:value-type="float">
            <text:p>3.81E-003</text:p>
          </table:table-cell>
          <table:table-cell table:style-name="ce12" office:value-type="float" office:value="0.00449267330434586" calcext:value-type="float">
            <text:p>4.49E-003</text:p>
          </table:table-cell>
          <table:table-cell table:style-name="ce12" office:value-type="float" office:value="0.00518005770625677" calcext:value-type="float">
            <text:p>5.18E-003</text:p>
          </table:table-cell>
          <table:table-cell table:style-name="ce12" office:value-type="float" office:value="0.00586785505037642" calcext:value-type="float">
            <text:p>5.87E-003</text:p>
          </table:table-cell>
          <table:table-cell table:style-name="ce12" office:value-type="float" office:value="0.00655593537001515" calcext:value-type="float">
            <text:p>6.56E-003</text:p>
          </table:table-cell>
          <table:table-cell table:style-name="ce12" office:value-type="float" office:value="0.00724421803170729" calcext:value-type="float">
            <text:p>7.24E-003</text:p>
          </table:table-cell>
          <table:table-cell table:style-name="ce12" office:value-type="float" office:value="0.00793265036652443" calcext:value-type="float">
            <text:p>7.93E-003</text:p>
          </table:table-cell>
          <table:table-cell table:style-name="ce12" office:value-type="float" office:value="0.00862119651879233" calcext:value-type="float">
            <text:p>8.62E-003</text:p>
          </table:table-cell>
          <table:table-cell table:style-name="ce12" office:value-type="float" office:value="0.00930983123505811" calcext:value-type="float">
            <text:p>9.31E-003</text:p>
          </table:table-cell>
          <table:table-cell table:style-name="ce12" office:value-type="float" office:value="0.00999853621618685" calcext:value-type="float">
            <text:p>1.00E-002</text:p>
          </table:table-cell>
          <table:table-cell table:style-name="ce12" office:value-type="float" office:value="0.010687297878278" calcext:value-type="float">
            <text:p>1.07E-002</text:p>
          </table:table-cell>
          <table:table-cell table:style-name="ce12" office:value-type="float" office:value="0.0113761059261595" calcext:value-type="float">
            <text:p>1.14E-002</text:p>
          </table:table-cell>
          <table:table-cell table:style-name="ce12" office:value-type="float" office:value="0.01206495241511" calcext:value-type="float">
            <text:p>1.21E-002</text:p>
          </table:table-cell>
          <table:table-cell table:style-name="ce12" office:value-type="float" office:value="0.0127538311164153" calcext:value-type="float">
            <text:p>1.28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style-name="ce16" table:formula="of:=(t_in+q_lin*dz*2/(M_dot*cp_in))*9/5+32" office:value-type="float" office:value="555.682193565694" calcext:value-type="float">
            <text:p>555.6821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Semi-implicit Trans</text:p>
          </table:table-cell>
          <table:table-cell table:formula="of:=1/3*(4*[.D26]-[.E26])" office:value-type="float" office:value="679.218817333333" calcext:value-type="float">
            <text:p>679.219</text:p>
          </table:table-cell>
          <table:table-cell office:value-type="float" office:value="679.054491" calcext:value-type="float">
            <text:p>679.054491</text:p>
          </table:table-cell>
          <table:table-cell office:value-type="float" office:value="678.561512" calcext:value-type="float">
            <text:p>678.562</text:p>
          </table:table-cell>
          <table:table-cell table:style-name="ce10" office:value-type="float" office:value="677.556173" calcext:value-type="float">
            <text:p>677.556</text:p>
          </table:table-cell>
          <table:table-cell table:style-name="ce10" office:value-type="float" office:value="675.976973" calcext:value-type="float">
            <text:p>675.977</text:p>
          </table:table-cell>
          <table:table-cell table:style-name="ce10" office:value-type="float" office:value="673.824352" calcext:value-type="float">
            <text:p>673.824</text:p>
          </table:table-cell>
          <table:table-cell table:style-name="ce10" office:value-type="float" office:value="671.101294" calcext:value-type="float">
            <text:p>671.101</text:p>
          </table:table-cell>
          <table:table-cell table:style-name="ce10" office:value-type="float" office:value="667.810124" calcext:value-type="float">
            <text:p>667.810</text:p>
          </table:table-cell>
          <table:table-cell table:style-name="ce10" office:value-type="float" office:value="663.9525" calcext:value-type="float">
            <text:p>663.953</text:p>
          </table:table-cell>
          <table:table-cell table:style-name="ce10" office:value-type="float" office:value="659.529608" calcext:value-type="float">
            <text:p>659.530</text:p>
          </table:table-cell>
          <table:table-cell table:style-name="ce10" office:value-type="float" office:value="654.54231" calcext:value-type="float">
            <text:p>654.542</text:p>
          </table:table-cell>
          <table:table-cell table:style-name="ce10" office:value-type="float" office:value="648.991252" calcext:value-type="float">
            <text:p>648.991</text:p>
          </table:table-cell>
          <table:table-cell table:style-name="ce10" office:value-type="float" office:value="642.876916" calcext:value-type="float">
            <text:p>642.877</text:p>
          </table:table-cell>
          <table:table-cell table:style-name="ce10" office:value-type="float" office:value="636.199677" calcext:value-type="float">
            <text:p>636.200</text:p>
          </table:table-cell>
          <table:table-cell table:style-name="ce10" office:value-type="float" office:value="628.959821" calcext:value-type="float">
            <text:p>628.960</text:p>
          </table:table-cell>
          <table:table-cell table:style-name="ce10" office:value-type="float" office:value="621.157571" calcext:value-type="float">
            <text:p>621.158</text:p>
          </table:table-cell>
          <table:table-cell table:style-name="ce10" office:value-type="float" office:value="612.793102" calcext:value-type="float">
            <text:p>612.793</text:p>
          </table:table-cell>
          <table:table-cell office:value-type="float" office:value="603.866551" calcext:value-type="float">
            <text:p>603.866551</text:p>
          </table:table-cell>
          <table:table-cell office:value-type="float" office:value="594.378025" calcext:value-type="float">
            <text:p>594.378025</text:p>
          </table:table-cell>
          <table:table-cell office:value-type="float" office:value="584.327608" calcext:value-type="float">
            <text:p>584.327608</text:p>
          </table:table-cell>
          <table:table-cell office:value-type="float" office:value="573.72061" calcext:value-type="float">
            <text:p>573.72061</text:p>
          </table:table-cell>
          <table:table-cell office:value-type="float" office:value="573.70693" calcext:value-type="float">
            <text:p>573.70693</text:p>
          </table:table-cell>
          <table:table-cell office:value-type="float" office:value="563.631237" calcext:value-type="float">
            <text:p>563.631237</text:p>
          </table:table-cell>
          <table:table-cell table:style-name="ce12" table:formula="of:=[.Z25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SS</text:p>
          </table:table-cell>
          <table:table-cell table:formula="of:=1/3*(4*[.D27]-[.E27])" office:value-type="float" office:value="679.317131333333" calcext:value-type="float">
            <text:p>679.317</text:p>
          </table:table-cell>
          <table:table-cell office:value-type="float" office:value="679.152624" calcext:value-type="float">
            <text:p>679.152624</text:p>
          </table:table-cell>
          <table:table-cell office:value-type="float" office:value="678.659102" calcext:value-type="float">
            <text:p>678.659</text:p>
          </table:table-cell>
          <table:table-cell table:style-name="ce10" office:value-type="float" office:value="677.652658" calcext:value-type="float">
            <text:p>677.653</text:p>
          </table:table-cell>
          <table:table-cell table:style-name="ce10" office:value-type="float" office:value="676.071736" calcext:value-type="float">
            <text:p>676.072</text:p>
          </table:table-cell>
          <table:table-cell table:style-name="ce10" office:value-type="float" office:value="673.916791" calcext:value-type="float">
            <text:p>673.917</text:p>
          </table:table-cell>
          <table:table-cell table:style-name="ce10" office:value-type="float" office:value="671.190834" calcext:value-type="float">
            <text:p>671.191</text:p>
          </table:table-cell>
          <table:table-cell table:style-name="ce10" office:value-type="float" office:value="667.89622" calcext:value-type="float">
            <text:p>667.896</text:p>
          </table:table-cell>
          <table:table-cell table:style-name="ce10" office:value-type="float" office:value="664.03464" calcext:value-type="float">
            <text:p>664.035</text:p>
          </table:table-cell>
          <table:table-cell table:style-name="ce10" office:value-type="float" office:value="659.607319" calcext:value-type="float">
            <text:p>659.607</text:p>
          </table:table-cell>
          <table:table-cell table:style-name="ce10" office:value-type="float" office:value="654.615163" calcext:value-type="float">
            <text:p>654.615</text:p>
          </table:table-cell>
          <table:table-cell table:style-name="ce10" office:value-type="float" office:value="649.058861" calcext:value-type="float">
            <text:p>649.059</text:p>
          </table:table-cell>
          <table:table-cell table:style-name="ce10" office:value-type="float" office:value="642.938948" calcext:value-type="float">
            <text:p>642.939</text:p>
          </table:table-cell>
          <table:table-cell table:style-name="ce10" office:value-type="float" office:value="636.255848" calcext:value-type="float">
            <text:p>636.256</text:p>
          </table:table-cell>
          <table:table-cell table:style-name="ce10" office:value-type="float" office:value="629.009902" calcext:value-type="float">
            <text:p>629.010</text:p>
          </table:table-cell>
          <table:table-cell table:style-name="ce10" office:value-type="float" office:value="621.20139" calcext:value-type="float">
            <text:p>621.201</text:p>
          </table:table-cell>
          <table:table-cell table:style-name="ce10" office:value-type="float" office:value="612.830543" calcext:value-type="float">
            <text:p>612.831</text:p>
          </table:table-cell>
          <table:table-cell office:value-type="float" office:value="603.897557" calcext:value-type="float">
            <text:p>603.897557</text:p>
          </table:table-cell>
          <table:table-cell office:value-type="float" office:value="594.402595" calcext:value-type="float">
            <text:p>594.402595</text:p>
          </table:table-cell>
          <table:table-cell office:value-type="float" office:value="584.345799" calcext:value-type="float">
            <text:p>584.345799</text:p>
          </table:table-cell>
          <table:table-cell office:value-type="float" office:value="573.732535" calcext:value-type="float">
            <text:p>573.732535</text:p>
          </table:table-cell>
          <table:table-cell office:value-type="float" office:value="573.718847" calcext:value-type="float">
            <text:p>573.718847</text:p>
          </table:table-cell>
          <table:table-cell office:value-type="float" office:value="563.637113" calcext:value-type="float">
            <text:p>563.637113</text:p>
          </table:table-cell>
          <table:table-cell table:style-name="ce12" table:formula="of:=[.Z26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(r) [F]</text:p>
          </table:table-cell>
          <table:table-cell office:value-type="string" calcext:value-type="string">
            <text:p>Implicit Trans</text:p>
          </table:table-cell>
          <table:table-cell table:formula="of:=1/3*(4*[.D28]-[.E28])" office:value-type="float" office:value="679.205009666667" calcext:value-type="float">
            <text:p>679.205</text:p>
          </table:table-cell>
          <table:table-cell office:value-type="float" office:value="679.040709" calcext:value-type="float">
            <text:p>679.040709</text:p>
          </table:table-cell>
          <table:table-cell office:value-type="float" office:value="678.547807" calcext:value-type="float">
            <text:p>678.548</text:p>
          </table:table-cell>
          <table:table-cell table:style-name="ce10" office:value-type="float" office:value="677.542624" calcext:value-type="float">
            <text:p>677.543</text:p>
          </table:table-cell>
          <table:table-cell table:style-name="ce10" office:value-type="float" office:value="675.963665" calcext:value-type="float">
            <text:p>675.964</text:p>
          </table:table-cell>
          <table:table-cell table:style-name="ce10" office:value-type="float" office:value="673.81137" calcext:value-type="float">
            <text:p>673.811</text:p>
          </table:table-cell>
          <table:table-cell table:style-name="ce10" office:value-type="float" office:value="671.088719" calcext:value-type="float">
            <text:p>671.089</text:p>
          </table:table-cell>
          <table:table-cell table:style-name="ce10" office:value-type="float" office:value="667.798034" calcext:value-type="float">
            <text:p>667.798</text:p>
          </table:table-cell>
          <table:table-cell table:style-name="ce10" office:value-type="float" office:value="663.940966" calcext:value-type="float">
            <text:p>663.941</text:p>
          </table:table-cell>
          <table:table-cell table:style-name="ce10" office:value-type="float" office:value="659.518695" calcext:value-type="float">
            <text:p>659.519</text:p>
          </table:table-cell>
          <table:table-cell table:style-name="ce10" office:value-type="float" office:value="654.532081" calcext:value-type="float">
            <text:p>654.532</text:p>
          </table:table-cell>
          <table:table-cell table:style-name="ce10" office:value-type="float" office:value="648.981758" calcext:value-type="float">
            <text:p>648.982</text:p>
          </table:table-cell>
          <table:table-cell table:style-name="ce10" office:value-type="float" office:value="642.868207" calcext:value-type="float">
            <text:p>642.868</text:p>
          </table:table-cell>
          <table:table-cell table:style-name="ce10" office:value-type="float" office:value="636.191791" calcext:value-type="float">
            <text:p>636.192</text:p>
          </table:table-cell>
          <table:table-cell table:style-name="ce10" office:value-type="float" office:value="628.95279" calcext:value-type="float">
            <text:p>628.953</text:p>
          </table:table-cell>
          <table:table-cell table:style-name="ce10" office:value-type="float" office:value="621.151419" calcext:value-type="float">
            <text:p>621.151</text:p>
          </table:table-cell>
          <table:table-cell table:style-name="ce10" office:value-type="float" office:value="612.787847" calcext:value-type="float">
            <text:p>612.788</text:p>
          </table:table-cell>
          <table:table-cell office:value-type="float" office:value="603.8622" calcext:value-type="float">
            <text:p>603.8622</text:p>
          </table:table-cell>
          <table:table-cell office:value-type="float" office:value="594.374578" calcext:value-type="float">
            <text:p>594.374578</text:p>
          </table:table-cell>
          <table:table-cell office:value-type="float" office:value="584.325057" calcext:value-type="float">
            <text:p>584.325057</text:p>
          </table:table-cell>
          <table:table-cell office:value-type="float" office:value="573.718939" calcext:value-type="float">
            <text:p>573.718939</text:p>
          </table:table-cell>
          <table:table-cell office:value-type="float" office:value="573.70526" calcext:value-type="float">
            <text:p>573.70526</text:p>
          </table:table-cell>
          <table:table-cell office:value-type="float" office:value="563.630415" calcext:value-type="float">
            <text:p>563.630415</text:p>
          </table:table-cell>
          <table:table-cell table:style-name="ce12" table:formula="of:=[.Z27]" office:value-type="float" office:value="555.682193565694" calcext:value-type="float">
            <text:p>5.56E+002</text:p>
          </table:table-cell>
          <table:table-cell table:number-columns-repeated="1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Relative Temperature Difference</text:p>
          </table:table-cell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formula="of:=([.C25])*t_ft_m*100" office:value-type="float" office:value="0" calcext:value-type="float">
            <text:p>0.000</text:p>
          </table:table-cell>
          <table:table-cell table:style-name="ce10" table:formula="of:=([.D25])*t_ft_m*100" office:value-type="float" office:value="0.0148529173234228" calcext:value-type="float">
            <text:p>0.015</text:p>
          </table:table-cell>
          <table:table-cell table:formula="of:=([.E25])*t_ft_m*100" office:value-type="float" office:value="0.0332121327993576" calcext:value-type="float">
            <text:p>0.033</text:p>
          </table:table-cell>
          <table:table-cell table:style-name="ce10" table:formula="of:=([.F25])*t_ft_m*100" office:value-type="float" office:value="0.0535529549998282" calcext:value-type="float">
            <text:p>0.054</text:p>
          </table:table-cell>
          <table:table-cell table:style-name="ce10" table:formula="of:=([.G25])*t_ft_m*100" office:value-type="float" office:value="0.0742645866171139" calcext:value-type="float">
            <text:p>0.074</text:p>
          </table:table-cell>
          <table:table-cell table:style-name="ce10" table:formula="of:=([.H25])*t_ft_m*100" office:value-type="float" office:value="0.0951050749101949" calcext:value-type="float">
            <text:p>0.095</text:p>
          </table:table-cell>
          <table:table-cell table:style-name="ce10" table:formula="of:=([.I25])*t_ft_m*100" office:value-type="float" office:value="0.116004992711531" calcext:value-type="float">
            <text:p>0.116</text:p>
          </table:table-cell>
          <table:table-cell table:style-name="ce10" table:formula="of:=([.J25])*t_ft_m*100" office:value-type="float" office:value="0.136937131583792" calcext:value-type="float">
            <text:p>0.137</text:p>
          </table:table-cell>
          <table:table-cell table:style-name="ce10" table:formula="of:=([.K25])*t_ft_m*100" office:value-type="float" office:value="0.157888676892477" calcext:value-type="float">
            <text:p>0.158</text:p>
          </table:table-cell>
          <table:table-cell table:style-name="ce10" table:formula="of:=([.L25])*t_ft_m*100" office:value-type="float" office:value="0.178852808720978" calcext:value-type="float">
            <text:p>0.179</text:p>
          </table:table-cell>
          <table:table-cell table:style-name="ce10" table:formula="of:=([.M25])*t_ft_m*100" office:value-type="float" office:value="0.199825565671599" calcext:value-type="float">
            <text:p>0.200</text:p>
          </table:table-cell>
          <table:table-cell table:style-name="ce10" table:formula="of:=([.N25])*t_ft_m*100" office:value-type="float" office:value="0.220804490028241" calcext:value-type="float">
            <text:p>0.221</text:p>
          </table:table-cell>
          <table:table-cell table:style-name="ce10" table:formula="of:=([.O25])*t_ft_m*100" office:value-type="float" office:value="0.241787976436701" calcext:value-type="float">
            <text:p>0.242</text:p>
          </table:table-cell>
          <table:table-cell table:style-name="ce10" table:formula="of:=([.P25])*t_ft_m*100" office:value-type="float" office:value="0.262774932012442" calcext:value-type="float">
            <text:p>0.263</text:p>
          </table:table-cell>
          <table:table-cell table:style-name="ce10" table:formula="of:=([.Q25])*t_ft_m*100" office:value-type="float" office:value="0.283764587027695" calcext:value-type="float">
            <text:p>0.284</text:p>
          </table:table-cell>
          <table:table-cell table:style-name="ce10" table:formula="of:=([.R25])*t_ft_m*100" office:value-type="float" office:value="0.304756383722997" calcext:value-type="float">
            <text:p>0.305</text:p>
          </table:table-cell>
          <table:table-cell table:style-name="ce10" table:formula="of:=([.S25])*t_ft_m*100" office:value-type="float" office:value="0.325749908059701" calcext:value-type="float">
            <text:p>0.326</text:p>
          </table:table-cell>
          <table:table-cell table:style-name="ce10" table:formula="of:=([.T25])*t_ft_m*100" office:value-type="float" office:value="0.346744846239934" calcext:value-type="float">
            <text:p>0.347</text:p>
          </table:table-cell>
          <table:table-cell table:style-name="ce10" table:formula="of:=([.U25])*t_ft_m*100" office:value-type="float" office:value="0.367740956107794" calcext:value-type="float">
            <text:p>0.368</text:p>
          </table:table-cell>
          <table:table-cell table:style-name="ce10" table:formula="of:=([.V25])*t_ft_m*100" office:value-type="float" office:value="0.38873804781145" calcext:value-type="float">
            <text:p>0.389</text:p>
          </table:table-cell>
          <table:table-cell table:style-name="ce10" table:formula="of:=([.W25])*t_ft_m*100" office:value-type="float" office:value="0.409601343832022" calcext:value-type="float">
            <text:p>0.410</text:p>
          </table:table-cell>
          <table:table-cell table:style-name="ce10" table:formula="of:=([.X25])*t_ft_m*100" office:value-type="float" office:value="0.418001371391078" calcext:value-type="float">
            <text:p>0.418</text:p>
          </table:table-cell>
          <table:table-cell table:style-name="ce10" table:formula="of:=([.Y25])*t_ft_m*100" office:value-type="float" office:value="0.475001558398949" calcext:value-type="float">
            <text:p>0.475</text:p>
          </table:table-cell>
          <table:table-cell table:number-columns-repeated="2"/>
          <table:table-cell table:style-name="ce10"/>
          <table:table-cell table:style-name="ce2" office:value-type="string" calcext:value-type="string">
            <text:p>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q_dot*1000/(4*k_fuel)*((R_fuel/100)^2)*(1-([.C30]/R_fuel)^2)+delta_gap+delta_clad" office:value-type="float" office:value="65.0390785927561" calcext:value-type="float">
            <text:p>65.039</text:p>
          </table:table-cell>
          <table:table-cell table:style-name="ce10" table:formula="of:=q_dot*1000/(4*k_fuel)*((R_fuel/100)^2)*(1-([.D30]/R_fuel)^2)+delta_gap+delta_clad" office:value-type="float" office:value="64.96123765042" calcext:value-type="float">
            <text:p>64.961</text:p>
          </table:table-cell>
          <table:table-cell table:formula="of:=q_dot*1000/(4*k_fuel)*((R_fuel/100)^2)*(1-([.E30]/R_fuel)^2)+delta_gap+delta_clad" office:value-type="float" office:value="64.6498738810758" calcext:value-type="float">
            <text:p>64.650</text:p>
          </table:table-cell>
          <table:table-cell table:style-name="ce10" table:formula="of:=q_dot*1000/(4*k_fuel)*((R_fuel/100)^2)*(1-([.F30]/R_fuel)^2)+delta_gap+delta_clad" office:value-type="float" office:value="64.0271463423874" calcext:value-type="float">
            <text:p>64.027</text:p>
          </table:table-cell>
          <table:table-cell table:style-name="ce10" table:formula="of:=q_dot*1000/(4*k_fuel)*((R_fuel/100)^2)*(1-([.G30]/R_fuel)^2)+delta_gap+delta_clad" office:value-type="float" office:value="63.0930550343548" calcext:value-type="float">
            <text:p>63.093</text:p>
          </table:table-cell>
          <table:table-cell table:style-name="ce10" table:formula="of:=q_dot*1000/(4*k_fuel)*((R_fuel/100)^2)*(1-([.H30]/R_fuel)^2)+delta_gap+delta_clad" office:value-type="float" office:value="61.8475999569779" calcext:value-type="float">
            <text:p>61.848</text:p>
          </table:table-cell>
          <table:table-cell table:style-name="ce10" table:formula="of:=q_dot*1000/(4*k_fuel)*((R_fuel/100)^2)*(1-([.I30]/R_fuel)^2)+delta_gap+delta_clad" office:value-type="float" office:value="60.2907811102568" calcext:value-type="float">
            <text:p>60.291</text:p>
          </table:table-cell>
          <table:table-cell table:style-name="ce10" table:formula="of:=q_dot*1000/(4*k_fuel)*((R_fuel/100)^2)*(1-([.J30]/R_fuel)^2)+delta_gap+delta_clad" office:value-type="float" office:value="58.4225984941916" calcext:value-type="float">
            <text:p>58.423</text:p>
          </table:table-cell>
          <table:table-cell table:style-name="ce10" table:formula="of:=q_dot*1000/(4*k_fuel)*((R_fuel/100)^2)*(1-([.K30]/R_fuel)^2)+delta_gap+delta_clad" office:value-type="float" office:value="56.2430521087821" calcext:value-type="float">
            <text:p>56.243</text:p>
          </table:table-cell>
          <table:table-cell table:style-name="ce10" table:formula="of:=q_dot*1000/(4*k_fuel)*((R_fuel/100)^2)*(1-([.L30]/R_fuel)^2)+delta_gap+delta_clad" office:value-type="float" office:value="53.7521419540284" calcext:value-type="float">
            <text:p>53.752</text:p>
          </table:table-cell>
          <table:table-cell table:style-name="ce10" table:formula="of:=q_dot*1000/(4*k_fuel)*((R_fuel/100)^2)*(1-([.M30]/R_fuel)^2)+delta_gap+delta_clad" office:value-type="float" office:value="50.9498680299305" calcext:value-type="float">
            <text:p>50.950</text:p>
          </table:table-cell>
          <table:table-cell table:style-name="ce10" table:formula="of:=q_dot*1000/(4*k_fuel)*((R_fuel/100)^2)*(1-([.N30]/R_fuel)^2)+delta_gap+delta_clad" office:value-type="float" office:value="47.8362303364884" calcext:value-type="float">
            <text:p>47.836</text:p>
          </table:table-cell>
          <table:table-cell table:style-name="ce10" table:formula="of:=q_dot*1000/(4*k_fuel)*((R_fuel/100)^2)*(1-([.O30]/R_fuel)^2)+delta_gap+delta_clad" office:value-type="float" office:value="44.411228873702" calcext:value-type="float">
            <text:p>44.411</text:p>
          </table:table-cell>
          <table:table-cell table:style-name="ce10" table:formula="of:=q_dot*1000/(4*k_fuel)*((R_fuel/100)^2)*(1-([.P30]/R_fuel)^2)+delta_gap+delta_clad" office:value-type="float" office:value="40.6748636415715" calcext:value-type="float">
            <text:p>40.675</text:p>
          </table:table-cell>
          <table:table-cell table:style-name="ce10" table:formula="of:=q_dot*1000/(4*k_fuel)*((R_fuel/100)^2)*(1-([.Q30]/R_fuel)^2)+delta_gap+delta_clad" office:value-type="float" office:value="36.6271346400967" calcext:value-type="float">
            <text:p>36.627</text:p>
          </table:table-cell>
          <table:table-cell table:style-name="ce10" table:formula="of:=q_dot*1000/(4*k_fuel)*((R_fuel/100)^2)*(1-([.R30]/R_fuel)^2)+delta_gap+delta_clad" office:value-type="float" office:value="32.2680418692777" calcext:value-type="float">
            <text:p>32.268</text:p>
          </table:table-cell>
          <table:table-cell table:style-name="ce10" table:formula="of:=q_dot*1000/(4*k_fuel)*((R_fuel/100)^2)*(1-([.S30]/R_fuel)^2)+delta_gap+delta_clad" office:value-type="float" office:value="27.5975853291147" calcext:value-type="float">
            <text:p>27.598</text:p>
          </table:table-cell>
          <table:table-cell table:style-name="ce10" table:formula="of:=q_dot*1000/(4*k_fuel)*((R_fuel/100)^2)*(1-([.T30]/R_fuel)^2)+delta_gap+delta_clad" office:value-type="float" office:value="22.6157650196073" calcext:value-type="float">
            <text:p>22.616</text:p>
          </table:table-cell>
          <table:table-cell table:style-name="ce10" table:formula="of:=q_dot*1000/(4*k_fuel)*((R_fuel/100)^2)*(1-([.U30]/R_fuel)^2)+delta_gap+delta_clad" office:value-type="float" office:value="17.3225809407551" calcext:value-type="float">
            <text:p>17.323</text:p>
          </table:table-cell>
          <table:table-cell table:style-name="ce10" table:formula="of:=q_dot*1000/(4*k_fuel)*((R_fuel/100)^2)*(1-([.V30]/R_fuel)^2)+delta_gap+delta_clad" office:value-type="float" office:value="11.7180330925596" calcext:value-type="float">
            <text:p>11.718</text:p>
          </table:table-cell>
          <table:table-cell table:style-name="ce10" table:formula="of:=delta_gap+delta_clad" office:value-type="float" office:value="5.84143038283675" calcext:value-type="float">
            <text:p>5.841</text:p>
          </table:table-cell>
          <table:table-cell table:style-name="ce10" table:formula="of:=delta_clad" office:value-type="float" office:value="5.81405867843346" calcext:value-type="float">
            <text:p>5.814</text:p>
          </table:table-cell>
          <table:table-cell table:style-name="ce10" office:value-type="float" office:value="0" calcext:value-type="float">
            <text:p>0.000</text:p>
          </table:table-cell>
          <table:table-cell/>
          <table:table-cell table:style-name="ce10" table:formula="of:=-delta_fluid" office:value-type="float" office:value="-3.96372848086904" calcext:value-type="float">
            <text:p>-3.964</text:p>
          </table:table-cell>
          <table:table-cell table:style-name="ce1" office:value-type="string" calcext:value-type="string">
            <text:p>Semi-implicit Trans</text:p>
          </table:table-cell>
          <table:table-cell table:style-name="ce11" table:formula="of:=[.C32]-[.C$31]" office:value-type="float" office:value="-0.823756185348742" calcext:value-type="float">
            <text:p>-0.82</text:p>
          </table:table-cell>
          <table:table-cell table:style-name="ce11" table:formula="of:=[.D32]-[.D$31]" office:value-type="float" office:value="-0.837207650420069" calcext:value-type="float">
            <text:p>-0.84</text:p>
          </table:table-cell>
          <table:table-cell table:style-name="ce11" table:formula="of:=[.E32]-[.E$31]" office:value-type="float" office:value="-0.799721103298076" calcext:value-type="float">
            <text:p>-0.80</text:p>
          </table:table-cell>
          <table:table-cell table:style-name="ce11" table:formula="of:=[.F32]-[.F$31]" office:value-type="float" office:value="-0.735515231276345" calcext:value-type="float">
            <text:p>-0.74</text:p>
          </table:table-cell>
          <table:table-cell table:style-name="ce11" table:formula="of:=[.G32]-[.G$31]" office:value-type="float" office:value="-0.678757256576979" calcext:value-type="float">
            <text:p>-0.68</text:p>
          </table:table-cell>
          <table:table-cell table:style-name="ce11" table:formula="of:=[.H32]-[.H$31]" office:value-type="float" office:value="-0.629202734755715" calcext:value-type="float">
            <text:p>-0.63</text:p>
          </table:table-cell>
          <table:table-cell table:style-name="ce11" table:formula="of:=[.I32]-[.I$31]" office:value-type="float" office:value="-0.585193888034603" calcext:value-type="float">
            <text:p>-0.59</text:p>
          </table:table-cell>
          <table:table-cell table:style-name="ce11" table:formula="of:=[.J32]-[.J$31]" office:value-type="float" office:value="-0.545439049747159" calcext:value-type="float">
            <text:p>-0.55</text:p>
          </table:table-cell>
          <table:table-cell table:style-name="ce11" table:formula="of:=[.K32]-[.K$31]" office:value-type="float" office:value="-0.509017108782096" calcext:value-type="float">
            <text:p>-0.51</text:p>
          </table:table-cell>
          <table:table-cell table:style-name="ce11" table:formula="of:=[.L32]-[.L$31]" office:value-type="float" office:value="-0.475269176250585" calcext:value-type="float">
            <text:p>-0.48</text:p>
          </table:table-cell>
          <table:table-cell table:style-name="ce11" table:formula="of:=[.M32]-[.M$31]" office:value-type="float" office:value="-0.443716363263796" calcext:value-type="float">
            <text:p>-0.44</text:p>
          </table:table-cell>
          <table:table-cell table:style-name="ce11" table:formula="of:=[.N32]-[.N$31]" office:value-type="float" office:value="-0.413999780932805" calcext:value-type="float">
            <text:p>-0.41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([.C26]-[.$Y26])*t_R_K" office:value-type="float" office:value="64.2153224074073" calcext:value-type="float">
            <text:p>64.215</text:p>
          </table:table-cell>
          <table:table-cell table:style-name="ce10" table:formula="of:=([.D26]-[.$Y26])*t_R_K" office:value-type="float" office:value="64.12403" calcext:value-type="float">
            <text:p>64.124</text:p>
          </table:table-cell>
          <table:table-cell table:formula="of:=([.E26]-[.$Y26])*t_R_K" office:value-type="float" office:value="63.8501527777777" calcext:value-type="float">
            <text:p>63.850</text:p>
          </table:table-cell>
          <table:table-cell table:style-name="ce10" table:formula="of:=([.F26]-[.$Y26])*t_R_K" office:value-type="float" office:value="63.2916311111111" calcext:value-type="float">
            <text:p>63.292</text:p>
          </table:table-cell>
          <table:table-cell table:style-name="ce10" table:formula="of:=([.G26]-[.$Y26])*t_R_K" office:value-type="float" office:value="62.4142977777778" calcext:value-type="float">
            <text:p>62.414</text:p>
          </table:table-cell>
          <table:table-cell table:style-name="ce10" table:formula="of:=([.H26]-[.$Y26])*t_R_K" office:value-type="float" office:value="61.2183972222222" calcext:value-type="float">
            <text:p>61.218</text:p>
          </table:table-cell>
          <table:table-cell table:style-name="ce10" table:formula="of:=([.I26]-[.$Y26])*t_R_K" office:value-type="float" office:value="59.7055872222222" calcext:value-type="float">
            <text:p>59.706</text:p>
          </table:table-cell>
          <table:table-cell table:style-name="ce10" table:formula="of:=([.J26]-[.$Y26])*t_R_K" office:value-type="float" office:value="57.8771594444444" calcext:value-type="float">
            <text:p>57.877</text:p>
          </table:table-cell>
          <table:table-cell table:style-name="ce10" table:formula="of:=([.K26]-[.$Y26])*t_R_K" office:value-type="float" office:value="55.734035" calcext:value-type="float">
            <text:p>55.734</text:p>
          </table:table-cell>
          <table:table-cell table:style-name="ce10" table:formula="of:=([.L26]-[.$Y26])*t_R_K" office:value-type="float" office:value="53.2768727777778" calcext:value-type="float">
            <text:p>53.277</text:p>
          </table:table-cell>
          <table:table-cell table:style-name="ce10" table:formula="of:=([.M26]-[.$Y26])*t_R_K" office:value-type="float" office:value="50.5061516666667" calcext:value-type="float">
            <text:p>50.506</text:p>
          </table:table-cell>
          <table:table-cell table:style-name="ce10" table:formula="of:=([.N26]-[.$Y26])*t_R_K" office:value-type="float" office:value="47.4222305555555" calcext:value-type="float">
            <text:p>47.422</text:p>
          </table:table-cell>
          <table:table-cell table:style-name="ce10" table:formula="of:=([.O26]-[.$Y26])*t_R_K" office:value-type="float" office:value="44.0253772222222" calcext:value-type="float">
            <text:p>44.025</text:p>
          </table:table-cell>
          <table:table-cell table:style-name="ce10" table:formula="of:=([.P26]-[.$Y26])*t_R_K" office:value-type="float" office:value="40.3157999999999" calcext:value-type="float">
            <text:p>40.316</text:p>
          </table:table-cell>
          <table:table-cell table:style-name="ce10" table:formula="of:=([.Q26]-[.$Y26])*t_R_K" office:value-type="float" office:value="36.2936577777778" calcext:value-type="float">
            <text:p>36.294</text:p>
          </table:table-cell>
          <table:table-cell table:style-name="ce10" table:formula="of:=([.R26]-[.$Y26])*t_R_K" office:value-type="float" office:value="31.9590744444444" calcext:value-type="float">
            <text:p>31.959</text:p>
          </table:table-cell>
          <table:table-cell table:style-name="ce10" table:formula="of:=([.S26]-[.$Y26])*t_R_K" office:value-type="float" office:value="27.3121472222222" calcext:value-type="float">
            <text:p>27.312</text:p>
          </table:table-cell>
          <table:table-cell table:style-name="ce10" table:formula="of:=([.T26]-[.$Y26])*t_R_K" office:value-type="float" office:value="22.3529522222222" calcext:value-type="float">
            <text:p>22.353</text:p>
          </table:table-cell>
          <table:table-cell table:style-name="ce10" table:formula="of:=([.U26]-[.$Y26])*t_R_K" office:value-type="float" office:value="17.0815488888888" calcext:value-type="float">
            <text:p>17.082</text:p>
          </table:table-cell>
          <table:table-cell table:style-name="ce10" table:formula="of:=([.V26]-[.$Y26])*t_R_K" office:value-type="float" office:value="11.4979838888889" calcext:value-type="float">
            <text:p>11.498</text:p>
          </table:table-cell>
          <table:table-cell table:style-name="ce10" table:formula="of:=([.W26]-[.$Y26])*t_R_K" office:value-type="float" office:value="5.60520722222217" calcext:value-type="float">
            <text:p>5.605</text:p>
          </table:table-cell>
          <table:table-cell table:style-name="ce10" table:formula="of:=([.X26]-[.$Y26])*t_R_K" office:value-type="float" office:value="5.59760722222222" calcext:value-type="float">
            <text:p>5.598</text:p>
          </table:table-cell>
          <table:table-cell table:style-name="ce10" table:formula="of:=([.Y26]-[.$Y26])*t_R_K" office:value-type="float" office:value="0" calcext:value-type="float">
            <text:p>0.000</text:p>
          </table:table-cell>
          <table:table-cell/>
          <table:table-cell table:style-name="ce10" table:formula="of:=([.Z26]-[.$Y26])*t_R_K" office:value-type="float" office:value="-4.41613524128115" calcext:value-type="float">
            <text:p>-4.416</text:p>
          </table:table-cell>
          <table:table-cell table:style-name="ce1" office:value-type="string" calcext:value-type="string">
            <text:p>Implicit SS</text:p>
          </table:table-cell>
          <table:table-cell table:style-name="ce11" table:formula="of:=[.C33]-[.C$31]" office:value-type="float" office:value="-0.772401740904286" calcext:value-type="float">
            <text:p>-0.77</text:p>
          </table:table-cell>
          <table:table-cell table:style-name="ce11" table:formula="of:=[.D33]-[.D$31]" office:value-type="float" office:value="-0.785953761531175" calcext:value-type="float">
            <text:p>-0.79</text:p>
          </table:table-cell>
          <table:table-cell table:style-name="ce11" table:formula="of:=[.E33]-[.E$31]" office:value-type="float" office:value="-0.74876888107584" calcext:value-type="float">
            <text:p>-0.75</text:p>
          </table:table-cell>
          <table:table-cell table:style-name="ce11" table:formula="of:=[.F33]-[.F$31]" office:value-type="float" office:value="-0.685176897942966" calcext:value-type="float">
            <text:p>-0.69</text:p>
          </table:table-cell>
          <table:table-cell table:style-name="ce11" table:formula="of:=[.G33]-[.G$31]" office:value-type="float" office:value="-0.629375589910318" calcext:value-type="float">
            <text:p>-0.63</text:p>
          </table:table-cell>
          <table:table-cell table:style-name="ce11" table:formula="of:=[.H33]-[.H$31]" office:value-type="float" office:value="-0.581112179200119" calcext:value-type="float">
            <text:p>-0.58</text:p>
          </table:table-cell>
          <table:table-cell table:style-name="ce11" table:formula="of:=[.I33]-[.I$31]" office:value-type="float" office:value="-0.5387138880346" calcext:value-type="float">
            <text:p>-0.54</text:p>
          </table:table-cell>
          <table:table-cell table:style-name="ce11" table:formula="of:=[.J33]-[.J$31]" office:value-type="float" office:value="-0.500872383080463" calcext:value-type="float">
            <text:p>-0.50</text:p>
          </table:table-cell>
          <table:table-cell table:style-name="ce11" table:formula="of:=[.K33]-[.K$31]" office:value-type="float" office:value="-0.466648219893187" calcext:value-type="float">
            <text:p>-0.47</text:p>
          </table:table-cell>
          <table:table-cell table:style-name="ce11" table:formula="of:=[.L33]-[.L$31]" office:value-type="float" office:value="-0.43536084291727" calcext:value-type="float">
            <text:p>-0.44</text:p>
          </table:table-cell>
          <table:table-cell table:style-name="ce11" table:formula="of:=[.M33]-[.M$31]" office:value-type="float" office:value="-0.406506918819311" calcext:value-type="float">
            <text:p>-0.41</text:p>
          </table:table-cell>
          <table:table-cell table:style-name="ce11" table:formula="of:=[.N33]-[.N$31]" office:value-type="float" office:value="-0.379703669821694" calcext:value-type="float">
            <text:p>-0.38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([.C27]-[.$Y27])*t_R_K" office:value-type="float" office:value="64.2666768518518" calcext:value-type="float">
            <text:p>64.267</text:p>
          </table:table-cell>
          <table:table-cell table:style-name="ce10" table:formula="of:=([.D27]-[.$Y27])*t_R_K" office:value-type="float" office:value="64.1752838888889" calcext:value-type="float">
            <text:p>64.175</text:p>
          </table:table-cell>
          <table:table-cell table:formula="of:=([.E27]-[.$Y27])*t_R_K" office:value-type="float" office:value="63.901105" calcext:value-type="float">
            <text:p>63.901</text:p>
          </table:table-cell>
          <table:table-cell table:style-name="ce10" table:formula="of:=([.F27]-[.$Y27])*t_R_K" office:value-type="float" office:value="63.3419694444444" calcext:value-type="float">
            <text:p>63.342</text:p>
          </table:table-cell>
          <table:table-cell table:style-name="ce10" table:formula="of:=([.G27]-[.$Y27])*t_R_K" office:value-type="float" office:value="62.4636794444444" calcext:value-type="float">
            <text:p>62.464</text:p>
          </table:table-cell>
          <table:table-cell table:style-name="ce10" table:formula="of:=([.H27]-[.$Y27])*t_R_K" office:value-type="float" office:value="61.2664877777778" calcext:value-type="float">
            <text:p>61.266</text:p>
          </table:table-cell>
          <table:table-cell table:style-name="ce10" table:formula="of:=([.I27]-[.$Y27])*t_R_K" office:value-type="float" office:value="59.7520672222222" calcext:value-type="float">
            <text:p>59.752</text:p>
          </table:table-cell>
          <table:table-cell table:style-name="ce10" table:formula="of:=([.J27]-[.$Y27])*t_R_K" office:value-type="float" office:value="57.9217261111111" calcext:value-type="float">
            <text:p>57.922</text:p>
          </table:table-cell>
          <table:table-cell table:style-name="ce10" table:formula="of:=([.K27]-[.$Y27])*t_R_K" office:value-type="float" office:value="55.7764038888889" calcext:value-type="float">
            <text:p>55.776</text:p>
          </table:table-cell>
          <table:table-cell table:style-name="ce10" table:formula="of:=([.L27]-[.$Y27])*t_R_K" office:value-type="float" office:value="53.3167811111111" calcext:value-type="float">
            <text:p>53.317</text:p>
          </table:table-cell>
          <table:table-cell table:style-name="ce10" table:formula="of:=([.M27]-[.$Y27])*t_R_K" office:value-type="float" office:value="50.5433611111111" calcext:value-type="float">
            <text:p>50.543</text:p>
          </table:table-cell>
          <table:table-cell table:style-name="ce10" table:formula="of:=([.N27]-[.$Y27])*t_R_K" office:value-type="float" office:value="47.4565266666667" calcext:value-type="float">
            <text:p>47.457</text:p>
          </table:table-cell>
          <table:table-cell table:style-name="ce10" table:formula="of:=([.O27]-[.$Y27])*t_R_K" office:value-type="float" office:value="44.056575" calcext:value-type="float">
            <text:p>44.057</text:p>
          </table:table-cell>
          <table:table-cell table:style-name="ce10" table:formula="of:=([.P27]-[.$Y27])*t_R_K" office:value-type="float" office:value="40.3437416666667" calcext:value-type="float">
            <text:p>40.344</text:p>
          </table:table-cell>
          <table:table-cell table:style-name="ce10" table:formula="of:=([.Q27]-[.$Y27])*t_R_K" office:value-type="float" office:value="36.3182161111111" calcext:value-type="float">
            <text:p>36.318</text:p>
          </table:table-cell>
          <table:table-cell table:style-name="ce10" table:formula="of:=([.R27]-[.$Y27])*t_R_K" office:value-type="float" office:value="31.9801538888889" calcext:value-type="float">
            <text:p>31.980</text:p>
          </table:table-cell>
          <table:table-cell table:style-name="ce10" table:formula="of:=([.S27]-[.$Y27])*t_R_K" office:value-type="float" office:value="27.3296833333334" calcext:value-type="float">
            <text:p>27.330</text:p>
          </table:table-cell>
          <table:table-cell table:style-name="ce10" table:formula="of:=([.T27]-[.$Y27])*t_R_K" office:value-type="float" office:value="22.3669133333333" calcext:value-type="float">
            <text:p>22.367</text:p>
          </table:table-cell>
          <table:table-cell table:style-name="ce10" table:formula="of:=([.U27]-[.$Y27])*t_R_K" office:value-type="float" office:value="17.0919344444445" calcext:value-type="float">
            <text:p>17.092</text:p>
          </table:table-cell>
          <table:table-cell table:style-name="ce10" table:formula="of:=([.V27]-[.$Y27])*t_R_K" office:value-type="float" office:value="11.5048255555556" calcext:value-type="float">
            <text:p>11.505</text:p>
          </table:table-cell>
          <table:table-cell table:style-name="ce10" table:formula="of:=([.W27]-[.$Y27])*t_R_K" office:value-type="float" office:value="5.60856777777777" calcext:value-type="float">
            <text:p>5.609</text:p>
          </table:table-cell>
          <table:table-cell table:style-name="ce10" table:formula="of:=([.X27]-[.$Y27])*t_R_K" office:value-type="float" office:value="5.60096333333332" calcext:value-type="float">
            <text:p>5.601</text:p>
          </table:table-cell>
          <table:table-cell table:style-name="ce10" table:formula="of:=([.Y27]-[.$Y27])*t_R_K" office:value-type="float" office:value="0" calcext:value-type="float">
            <text:p>0.000</text:p>
          </table:table-cell>
          <table:table-cell/>
          <table:table-cell table:style-name="ce10" table:formula="of:=([.Z27]-[.$Y27])*t_R_K" office:value-type="float" office:value="-4.41939968572557" calcext:value-type="float">
            <text:p>-4.419</text:p>
          </table:table-cell>
          <table:table-cell table:style-name="ce1" office:value-type="string" calcext:value-type="string">
            <text:p>Implicit Trans</text:p>
          </table:table-cell>
          <table:table-cell table:style-name="ce11" table:formula="of:=[.C34]-[.C$31]" office:value-type="float" office:value="-0.830970444607914" calcext:value-type="float">
            <text:p>-0.83</text:p>
          </table:table-cell>
          <table:table-cell table:style-name="ce11" table:formula="of:=[.D34]-[.D$31]" office:value-type="float" office:value="-0.84440765042001" calcext:value-type="float">
            <text:p>-0.84</text:p>
          </table:table-cell>
          <table:table-cell table:style-name="ce11" table:formula="of:=[.E34]-[.E$31]" office:value-type="float" office:value="-0.806878325520223" calcext:value-type="float">
            <text:p>-0.81</text:p>
          </table:table-cell>
          <table:table-cell table:style-name="ce11" table:formula="of:=[.F34]-[.F$31]" office:value-type="float" office:value="-0.742585786831796" calcext:value-type="float">
            <text:p>-0.74</text:p>
          </table:table-cell>
          <table:table-cell table:style-name="ce11" table:formula="of:=[.G34]-[.G$31]" office:value-type="float" office:value="-0.685693923243626" calcext:value-type="float">
            <text:p>-0.69</text:p>
          </table:table-cell>
          <table:table-cell table:style-name="ce11" table:formula="of:=[.H34]-[.H$31]" office:value-type="float" office:value="-0.635958290311201" calcext:value-type="float">
            <text:p>-0.64</text:p>
          </table:table-cell>
          <table:table-cell table:style-name="ce11" table:formula="of:=[.I34]-[.I$31]" office:value-type="float" office:value="-0.591723332479042" calcext:value-type="float">
            <text:p>-0.59</text:p>
          </table:table-cell>
          <table:table-cell table:style-name="ce11" table:formula="of:=[.J34]-[.J$31]" office:value-type="float" office:value="-0.551699049747079" calcext:value-type="float">
            <text:p>-0.55</text:p>
          </table:table-cell>
          <table:table-cell table:style-name="ce11" table:formula="of:=[.K34]-[.K$31]" office:value-type="float" office:value="-0.514968219893149" calcext:value-type="float">
            <text:p>-0.51</text:p>
          </table:table-cell>
          <table:table-cell table:style-name="ce11" table:formula="of:=[.L34]-[.L$31]" office:value-type="float" office:value="-0.480875287361684" calcext:value-type="float">
            <text:p>-0.48</text:p>
          </table:table-cell>
          <table:table-cell table:style-name="ce11" table:formula="of:=[.M34]-[.M$31]" office:value-type="float" office:value="-0.44894247437491" calcext:value-type="float">
            <text:p>-0.45</text:p>
          </table:table-cell>
          <table:table-cell table:style-name="ce11" table:formula="of:=[.N34]-[.N$31]" office:value-type="float" office:value="-0.418817558710543" calcext:value-type="float">
            <text:p>-0.42</text:p>
          </table:table-cell>
          <table:table-cell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([.C28]-[.$Y28])*t_R_K" office:value-type="float" office:value="64.2081081481482" calcext:value-type="float">
            <text:p>64.208</text:p>
          </table:table-cell>
          <table:table-cell table:style-name="ce10" table:formula="of:=([.D28]-[.$Y28])*t_R_K" office:value-type="float" office:value="64.11683" calcext:value-type="float">
            <text:p>64.117</text:p>
          </table:table-cell>
          <table:table-cell table:formula="of:=([.E28]-[.$Y28])*t_R_K" office:value-type="float" office:value="63.8429955555556" calcext:value-type="float">
            <text:p>63.843</text:p>
          </table:table-cell>
          <table:table-cell table:style-name="ce10" table:formula="of:=([.F28]-[.$Y28])*t_R_K" office:value-type="float" office:value="63.2845605555556" calcext:value-type="float">
            <text:p>63.285</text:p>
          </table:table-cell>
          <table:table-cell table:style-name="ce10" table:formula="of:=([.G28]-[.$Y28])*t_R_K" office:value-type="float" office:value="62.4073611111111" calcext:value-type="float">
            <text:p>62.407</text:p>
          </table:table-cell>
          <table:table-cell table:style-name="ce10" table:formula="of:=([.H28]-[.$Y28])*t_R_K" office:value-type="float" office:value="61.2116416666667" calcext:value-type="float">
            <text:p>61.212</text:p>
          </table:table-cell>
          <table:table-cell table:style-name="ce10" table:formula="of:=([.I28]-[.$Y28])*t_R_K" office:value-type="float" office:value="59.6990577777778" calcext:value-type="float">
            <text:p>59.699</text:p>
          </table:table-cell>
          <table:table-cell table:style-name="ce10" table:formula="of:=([.J28]-[.$Y28])*t_R_K" office:value-type="float" office:value="57.8708994444445" calcext:value-type="float">
            <text:p>57.871</text:p>
          </table:table-cell>
          <table:table-cell table:style-name="ce10" table:formula="of:=([.K28]-[.$Y28])*t_R_K" office:value-type="float" office:value="55.7280838888889" calcext:value-type="float">
            <text:p>55.728</text:p>
          </table:table-cell>
          <table:table-cell table:style-name="ce10" table:formula="of:=([.L28]-[.$Y28])*t_R_K" office:value-type="float" office:value="53.2712666666667" calcext:value-type="float">
            <text:p>53.271</text:p>
          </table:table-cell>
          <table:table-cell table:style-name="ce10" table:formula="of:=([.M28]-[.$Y28])*t_R_K" office:value-type="float" office:value="50.5009255555556" calcext:value-type="float">
            <text:p>50.501</text:p>
          </table:table-cell>
          <table:table-cell table:style-name="ce10" table:formula="of:=([.N28]-[.$Y28])*t_R_K" office:value-type="float" office:value="47.4174127777778" calcext:value-type="float">
            <text:p>47.417</text:p>
          </table:table-cell>
          <table:table-cell table:style-name="ce10" table:formula="of:=([.O28]-[.$Y28])*t_R_K" office:value-type="float" office:value="44.0209955555556" calcext:value-type="float">
            <text:p>44.021</text:p>
          </table:table-cell>
          <table:table-cell table:style-name="ce10" table:formula="of:=([.P28]-[.$Y28])*t_R_K" office:value-type="float" office:value="40.3118755555556" calcext:value-type="float">
            <text:p>40.312</text:p>
          </table:table-cell>
          <table:table-cell table:style-name="ce10" table:formula="of:=([.Q28]-[.$Y28])*t_R_K" office:value-type="float" office:value="36.2902083333334" calcext:value-type="float">
            <text:p>36.290</text:p>
          </table:table-cell>
          <table:table-cell table:style-name="ce10" table:formula="of:=([.R28]-[.$Y28])*t_R_K" office:value-type="float" office:value="31.9561133333334" calcext:value-type="float">
            <text:p>31.956</text:p>
          </table:table-cell>
          <table:table-cell table:style-name="ce10" table:formula="of:=([.S28]-[.$Y28])*t_R_K" office:value-type="float" office:value="27.3096844444445" calcext:value-type="float">
            <text:p>27.310</text:p>
          </table:table-cell>
          <table:table-cell table:style-name="ce10" table:formula="of:=([.T28]-[.$Y28])*t_R_K" office:value-type="float" office:value="22.3509916666667" calcext:value-type="float">
            <text:p>22.351</text:p>
          </table:table-cell>
          <table:table-cell table:style-name="ce10" table:formula="of:=([.U28]-[.$Y28])*t_R_K" office:value-type="float" office:value="17.0800905555556" calcext:value-type="float">
            <text:p>17.080</text:p>
          </table:table-cell>
          <table:table-cell table:style-name="ce10" table:formula="of:=([.V28]-[.$Y28])*t_R_K" office:value-type="float" office:value="11.4970233333334" calcext:value-type="float">
            <text:p>11.497</text:p>
          </table:table-cell>
          <table:table-cell table:style-name="ce10" table:formula="of:=([.W28]-[.$Y28])*t_R_K" office:value-type="float" office:value="5.60473555555556" calcext:value-type="float">
            <text:p>5.605</text:p>
          </table:table-cell>
          <table:table-cell table:style-name="ce10" table:formula="of:=([.X28]-[.$Y28])*t_R_K" office:value-type="float" office:value="5.5971361111111" calcext:value-type="float">
            <text:p>5.597</text:p>
          </table:table-cell>
          <table:table-cell table:style-name="ce10" table:formula="of:=([.Y28]-[.$Y28])*t_R_K" office:value-type="float" office:value="0" calcext:value-type="float">
            <text:p>0.000</text:p>
          </table:table-cell>
          <table:table-cell/>
          <table:table-cell table:style-name="ce10" table:formula="of:=([.Z28]-[.$Y28])*t_R_K" office:value-type="float" office:value="-4.41567857461444" calcext:value-type="float">
            <text:p>-4.416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0"/>
          <table:table-cell/>
          <table:table-cell table:style-name="ce10" table:number-columns-repeated="11"/>
          <table:table-cell table:number-columns-repeated="25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Absolute Temperature Difference</text:p>
          </table:table-cell>
          <table:table-cell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r [cm]</text:p>
          </table:table-cell>
          <table:table-cell table:style-name="ce6" table:formula="of:=([.C25])*t_ft_m*100" office:value-type="float" office:value="0" calcext:value-type="float">
            <text:p>0.00000</text:p>
          </table:table-cell>
          <table:table-cell table:style-name="ce6" table:formula="of:=([.D25])*t_ft_m*100" office:value-type="float" office:value="0.0148529173234228" calcext:value-type="float">
            <text:p>0.01485</text:p>
          </table:table-cell>
          <table:table-cell table:style-name="ce6" table:formula="of:=([.E25])*t_ft_m*100" office:value-type="float" office:value="0.0332121327993576" calcext:value-type="float">
            <text:p>0.03321</text:p>
          </table:table-cell>
          <table:table-cell table:style-name="ce6" table:formula="of:=([.F25])*t_ft_m*100" office:value-type="float" office:value="0.0535529549998282" calcext:value-type="float">
            <text:p>0.05355</text:p>
          </table:table-cell>
          <table:table-cell table:style-name="ce6" table:formula="of:=([.G25])*t_ft_m*100" office:value-type="float" office:value="0.0742645866171139" calcext:value-type="float">
            <text:p>0.07426</text:p>
          </table:table-cell>
          <table:table-cell table:style-name="ce6" table:formula="of:=([.H25])*t_ft_m*100" office:value-type="float" office:value="0.0951050749101949" calcext:value-type="float">
            <text:p>0.09511</text:p>
          </table:table-cell>
          <table:table-cell table:style-name="ce6" table:formula="of:=([.I25])*t_ft_m*100" office:value-type="float" office:value="0.116004992711531" calcext:value-type="float">
            <text:p>0.11600</text:p>
          </table:table-cell>
          <table:table-cell table:style-name="ce6" table:formula="of:=([.J25])*t_ft_m*100" office:value-type="float" office:value="0.136937131583792" calcext:value-type="float">
            <text:p>0.13694</text:p>
          </table:table-cell>
          <table:table-cell table:style-name="ce6" table:formula="of:=([.K25])*t_ft_m*100" office:value-type="float" office:value="0.157888676892477" calcext:value-type="float">
            <text:p>0.15789</text:p>
          </table:table-cell>
          <table:table-cell table:style-name="ce6" table:formula="of:=([.L25])*t_ft_m*100" office:value-type="float" office:value="0.178852808720978" calcext:value-type="float">
            <text:p>0.17885</text:p>
          </table:table-cell>
          <table:table-cell table:style-name="ce6" table:formula="of:=([.M25])*t_ft_m*100" office:value-type="float" office:value="0.199825565671599" calcext:value-type="float">
            <text:p>0.19983</text:p>
          </table:table-cell>
          <table:table-cell table:style-name="ce6" table:formula="of:=([.N25])*t_ft_m*100" office:value-type="float" office:value="0.220804490028241" calcext:value-type="float">
            <text:p>0.22080</text:p>
          </table:table-cell>
          <table:table-cell table:style-name="ce6" table:formula="of:=([.O25])*t_ft_m*100" office:value-type="float" office:value="0.241787976436701" calcext:value-type="float">
            <text:p>0.24179</text:p>
          </table:table-cell>
          <table:table-cell table:style-name="ce6"/>
          <table:table-cell table:number-columns-repeated="25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Analytical</text:p>
          </table:table-cell>
          <table:table-cell table:formula="of:=[.C31]+[.$AA38]-[.$AA31]" office:value-type="float" office:value="359.937359054566" calcext:value-type="float">
            <text:p>359.937</text:p>
          </table:table-cell>
          <table:table-cell table:style-name="ce10" table:formula="of:=[.D31]+[.$AA38]-[.$AA31]" office:value-type="float" office:value="359.85951811223" calcext:value-type="float">
            <text:p>359.860</text:p>
          </table:table-cell>
          <table:table-cell table:formula="of:=[.E31]+[.$AA38]-[.$AA31]" office:value-type="float" office:value="359.548154342886" calcext:value-type="float">
            <text:p>359.548</text:p>
          </table:table-cell>
          <table:table-cell table:style-name="ce10" table:formula="of:=[.F31]+[.$AA38]-[.$AA31]" office:value-type="float" office:value="358.925426804198" calcext:value-type="float">
            <text:p>358.925</text:p>
          </table:table-cell>
          <table:table-cell table:style-name="ce10" table:formula="of:=[.G31]+[.$AA38]-[.$AA31]" office:value-type="float" office:value="357.991335496165" calcext:value-type="float">
            <text:p>357.991</text:p>
          </table:table-cell>
          <table:table-cell table:style-name="ce10" table:formula="of:=[.H31]+[.$AA38]-[.$AA31]" office:value-type="float" office:value="356.745880418788" calcext:value-type="float">
            <text:p>356.746</text:p>
          </table:table-cell>
          <table:table-cell table:style-name="ce10" table:formula="of:=[.I31]+[.$AA38]-[.$AA31]" office:value-type="float" office:value="355.189061572067" calcext:value-type="float">
            <text:p>355.189</text:p>
          </table:table-cell>
          <table:table-cell table:style-name="ce10" table:formula="of:=[.J31]+[.$AA38]-[.$AA31]" office:value-type="float" office:value="353.320878956002" calcext:value-type="float">
            <text:p>353.321</text:p>
          </table:table-cell>
          <table:table-cell table:style-name="ce10" table:formula="of:=[.K31]+[.$AA38]-[.$AA31]" office:value-type="float" office:value="351.141332570592" calcext:value-type="float">
            <text:p>351.141</text:p>
          </table:table-cell>
          <table:table-cell table:style-name="ce10" table:formula="of:=[.L31]+[.$AA38]-[.$AA31]" office:value-type="float" office:value="348.650422415839" calcext:value-type="float">
            <text:p>348.650</text:p>
          </table:table-cell>
          <table:table-cell table:style-name="ce10" table:formula="of:=[.M31]+[.$AA38]-[.$AA31]" office:value-type="float" office:value="345.848148491741" calcext:value-type="float">
            <text:p>345.848</text:p>
          </table:table-cell>
          <table:table-cell table:style-name="ce10" table:formula="of:=[.N31]+[.$AA38]-[.$AA31]" office:value-type="float" office:value="342.734510798299" calcext:value-type="float">
            <text:p>342.735</text:p>
          </table:table-cell>
          <table:table-cell table:style-name="ce10" table:formula="of:=[.O31]+[.$AA38]-[.$AA31]" office:value-type="float" office:value="339.309509335512" calcext:value-type="float">
            <text:p>339.310</text:p>
          </table:table-cell>
          <table:table-cell table:style-name="ce10" table:formula="of:=[.P31]+[.$AA38]-[.$AA31]" office:value-type="float" office:value="335.573144103382" calcext:value-type="float">
            <text:p>335.573</text:p>
          </table:table-cell>
          <table:table-cell table:style-name="ce10" table:formula="of:=[.Q31]+[.$AA38]-[.$AA31]" office:value-type="float" office:value="331.525415101907" calcext:value-type="float">
            <text:p>331.525</text:p>
          </table:table-cell>
          <table:table-cell table:style-name="ce10" table:formula="of:=[.R31]+[.$AA38]-[.$AA31]" office:value-type="float" office:value="327.166322331088" calcext:value-type="float">
            <text:p>327.166</text:p>
          </table:table-cell>
          <table:table-cell table:style-name="ce10" table:formula="of:=[.S31]+[.$AA38]-[.$AA31]" office:value-type="float" office:value="322.495865790925" calcext:value-type="float">
            <text:p>322.496</text:p>
          </table:table-cell>
          <table:table-cell table:style-name="ce10" table:formula="of:=[.T31]+[.$AA38]-[.$AA31]" office:value-type="float" office:value="317.514045481418" calcext:value-type="float">
            <text:p>317.514</text:p>
          </table:table-cell>
          <table:table-cell table:style-name="ce10" table:formula="of:=[.U31]+[.$AA38]-[.$AA31]" office:value-type="float" office:value="312.220861402565" calcext:value-type="float">
            <text:p>312.221</text:p>
          </table:table-cell>
          <table:table-cell table:style-name="ce10" table:formula="of:=[.V31]+[.$AA38]-[.$AA31]" office:value-type="float" office:value="306.61631355437" calcext:value-type="float">
            <text:p>306.616</text:p>
          </table:table-cell>
          <table:table-cell table:style-name="ce10" table:formula="of:=[.W31]+[.$AA38]-[.$AA31]" office:value-type="float" office:value="300.739710844647" calcext:value-type="float">
            <text:p>300.740</text:p>
          </table:table-cell>
          <table:table-cell table:style-name="ce10" table:formula="of:=[.X31]+[.$AA38]-[.$AA31]" office:value-type="float" office:value="300.712339140244" calcext:value-type="float">
            <text:p>300.712</text:p>
          </table:table-cell>
          <table:table-cell table:style-name="ce10" table:formula="of:=[.Y31]+[.$AA38]-[.$AA31]" office:value-type="float" office:value="294.89828046181" calcext:value-type="float">
            <text:p>294.898</text:p>
          </table:table-cell>
          <table:table-cell/>
          <table:table-cell table:style-name="ce10" table:formula="of:=5/9*([.Z25]-32)" office:value-type="float" office:value="290.934551980941" calcext:value-type="float">
            <text:p>290.935</text:p>
          </table:table-cell>
          <table:table-cell table:style-name="ce10"/>
          <table:table-cell table:style-name="ce2" office:value-type="string" calcext:value-type="string">
            <text:p>Relative Difference</text:p>
          </table:table-cell>
          <table:table-cell table:style-name="ce6"/>
          <table:table-cell table:style-name="ce1"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Semi-implicit Trans</text:p>
          </table:table-cell>
          <table:table-cell table:formula="of:=[.C32]+[.$AA39]-[.$AA32]" office:value-type="float" office:value="359.56600962963" calcext:value-type="float">
            <text:p>359.566</text:p>
          </table:table-cell>
          <table:table-cell table:style-name="ce10" table:formula="of:=[.D32]+[.$AA39]-[.$AA32]" office:value-type="float" office:value="359.474717222222" calcext:value-type="float">
            <text:p>359.475</text:p>
          </table:table-cell>
          <table:table-cell table:formula="of:=[.E32]+[.$AA39]-[.$AA32]" office:value-type="float" office:value="359.20084" calcext:value-type="float">
            <text:p>359.201</text:p>
          </table:table-cell>
          <table:table-cell table:style-name="ce10" table:formula="of:=[.F32]+[.$AA39]-[.$AA32]" office:value-type="float" office:value="358.642318333333" calcext:value-type="float">
            <text:p>358.642</text:p>
          </table:table-cell>
          <table:table-cell table:style-name="ce10" table:formula="of:=[.G32]+[.$AA39]-[.$AA32]" office:value-type="float" office:value="357.764985" calcext:value-type="float">
            <text:p>357.765</text:p>
          </table:table-cell>
          <table:table-cell table:style-name="ce10" table:formula="of:=[.H32]+[.$AA39]-[.$AA32]" office:value-type="float" office:value="356.569084444444" calcext:value-type="float">
            <text:p>356.569</text:p>
          </table:table-cell>
          <table:table-cell table:style-name="ce10" table:formula="of:=[.I32]+[.$AA39]-[.$AA32]" office:value-type="float" office:value="355.056274444444" calcext:value-type="float">
            <text:p>355.056</text:p>
          </table:table-cell>
          <table:table-cell table:style-name="ce10" table:formula="of:=[.J32]+[.$AA39]-[.$AA32]" office:value-type="float" office:value="353.227846666667" calcext:value-type="float">
            <text:p>353.228</text:p>
          </table:table-cell>
          <table:table-cell table:style-name="ce10" table:formula="of:=[.K32]+[.$AA39]-[.$AA32]" office:value-type="float" office:value="351.084722222222" calcext:value-type="float">
            <text:p>351.085</text:p>
          </table:table-cell>
          <table:table-cell table:style-name="ce10" table:formula="of:=[.L32]+[.$AA39]-[.$AA32]" office:value-type="float" office:value="348.62756" calcext:value-type="float">
            <text:p>348.628</text:p>
          </table:table-cell>
          <table:table-cell table:style-name="ce10" table:formula="of:=[.M32]+[.$AA39]-[.$AA32]" office:value-type="float" office:value="345.856838888889" calcext:value-type="float">
            <text:p>345.857</text:p>
          </table:table-cell>
          <table:table-cell table:style-name="ce10" table:formula="of:=[.N32]+[.$AA39]-[.$AA32]" office:value-type="float" office:value="342.772917777778" calcext:value-type="float">
            <text:p>342.773</text:p>
          </table:table-cell>
          <table:table-cell table:style-name="ce10" table:formula="of:=[.O32]+[.$AA39]-[.$AA32]" office:value-type="float" office:value="339.376064444445" calcext:value-type="float">
            <text:p>339.376</text:p>
          </table:table-cell>
          <table:table-cell table:style-name="ce10" table:formula="of:=[.P32]+[.$AA39]-[.$AA32]" office:value-type="float" office:value="335.666487222222" calcext:value-type="float">
            <text:p>335.666</text:p>
          </table:table-cell>
          <table:table-cell table:style-name="ce10" table:formula="of:=[.Q32]+[.$AA39]-[.$AA32]" office:value-type="float" office:value="331.644345" calcext:value-type="float">
            <text:p>331.644</text:p>
          </table:table-cell>
          <table:table-cell table:style-name="ce10" table:formula="of:=[.R32]+[.$AA39]-[.$AA32]" office:value-type="float" office:value="327.309761666667" calcext:value-type="float">
            <text:p>327.310</text:p>
          </table:table-cell>
          <table:table-cell table:style-name="ce10" table:formula="of:=[.S32]+[.$AA39]-[.$AA32]" office:value-type="float" office:value="322.662834444444" calcext:value-type="float">
            <text:p>322.663</text:p>
          </table:table-cell>
          <table:table-cell table:style-name="ce10" table:formula="of:=[.T32]+[.$AA39]-[.$AA32]" office:value-type="float" office:value="317.703639444444" calcext:value-type="float">
            <text:p>317.704</text:p>
          </table:table-cell>
          <table:table-cell table:style-name="ce10" table:formula="of:=[.U32]+[.$AA39]-[.$AA32]" office:value-type="float" office:value="312.432236111111" calcext:value-type="float">
            <text:p>312.432</text:p>
          </table:table-cell>
          <table:table-cell table:style-name="ce10" table:formula="of:=[.V32]+[.$AA39]-[.$AA32]" office:value-type="float" office:value="306.848671111111" calcext:value-type="float">
            <text:p>306.849</text:p>
          </table:table-cell>
          <table:table-cell table:style-name="ce10" table:formula="of:=[.W32]+[.$AA39]-[.$AA32]" office:value-type="float" office:value="300.955894444444" calcext:value-type="float">
            <text:p>300.956</text:p>
          </table:table-cell>
          <table:table-cell table:style-name="ce10" table:formula="of:=[.X32]+[.$AA39]-[.$AA32]" office:value-type="float" office:value="300.948294444444" calcext:value-type="float">
            <text:p>300.948</text:p>
          </table:table-cell>
          <table:table-cell table:style-name="ce10" table:formula="of:=[.Y32]+[.$AA39]-[.$AA32]" office:value-type="float" office:value="295.350687222222" calcext:value-type="float">
            <text:p>295.351</text:p>
          </table:table-cell>
          <table:table-cell/>
          <table:table-cell table:style-name="ce10" table:formula="of:=5/9*([.Z26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Semi-implicit Trans</text:p>
          </table:table-cell>
          <table:table-cell table:style-name="ce17" table:formula="of:=([.C39]-[.C$38])/[.C$38]" office:value-type="percentage" office:value="-0.00103170569988076" calcext:value-type="percentage">
            <text:p>-0.103%</text:p>
          </table:table-cell>
          <table:table-cell table:style-name="ce17" table:formula="of:=([.D39]-[.D$38])/[.D$38]" office:value-type="percentage" office:value="-0.00106930863473217" calcext:value-type="percentage">
            <text:p>-0.107%</text:p>
          </table:table-cell>
          <table:table-cell table:style-name="ce17" table:formula="of:=([.E39]-[.E$38])/[.E$38]" office:value-type="percentage" office:value="-0.000965974484059642" calcext:value-type="percentage">
            <text:p>-0.097%</text:p>
          </table:table-cell>
          <table:table-cell table:style-name="ce17" table:formula="of:=([.F39]-[.F$38])/[.F$38]" office:value-type="percentage" office:value="-0.000788766829324387" calcext:value-type="percentage">
            <text:p>-0.079%</text:p>
          </table:table-cell>
          <table:table-cell table:style-name="ce17" table:formula="of:=([.G39]-[.G$38])/[.G$38]" office:value-type="percentage" office:value="-0.00063227925852211" calcext:value-type="percentage">
            <text:p>-0.063%</text:p>
          </table:table-cell>
          <table:table-cell table:style-name="ce17" table:formula="of:=([.H39]-[.H$38])/[.H$38]" office:value-type="percentage" office:value="-0.000495579582127454" calcext:value-type="percentage">
            <text:p>-0.050%</text:p>
          </table:table-cell>
          <table:table-cell table:style-name="ce17" table:formula="of:=([.I39]-[.I$38])/[.I$38]" office:value-type="percentage" office:value="-0.000373849146803128" calcext:value-type="percentage">
            <text:p>-0.037%</text:p>
          </table:table-cell>
          <table:table-cell table:style-name="ce17" table:formula="of:=([.J39]-[.J$38])/[.J$38]" office:value-type="percentage" office:value="-0.000263308213230965" calcext:value-type="percentage">
            <text:p>-0.026%</text:p>
          </table:table-cell>
          <table:table-cell table:style-name="ce17" table:formula="of:=([.K39]-[.K$38])/[.K$38]" office:value-type="percentage" office:value="-0.000161218128198173" calcext:value-type="percentage">
            <text:p>-0.016%</text:p>
          </table:table-cell>
          <table:table-cell table:style-name="ce17" table:formula="of:=([.L39]-[.L$38])/[.L$38]" office:value-type="percentage" office:value="-0.0000655740373985525" calcext:value-type="percentage">
            <text:p>-0.007%</text:p>
          </table:table-cell>
          <table:table-cell table:style-name="ce17" table:formula="of:=([.M39]-[.M$38])/[.M$38]" office:value-type="percentage" office:value="0.0000251277827744814" calcext:value-type="percentage">
            <text:p>0.003%</text:p>
          </table:table-cell>
          <table:table-cell table:style-name="ce17" table:formula="of:=([.N39]-[.N$38])/[.N$38]" office:value-type="percentage" office:value="0.000112060438237721" calcext:value-type="percentage">
            <text:p>0.011%</text:p>
          </table:table-cell>
          <table:table-cell table:style-name="ce17" table:formula="of:=([.O39]-[.O$38])/[.O$38]" office:value-type="percentage" office:value="0.000196148669875692" calcext:value-type="percentage">
            <text:p>0.020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SS</text:p>
          </table:table-cell>
          <table:table-cell table:formula="of:=[.C33]+[.$AA40]-[.$AA33]" office:value-type="float" office:value="359.620628518519" calcext:value-type="float">
            <text:p>359.621</text:p>
          </table:table-cell>
          <table:table-cell table:style-name="ce10" table:formula="of:=[.D33]+[.$AA40]-[.$AA33]" office:value-type="float" office:value="359.529235555556" calcext:value-type="float">
            <text:p>359.529</text:p>
          </table:table-cell>
          <table:table-cell table:formula="of:=[.E33]+[.$AA40]-[.$AA33]" office:value-type="float" office:value="359.255056666667" calcext:value-type="float">
            <text:p>359.255</text:p>
          </table:table-cell>
          <table:table-cell table:style-name="ce10" table:formula="of:=[.F33]+[.$AA40]-[.$AA33]" office:value-type="float" office:value="358.695921111111" calcext:value-type="float">
            <text:p>358.696</text:p>
          </table:table-cell>
          <table:table-cell table:style-name="ce10" table:formula="of:=[.G33]+[.$AA40]-[.$AA33]" office:value-type="float" office:value="357.817631111111" calcext:value-type="float">
            <text:p>357.818</text:p>
          </table:table-cell>
          <table:table-cell table:style-name="ce10" table:formula="of:=[.H33]+[.$AA40]-[.$AA33]" office:value-type="float" office:value="356.620439444444" calcext:value-type="float">
            <text:p>356.620</text:p>
          </table:table-cell>
          <table:table-cell table:style-name="ce10" table:formula="of:=[.I33]+[.$AA40]-[.$AA33]" office:value-type="float" office:value="355.106018888889" calcext:value-type="float">
            <text:p>355.106</text:p>
          </table:table-cell>
          <table:table-cell table:style-name="ce10" table:formula="of:=[.J33]+[.$AA40]-[.$AA33]" office:value-type="float" office:value="353.275677777778" calcext:value-type="float">
            <text:p>353.276</text:p>
          </table:table-cell>
          <table:table-cell table:style-name="ce10" table:formula="of:=[.K33]+[.$AA40]-[.$AA33]" office:value-type="float" office:value="351.130355555556" calcext:value-type="float">
            <text:p>351.130</text:p>
          </table:table-cell>
          <table:table-cell table:style-name="ce10" table:formula="of:=[.L33]+[.$AA40]-[.$AA33]" office:value-type="float" office:value="348.670732777778" calcext:value-type="float">
            <text:p>348.671</text:p>
          </table:table-cell>
          <table:table-cell table:style-name="ce10" table:formula="of:=[.M33]+[.$AA40]-[.$AA33]" office:value-type="float" office:value="345.897312777778" calcext:value-type="float">
            <text:p>345.897</text:p>
          </table:table-cell>
          <table:table-cell table:style-name="ce10" table:formula="of:=[.N33]+[.$AA40]-[.$AA33]" office:value-type="float" office:value="342.810478333333" calcext:value-type="float">
            <text:p>342.810</text:p>
          </table:table-cell>
          <table:table-cell table:style-name="ce10" table:formula="of:=[.O33]+[.$AA40]-[.$AA33]" office:value-type="float" office:value="339.410526666667" calcext:value-type="float">
            <text:p>339.411</text:p>
          </table:table-cell>
          <table:table-cell table:style-name="ce10" table:formula="of:=[.P33]+[.$AA40]-[.$AA33]" office:value-type="float" office:value="335.697693333333" calcext:value-type="float">
            <text:p>335.698</text:p>
          </table:table-cell>
          <table:table-cell table:style-name="ce10" table:formula="of:=[.Q33]+[.$AA40]-[.$AA33]" office:value-type="float" office:value="331.672167777778" calcext:value-type="float">
            <text:p>331.672</text:p>
          </table:table-cell>
          <table:table-cell table:style-name="ce10" table:formula="of:=[.R33]+[.$AA40]-[.$AA33]" office:value-type="float" office:value="327.334105555556" calcext:value-type="float">
            <text:p>327.334</text:p>
          </table:table-cell>
          <table:table-cell table:style-name="ce10" table:formula="of:=[.S33]+[.$AA40]-[.$AA33]" office:value-type="float" office:value="322.683635" calcext:value-type="float">
            <text:p>322.684</text:p>
          </table:table-cell>
          <table:table-cell table:style-name="ce10" table:formula="of:=[.T33]+[.$AA40]-[.$AA33]" office:value-type="float" office:value="317.720865" calcext:value-type="float">
            <text:p>317.721</text:p>
          </table:table-cell>
          <table:table-cell table:style-name="ce10" table:formula="of:=[.U33]+[.$AA40]-[.$AA33]" office:value-type="float" office:value="312.445886111111" calcext:value-type="float">
            <text:p>312.446</text:p>
          </table:table-cell>
          <table:table-cell table:style-name="ce10" table:formula="of:=[.V33]+[.$AA40]-[.$AA33]" office:value-type="float" office:value="306.858777222222" calcext:value-type="float">
            <text:p>306.859</text:p>
          </table:table-cell>
          <table:table-cell table:style-name="ce10" table:formula="of:=[.W33]+[.$AA40]-[.$AA33]" office:value-type="float" office:value="300.962519444444" calcext:value-type="float">
            <text:p>300.963</text:p>
          </table:table-cell>
          <table:table-cell table:style-name="ce10" table:formula="of:=[.X33]+[.$AA40]-[.$AA33]" office:value-type="float" office:value="300.954915" calcext:value-type="float">
            <text:p>300.955</text:p>
          </table:table-cell>
          <table:table-cell table:style-name="ce10" table:formula="of:=[.Y33]+[.$AA40]-[.$AA33]" office:value-type="float" office:value="295.353951666667" calcext:value-type="float">
            <text:p>295.354</text:p>
          </table:table-cell>
          <table:table-cell/>
          <table:table-cell table:style-name="ce10" table:formula="of:=5/9*([.Z27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SS</text:p>
          </table:table-cell>
          <table:table-cell table:style-name="ce17" table:formula="of:=([.C40]-[.C$38])/[.C$38]" office:value-type="percentage" office:value="-0.00087996015995593" calcext:value-type="percentage">
            <text:p>-0.088%</text:p>
          </table:table-cell>
          <table:table-cell table:style-name="ce17" table:formula="of:=([.D40]-[.D$38])/[.D$38]" office:value-type="percentage" office:value="-0.00091780970087221" calcext:value-type="percentage">
            <text:p>-0.092%</text:p>
          </table:table-cell>
          <table:table-cell table:style-name="ce17" table:formula="of:=([.E40]-[.E$38])/[.E$38]" office:value-type="percentage" office:value="-0.000815183370235824" calcext:value-type="percentage">
            <text:p>-0.082%</text:p>
          </table:table-cell>
          <table:table-cell table:style-name="ce17" table:formula="of:=([.F40]-[.F$38])/[.F$38]" office:value-type="percentage" office:value="-0.000639424448498669" calcext:value-type="percentage">
            <text:p>-0.064%</text:p>
          </table:table-cell>
          <table:table-cell table:style-name="ce17" table:formula="of:=([.G40]-[.G$38])/[.G$38]" office:value-type="percentage" office:value="-0.000485219523017317" calcext:value-type="percentage">
            <text:p>-0.049%</text:p>
          </table:table-cell>
          <table:table-cell table:style-name="ce17" table:formula="of:=([.H40]-[.H$38])/[.H$38]" office:value-type="percentage" office:value="-0.00035162557223175" calcext:value-type="percentage">
            <text:p>-0.035%</text:p>
          </table:table-cell>
          <table:table-cell table:style-name="ce17" table:formula="of:=([.I40]-[.I$38])/[.I$38]" office:value-type="percentage" office:value="-0.000233798537631125" calcext:value-type="percentage">
            <text:p>-0.023%</text:p>
          </table:table-cell>
          <table:table-cell table:style-name="ce17" table:formula="of:=([.J40]-[.J$38])/[.J$38]" office:value-type="percentage" office:value="-0.000127932372288719" calcext:value-type="percentage">
            <text:p>-0.013%</text:p>
          </table:table-cell>
          <table:table-cell table:style-name="ce17" table:formula="of:=([.K40]-[.K$38])/[.K$38]" office:value-type="percentage" office:value="-0.0000312609596721128" calcext:value-type="percentage">
            <text:p>-0.003%</text:p>
          </table:table-cell>
          <table:table-cell table:style-name="ce17" table:formula="of:=([.L40]-[.L$38])/[.L$38]" office:value-type="percentage" office:value="0.0000582542301210385" calcext:value-type="percentage">
            <text:p>0.006%</text:p>
          </table:table-cell>
          <table:table-cell table:style-name="ce17" table:formula="of:=([.M40]-[.M$38])/[.M$38]" office:value-type="percentage" office:value="0.000142155701141065" calcext:value-type="percentage">
            <text:p>0.014%</text:p>
          </table:table-cell>
          <table:table-cell table:style-name="ce17" table:formula="of:=([.N40]-[.N$38])/[.N$38]" office:value-type="percentage" office:value="0.000221651256705554" calcext:value-type="percentage">
            <text:p>0.022%</text:p>
          </table:table-cell>
          <table:table-cell table:style-name="ce17" table:formula="of:=([.O40]-[.O$38])/[.O$38]" office:value-type="percentage" office:value="0.00029771441228501" calcext:value-type="percentage">
            <text:p>0.030%</text:p>
          </table:table-cell>
        </table:table-row>
        <table:table-row table:style-name="ro1">
          <table:table-cell office:value-type="string" calcext:value-type="string">
            <text:p>T(r)-T(s) [C]</text:p>
          </table:table-cell>
          <table:table-cell office:value-type="string" calcext:value-type="string">
            <text:p>Implicit Trans</text:p>
          </table:table-cell>
          <table:table-cell table:formula="of:=[.C34]+[.$AA41]-[.$AA34]" office:value-type="float" office:value="359.558338703704" calcext:value-type="float">
            <text:p>359.558</text:p>
          </table:table-cell>
          <table:table-cell table:style-name="ce10" table:formula="of:=[.D34]+[.$AA41]-[.$AA34]" office:value-type="float" office:value="359.467060555556" calcext:value-type="float">
            <text:p>359.467</text:p>
          </table:table-cell>
          <table:table-cell table:formula="of:=[.E34]+[.$AA41]-[.$AA34]" office:value-type="float" office:value="359.193226111111" calcext:value-type="float">
            <text:p>359.193</text:p>
          </table:table-cell>
          <table:table-cell table:style-name="ce10" table:formula="of:=[.F34]+[.$AA41]-[.$AA34]" office:value-type="float" office:value="358.634791111111" calcext:value-type="float">
            <text:p>358.635</text:p>
          </table:table-cell>
          <table:table-cell table:style-name="ce10" table:formula="of:=[.G34]+[.$AA41]-[.$AA34]" office:value-type="float" office:value="357.757591666667" calcext:value-type="float">
            <text:p>357.758</text:p>
          </table:table-cell>
          <table:table-cell table:style-name="ce10" table:formula="of:=[.H34]+[.$AA41]-[.$AA34]" office:value-type="float" office:value="356.561872222222" calcext:value-type="float">
            <text:p>356.562</text:p>
          </table:table-cell>
          <table:table-cell table:style-name="ce10" table:formula="of:=[.I34]+[.$AA41]-[.$AA34]" office:value-type="float" office:value="355.049288333333" calcext:value-type="float">
            <text:p>355.049</text:p>
          </table:table-cell>
          <table:table-cell table:style-name="ce10" table:formula="of:=[.J34]+[.$AA41]-[.$AA34]" office:value-type="float" office:value="353.22113" calcext:value-type="float">
            <text:p>353.221</text:p>
          </table:table-cell>
          <table:table-cell table:style-name="ce10" table:formula="of:=[.K34]+[.$AA41]-[.$AA34]" office:value-type="float" office:value="351.078314444445" calcext:value-type="float">
            <text:p>351.078</text:p>
          </table:table-cell>
          <table:table-cell table:style-name="ce10" table:formula="of:=[.L34]+[.$AA41]-[.$AA34]" office:value-type="float" office:value="348.621497222222" calcext:value-type="float">
            <text:p>348.621</text:p>
          </table:table-cell>
          <table:table-cell table:style-name="ce10" table:formula="of:=[.M34]+[.$AA41]-[.$AA34]" office:value-type="float" office:value="345.851156111111" calcext:value-type="float">
            <text:p>345.851</text:p>
          </table:table-cell>
          <table:table-cell table:style-name="ce10" table:formula="of:=[.N34]+[.$AA41]-[.$AA34]" office:value-type="float" office:value="342.767643333333" calcext:value-type="float">
            <text:p>342.768</text:p>
          </table:table-cell>
          <table:table-cell table:style-name="ce10" table:formula="of:=[.O34]+[.$AA41]-[.$AA34]" office:value-type="float" office:value="339.371226111111" calcext:value-type="float">
            <text:p>339.371</text:p>
          </table:table-cell>
          <table:table-cell table:style-name="ce10" table:formula="of:=[.P34]+[.$AA41]-[.$AA34]" office:value-type="float" office:value="335.662106111111" calcext:value-type="float">
            <text:p>335.662</text:p>
          </table:table-cell>
          <table:table-cell table:style-name="ce10" table:formula="of:=[.Q34]+[.$AA41]-[.$AA34]" office:value-type="float" office:value="331.640438888889" calcext:value-type="float">
            <text:p>331.640</text:p>
          </table:table-cell>
          <table:table-cell table:style-name="ce10" table:formula="of:=[.R34]+[.$AA41]-[.$AA34]" office:value-type="float" office:value="327.306343888889" calcext:value-type="float">
            <text:p>327.306</text:p>
          </table:table-cell>
          <table:table-cell table:style-name="ce10" table:formula="of:=[.S34]+[.$AA41]-[.$AA34]" office:value-type="float" office:value="322.659915" calcext:value-type="float">
            <text:p>322.660</text:p>
          </table:table-cell>
          <table:table-cell table:style-name="ce10" table:formula="of:=[.T34]+[.$AA41]-[.$AA34]" office:value-type="float" office:value="317.701222222222" calcext:value-type="float">
            <text:p>317.701</text:p>
          </table:table-cell>
          <table:table-cell table:style-name="ce10" table:formula="of:=[.U34]+[.$AA41]-[.$AA34]" office:value-type="float" office:value="312.430321111111" calcext:value-type="float">
            <text:p>312.430</text:p>
          </table:table-cell>
          <table:table-cell table:style-name="ce10" table:formula="of:=[.V34]+[.$AA41]-[.$AA34]" office:value-type="float" office:value="306.847253888889" calcext:value-type="float">
            <text:p>306.847</text:p>
          </table:table-cell>
          <table:table-cell table:style-name="ce10" table:formula="of:=[.W34]+[.$AA41]-[.$AA34]" office:value-type="float" office:value="300.954966111111" calcext:value-type="float">
            <text:p>300.955</text:p>
          </table:table-cell>
          <table:table-cell table:style-name="ce10" table:formula="of:=[.X34]+[.$AA41]-[.$AA34]" office:value-type="float" office:value="300.947366666667" calcext:value-type="float">
            <text:p>300.947</text:p>
          </table:table-cell>
          <table:table-cell table:style-name="ce10" table:formula="of:=[.Y34]+[.$AA41]-[.$AA34]" office:value-type="float" office:value="295.350230555556" calcext:value-type="float">
            <text:p>295.350</text:p>
          </table:table-cell>
          <table:table-cell/>
          <table:table-cell table:style-name="ce10" table:formula="of:=5/9*([.Z28]-32)" office:value-type="float" office:value="290.934551980941" calcext:value-type="float">
            <text:p>290.935</text:p>
          </table:table-cell>
          <table:table-cell table:style-name="ce1" office:value-type="string" calcext:value-type="string">
            <text:p>Implicit Trans</text:p>
          </table:table-cell>
          <table:table-cell table:style-name="ce17" table:formula="of:=([.C41]-[.C$38])/[.C$38]" office:value-type="percentage" office:value="-0.00105301753576806" calcext:value-type="percentage">
            <text:p>-0.105%</text:p>
          </table:table-cell>
          <table:table-cell table:style-name="ce17" table:formula="of:=([.D41]-[.D$38])/[.D$38]" office:value-type="percentage" office:value="-0.00109058545605059" calcext:value-type="percentage">
            <text:p>-0.109%</text:p>
          </table:table-cell>
          <table:table-cell table:style-name="ce17" table:formula="of:=([.E41]-[.E$38])/[.E$38]" office:value-type="percentage" office:value="-0.0009871507543224" calcext:value-type="percentage">
            <text:p>-0.099%</text:p>
          </table:table-cell>
          <table:table-cell table:style-name="ce17" table:formula="of:=([.F41]-[.F$38])/[.F$38]" office:value-type="percentage" office:value="-0.000809738378454206" calcext:value-type="percentage">
            <text:p>-0.081%</text:p>
          </table:table-cell>
          <table:table-cell table:style-name="ce17" table:formula="of:=([.G41]-[.G$38])/[.G$38]" office:value-type="percentage" office:value="-0.00065293152744678" calcext:value-type="percentage">
            <text:p>-0.065%</text:p>
          </table:table-cell>
          <table:table-cell table:style-name="ce17" table:formula="of:=([.H41]-[.H$38])/[.H$38]" office:value-type="percentage" office:value="-0.000515796275908749" calcext:value-type="percentage">
            <text:p>-0.052%</text:p>
          </table:table-cell>
          <table:table-cell table:style-name="ce17" table:formula="of:=([.I41]-[.I$38])/[.I$38]" office:value-type="percentage" office:value="-0.000393517858109191" calcext:value-type="percentage">
            <text:p>-0.039%</text:p>
          </table:table-cell>
          <table:table-cell table:style-name="ce17" table:formula="of:=([.J41]-[.J$38])/[.J$38]" office:value-type="percentage" office:value="-0.000282318317265682" calcext:value-type="percentage">
            <text:p>-0.028%</text:p>
          </table:table-cell>
          <table:table-cell table:style-name="ce17" table:formula="of:=([.K41]-[.K$38])/[.K$38]" office:value-type="percentage" office:value="-0.000179466557486787" calcext:value-type="percentage">
            <text:p>-0.018%</text:p>
          </table:table-cell>
          <table:table-cell table:style-name="ce17" table:formula="of:=([.L41]-[.L$38])/[.L$38]" office:value-type="percentage" office:value="-0.0000829633115482576" calcext:value-type="percentage">
            <text:p>-0.008%</text:p>
          </table:table-cell>
          <table:table-cell table:style-name="ce17" table:formula="of:=([.M41]-[.M$38])/[.M$38]" office:value-type="percentage" office:value="0.00000869635816638261" calcext:value-type="percentage">
            <text:p>0.001%</text:p>
          </table:table-cell>
          <table:table-cell table:style-name="ce17" table:formula="of:=([.N41]-[.N$38])/[.N$38]" office:value-type="percentage" office:value="0.0000966711375451089" calcext:value-type="percentage">
            <text:p>0.010%</text:p>
          </table:table-cell>
          <table:table-cell table:style-name="ce17" table:formula="of:=([.O41]-[.O$38])/[.O$38]" office:value-type="percentage" office:value="0.000181889319046206" calcext:value-type="percentage">
            <text:p>0.018%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  <table:table-cell table:style-name="ce1"/>
          <table:table-cell table:style-name="ce17" table:number-columns-repeated="13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3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office:value-type="float" office:value="0.000487298838370701" calcext:value-type="float">
            <text:p>4.87E-004</text:p>
          </table:table-cell>
          <table:table-cell table:style-name="ce12" office:value-type="float" office:value="0.00108963332795357" calcext:value-type="float">
            <text:p>1.09E-003</text:p>
          </table:table-cell>
          <table:table-cell table:style-name="ce12" office:value-type="float" office:value="0.0017569809482196" calcext:value-type="float">
            <text:p>1.76E-003</text:p>
          </table:table-cell>
          <table:table-cell table:style-name="ce12" office:value-type="float" office:value="0.0024364941918535" calcext:value-type="float">
            <text:p>2.44E-003</text:p>
          </table:table-cell>
          <table:table-cell table:style-name="ce12" office:value-type="float" office:value="0.00312023500284431" calcext:value-type="float">
            <text:p>3.12E-003</text:p>
          </table:table-cell>
          <table:table-cell table:style-name="ce12" office:value-type="float" office:value="0.00380592559445446" calcext:value-type="float">
            <text:p>3.81E-003</text:p>
          </table:table-cell>
          <table:table-cell table:style-name="ce12" office:value-type="float" office:value="0.00449267330434586" calcext:value-type="float">
            <text:p>4.49E-003</text:p>
          </table:table-cell>
          <table:table-cell table:style-name="ce12" office:value-type="float" office:value="0.00518005770625677" calcext:value-type="float">
            <text:p>5.18E-003</text:p>
          </table:table-cell>
          <table:table-cell table:style-name="ce12" office:value-type="float" office:value="0.00586785505037642" calcext:value-type="float">
            <text:p>5.87E-003</text:p>
          </table:table-cell>
          <table:table-cell table:style-name="ce12" office:value-type="float" office:value="0.00655593537001515" calcext:value-type="float">
            <text:p>6.56E-003</text:p>
          </table:table-cell>
          <table:table-cell table:style-name="ce12" office:value-type="float" office:value="0.00724421803170729" calcext:value-type="float">
            <text:p>7.24E-003</text:p>
          </table:table-cell>
          <table:table-cell table:style-name="ce12" office:value-type="float" office:value="0.00793265036652443" calcext:value-type="float">
            <text:p>7.93E-003</text:p>
          </table:table-cell>
          <table:table-cell table:style-name="ce12" office:value-type="float" office:value="0.00862119651879233" calcext:value-type="float">
            <text:p>8.62E-003</text:p>
          </table:table-cell>
          <table:table-cell table:style-name="ce12" office:value-type="float" office:value="0.00930983123505811" calcext:value-type="float">
            <text:p>9.31E-003</text:p>
          </table:table-cell>
          <table:table-cell table:style-name="ce12" office:value-type="float" office:value="0.00999853621618685" calcext:value-type="float">
            <text:p>1.00E-002</text:p>
          </table:table-cell>
          <table:table-cell table:style-name="ce12" office:value-type="float" office:value="0.010687297878278" calcext:value-type="float">
            <text:p>1.07E-002</text:p>
          </table:table-cell>
          <table:table-cell table:style-name="ce12" office:value-type="float" office:value="0.0113761059261595" calcext:value-type="float">
            <text:p>1.14E-002</text:p>
          </table:table-cell>
          <table:table-cell table:style-name="ce12" office:value-type="float" office:value="0.01206495241511" calcext:value-type="float">
            <text:p>1.21E-002</text:p>
          </table:table-cell>
          <table:table-cell table:style-name="ce12" office:value-type="float" office:value="0.0127538311164153" calcext:value-type="float">
            <text:p>1.28E-002</text:p>
          </table:table-cell>
          <table:table-cell table:style-name="ce12" office:value-type="float" office:value="0.0134383202099738" calcext:value-type="float">
            <text:p>1.34E-002</text:p>
          </table:table-cell>
          <table:table-cell table:style-name="ce12" office:value-type="float" office:value="0.0137139107611549" calcext:value-type="float">
            <text:p>1.37E-002</text:p>
          </table:table-cell>
          <table:table-cell table:style-name="ce12" office:value-type="float" office:value="0.0155839895013123" calcext:value-type="float">
            <text:p>1.56E-002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style-name="ce1"/>
          <table:table-cell table:style-name="ce1" office:value-type="string" calcext:value-type="string">
            <text:p>DATA</text:p>
          </table:table-cell>
          <table:table-cell table:style-name="Default"/>
          <table:table-cell table:number-columns-repeated="36"/>
        </table:table-row>
        <table:table-row table:style-name="ro1">
          <table:table-cell office:value-type="float" office:value="679.152624" calcext:value-type="float">
            <text:p>679.152624</text:p>
          </table:table-cell>
          <table:table-cell table:style-name="ce10" office:value-type="float" office:value="678.659102" calcext:value-type="float">
            <text:p>678.659</text:p>
          </table:table-cell>
          <table:table-cell office:value-type="float" office:value="677.652658" calcext:value-type="float">
            <text:p>677.653</text:p>
          </table:table-cell>
          <table:table-cell table:style-name="ce10" office:value-type="float" office:value="676.071736" calcext:value-type="float">
            <text:p>676.072</text:p>
          </table:table-cell>
          <table:table-cell office:value-type="float" office:value="673.916791" calcext:value-type="float">
            <text:p>673.917</text:p>
          </table:table-cell>
          <table:table-cell table:style-name="ce10" office:value-type="float" office:value="671.190834" calcext:value-type="float">
            <text:p>671.191</text:p>
          </table:table-cell>
          <table:table-cell table:style-name="ce10" office:value-type="float" office:value="667.89622" calcext:value-type="float">
            <text:p>667.896</text:p>
          </table:table-cell>
          <table:table-cell table:style-name="ce10" office:value-type="float" office:value="664.03464" calcext:value-type="float">
            <text:p>664.035</text:p>
          </table:table-cell>
          <table:table-cell table:style-name="ce10" office:value-type="float" office:value="659.607319" calcext:value-type="float">
            <text:p>659.607</text:p>
          </table:table-cell>
          <table:table-cell table:style-name="ce10" office:value-type="float" office:value="654.615163" calcext:value-type="float">
            <text:p>654.615</text:p>
          </table:table-cell>
          <table:table-cell table:style-name="ce10" office:value-type="float" office:value="649.058861" calcext:value-type="float">
            <text:p>649.059</text:p>
          </table:table-cell>
          <table:table-cell table:style-name="ce10" office:value-type="float" office:value="642.938948" calcext:value-type="float">
            <text:p>642.939</text:p>
          </table:table-cell>
          <table:table-cell table:style-name="ce10" office:value-type="float" office:value="636.255848" calcext:value-type="float">
            <text:p>636.256</text:p>
          </table:table-cell>
          <table:table-cell table:style-name="ce10" office:value-type="float" office:value="629.009902" calcext:value-type="float">
            <text:p>629.010</text:p>
          </table:table-cell>
          <table:table-cell table:style-name="ce10" office:value-type="float" office:value="621.20139" calcext:value-type="float">
            <text:p>621.201</text:p>
          </table:table-cell>
          <table:table-cell table:style-name="ce10" office:value-type="float" office:value="612.830543" calcext:value-type="float">
            <text:p>612.831</text:p>
          </table:table-cell>
          <table:table-cell office:value-type="float" office:value="603.897557" calcext:value-type="float">
            <text:p>603.897557</text:p>
          </table:table-cell>
          <table:table-cell office:value-type="float" office:value="594.402595" calcext:value-type="float">
            <text:p>594.402595</text:p>
          </table:table-cell>
          <table:table-cell office:value-type="float" office:value="584.345799" calcext:value-type="float">
            <text:p>584.345799</text:p>
          </table:table-cell>
          <table:table-cell office:value-type="float" office:value="573.732535" calcext:value-type="float">
            <text:p>573.732535</text:p>
          </table:table-cell>
          <table:table-cell office:value-type="float" office:value="573.718847" calcext:value-type="float">
            <text:p>573.718847</text:p>
          </table:table-cell>
          <table:table-cell office:value-type="float" office:value="563.637113" calcext:value-type="float">
            <text:p>563.637113</text:p>
          </table:table-cell>
          <table:table-cell table:number-columns-repeated="19"/>
        </table:table-row>
        <table:table-row table:style-name="ro1">
          <table:table-cell table:style-name="ce10"/>
          <table:table-cell table:style-name="Default" table:number-columns-repeated="2"/>
          <table:table-cell/>
          <table:table-cell table:style-name="Default"/>
          <table:table-cell table:number-columns-repeated="36"/>
        </table:table-row>
      </table:table>
      <table:table table:name="Fuel_Centerline_Temperature" table:style-name="ta1">
        <table:shapes>
          <draw:frame draw:z-index="0" draw:style-name="gr1" draw:text-style-name="P1" svg:width="6.2988in" svg:height="3.5429in" svg:x="16.1311in" svg:y="0.2287in">
            <draw:object draw:notify-on-update-of-ranges="Fuel_Centerline_Temperature.E9:Fuel_Centerline_Temperature.E11 Fuel_Centerline_Temperature.K8:Fuel_Centerline_Temperature.K8 Fuel_Centerline_Temperature.K9:Fuel_Centerline_Temperature.K11 Fuel_Centerline_Temperature.L8:Fuel_Centerline_Temperature.L8 Fuel_Centerline_Temperature.L9:Fuel_Centerline_Temperature.L11 Fuel_Centerline_Temperature.E9:Fuel_Centerline_Temperature.E11 Fuel_Centerline_Temperature.M8:Fuel_Centerline_Temperature.M8 Fuel_Centerline_Temperature.M9:Fuel_Centerline_Temperature.M11 Fuel_Centerline_Temperature.E9:Fuel_Centerline_Temperature.E11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8" table:default-cell-style-name="ce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style-name="ce18" office:value-type="string" calcext:value-type="string" table:number-columns-spanned="4" table:number-rows-spanned="1">
            <text:p>Axial Centerline Temperature [K]</text:p>
          </table:table-cell>
          <table:covered-table-cell table:number-columns-repeated="2" table:style-name="ce1"/>
          <table:covered-table-cell/>
          <table:table-cell/>
          <table:table-cell table:style-name="ce20" office:value-type="string" calcext:value-type="string" table:number-columns-spanned="3" table:number-rows-spanned="1">
            <text:p>Fuel Centerline Temperature Error [%]</text:p>
          </table:table-cell>
          <table:covered-table-cell table:number-columns-repeated="2" table:style-name="ce23"/>
        </table:table-row>
        <table:table-row table:style-name="ro1">
          <table:table-cell table:number-columns-repeated="4"/>
          <table:table-cell table:style-name="ce1" office:value-type="string" calcext:value-type="string">
            <text:p>NR</text:p>
          </table:table-cell>
          <table:table-cell office:value-type="string" calcext:value-type="string">
            <text:p>EXACT</text:p>
          </table:table-cell>
          <table:table-cell table:style-name="ce1" office:value-type="string" calcext:value-type="string">
            <text:p>Semi-implicit Trans</text:p>
          </table:table-cell>
          <table:table-cell table:style-name="ce1" office:value-type="string" calcext:value-type="string">
            <text:p>Implicit SS</text:p>
          </table:table-cell>
          <table:table-cell table:style-name="ce1" office:value-type="string" calcext:value-type="string">
            <text:p>Implicit Trans</text:p>
          </table:table-cell>
          <table:table-cell table:style-name="ce1"/>
          <table:table-cell table:style-name="ce21" office:value-type="string" calcext:value-type="string">
            <text:p>Semi-implicit Trans</text:p>
          </table:table-cell>
          <table:table-cell table:style-name="ce21" office:value-type="string" calcext:value-type="string">
            <text:p>Implicit SS</text:p>
          </table:table-cell>
          <table:table-cell table:style-name="ce21" office:value-type="string" calcext:value-type="string">
            <text:p>Implicit Trans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65.0390785927561" calcext:value-type="float">
            <text:p>65.039</text:p>
          </table:table-cell>
          <table:table-cell table:style-name="ce10" table:formula="of:=['SS Rod Radial Profile_5'.C32]" office:value-type="float" office:value="61.5764598148148" calcext:value-type="float">
            <text:p>61.576</text:p>
          </table:table-cell>
          <table:table-cell table:formula="of:=['SS Rod Radial Profile_5'.C33]" office:value-type="float" office:value="61.6215059259259" calcext:value-type="float">
            <text:p>61.6215059259</text:p>
          </table:table-cell>
          <table:table-cell table:formula="of:=['SS Rod Radial Profile_5'.C34]" office:value-type="float" office:value="61.5698981481482" calcext:value-type="float">
            <text:p>61.5698981481</text:p>
          </table:table-cell>
          <table:table-cell/>
          <table:table-cell table:style-name="ce22" table:formula="of:=ABS([.G9]-[.$F9])/[.$F9]" office:value-type="percentage" office:value="0.0532390503196172" calcext:value-type="percentage">
            <text:p>5.32%</text:p>
          </table:table-cell>
          <table:table-cell table:style-name="ce22" table:formula="of:=ABS([.H9]-[.$F9])/[.$F9]" office:value-type="percentage" office:value="0.0525464496234554" calcext:value-type="percentage">
            <text:p>5.25%</text:p>
          </table:table-cell>
          <table:table-cell table:style-name="ce22" table:formula="of:=ABS([.I9]-[.$F9])/[.$F9]" office:value-type="percentage" office:value="0.0533399383827421" calcext:value-type="percentage">
            <text:p>5.33%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0" table:formula="of:=[.F9]" office:value-type="float" office:value="65.0390785927561" calcext:value-type="float">
            <text:p>65.039</text:p>
          </table:table-cell>
          <table:table-cell table:style-name="ce10" table:formula="of:=['SS Rod Radial Profile'.C32]" office:value-type="float" office:value="63.3357764814815" calcext:value-type="float">
            <text:p>63.336</text:p>
          </table:table-cell>
          <table:table-cell table:formula="of:=['SS Rod Radial Profile'.C33]" office:value-type="float" office:value="63.3327268518518" calcext:value-type="float">
            <text:p>63.3327268519</text:p>
          </table:table-cell>
          <table:table-cell table:formula="of:=['SS Rod Radial Profile'.C34]" office:value-type="float" office:value="63.31773" calcext:value-type="float">
            <text:p>63.31773</text:p>
          </table:table-cell>
          <table:table-cell/>
          <table:table-cell table:style-name="ce22" table:formula="of:=ABS([.G10]-[.$F10])/[.$F10]" office:value-type="percentage" office:value="0.0261889028585402" calcext:value-type="percentage">
            <text:p>2.62%</text:p>
          </table:table-cell>
          <table:table-cell table:style-name="ce22" table:formula="of:=ABS([.H10]-[.$F10])/[.$F10]" office:value-type="percentage" office:value="0.0262357920472499" calcext:value-type="percentage">
            <text:p>2.62%</text:p>
          </table:table-cell>
          <table:table-cell table:style-name="ce22" table:formula="of:=ABS([.I10]-[.$F10])/[.$F10]" office:value-type="percentage" office:value="0.0264663742168661" calcext:value-type="percentage">
            <text:p>2.65%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0" table:formula="of:=[.F10]" office:value-type="float" office:value="65.0390785927561" calcext:value-type="float">
            <text:p>65.039</text:p>
          </table:table-cell>
          <table:table-cell table:style-name="ce10" table:formula="of:=['SS Rod Radial Profile_20'.C32]" office:value-type="float" office:value="64.2153224074073" calcext:value-type="float">
            <text:p>64.215</text:p>
          </table:table-cell>
          <table:table-cell table:formula="of:=['SS Rod Radial Profile_20'.C34]" office:value-type="float" office:value="64.2081081481482" calcext:value-type="float">
            <text:p>64.2081081481</text:p>
          </table:table-cell>
          <table:table-cell table:formula="of:=['SS Rod Radial Profile_20'.C34]" office:value-type="float" office:value="64.2081081481482" calcext:value-type="float">
            <text:p>64.2081081481</text:p>
          </table:table-cell>
          <table:table-cell/>
          <table:table-cell table:style-name="ce22" table:formula="of:=ABS([.G11]-[.$F11])/[.$F11]" office:value-type="percentage" office:value="0.0126655574336581" calcext:value-type="percentage">
            <text:p>1.27%</text:p>
          </table:table-cell>
          <table:table-cell table:style-name="ce22" table:formula="of:=ABS([.H11]-[.$F11])/[.$F11]" office:value-type="percentage" office:value="0.0127764793503775" calcext:value-type="percentage">
            <text:p>1.28%</text:p>
          </table:table-cell>
          <table:table-cell table:style-name="ce22" table:formula="of:=ABS([.I11]-[.$F11])/[.$F11]" office:value-type="percentage" office:value="0.0127764793503775" calcext:value-type="percentage">
            <text:p>1.28%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10" table:number-columns-repeated="2"/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1"/>
          <table:table-cell table:style-name="ce19" table:number-columns-spanned="3" table:number-rows-spanned="1"/>
          <table:covered-table-cell table:style-name="ce19"/>
          <table:covered-table-cell table:style-name="ce1"/>
          <table:table-cell table:style-name="ce24"/>
          <table:table-cell table:style-name="ce1"/>
        </table:table-row>
        <table:table-row table:style-name="ro1">
          <table:table-cell table:number-columns-repeated="6"/>
          <table:table-cell table:style-name="ce1" table:number-columns-repeated="7"/>
        </table:table-row>
        <table:table-row table:style-name="ro1" table:number-rows-repeated="4">
          <table:table-cell table:number-columns-repeated="6"/>
          <table:table-cell table:style-name="ce10" table:number-columns-repeated="2"/>
          <table:table-cell table:style-name="ce1" table:number-columns-repeated="5"/>
        </table:table-row>
        <table:table-row table:style-name="ro1">
          <table:table-cell table:number-columns-repeated="6"/>
          <table:table-cell table:style-name="ce10"/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number-columns-repeated="6"/>
        </table:table-row>
      </table:table>
      <table:named-expressions>
        <table:named-range table:name="A_surf" table:base-cell-address="$'SS Rod Radial Profile'.$E$9" table:cell-range-address="$Problem_Setup.$D$13"/>
        <table:named-range table:name="cp_in" table:base-cell-address="$Problem_Setup.$D$34" table:cell-range-address="$Problem_Setup.$D$34"/>
        <table:named-range table:name="delta_clad" table:base-cell-address="$Problem_Setup.$H$34" table:cell-range-address="$Problem_Setup.$H$34"/>
        <table:named-range table:name="delta_fluid" table:base-cell-address="$Problem_Setup.$H$35" table:cell-range-address="$Problem_Setup.$H$35"/>
        <table:named-range table:name="delta_gap" table:base-cell-address="$Problem_Setup.$H$33" table:cell-range-address="$Problem_Setup.$H$33"/>
        <table:named-range table:name="dT_clad" table:base-cell-address="$Problem_Setup.$H$33" table:cell-range-address="$Problem_Setup.$H$34"/>
        <table:named-range table:name="dT_gap" table:base-cell-address="$Problem_Setup.$H$33" table:cell-range-address="$Problem_Setup.$H$34"/>
        <table:named-range table:name="dz" table:base-cell-address="$Problem_Setup.$D$7" table:cell-range-address="$Problem_Setup.$D$7"/>
        <table:named-range table:name="heat_gen" table:base-cell-address="$'SS Rod Radial Profile'.$E$9" table:cell-range-address="$Problem_Setup.$D$26"/>
        <table:named-range table:name="hgap" table:base-cell-address="$'SS Rod Radial Profile'.$E$11" table:cell-range-address="$Problem_Setup.$H$10"/>
        <table:named-range table:name="htc" table:base-cell-address="$'SS Rod Radial Profile'.$E$10" table:cell-range-address="$Problem_Setup.$H$23"/>
        <table:named-range table:name="k_clad" table:base-cell-address="$Problem_Setup.$H$5" table:cell-range-address="$Problem_Setup.$H$5"/>
        <table:named-range table:name="k_fuel" table:base-cell-address="$'SS Rod Radial Profile'.$D$6" table:cell-range-address="$Problem_Setup.$H$4"/>
        <table:named-range table:name="L_chan" table:base-cell-address="$Problem_Setup.$D$6" table:cell-range-address="$Problem_Setup.$D$6"/>
        <table:named-range table:name="M_dot" table:base-cell-address="$Problem_Setup.$D$30" table:cell-range-address="$Problem_Setup.$D$30"/>
        <table:named-range table:name="Naxial" table:base-cell-address="$'SS Rod Radial Profile'.$E$2" table:cell-range-address="$Problem_Setup.$D$5"/>
        <table:named-range table:name="q_dot" table:base-cell-address="$'SS Rod Radial Profile'.$D$5" table:cell-range-address="$Problem_Setup.$D$25"/>
        <table:named-range table:name="q_lin" table:base-cell-address="$Problem_Setup.$D$23" table:cell-range-address="$Problem_Setup.$D$23"/>
        <table:named-range table:name="Rho_fuel" table:base-cell-address="$Problem_Setup.$H$6" table:cell-range-address="$Problem_Setup.$H$6"/>
        <table:named-range table:name="R_fuel" table:base-cell-address="$'SS Rod Radial Profile'.$D$4" table:cell-range-address="$Problem_Setup.$D$9"/>
        <table:named-range table:name="R_rod" table:base-cell-address="$Problem_Setup.$D$8" table:cell-range-address="$Problem_Setup.$D$8"/>
        <table:named-range table:name="t_btu_kw" table:base-cell-address="$'SS Rod Radial Profile'.$H$3" table:cell-range-address="$Problem_Setup.$N$5"/>
        <table:named-range table:name="t_ft_m" table:base-cell-address="$'SS Rod Radial Profile'.$H$4" table:cell-range-address="$Problem_Setup.$N$6"/>
        <table:named-range table:name="t_gap" table:base-cell-address="$Problem_Setup.$H$33" table:cell-range-address="$Problem_Setup.$H$34"/>
        <table:named-range table:name="t_htc" table:base-cell-address="$'SS Rod Radial Profile'.$J$8" table:cell-range-address="$Problem_Setup.$N$8"/>
        <table:named-range table:name="t_in" table:base-cell-address="$Problem_Setup.$D$32" table:cell-range-address="$Problem_Setup.$D$32"/>
        <table:named-range table:name="t_R_K" table:base-cell-address="$'SS Rod Radial Profile'.$H$5" table:cell-range-address="$Problem_Setup.$N$7"/>
        <table:named-range table:name="vol_fuel" table:base-cell-address="$Problem_Setup.$D$17" table:cell-range-address="$Problem_Setup.$D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percentage-style style:name="N124">
      <number:number number:decimal-places="5" number:min-integer-digits="1"/>
      <number:text>%</number:text>
    </number:percentage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number-style style:name="N135">
      <number:scientific-number number:decimal-places="4" number:min-integer-digits="1" number:min-exponent-digits="2"/>
    </number:number-style>
    <number:number-style style:name="N136">
      <number:scientific-number number:decimal-places="6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00/00/0000</text:date>, <text:time style:data-style-name="N2" text:time-value="17:05:43.770357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9:04:55.050706446</meta:creation-date>
    <dc:date>2015-03-22T17:57:49.315505064</dc:date>
    <meta:editing-duration>P4DT21H41M42S</meta:editing-duration>
    <meta:editing-cycles>698</meta:editing-cycles>
    <meta:generator>LibreOffice/4.2.7.2$Linux_X86_64 LibreOffice_project/420m0$Build-2</meta:generator>
    <meta:document-statistic meta:table-count="5" meta:cell-count="1474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legend chart:legend-position="end" svg:x="10.227cm" svg:y="2.822cm" style:legend-expansion="high" chart:style-name="ch3"/>
        <chart:plot-area chart:style-name="ch4" table:cell-range-address="'SS Rod Radial Profile'.C30:'SS Rod Radial Profile'.O34 'SS Rod Radial Profile'.B31:'SS Rod Radial Profile'.B34" chart:data-source-has-labels="column" svg:x="1.3cm" svg:y="1.249cm" svg:width="8.638cm" svg:height="5.353cm">
          <chartooo:coordinate-region svg:x="2.583cm" svg:y="1.448cm" svg:width="6.93cm" svg:height="4.507cm"/>
          <chart:axis chart:dimension="x" chart:name="primary-x" chart:style-name="ch5">
            <chart:title svg:x="4.715cm" svg:y="6.756cm" chart:style-name="ch6">
              <text:p>Radius [cm]</text:p>
            </chart:title>
          </chart:axis>
          <chart:axis chart:dimension="y" chart:name="primary-y" chart:style-name="ch5">
            <chart:title svg:x="0.451cm" svg:y="5.12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'.C31:'SS Rod Radial Profile'.O31" chart:label-cell-address="'SS Rod Radial Profile'.B31:'SS Rod Radial Profile'.B31" chart:class="chart:scatter">
            <chart:domain table:cell-range-address="'SS Rod Radial Profile'.C30:'SS Rod Radial Profile'.O30"/>
            <chart:data-point chart:repeated="13"/>
          </chart:series>
          <chart:series chart:style-name="ch10" chart:values-cell-range-address="'SS Rod Radial Profile'.C32:'SS Rod Radial Profile'.O32" chart:label-cell-address="'SS Rod Radial Profile'.B32:'SS Rod Radial Profile'.B32" chart:class="chart:scatter">
            <chart:data-point chart:repeated="13"/>
          </chart:series>
          <chart:series chart:style-name="ch11" chart:values-cell-range-address="'SS Rod Radial Profile'.C33:'SS Rod Radial Profile'.O33" chart:label-cell-address="'SS Rod Radial Profile'.B33:'SS Rod Radial Profile'.B33" chart:class="chart:scatter">
            <chart:data-point chart:repeated="13"/>
          </chart:series>
          <chart:series chart:style-name="ch12" chart:values-cell-range-address="'SS Rod Radial Profile'.C34:'SS Rod Radial Profile'.O34" chart:label-cell-address="'SS Rod Radial Profile'.B34:'SS Rod Radial Profile'.B3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'.C30:'SS Rod Radial Profile'.O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'.B31:'SS Rod Radial Profile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'.C31:'SS Rod Radial Profile'.O31</svg:desc>
                </draw:g>
              </table:table-cell>
              <table:table-cell office:value-type="float" office:value="64.7111116307252">
                <text:p>64.7111116307252</text:p>
              </table:table-cell>
              <table:table-cell office:value-type="float" office:value="63.3992437826018">
                <text:p>63.3992437826018</text:p>
              </table:table-cell>
              <table:table-cell office:value-type="float" office:value="60.775508086355">
                <text:p>60.775508086355</text:p>
              </table:table-cell>
              <table:table-cell office:value-type="float" office:value="56.8399045419849">
                <text:p>56.8399045419849</text:p>
              </table:table-cell>
              <table:table-cell office:value-type="float" office:value="51.5924331494912">
                <text:p>51.5924331494912</text:p>
              </table:table-cell>
              <table:table-cell office:value-type="float" office:value="45.0330939088743">
                <text:p>45.0330939088743</text:p>
              </table:table-cell>
              <table:table-cell office:value-type="float" office:value="37.1618868201339">
                <text:p>37.1618868201339</text:p>
              </table:table-cell>
              <table:table-cell office:value-type="float" office:value="27.9788118832701">
                <text:p>27.9788118832701</text:p>
              </table:table-cell>
              <table:table-cell office:value-type="float" office:value="17.4838690982831">
                <text:p>17.4838690982831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'.B32:'SS Rod Radial Profile'.B32</svg:desc>
                </draw:g>
              </table:table-cell>
              <table:table-cell office:value-type="float" office:value="63.3357764814815">
                <text:p>63.3357764814815</text:p>
                <draw:g>
                  <svg:desc>'SS Rod Radial Profile'.C32:'SS Rod Radial Profile'.O32</svg:desc>
                </draw:g>
              </table:table-cell>
              <table:table-cell office:value-type="float" office:value="62.9510883333333">
                <text:p>62.9510883333333</text:p>
              </table:table-cell>
              <table:table-cell office:value-type="float" office:value="61.7970238888889">
                <text:p>61.7970238888889</text:p>
              </table:table-cell>
              <table:table-cell office:value-type="float" office:value="59.4434911111111">
                <text:p>59.4434911111111</text:p>
              </table:table-cell>
              <table:table-cell office:value-type="float" office:value="55.7464472222222">
                <text:p>55.7464472222222</text:p>
              </table:table-cell>
              <table:table-cell office:value-type="float" office:value="50.7068238888889">
                <text:p>50.7068238888889</text:p>
              </table:table-cell>
              <table:table-cell office:value-type="float" office:value="44.3314744444444">
                <text:p>44.3314744444444</text:p>
              </table:table-cell>
              <table:table-cell office:value-type="float" office:value="36.625695">
                <text:p>36.625695</text:p>
              </table:table-cell>
              <table:table-cell office:value-type="float" office:value="27.5932055555556">
                <text:p>27.5932055555556</text:p>
              </table:table-cell>
              <table:table-cell office:value-type="float" office:value="17.2366188888889">
                <text:p>17.2366188888889</text:p>
              </table:table-cell>
              <table:table-cell office:value-type="float" office:value="5.58224722222222">
                <text:p>5.58224722222222</text:p>
              </table:table-cell>
              <table:table-cell office:value-type="float" office:value="5.57467833333331">
                <text:p>5.5746783333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'.B33:'SS Rod Radial Profile'.B33</svg:desc>
                </draw:g>
              </table:table-cell>
              <table:table-cell office:value-type="float" office:value="63.3327268518518">
                <text:p>63.3327268518518</text:p>
                <draw:g>
                  <svg:desc>'SS Rod Radial Profile'.C33:'SS Rod Radial Profile'.O33</svg:desc>
                </draw:g>
              </table:table-cell>
              <table:table-cell office:value-type="float" office:value="62.9480627777778">
                <text:p>62.9480627777778</text:p>
              </table:table-cell>
              <table:table-cell office:value-type="float" office:value="61.7940705555556">
                <text:p>61.7940705555556</text:p>
              </table:table-cell>
              <table:table-cell office:value-type="float" office:value="59.4406833333334">
                <text:p>59.4406833333334</text:p>
              </table:table-cell>
              <table:table-cell office:value-type="float" office:value="55.7438616666667">
                <text:p>55.7438616666667</text:p>
              </table:table-cell>
              <table:table-cell office:value-type="float" office:value="50.7045294444444">
                <text:p>50.7045294444444</text:p>
              </table:table-cell>
              <table:table-cell office:value-type="float" office:value="44.32953">
                <text:p>44.32953</text:p>
              </table:table-cell>
              <table:table-cell office:value-type="float" office:value="36.6241472222222">
                <text:p>36.6241472222222</text:p>
              </table:table-cell>
              <table:table-cell office:value-type="float" office:value="27.5920861111111">
                <text:p>27.5920861111111</text:p>
              </table:table-cell>
              <table:table-cell office:value-type="float" office:value="17.2359461111111">
                <text:p>17.2359461111111</text:p>
              </table:table-cell>
              <table:table-cell office:value-type="float" office:value="5.58202333333333">
                <text:p>5.58202333333333</text:p>
              </table:table-cell>
              <table:table-cell office:value-type="float" office:value="5.57445444444448">
                <text:p>5.574454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'.B34:'SS Rod Radial Profile'.B34</svg:desc>
                </draw:g>
              </table:table-cell>
              <table:table-cell office:value-type="float" office:value="63.31773">
                <text:p>63.31773</text:p>
                <draw:g>
                  <svg:desc>'SS Rod Radial Profile'.C34:'SS Rod Radial Profile'.O34</svg:desc>
                </draw:g>
              </table:table-cell>
              <table:table-cell office:value-type="float" office:value="62.93319">
                <text:p>62.93319</text:p>
              </table:table-cell>
              <table:table-cell office:value-type="float" office:value="61.77957">
                <text:p>61.77957</text:p>
              </table:table-cell>
              <table:table-cell office:value-type="float" office:value="59.4269288888889">
                <text:p>59.4269288888889</text:p>
              </table:table-cell>
              <table:table-cell office:value-type="float" office:value="55.7312427777778">
                <text:p>55.7312427777778</text:p>
              </table:table-cell>
              <table:table-cell office:value-type="float" office:value="50.6933894444445">
                <text:p>50.6933894444445</text:p>
              </table:table-cell>
              <table:table-cell office:value-type="float" office:value="44.3201516666667">
                <text:p>44.3201516666667</text:p>
              </table:table-cell>
              <table:table-cell office:value-type="float" office:value="36.6167416666666">
                <text:p>36.6167416666666</text:p>
              </table:table-cell>
              <table:table-cell office:value-type="float" office:value="27.5867866666667">
                <text:p>27.5867866666667</text:p>
              </table:table-cell>
              <table:table-cell office:value-type="float" office:value="17.2328033333333">
                <text:p>17.2328033333333</text:p>
              </table:table-cell>
              <table:table-cell office:value-type="float" office:value="5.58100444444443">
                <text:p>5.58100444444443</text:p>
              </table:table-cell>
              <table:table-cell office:value-type="float" office:value="5.57343722222223">
                <text:p>5.57343722222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305cm" style:legend-expansion="high" chart:style-name="ch2"/>
        <chart:plot-area chart:style-name="ch3" table:cell-range-address="'SS Rod Radial Profile_20'.C30:'SS Rod Radial Profile_20'.M30 'SS Rod Radial Profile_20'.R31:'SS Rod Radial Profile_20'.AD32" chart:data-source-has-labels="column" svg:x="0.307cm" svg:y="0.154cm" svg:width="10.49cm" svg:height="7.399cm">
          <chartooo:coordinate-region svg:x="1.696cm" svg:y="0.353cm" svg:width="8.769cm" svg:height="7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_20'.R31:'SS Rod Radial Profile_20'.AD31" chart:label-cell-address="'SS Rod Radial Profile_20'.AB31:'SS Rod Radial Profile_20'.AB31" chart:class="chart:scatter">
            <chart:domain table:cell-range-address="'SS Rod Radial Profile_20'.C30:'SS Rod Radial Profile_20'.M30"/>
            <chart:data-point chart:repeated="13"/>
          </chart:series>
          <chart:series chart:style-name="ch8" chart:values-cell-range-address="'SS Rod Radial Profile_20'.R32:'SS Rod Radial Profile_20'.AD32" chart:label-cell-address="'SS Rod Radial Profile_20'.AB32:'SS Rod Radial Profile_20'.AB32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M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AB31:'SS Rod Radial Profile_20'.AB31</svg:desc>
                </draw:g>
              </table:table-cell>
              <table:table-cell office:value-type="float" office:value="32.2680418692777">
                <text:p>32.2680418692777</text:p>
                <draw:g>
                  <svg:desc>'SS Rod Radial Profile_20'.R31:'SS Rod Radial Profile_20'.AD31</svg:desc>
                </draw:g>
              </table:table-cell>
              <table:table-cell office:value-type="float" office:value="27.5975853291147">
                <text:p>27.5975853291147</text:p>
              </table:table-cell>
              <table:table-cell office:value-type="float" office:value="22.6157650196073">
                <text:p>22.6157650196073</text:p>
              </table:table-cell>
              <table:table-cell office:value-type="float" office:value="17.3225809407551">
                <text:p>17.3225809407551</text:p>
              </table:table-cell>
              <table:table-cell office:value-type="float" office:value="11.7180330925596">
                <text:p>11.7180330925596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-0.823756185348742">
                <text:p>-0.823756185348742</text:p>
              </table:table-cell>
              <table:table-cell office:value-type="float" office:value="-0.837207650420069">
                <text:p>-0.837207650420069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AB32:'SS Rod Radial Profile_20'.AB32</svg:desc>
                </draw:g>
              </table:table-cell>
              <table:table-cell office:value-type="float" office:value="31.9590744444444">
                <text:p>31.9590744444444</text:p>
                <draw:g>
                  <svg:desc>'SS Rod Radial Profile_20'.R32:'SS Rod Radial Profile_20'.AD32</svg:desc>
                </draw:g>
              </table:table-cell>
              <table:table-cell office:value-type="float" office:value="27.3121472222222">
                <text:p>27.3121472222222</text:p>
              </table:table-cell>
              <table:table-cell office:value-type="float" office:value="22.3529522222222">
                <text:p>22.3529522222222</text:p>
              </table:table-cell>
              <table:table-cell office:value-type="float" office:value="17.0815488888888">
                <text:p>17.0815488888888</text:p>
              </table:table-cell>
              <table:table-cell office:value-type="float" office:value="11.4979838888889">
                <text:p>11.4979838888889</text:p>
              </table:table-cell>
              <table:table-cell office:value-type="float" office:value="5.60520722222217">
                <text:p>5.60520722222217</text:p>
              </table:table-cell>
              <table:table-cell office:value-type="float" office:value="5.59760722222222">
                <text:p>5.59760722222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613524128115">
                <text:p>-4.41613524128115</text:p>
              </table:table-cell>
              <table:table-cell office:value-type="float" office:value="NaN">
                <text:p>NaN</text:p>
              </table:table-cell>
              <table:table-cell office:value-type="float" office:value="-0.772401740904286">
                <text:p>-0.772401740904286</text:p>
              </table:table-cell>
              <table:table-cell office:value-type="float" office:value="-0.785953761531175">
                <text:p>-0.785953761531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476cm" svg:y="3.454cm" style:legend-expansion="high" chart:style-name="ch2"/>
        <chart:plot-area chart:style-name="ch3" table:cell-range-address="Fuel_Centerline_Temperature.E9:Fuel_Centerline_Temperature.E11 Fuel_Centerline_Temperature.K8:Fuel_Centerline_Temperature.M11" chart:data-source-has-labels="row" svg:x="0.32cm" svg:y="0.18cm" svg:width="9.836cm" svg:height="8.64cm">
          <chartooo:coordinate-region svg:x="1.55cm" svg:y="0.379cm" svg:width="8.41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el_Centerline_Temperature.K9:Fuel_Centerline_Temperature.K11" chart:label-cell-address="Fuel_Centerline_Temperature.K8:Fuel_Centerline_Temperature.K8" chart:class="chart:scatter">
            <chart:domain table:cell-range-address="Fuel_Centerline_Temperature.E9:Fuel_Centerline_Temperature.E11"/>
            <chart:regression-curve chart:style-name="ch8">
              <chart:equation chart:display-equation="true" chart:display-r-square="true" svg:x="3.447cm" svg:y="1.353cm"/>
            </chart:regression-curve>
            <chart:data-point chart:repeated="3"/>
          </chart:series>
          <chart:series chart:style-name="ch7" chart:values-cell-range-address="Fuel_Centerline_Temperature.L9:Fuel_Centerline_Temperature.L11" chart:label-cell-address="Fuel_Centerline_Temperature.L8:Fuel_Centerline_Temperature.L8" chart:class="chart:scatter">
            <chart:data-point chart:repeated="3"/>
          </chart:series>
          <chart:series chart:style-name="ch9" chart:values-cell-range-address="Fuel_Centerline_Temperature.M9:Fuel_Centerline_Temperature.M11" chart:label-cell-address="Fuel_Centerline_Temperature.M8:Fuel_Centerline_Temperature.M8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emi-implicit Trans</text:p>
                <draw:g>
                  <svg:desc>Fuel_Centerline_Temperature.K8:Fuel_Centerline_Temperature.K8</svg:desc>
                </draw:g>
              </table:table-cell>
              <table:table-cell office:value-type="string">
                <text:p>Implicit SS</text:p>
                <draw:g>
                  <svg:desc>Fuel_Centerline_Temperature.L8:Fuel_Centerline_Temperature.L8</svg:desc>
                </draw:g>
              </table:table-cell>
              <table:table-cell office:value-type="string">
                <text:p>Implicit Trans</text:p>
                <draw:g>
                  <svg:desc>Fuel_Centerline_Temperature.M8:Fuel_Centerline_Temperature.M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uel_Centerline_Temperature.E9:Fuel_Centerline_Temperature.E11</svg:desc>
                </draw:g>
              </table:table-cell>
              <table:table-cell office:value-type="float" office:value="0.0532390503196172">
                <text:p>0.0532390503196172</text:p>
                <draw:g>
                  <svg:desc>Fuel_Centerline_Temperature.K9:Fuel_Centerline_Temperature.K11</svg:desc>
                </draw:g>
              </table:table-cell>
              <table:table-cell office:value-type="float" office:value="0.0525464496234554">
                <text:p>0.0525464496234554</text:p>
                <draw:g>
                  <svg:desc>Fuel_Centerline_Temperature.L9:Fuel_Centerline_Temperature.L11</svg:desc>
                </draw:g>
              </table:table-cell>
              <table:table-cell office:value-type="float" office:value="0.0533399383827421">
                <text:p>0.0533399383827421</text:p>
                <draw:g>
                  <svg:desc>Fuel_Centerline_Temperature.M9:Fuel_Centerline_Temperature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261889028585402">
                <text:p>0.0261889028585402</text:p>
              </table:table-cell>
              <table:table-cell office:value-type="float" office:value="0.0262357920472499">
                <text:p>0.0262357920472499</text:p>
              </table:table-cell>
              <table:table-cell office:value-type="float" office:value="0.0264663742168661">
                <text:p>0.0264663742168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26655574336581">
                <text:p>0.0126655574336581</text:p>
              </table:table-cell>
              <table:table-cell office:value-type="float" office:value="0.0127764793503775">
                <text:p>0.0127764793503775</text:p>
              </table:table-cell>
              <table:table-cell office:value-type="float" office:value="0.0127764793503775">
                <text:p>0.01277647935037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legend chart:legend-position="end" svg:x="10.227cm" svg:y="2.822cm" style:legend-expansion="high" chart:style-name="ch3"/>
        <chart:plot-area chart:style-name="ch4" table:cell-range-address="'SS Rod Radial Profile_5'.C30:'SS Rod Radial Profile_5'.J34 'SS Rod Radial Profile_5'.B31:'SS Rod Radial Profile_5'.B34" chart:data-source-has-labels="column" svg:x="1.3cm" svg:y="1.249cm" svg:width="8.638cm" svg:height="5.353cm">
          <chartooo:coordinate-region svg:x="2.583cm" svg:y="1.448cm" svg:width="6.93cm" svg:height="4.507cm"/>
          <chart:axis chart:dimension="x" chart:name="primary-x" chart:style-name="ch5">
            <chart:title svg:x="4.715cm" svg:y="6.756cm" chart:style-name="ch6">
              <text:p>Radius [cm]</text:p>
            </chart:title>
          </chart:axis>
          <chart:axis chart:dimension="y" chart:name="primary-y" chart:style-name="ch5">
            <chart:title svg:x="0.451cm" svg:y="5.12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_5'.C31:'SS Rod Radial Profile_5'.J31" chart:label-cell-address="'SS Rod Radial Profile_5'.B31:'SS Rod Radial Profile_5'.B31" chart:class="chart:scatter">
            <chart:domain table:cell-range-address="'SS Rod Radial Profile_5'.C30:'SS Rod Radial Profile_5'.J30"/>
            <chart:data-point chart:repeated="8"/>
          </chart:series>
          <chart:series chart:style-name="ch10" chart:values-cell-range-address="'SS Rod Radial Profile_5'.C32:'SS Rod Radial Profile_5'.J32" chart:label-cell-address="'SS Rod Radial Profile_5'.B32:'SS Rod Radial Profile_5'.B32" chart:class="chart:scatter">
            <chart:data-point chart:repeated="8"/>
          </chart:series>
          <chart:series chart:style-name="ch11" chart:values-cell-range-address="'SS Rod Radial Profile_5'.C33:'SS Rod Radial Profile_5'.J33" chart:label-cell-address="'SS Rod Radial Profile_5'.B33:'SS Rod Radial Profile_5'.B33" chart:class="chart:scatter">
            <chart:data-point chart:repeated="8"/>
          </chart:series>
          <chart:series chart:style-name="ch12" chart:values-cell-range-address="'SS Rod Radial Profile_5'.C34:'SS Rod Radial Profile_5'.J34" chart:label-cell-address="'SS Rod Radial Profile_5'.B34:'SS Rod Radial Profile_5'.B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J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1:'SS Rod Radial Profile_5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_5'.C31:'SS Rod Radial Profile_5'.J31</svg:desc>
                </draw:g>
              </table:table-cell>
              <table:table-cell office:value-type="float" office:value="63.5773986755569">
                <text:p>63.5773986755569</text:p>
              </table:table-cell>
              <table:table-cell office:value-type="float" office:value="57.73067900676">
                <text:p>57.73067900676</text:p>
              </table:table-cell>
              <table:table-cell office:value-type="float" office:value="46.0372396691662">
                <text:p>46.0372396691662</text:p>
              </table:table-cell>
              <table:table-cell office:value-type="float" office:value="28.4970806627756">
                <text:p>28.4970806627756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2:'SS Rod Radial Profile_5'.B32</svg:desc>
                </draw:g>
              </table:table-cell>
              <table:table-cell office:value-type="float" office:value="61.5764598148148">
                <text:p>61.5764598148148</text:p>
                <draw:g>
                  <svg:desc>'SS Rod Radial Profile_5'.C32:'SS Rod Radial Profile_5'.J32</svg:desc>
                </draw:g>
              </table:table-cell>
              <table:table-cell office:value-type="float" office:value="59.8619372222222">
                <text:p>59.8619372222222</text:p>
              </table:table-cell>
              <table:table-cell office:value-type="float" office:value="54.7183694444445">
                <text:p>54.7183694444445</text:p>
              </table:table-cell>
              <table:table-cell office:value-type="float" office:value="44.2282888888889">
                <text:p>44.2282888888889</text:p>
              </table:table-cell>
              <table:table-cell office:value-type="float" office:value="27.74843">
                <text:p>27.74843</text:p>
              </table:table-cell>
              <table:table-cell office:value-type="float" office:value="5.49429888888893">
                <text:p>5.49429888888893</text:p>
              </table:table-cell>
              <table:table-cell office:value-type="float" office:value="5.48684944444448">
                <text:p>5.486849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33:'SS Rod Radial Profile_5'.B33</svg:desc>
                </draw:g>
              </table:table-cell>
              <table:table-cell office:value-type="float" office:value="61.6215059259259">
                <text:p>61.6215059259259</text:p>
                <draw:g>
                  <svg:desc>'SS Rod Radial Profile_5'.C33:'SS Rod Radial Profile_5'.J33</svg:desc>
                </draw:g>
              </table:table-cell>
              <table:table-cell office:value-type="float" office:value="59.9053483333333">
                <text:p>59.9053483333333</text:p>
              </table:table-cell>
              <table:table-cell office:value-type="float" office:value="54.7568755555555">
                <text:p>54.7568755555555</text:p>
              </table:table-cell>
              <table:table-cell office:value-type="float" office:value="44.25756">
                <text:p>44.25756</text:p>
              </table:table-cell>
              <table:table-cell office:value-type="float" office:value="27.7652155555555">
                <text:p>27.7652155555555</text:p>
              </table:table-cell>
              <table:table-cell office:value-type="float" office:value="5.49762833333331">
                <text:p>5.49762833333331</text:p>
              </table:table-cell>
              <table:table-cell office:value-type="float" office:value="5.49017444444442">
                <text:p>5.4901744444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B34:'SS Rod Radial Profile_5'.B34</svg:desc>
                </draw:g>
              </table:table-cell>
              <table:table-cell office:value-type="float" office:value="61.5698981481482">
                <text:p>61.5698981481482</text:p>
                <draw:g>
                  <svg:desc>'SS Rod Radial Profile_5'.C34:'SS Rod Radial Profile_5'.J34</svg:desc>
                </draw:g>
              </table:table-cell>
              <table:table-cell office:value-type="float" office:value="59.8556138888889">
                <text:p>59.8556138888889</text:p>
              </table:table-cell>
              <table:table-cell office:value-type="float" office:value="54.7127611111111">
                <text:p>54.7127611111111</text:p>
              </table:table-cell>
              <table:table-cell office:value-type="float" office:value="44.2240255555555">
                <text:p>44.2240255555555</text:p>
              </table:table-cell>
              <table:table-cell office:value-type="float" office:value="27.7459861111111">
                <text:p>27.7459861111111</text:p>
              </table:table-cell>
              <table:table-cell office:value-type="float" office:value="5.49381444444445">
                <text:p>5.49381444444445</text:p>
              </table:table-cell>
              <table:table-cell office:value-type="float" office:value="5.48636555555555">
                <text:p>5.486365555555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056cm" style:legend-expansion="high" chart:style-name="ch2"/>
        <chart:plot-area chart:style-name="ch3" table:cell-range-address="'SS Rod Radial Profile_5'.D30:'SS Rod Radial Profile_5'.I30 'SS Rod Radial Profile_5'.L39:'SS Rod Radial Profile_5'.W41" chart:data-source-has-labels="column" svg:x="0.307cm" svg:y="0.154cm" svg:width="10.49cm" svg:height="7.399cm">
          <chartooo:coordinate-region svg:x="1.537cm" svg:y="0.353cm" svg:width="8.835cm" svg:height="6.5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_5'.M39:'SS Rod Radial Profile_5'.W39" chart:label-cell-address="'SS Rod Radial Profile_5'.L39:'SS Rod Radial Profile_5'.L39" chart:class="chart:scatter">
            <chart:domain table:cell-range-address="'SS Rod Radial Profile_5'.D30:'SS Rod Radial Profile_5'.I30"/>
            <chart:data-point chart:repeated="11"/>
          </chart:series>
          <chart:series chart:style-name="ch8" chart:values-cell-range-address="'SS Rod Radial Profile_5'.M41:'SS Rod Radial Profile_5'.W41" chart:label-cell-address="'SS Rod Radial Profile_5'.L41:'SS Rod Radial Profile_5'.L41" chart:class="chart:scatter">
            <chart:data-point chart:repeated="11"/>
          </chart:series>
          <chart:series chart:style-name="ch9" chart:values-cell-range-address="'SS Rod Radial Profile_5'.M40:'SS Rod Radial Profile_5'.W40" chart:label-cell-address="'SS Rod Radial Profile_5'.L40:'SS Rod Radial Profile_5'.L40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643626417348321">
                <text:p>0.0643626417348321</text:p>
                <draw:g>
                  <svg:desc>'SS Rod Radial Profile_5'.D30:'SS Rod Radial Profile_5'.I30</svg:desc>
                </draw:g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L39:'SS Rod Radial Profile_5'.L39</svg:desc>
                </draw:g>
              </table:table-cell>
              <table:table-cell office:value-type="float" office:value="0.00660751294751834">
                <text:p>0.00660751294751834</text:p>
                <draw:g>
                  <svg:desc>'SS Rod Radial Profile_5'.M39:'SS Rod Radial Profile_5'.W39</svg:desc>
                </draw:g>
              </table:table-cell>
              <table:table-cell office:value-type="float" office:value="0.00592912771647393">
                <text:p>0.00592912771647393</text:p>
              </table:table-cell>
              <table:table-cell office:value-type="float" office:value="0.00802146250307158">
                <text:p>0.00802146250307158</text:p>
              </table:table-cell>
              <table:table-cell office:value-type="float" office:value="0.0118261621915006">
                <text:p>0.0118261621915006</text:p>
              </table:table-cell>
              <table:table-cell office:value-type="float" office:value="0.0157462335195726">
                <text:p>0.0157462335195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67551128557">
                <text:p>0.018267551128557</text:p>
              </table:table-cell>
              <table:table-cell office:value-type="float" office:value="0.018267551128557">
                <text:p>0.018267551128557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L41:'SS Rod Radial Profile_5'.L41</svg:desc>
                </draw:g>
              </table:table-cell>
              <table:table-cell office:value-type="float" office:value="0.006586632771103">
                <text:p>0.006586632771103</text:p>
                <draw:g>
                  <svg:desc>'SS Rod Radial Profile_5'.M41:'SS Rod Radial Profile_5'.W41</svg:desc>
                </draw:g>
              </table:table-cell>
              <table:table-cell office:value-type="float" office:value="0.00590882725358133">
                <text:p>0.00590882725358133</text:p>
              </table:table-cell>
              <table:table-cell office:value-type="float" office:value="0.00800285307793485">
                <text:p>0.00800285307793485</text:p>
              </table:table-cell>
              <table:table-cell office:value-type="float" office:value="0.0118108595259986">
                <text:p>0.0118108595259986</text:p>
              </table:table-cell>
              <table:table-cell office:value-type="float" office:value="0.0157357269440734">
                <text:p>0.015735726944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2627684767107">
                <text:p>0.0182627684767107</text:p>
              </table:table-cell>
              <table:table-cell office:value-type="float" office:value="0.0182627684767107">
                <text:p>0.0182627684767107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L40:'SS Rod Radial Profile_5'.L40</svg:desc>
                </draw:g>
              </table:table-cell>
              <table:table-cell office:value-type="float" office:value="0.00675089437774503">
                <text:p>0.00675089437774503</text:p>
                <draw:g>
                  <svg:desc>'SS Rod Radial Profile_5'.M40:'SS Rod Radial Profile_5'.W40</svg:desc>
                </draw:g>
              </table:table-cell>
              <table:table-cell office:value-type="float" office:value="0.00606853280374125">
                <text:p>0.00606853280374125</text:p>
              </table:table-cell>
              <table:table-cell office:value-type="float" office:value="0.00814926917386024">
                <text:p>0.00814926917386024</text:p>
              </table:table-cell>
              <table:table-cell office:value-type="float" office:value="0.0119312651544288">
                <text:p>0.0119312651544288</text:p>
              </table:table-cell>
              <table:table-cell office:value-type="float" office:value="0.0158184292916349">
                <text:p>0.015818429291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83004422510457">
                <text:p>0.0183004422510457</text:p>
              </table:table-cell>
              <table:table-cell office:value-type="float" office:value="0.0183004422510457">
                <text:p>0.01830044225104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legend chart:legend-position="end" svg:x="9.299cm" svg:y="3.072cm" style:legend-expansion="high" chart:style-name="ch3"/>
        <chart:plot-area chart:style-name="ch4" table:cell-range-address="'SS Rod Radial Profile_5'.C37:'SS Rod Radial Profile_5'.J40 'SS Rod Radial Profile_5'.B38:'SS Rod Radial Profile_5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5">
            <chart:title svg:x="4.251cm" svg:y="6.757cm" chart:style-name="ch6">
              <text:p>Radius [cm]</text:p>
            </chart:title>
          </chart:axis>
          <chart:axis chart:dimension="y" chart:name="primary-y" chart:style-name="ch7">
            <chart:title svg:x="0.451cm" svg:y="5.121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5'.C38:'SS Rod Radial Profile_5'.J38" chart:label-cell-address="'SS Rod Radial Profile_5'.B38:'SS Rod Radial Profile_5'.B38" chart:class="chart:scatter">
            <chart:domain table:cell-range-address="'SS Rod Radial Profile_5'.C37:'SS Rod Radial Profile_5'.J37"/>
            <chart:data-point chart:repeated="8"/>
          </chart:series>
          <chart:series chart:style-name="ch11" chart:values-cell-range-address="'SS Rod Radial Profile_5'.C39:'SS Rod Radial Profile_5'.J39" chart:label-cell-address="'SS Rod Radial Profile_5'.B39:'SS Rod Radial Profile_5'.B39" chart:class="chart:scatter">
            <chart:data-point chart:repeated="8"/>
          </chart:series>
          <chart:series chart:style-name="ch12" chart:values-cell-range-address="'SS Rod Radial Profile_5'.C40:'SS Rod Radial Profile_5'.J40" chart:label-cell-address="'SS Rod Radial Profile_5'.B40:'SS Rod Radial Profile_5'.B40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7:'SS Rod Radial Profile_5'.J37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8:'SS Rod Radial Profile_5'.B38</svg:desc>
                </draw:g>
              </table:table-cell>
              <table:table-cell office:value-type="float" office:value="359.937359054566">
                <text:p>359.937359054566</text:p>
                <draw:g>
                  <svg:desc>'SS Rod Radial Profile_5'.C38:'SS Rod Radial Profile_5'.J38</svg:desc>
                </draw:g>
              </table:table-cell>
              <table:table-cell office:value-type="float" office:value="358.475679137367">
                <text:p>358.475679137367</text:p>
              </table:table-cell>
              <table:table-cell office:value-type="float" office:value="352.62895946857">
                <text:p>352.62895946857</text:p>
              </table:table-cell>
              <table:table-cell office:value-type="float" office:value="340.935520130976">
                <text:p>340.935520130976</text:p>
              </table:table-cell>
              <table:table-cell office:value-type="float" office:value="323.395361124586">
                <text:p>323.395361124586</text:p>
              </table:table-cell>
              <table:table-cell office:value-type="float" office:value="300.739710844647">
                <text:p>300.739710844647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9:'SS Rod Radial Profile_5'.B39</svg:desc>
                </draw:g>
              </table:table-cell>
              <table:table-cell office:value-type="float" office:value="362.315649814815">
                <text:p>362.315649814815</text:p>
                <draw:g>
                  <svg:desc>'SS Rod Radial Profile_5'.C39:'SS Rod Radial Profile_5'.J39</svg:desc>
                </draw:g>
              </table:table-cell>
              <table:table-cell office:value-type="float" office:value="360.601127222222">
                <text:p>360.601127222222</text:p>
              </table:table-cell>
              <table:table-cell office:value-type="float" office:value="355.457559444444">
                <text:p>355.457559444444</text:p>
              </table:table-cell>
              <table:table-cell office:value-type="float" office:value="344.967478888889">
                <text:p>344.967478888889</text:p>
              </table:table-cell>
              <table:table-cell office:value-type="float" office:value="328.48762">
                <text:p>328.48762</text:p>
              </table:table-cell>
              <table:table-cell office:value-type="float" office:value="306.233488888889">
                <text:p>306.233488888889</text:p>
              </table:table-cell>
              <table:table-cell office:value-type="float" office:value="306.226039444445">
                <text:p>306.226039444445</text:p>
              </table:table-cell>
              <table:table-cell office:value-type="float" office:value="300.73919">
                <text:p>300.73919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40:'SS Rod Radial Profile_5'.B40</svg:desc>
                </draw:g>
              </table:table-cell>
              <table:table-cell office:value-type="float" office:value="362.367258148148">
                <text:p>362.367258148148</text:p>
                <draw:g>
                  <svg:desc>'SS Rod Radial Profile_5'.C40:'SS Rod Radial Profile_5'.J40</svg:desc>
                </draw:g>
              </table:table-cell>
              <table:table-cell office:value-type="float" office:value="360.651100555556">
                <text:p>360.651100555556</text:p>
              </table:table-cell>
              <table:table-cell office:value-type="float" office:value="355.502627777778">
                <text:p>355.502627777778</text:p>
              </table:table-cell>
              <table:table-cell office:value-type="float" office:value="345.003312222222">
                <text:p>345.003312222222</text:p>
              </table:table-cell>
              <table:table-cell office:value-type="float" office:value="328.510967777778">
                <text:p>328.510967777778</text:p>
              </table:table-cell>
              <table:table-cell office:value-type="float" office:value="306.243380555556">
                <text:p>306.243380555556</text:p>
              </table:table-cell>
              <table:table-cell office:value-type="float" office:value="306.235926666667">
                <text:p>306.235926666667</text:p>
              </table:table-cell>
              <table:table-cell office:value-type="float" office:value="300.745752222222">
                <text:p>300.7457522222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legend chart:legend-position="end" svg:x="13.585cm" svg:y="4.403cm" style:legend-expansion="high" chart:style-name="ch3"/>
        <chart:plot-area chart:style-name="ch4" table:cell-range-address="'SS Rod Radial Profile_5'.C30:'SS Rod Radial Profile_5'.J34 'SS Rod Radial Profile_5'.B31:'SS Rod Radial Profile_5'.B34" chart:data-source-has-labels="column" svg:x="1.367cm" svg:y="1.375cm" svg:width="11.862cm" svg:height="8.326cm">
          <chartooo:coordinate-region svg:x="2.65cm" svg:y="1.574cm" svg:width="10.154cm" svg:height="7.48cm"/>
          <chart:axis chart:dimension="x" chart:name="primary-x" chart:style-name="ch5">
            <chart:title svg:x="6.394cm" svg:y="9.918cm" chart:style-name="ch6">
              <text:p>Radius [cm]</text:p>
            </chart:title>
          </chart:axis>
          <chart:axis chart:dimension="y" chart:name="primary-y" chart:style-name="ch5">
            <chart:title svg:x="0.451cm" svg:y="6.733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_5'.C31:'SS Rod Radial Profile_5'.J31" chart:label-cell-address="'SS Rod Radial Profile_5'.B31:'SS Rod Radial Profile_5'.B31" chart:class="chart:scatter">
            <chart:domain table:cell-range-address="'SS Rod Radial Profile_5'.C30:'SS Rod Radial Profile_5'.J30"/>
            <chart:data-point chart:repeated="8"/>
          </chart:series>
          <chart:series chart:style-name="ch10" chart:values-cell-range-address="'SS Rod Radial Profile_5'.C32:'SS Rod Radial Profile_5'.J32" chart:label-cell-address="'SS Rod Radial Profile_5'.B32:'SS Rod Radial Profile_5'.B32" chart:class="chart:scatter">
            <chart:data-point chart:repeated="8"/>
          </chart:series>
          <chart:series chart:style-name="ch11" chart:values-cell-range-address="'SS Rod Radial Profile_5'.C33:'SS Rod Radial Profile_5'.J33" chart:label-cell-address="'SS Rod Radial Profile_5'.B33:'SS Rod Radial Profile_5'.B33" chart:class="chart:scatter">
            <chart:data-point chart:repeated="8"/>
          </chart:series>
          <chart:series chart:style-name="ch12" chart:values-cell-range-address="'SS Rod Radial Profile_5'.C34:'SS Rod Radial Profile_5'.J34" chart:label-cell-address="'SS Rod Radial Profile_5'.B34:'SS Rod Radial Profile_5'.B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J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  <table:table-cell office:value-type="float" office:value="0.47500155839895">
                <text:p>0.47500155839895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5'.B31:'SS Rod Radial Profile_5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_5'.C31:'SS Rod Radial Profile_5'.J31</svg:desc>
                </draw:g>
              </table:table-cell>
              <table:table-cell office:value-type="float" office:value="63.5773986755569">
                <text:p>63.5773986755569</text:p>
              </table:table-cell>
              <table:table-cell office:value-type="float" office:value="57.73067900676">
                <text:p>57.73067900676</text:p>
              </table:table-cell>
              <table:table-cell office:value-type="float" office:value="46.0372396691662">
                <text:p>46.0372396691662</text:p>
              </table:table-cell>
              <table:table-cell office:value-type="float" office:value="28.4970806627756">
                <text:p>28.4970806627756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B32:'SS Rod Radial Profile_5'.B32</svg:desc>
                </draw:g>
              </table:table-cell>
              <table:table-cell office:value-type="float" office:value="61.5764598148148">
                <text:p>61.5764598148148</text:p>
                <draw:g>
                  <svg:desc>'SS Rod Radial Profile_5'.C32:'SS Rod Radial Profile_5'.J32</svg:desc>
                </draw:g>
              </table:table-cell>
              <table:table-cell office:value-type="float" office:value="59.8619372222222">
                <text:p>59.8619372222222</text:p>
              </table:table-cell>
              <table:table-cell office:value-type="float" office:value="54.7183694444445">
                <text:p>54.7183694444445</text:p>
              </table:table-cell>
              <table:table-cell office:value-type="float" office:value="44.2282888888889">
                <text:p>44.2282888888889</text:p>
              </table:table-cell>
              <table:table-cell office:value-type="float" office:value="27.74843">
                <text:p>27.74843</text:p>
              </table:table-cell>
              <table:table-cell office:value-type="float" office:value="5.49429888888893">
                <text:p>5.49429888888893</text:p>
              </table:table-cell>
              <table:table-cell office:value-type="float" office:value="5.48684944444448">
                <text:p>5.486849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B33:'SS Rod Radial Profile_5'.B33</svg:desc>
                </draw:g>
              </table:table-cell>
              <table:table-cell office:value-type="float" office:value="61.6215059259259">
                <text:p>61.6215059259259</text:p>
                <draw:g>
                  <svg:desc>'SS Rod Radial Profile_5'.C33:'SS Rod Radial Profile_5'.J33</svg:desc>
                </draw:g>
              </table:table-cell>
              <table:table-cell office:value-type="float" office:value="59.9053483333333">
                <text:p>59.9053483333333</text:p>
              </table:table-cell>
              <table:table-cell office:value-type="float" office:value="54.7568755555555">
                <text:p>54.7568755555555</text:p>
              </table:table-cell>
              <table:table-cell office:value-type="float" office:value="44.25756">
                <text:p>44.25756</text:p>
              </table:table-cell>
              <table:table-cell office:value-type="float" office:value="27.7652155555555">
                <text:p>27.7652155555555</text:p>
              </table:table-cell>
              <table:table-cell office:value-type="float" office:value="5.49762833333331">
                <text:p>5.49762833333331</text:p>
              </table:table-cell>
              <table:table-cell office:value-type="float" office:value="5.49017444444442">
                <text:p>5.49017444444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5'.B34:'SS Rod Radial Profile_5'.B34</svg:desc>
                </draw:g>
              </table:table-cell>
              <table:table-cell office:value-type="float" office:value="61.5698981481482">
                <text:p>61.5698981481482</text:p>
                <draw:g>
                  <svg:desc>'SS Rod Radial Profile_5'.C34:'SS Rod Radial Profile_5'.J34</svg:desc>
                </draw:g>
              </table:table-cell>
              <table:table-cell office:value-type="float" office:value="59.8556138888889">
                <text:p>59.8556138888889</text:p>
              </table:table-cell>
              <table:table-cell office:value-type="float" office:value="54.7127611111111">
                <text:p>54.7127611111111</text:p>
              </table:table-cell>
              <table:table-cell office:value-type="float" office:value="44.2240255555555">
                <text:p>44.2240255555555</text:p>
              </table:table-cell>
              <table:table-cell office:value-type="float" office:value="27.7459861111111">
                <text:p>27.7459861111111</text:p>
              </table:table-cell>
              <table:table-cell office:value-type="float" office:value="5.49381444444445">
                <text:p>5.49381444444445</text:p>
              </table:table-cell>
              <table:table-cell office:value-type="float" office:value="5.48636555555555">
                <text:p>5.486365555555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305cm" style:legend-expansion="high" chart:style-name="ch2"/>
        <chart:plot-area chart:style-name="ch3" table:cell-range-address="'SS Rod Radial Profile_5'.C30:'SS Rod Radial Profile_5'.I30 'SS Rod Radial Profile_5'.L31:'SS Rod Radial Profile_5'.Y32" chart:data-source-has-labels="column" svg:x="0.307cm" svg:y="0.154cm" svg:width="10.49cm" svg:height="7.399cm">
          <chartooo:coordinate-region svg:x="1.325cm" svg:y="0.353cm" svg:width="9.14cm" svg:height="7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_5'.M31:'SS Rod Radial Profile_5'.Y31" chart:label-cell-address="'SS Rod Radial Profile_5'.L31:'SS Rod Radial Profile_5'.L31" chart:class="chart:scatter">
            <chart:domain table:cell-range-address="'SS Rod Radial Profile_5'.C30:'SS Rod Radial Profile_5'.I30"/>
            <chart:data-point chart:repeated="13"/>
          </chart:series>
          <chart:series chart:style-name="ch8" chart:values-cell-range-address="'SS Rod Radial Profile_5'.M32:'SS Rod Radial Profile_5'.Y32" chart:label-cell-address="'SS Rod Radial Profile_5'.L32:'SS Rod Radial Profile_5'.L32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5'.C30:'SS Rod Radial Profile_5'.I30</svg:desc>
                </draw:g>
              </table:table-cell>
              <table:table-cell office:value-type="float" office:value="0.0643626417348321">
                <text:p>0.0643626417348321</text:p>
              </table:table-cell>
              <table:table-cell office:value-type="float" office:value="0.14391924213055">
                <text:p>0.14391924213055</text:p>
              </table:table-cell>
              <table:table-cell office:value-type="float" office:value="0.232062804999256">
                <text:p>0.232062804999256</text:p>
              </table:table-cell>
              <table:table-cell office:value-type="float" office:value="0.321813208674161">
                <text:p>0.321813208674161</text:p>
              </table:table-cell>
              <table:table-cell office:value-type="float" office:value="0.409601343832021">
                <text:p>0.409601343832021</text:p>
              </table:table-cell>
              <table:table-cell office:value-type="float" office:value="0.418001371391076">
                <text:p>0.418001371391076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5'.L31:'SS Rod Radial Profile_5'.L31</svg:desc>
                </draw:g>
              </table:table-cell>
              <table:table-cell office:value-type="float" office:value="-3.46261877794127">
                <text:p>-3.46261877794127</text:p>
                <draw:g>
                  <svg:desc>'SS Rod Radial Profile_5'.M31:'SS Rod Radial Profile_5'.Y31</svg:desc>
                </draw:g>
              </table:table-cell>
              <table:table-cell office:value-type="float" office:value="-3.71546145333463">
                <text:p>-3.71546145333463</text:p>
              </table:table-cell>
              <table:table-cell office:value-type="float" office:value="-3.01230956231553">
                <text:p>-3.01230956231553</text:p>
              </table:table-cell>
              <table:table-cell office:value-type="float" office:value="-1.80895078027729">
                <text:p>-1.80895078027729</text:p>
              </table:table-cell>
              <table:table-cell office:value-type="float" office:value="-0.748650662775578">
                <text:p>-0.748650662775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7131493947818">
                <text:p>-0.347131493947818</text:p>
              </table:table-cell>
              <table:table-cell office:value-type="float" office:value="-0.347131493947818">
                <text:p>-0.347131493947818</text:p>
              </table:table-cell>
              <table:table-cell office:value-type="float" office:value="-0.327209233988989">
                <text:p>-0.327209233988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5'.L32:'SS Rod Radial Profile_5'.L32</svg:desc>
                </draw:g>
              </table:table-cell>
              <table:table-cell office:value-type="float" office:value="-3.4175726668302">
                <text:p>-3.4175726668302</text:p>
                <draw:g>
                  <svg:desc>'SS Rod Radial Profile_5'.M32:'SS Rod Radial Profile_5'.Y32</svg:desc>
                </draw:g>
              </table:table-cell>
              <table:table-cell office:value-type="float" office:value="-3.67205034222354">
                <text:p>-3.67205034222354</text:p>
              </table:table-cell>
              <table:table-cell office:value-type="float" office:value="-2.97380345120443">
                <text:p>-2.97380345120443</text:p>
              </table:table-cell>
              <table:table-cell office:value-type="float" office:value="-1.77967966916625">
                <text:p>-1.77967966916625</text:p>
              </table:table-cell>
              <table:table-cell office:value-type="float" office:value="-0.731865107220084">
                <text:p>-0.73186510722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43802049503442">
                <text:p>-0.343802049503442</text:p>
              </table:table-cell>
              <table:table-cell office:value-type="float" office:value="-0.343802049503442">
                <text:p>-0.343802049503442</text:p>
              </table:table-cell>
              <table:table-cell office:value-type="float" office:value="-0.323884233989046">
                <text:p>-0.32388423398904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056cm" style:legend-expansion="high" chart:style-name="ch2"/>
        <chart:plot-area chart:style-name="ch3" table:cell-range-address="'SS Rod Radial Profile'.D30:'SS Rod Radial Profile'.M30 'SS Rod Radial Profile'.Q39:'SS Rod Radial Profile'.AB41" chart:data-source-has-labels="column" svg:x="0.307cm" svg:y="0.154cm" svg:width="10.49cm" svg:height="7.399cm">
          <chartooo:coordinate-region svg:x="1.537cm" svg:y="0.353cm" svg:width="8.835cm" svg:height="6.5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'.R39:'SS Rod Radial Profile'.AB39" chart:label-cell-address="'SS Rod Radial Profile'.Q39:'SS Rod Radial Profile'.Q39" chart:class="chart:scatter">
            <chart:domain table:cell-range-address="'SS Rod Radial Profile'.D30:'SS Rod Radial Profile'.M30"/>
            <chart:data-point chart:repeated="11"/>
          </chart:series>
          <chart:series chart:style-name="ch8" chart:values-cell-range-address="'SS Rod Radial Profile'.R41:'SS Rod Radial Profile'.AB41" chart:label-cell-address="'SS Rod Radial Profile'.Q41:'SS Rod Radial Profile'.Q41" chart:class="chart:scatter">
            <chart:data-point chart:repeated="11"/>
          </chart:series>
          <chart:series chart:style-name="ch9" chart:values-cell-range-address="'SS Rod Radial Profile'.R40:'SS Rod Radial Profile'.AB40" chart:label-cell-address="'SS Rod Radial Profile'.Q40:'SS Rod Radial Profile'.Q40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304875671375521">
                <text:p>0.0304875671375521</text:p>
                <draw:g>
                  <svg:desc>'SS Rod Radial Profile'.D30:'SS Rod Radial Profile'.M30</svg:desc>
                </draw:g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'.Q39:'SS Rod Radial Profile'.Q39</svg:desc>
                </draw:g>
              </table:table-cell>
              <table:table-cell office:value-type="float" office:value="0.0106786025006314">
                <text:p>0.0106786025006314</text:p>
                <draw:g>
                  <svg:desc>'SS Rod Radial Profile'.R39:'SS Rod Radial Profile'.AB39</svg:desc>
                </draw:g>
              </table:table-cell>
              <table:table-cell office:value-type="float" office:value="0.0105306114902002">
                <text:p>0.0105306114902002</text:p>
              </table:table-cell>
              <table:table-cell office:value-type="float" office:value="0.0110095937959693">
                <text:p>0.0110095937959693</text:p>
              </table:table-cell>
              <table:table-cell office:value-type="float" office:value="0.0118505024947339">
                <text:p>0.0118505024947339</text:p>
              </table:table-cell>
              <table:table-cell office:value-type="float" office:value="0.0126613286923476">
                <text:p>0.0126613286923476</text:p>
              </table:table-cell>
              <table:table-cell office:value-type="float" office:value="0.0134529459233133">
                <text:p>0.0134529459233133</text:p>
              </table:table-cell>
              <table:table-cell office:value-type="float" office:value="0.0142537906019581">
                <text:p>0.0142537906019581</text:p>
              </table:table-cell>
              <table:table-cell office:value-type="float" office:value="0.0150898504768777">
                <text:p>0.0150898504768777</text:p>
              </table:table-cell>
              <table:table-cell office:value-type="float" office:value="0.0159854132993573">
                <text:p>0.0159854132993573</text:p>
              </table:table-cell>
              <table:table-cell office:value-type="float" office:value="0.0169653736355114">
                <text:p>0.0169653736355114</text:p>
              </table:table-cell>
              <table:table-cell office:value-type="float" office:value="0.017582469964741">
                <text:p>0.017582469964741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'.Q41:'SS Rod Radial Profile'.Q41</svg:desc>
                </draw:g>
              </table:table-cell>
              <table:table-cell office:value-type="float" office:value="0.0119158537938363">
                <text:p>0.0119158537938363</text:p>
                <draw:g>
                  <svg:desc>'SS Rod Radial Profile'.R41:'SS Rod Radial Profile'.AB41</svg:desc>
                </draw:g>
              </table:table-cell>
              <table:table-cell office:value-type="float" office:value="0.0117694031372115">
                <text:p>0.0117694031372115</text:p>
              </table:table-cell>
              <table:table-cell office:value-type="float" office:value="0.0122541615793942">
                <text:p>0.0122541615793942</text:p>
              </table:table-cell>
              <table:table-cell office:value-type="float" office:value="0.0131067581891612">
                <text:p>0.0131067581891612</text:p>
              </table:table-cell>
              <table:table-cell office:value-type="float" office:value="0.0139355008439867">
                <text:p>0.0139355008439867</text:p>
              </table:table-cell>
              <table:table-cell office:value-type="float" office:value="0.0147515232944365">
                <text:p>0.0147515232944365</text:p>
              </table:table-cell>
              <table:table-cell office:value-type="float" office:value="0.015583637449733">
                <text:p>0.015583637449733</text:p>
              </table:table-cell>
              <table:table-cell office:value-type="float" office:value="0.0164583558138193">
                <text:p>0.0164583558138193</text:p>
              </table:table-cell>
              <table:table-cell office:value-type="float" office:value="0.0174006904013546">
                <text:p>0.0174006904013546</text:p>
              </table:table-cell>
              <table:table-cell office:value-type="float" office:value="0.0184365328856029">
                <text:p>0.0184365328856029</text:p>
              </table:table-cell>
              <table:table-cell office:value-type="float" office:value="0.019119136557153">
                <text:p>0.019119136557153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'.Q40:'SS Rod Radial Profile'.Q40</svg:desc>
                </draw:g>
              </table:table-cell>
              <table:table-cell office:value-type="float" office:value="0.0119374938761397">
                <text:p>0.0119374938761397</text:p>
                <draw:g>
                  <svg:desc>'SS Rod Radial Profile'.R40:'SS Rod Radial Profile'.AB40</svg:desc>
                </draw:g>
              </table:table-cell>
              <table:table-cell office:value-type="float" office:value="0.0117907179308974">
                <text:p>0.0117907179308974</text:p>
              </table:table-cell>
              <table:table-cell office:value-type="float" office:value="0.0122745155513989">
                <text:p>0.0122745155513989</text:p>
              </table:table-cell>
              <table:table-cell office:value-type="float" office:value="0.0131251645684827">
                <text:p>0.0131251645684827</text:p>
              </table:table-cell>
              <table:table-cell office:value-type="float" office:value="0.0139508847611782">
                <text:p>0.0139508847611782</text:p>
              </table:table-cell>
              <table:table-cell office:value-type="float" office:value="0.0147628720032699">
                <text:p>0.0147628720032699</text:p>
              </table:table-cell>
              <table:table-cell office:value-type="float" office:value="0.0155900227254659">
                <text:p>0.0155900227254659</text:p>
              </table:table-cell>
              <table:table-cell office:value-type="float" office:value="0.0164589514220772">
                <text:p>0.0164589514220772</text:p>
              </table:table-cell>
              <table:table-cell office:value-type="float" office:value="0.0173947799995994">
                <text:p>0.0173947799995994</text:p>
              </table:table-cell>
              <table:table-cell office:value-type="float" office:value="0.0184235199781572">
                <text:p>0.0184235199781572</text:p>
              </table:table-cell>
              <table:table-cell office:value-type="float" office:value="0.019098557668946">
                <text:p>0.0190985576689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1cm" svg:height="7.737cm" xlink:href=".." xlink:type="simple" chart:class="chart:scatter" chart:style-name="ch1">
        <chart:title svg:x="3.995cm" svg:y="0.29cm" chart:style-name="ch2">
          <text:p>Relative Temperature Difference</text:p>
        </chart:title>
        <chart:legend chart:legend-position="end" svg:x="10.227cm" svg:y="2.822cm" style:legend-expansion="high" chart:style-name="ch3"/>
        <chart:plot-area chart:style-name="ch4" table:cell-range-address="'SS Rod Radial Profile_20'.C30:'SS Rod Radial Profile_20'.AO34 'SS Rod Radial Profile_20'.B31:'SS Rod Radial Profile_20'.B34" chart:data-source-has-labels="column" svg:x="1.3cm" svg:y="1.249cm" svg:width="8.638cm" svg:height="5.353cm">
          <chartooo:coordinate-region svg:x="2.583cm" svg:y="1.448cm" svg:width="6.93cm" svg:height="4.507cm"/>
          <chart:axis chart:dimension="x" chart:name="primary-x" chart:style-name="ch5">
            <chart:title svg:x="4.715cm" svg:y="6.756cm" chart:style-name="ch6">
              <text:p>Radius [cm]</text:p>
            </chart:title>
          </chart:axis>
          <chart:axis chart:dimension="y" chart:name="primary-y" chart:style-name="ch5">
            <chart:title svg:x="0.451cm" svg:y="5.12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_20'.C31:'SS Rod Radial Profile_20'.AO31" chart:label-cell-address="'SS Rod Radial Profile_20'.B31:'SS Rod Radial Profile_20'.B31" chart:class="chart:scatter">
            <chart:domain table:cell-range-address="'SS Rod Radial Profile_20'.C30:'SS Rod Radial Profile_20'.AO30"/>
            <chart:data-point chart:repeated="39"/>
          </chart:series>
          <chart:series chart:style-name="ch10" chart:values-cell-range-address="'SS Rod Radial Profile_20'.C32:'SS Rod Radial Profile_20'.AO32" chart:label-cell-address="'SS Rod Radial Profile_20'.B32:'SS Rod Radial Profile_20'.B32" chart:class="chart:scatter">
            <chart:data-point chart:repeated="39"/>
          </chart:series>
          <chart:series chart:style-name="ch11" chart:values-cell-range-address="'SS Rod Radial Profile_20'.C33:'SS Rod Radial Profile_20'.AO33" chart:label-cell-address="'SS Rod Radial Profile_20'.B33:'SS Rod Radial Profile_20'.B33" chart:class="chart:scatter">
            <chart:data-point chart:repeated="39"/>
          </chart:series>
          <chart:series chart:style-name="ch12" chart:values-cell-range-address="'SS Rod Radial Profile_20'.C34:'SS Rod Radial Profile_20'.AO34" chart:label-cell-address="'SS Rod Radial Profile_20'.B34:'SS Rod Radial Profile_20'.B34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AO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0.262774932012442">
                <text:p>0.262774932012442</text:p>
              </table:table-cell>
              <table:table-cell office:value-type="float" office:value="0.283764587027695">
                <text:p>0.283764587027695</text:p>
              </table:table-cell>
              <table:table-cell office:value-type="float" office:value="0.304756383722997">
                <text:p>0.304756383722997</text:p>
              </table:table-cell>
              <table:table-cell office:value-type="float" office:value="0.325749908059701">
                <text:p>0.325749908059701</text:p>
              </table:table-cell>
              <table:table-cell office:value-type="float" office:value="0.346744846239934">
                <text:p>0.346744846239934</text:p>
              </table:table-cell>
              <table:table-cell office:value-type="float" office:value="0.367740956107794">
                <text:p>0.367740956107794</text:p>
              </table:table-cell>
              <table:table-cell office:value-type="float" office:value="0.38873804781145">
                <text:p>0.38873804781145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1:'SS Rod Radial Profile_20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_20'.C31:'SS Rod Radial Profile_20'.AO31</svg:desc>
                </draw:g>
              </table:table-cell>
              <table:table-cell office:value-type="float" office:value="64.96123765042">
                <text:p>64.96123765042</text:p>
              </table:table-cell>
              <table:table-cell office:value-type="float" office:value="64.6498738810758">
                <text:p>64.6498738810758</text:p>
              </table:table-cell>
              <table:table-cell office:value-type="float" office:value="64.0271463423874">
                <text:p>64.0271463423874</text:p>
              </table:table-cell>
              <table:table-cell office:value-type="float" office:value="63.0930550343548">
                <text:p>63.0930550343548</text:p>
              </table:table-cell>
              <table:table-cell office:value-type="float" office:value="61.8475999569779">
                <text:p>61.8475999569779</text:p>
              </table:table-cell>
              <table:table-cell office:value-type="float" office:value="60.2907811102568">
                <text:p>60.2907811102568</text:p>
              </table:table-cell>
              <table:table-cell office:value-type="float" office:value="58.4225984941916">
                <text:p>58.4225984941916</text:p>
              </table:table-cell>
              <table:table-cell office:value-type="float" office:value="56.2430521087821">
                <text:p>56.2430521087821</text:p>
              </table:table-cell>
              <table:table-cell office:value-type="float" office:value="53.7521419540284">
                <text:p>53.7521419540284</text:p>
              </table:table-cell>
              <table:table-cell office:value-type="float" office:value="50.9498680299305">
                <text:p>50.9498680299305</text:p>
              </table:table-cell>
              <table:table-cell office:value-type="float" office:value="47.8362303364884">
                <text:p>47.8362303364884</text:p>
              </table:table-cell>
              <table:table-cell office:value-type="float" office:value="44.411228873702">
                <text:p>44.411228873702</text:p>
              </table:table-cell>
              <table:table-cell office:value-type="float" office:value="40.6748636415715">
                <text:p>40.6748636415715</text:p>
              </table:table-cell>
              <table:table-cell office:value-type="float" office:value="36.6271346400967">
                <text:p>36.6271346400967</text:p>
              </table:table-cell>
              <table:table-cell office:value-type="float" office:value="32.2680418692777">
                <text:p>32.2680418692777</text:p>
              </table:table-cell>
              <table:table-cell office:value-type="float" office:value="27.5975853291147">
                <text:p>27.5975853291147</text:p>
              </table:table-cell>
              <table:table-cell office:value-type="float" office:value="22.6157650196073">
                <text:p>22.6157650196073</text:p>
              </table:table-cell>
              <table:table-cell office:value-type="float" office:value="17.3225809407551">
                <text:p>17.3225809407551</text:p>
              </table:table-cell>
              <table:table-cell office:value-type="float" office:value="11.7180330925596">
                <text:p>11.7180330925596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-0.823756185348742">
                <text:p>-0.823756185348742</text:p>
              </table:table-cell>
              <table:table-cell office:value-type="float" office:value="-0.837207650420069">
                <text:p>-0.837207650420069</text:p>
              </table:table-cell>
              <table:table-cell office:value-type="float" office:value="-0.799721103298076">
                <text:p>-0.799721103298076</text:p>
              </table:table-cell>
              <table:table-cell office:value-type="float" office:value="-0.735515231276345">
                <text:p>-0.735515231276345</text:p>
              </table:table-cell>
              <table:table-cell office:value-type="float" office:value="-0.678757256576979">
                <text:p>-0.678757256576979</text:p>
              </table:table-cell>
              <table:table-cell office:value-type="float" office:value="-0.629202734755715">
                <text:p>-0.629202734755715</text:p>
              </table:table-cell>
              <table:table-cell office:value-type="float" office:value="-0.585193888034603">
                <text:p>-0.585193888034603</text:p>
              </table:table-cell>
              <table:table-cell office:value-type="float" office:value="-0.545439049747159">
                <text:p>-0.545439049747159</text:p>
              </table:table-cell>
              <table:table-cell office:value-type="float" office:value="-0.509017108782096">
                <text:p>-0.509017108782096</text:p>
              </table:table-cell>
              <table:table-cell office:value-type="float" office:value="-0.475269176250585">
                <text:p>-0.475269176250585</text:p>
              </table:table-cell>
              <table:table-cell office:value-type="float" office:value="-0.443716363263796">
                <text:p>-0.443716363263796</text:p>
              </table:table-cell>
              <table:table-cell office:value-type="float" office:value="-0.413999780932805">
                <text:p>-0.41399978093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2:'SS Rod Radial Profile_20'.B32</svg:desc>
                </draw:g>
              </table:table-cell>
              <table:table-cell office:value-type="float" office:value="64.2153224074073">
                <text:p>64.2153224074073</text:p>
                <draw:g>
                  <svg:desc>'SS Rod Radial Profile_20'.C32:'SS Rod Radial Profile_20'.AO32</svg:desc>
                </draw:g>
              </table:table-cell>
              <table:table-cell office:value-type="float" office:value="64.12403">
                <text:p>64.12403</text:p>
              </table:table-cell>
              <table:table-cell office:value-type="float" office:value="63.8501527777777">
                <text:p>63.8501527777777</text:p>
              </table:table-cell>
              <table:table-cell office:value-type="float" office:value="63.2916311111111">
                <text:p>63.2916311111111</text:p>
              </table:table-cell>
              <table:table-cell office:value-type="float" office:value="62.4142977777778">
                <text:p>62.4142977777778</text:p>
              </table:table-cell>
              <table:table-cell office:value-type="float" office:value="61.2183972222222">
                <text:p>61.2183972222222</text:p>
              </table:table-cell>
              <table:table-cell office:value-type="float" office:value="59.7055872222222">
                <text:p>59.7055872222222</text:p>
              </table:table-cell>
              <table:table-cell office:value-type="float" office:value="57.8771594444444">
                <text:p>57.8771594444444</text:p>
              </table:table-cell>
              <table:table-cell office:value-type="float" office:value="55.734035">
                <text:p>55.734035</text:p>
              </table:table-cell>
              <table:table-cell office:value-type="float" office:value="53.2768727777778">
                <text:p>53.2768727777778</text:p>
              </table:table-cell>
              <table:table-cell office:value-type="float" office:value="50.5061516666667">
                <text:p>50.5061516666667</text:p>
              </table:table-cell>
              <table:table-cell office:value-type="float" office:value="47.4222305555555">
                <text:p>47.4222305555555</text:p>
              </table:table-cell>
              <table:table-cell office:value-type="float" office:value="44.0253772222222">
                <text:p>44.0253772222222</text:p>
              </table:table-cell>
              <table:table-cell office:value-type="float" office:value="40.3157999999999">
                <text:p>40.3157999999999</text:p>
              </table:table-cell>
              <table:table-cell office:value-type="float" office:value="36.2936577777778">
                <text:p>36.2936577777778</text:p>
              </table:table-cell>
              <table:table-cell office:value-type="float" office:value="31.9590744444444">
                <text:p>31.9590744444444</text:p>
              </table:table-cell>
              <table:table-cell office:value-type="float" office:value="27.3121472222222">
                <text:p>27.3121472222222</text:p>
              </table:table-cell>
              <table:table-cell office:value-type="float" office:value="22.3529522222222">
                <text:p>22.3529522222222</text:p>
              </table:table-cell>
              <table:table-cell office:value-type="float" office:value="17.0815488888888">
                <text:p>17.0815488888888</text:p>
              </table:table-cell>
              <table:table-cell office:value-type="float" office:value="11.4979838888889">
                <text:p>11.4979838888889</text:p>
              </table:table-cell>
              <table:table-cell office:value-type="float" office:value="5.60520722222217">
                <text:p>5.60520722222217</text:p>
              </table:table-cell>
              <table:table-cell office:value-type="float" office:value="5.59760722222222">
                <text:p>5.59760722222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613524128115">
                <text:p>-4.41613524128115</text:p>
              </table:table-cell>
              <table:table-cell office:value-type="float" office:value="NaN">
                <text:p>NaN</text:p>
              </table:table-cell>
              <table:table-cell office:value-type="float" office:value="-0.772401740904286">
                <text:p>-0.772401740904286</text:p>
              </table:table-cell>
              <table:table-cell office:value-type="float" office:value="-0.785953761531175">
                <text:p>-0.785953761531175</text:p>
              </table:table-cell>
              <table:table-cell office:value-type="float" office:value="-0.74876888107584">
                <text:p>-0.74876888107584</text:p>
              </table:table-cell>
              <table:table-cell office:value-type="float" office:value="-0.685176897942966">
                <text:p>-0.685176897942966</text:p>
              </table:table-cell>
              <table:table-cell office:value-type="float" office:value="-0.629375589910318">
                <text:p>-0.629375589910318</text:p>
              </table:table-cell>
              <table:table-cell office:value-type="float" office:value="-0.581112179200119">
                <text:p>-0.581112179200119</text:p>
              </table:table-cell>
              <table:table-cell office:value-type="float" office:value="-0.5387138880346">
                <text:p>-0.5387138880346</text:p>
              </table:table-cell>
              <table:table-cell office:value-type="float" office:value="-0.500872383080463">
                <text:p>-0.500872383080463</text:p>
              </table:table-cell>
              <table:table-cell office:value-type="float" office:value="-0.466648219893187">
                <text:p>-0.466648219893187</text:p>
              </table:table-cell>
              <table:table-cell office:value-type="float" office:value="-0.43536084291727">
                <text:p>-0.43536084291727</text:p>
              </table:table-cell>
              <table:table-cell office:value-type="float" office:value="-0.406506918819311">
                <text:p>-0.406506918819311</text:p>
              </table:table-cell>
              <table:table-cell office:value-type="float" office:value="-0.379703669821694">
                <text:p>-0.37970366982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33:'SS Rod Radial Profile_20'.B33</svg:desc>
                </draw:g>
              </table:table-cell>
              <table:table-cell office:value-type="float" office:value="64.2666768518518">
                <text:p>64.2666768518518</text:p>
                <draw:g>
                  <svg:desc>'SS Rod Radial Profile_20'.C33:'SS Rod Radial Profile_20'.AO33</svg:desc>
                </draw:g>
              </table:table-cell>
              <table:table-cell office:value-type="float" office:value="64.1752838888889">
                <text:p>64.1752838888889</text:p>
              </table:table-cell>
              <table:table-cell office:value-type="float" office:value="63.901105">
                <text:p>63.901105</text:p>
              </table:table-cell>
              <table:table-cell office:value-type="float" office:value="63.3419694444444">
                <text:p>63.3419694444444</text:p>
              </table:table-cell>
              <table:table-cell office:value-type="float" office:value="62.4636794444444">
                <text:p>62.4636794444444</text:p>
              </table:table-cell>
              <table:table-cell office:value-type="float" office:value="61.2664877777778">
                <text:p>61.2664877777778</text:p>
              </table:table-cell>
              <table:table-cell office:value-type="float" office:value="59.7520672222222">
                <text:p>59.7520672222222</text:p>
              </table:table-cell>
              <table:table-cell office:value-type="float" office:value="57.9217261111111">
                <text:p>57.9217261111111</text:p>
              </table:table-cell>
              <table:table-cell office:value-type="float" office:value="55.7764038888889">
                <text:p>55.7764038888889</text:p>
              </table:table-cell>
              <table:table-cell office:value-type="float" office:value="53.3167811111111">
                <text:p>53.3167811111111</text:p>
              </table:table-cell>
              <table:table-cell office:value-type="float" office:value="50.5433611111111">
                <text:p>50.5433611111111</text:p>
              </table:table-cell>
              <table:table-cell office:value-type="float" office:value="47.4565266666667">
                <text:p>47.4565266666667</text:p>
              </table:table-cell>
              <table:table-cell office:value-type="float" office:value="44.056575">
                <text:p>44.056575</text:p>
              </table:table-cell>
              <table:table-cell office:value-type="float" office:value="40.3437416666667">
                <text:p>40.3437416666667</text:p>
              </table:table-cell>
              <table:table-cell office:value-type="float" office:value="36.3182161111111">
                <text:p>36.3182161111111</text:p>
              </table:table-cell>
              <table:table-cell office:value-type="float" office:value="31.9801538888889">
                <text:p>31.9801538888889</text:p>
              </table:table-cell>
              <table:table-cell office:value-type="float" office:value="27.3296833333334">
                <text:p>27.3296833333334</text:p>
              </table:table-cell>
              <table:table-cell office:value-type="float" office:value="22.3669133333333">
                <text:p>22.3669133333333</text:p>
              </table:table-cell>
              <table:table-cell office:value-type="float" office:value="17.0919344444445">
                <text:p>17.0919344444445</text:p>
              </table:table-cell>
              <table:table-cell office:value-type="float" office:value="11.5048255555556">
                <text:p>11.5048255555556</text:p>
              </table:table-cell>
              <table:table-cell office:value-type="float" office:value="5.60856777777777">
                <text:p>5.60856777777777</text:p>
              </table:table-cell>
              <table:table-cell office:value-type="float" office:value="5.60096333333332">
                <text:p>5.600963333333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939968572557">
                <text:p>-4.41939968572557</text:p>
              </table:table-cell>
              <table:table-cell office:value-type="float" office:value="NaN">
                <text:p>NaN</text:p>
              </table:table-cell>
              <table:table-cell office:value-type="float" office:value="-0.830970444607914">
                <text:p>-0.830970444607914</text:p>
              </table:table-cell>
              <table:table-cell office:value-type="float" office:value="-0.84440765042001">
                <text:p>-0.84440765042001</text:p>
              </table:table-cell>
              <table:table-cell office:value-type="float" office:value="-0.806878325520223">
                <text:p>-0.806878325520223</text:p>
              </table:table-cell>
              <table:table-cell office:value-type="float" office:value="-0.742585786831796">
                <text:p>-0.742585786831796</text:p>
              </table:table-cell>
              <table:table-cell office:value-type="float" office:value="-0.685693923243626">
                <text:p>-0.685693923243626</text:p>
              </table:table-cell>
              <table:table-cell office:value-type="float" office:value="-0.635958290311201">
                <text:p>-0.635958290311201</text:p>
              </table:table-cell>
              <table:table-cell office:value-type="float" office:value="-0.591723332479042">
                <text:p>-0.591723332479042</text:p>
              </table:table-cell>
              <table:table-cell office:value-type="float" office:value="-0.551699049747079">
                <text:p>-0.551699049747079</text:p>
              </table:table-cell>
              <table:table-cell office:value-type="float" office:value="-0.514968219893149">
                <text:p>-0.514968219893149</text:p>
              </table:table-cell>
              <table:table-cell office:value-type="float" office:value="-0.480875287361684">
                <text:p>-0.480875287361684</text:p>
              </table:table-cell>
              <table:table-cell office:value-type="float" office:value="-0.44894247437491">
                <text:p>-0.44894247437491</text:p>
              </table:table-cell>
              <table:table-cell office:value-type="float" office:value="-0.418817558710543">
                <text:p>-0.41881755871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B34:'SS Rod Radial Profile_20'.B34</svg:desc>
                </draw:g>
              </table:table-cell>
              <table:table-cell office:value-type="float" office:value="64.2081081481482">
                <text:p>64.2081081481482</text:p>
                <draw:g>
                  <svg:desc>'SS Rod Radial Profile_20'.C34:'SS Rod Radial Profile_20'.AO34</svg:desc>
                </draw:g>
              </table:table-cell>
              <table:table-cell office:value-type="float" office:value="64.11683">
                <text:p>64.11683</text:p>
              </table:table-cell>
              <table:table-cell office:value-type="float" office:value="63.8429955555556">
                <text:p>63.8429955555556</text:p>
              </table:table-cell>
              <table:table-cell office:value-type="float" office:value="63.2845605555556">
                <text:p>63.2845605555556</text:p>
              </table:table-cell>
              <table:table-cell office:value-type="float" office:value="62.4073611111111">
                <text:p>62.4073611111111</text:p>
              </table:table-cell>
              <table:table-cell office:value-type="float" office:value="61.2116416666667">
                <text:p>61.2116416666667</text:p>
              </table:table-cell>
              <table:table-cell office:value-type="float" office:value="59.6990577777778">
                <text:p>59.6990577777778</text:p>
              </table:table-cell>
              <table:table-cell office:value-type="float" office:value="57.8708994444445">
                <text:p>57.8708994444445</text:p>
              </table:table-cell>
              <table:table-cell office:value-type="float" office:value="55.7280838888889">
                <text:p>55.7280838888889</text:p>
              </table:table-cell>
              <table:table-cell office:value-type="float" office:value="53.2712666666667">
                <text:p>53.2712666666667</text:p>
              </table:table-cell>
              <table:table-cell office:value-type="float" office:value="50.5009255555556">
                <text:p>50.5009255555556</text:p>
              </table:table-cell>
              <table:table-cell office:value-type="float" office:value="47.4174127777778">
                <text:p>47.4174127777778</text:p>
              </table:table-cell>
              <table:table-cell office:value-type="float" office:value="44.0209955555556">
                <text:p>44.0209955555556</text:p>
              </table:table-cell>
              <table:table-cell office:value-type="float" office:value="40.3118755555556">
                <text:p>40.3118755555556</text:p>
              </table:table-cell>
              <table:table-cell office:value-type="float" office:value="36.2902083333334">
                <text:p>36.2902083333334</text:p>
              </table:table-cell>
              <table:table-cell office:value-type="float" office:value="31.9561133333334">
                <text:p>31.9561133333334</text:p>
              </table:table-cell>
              <table:table-cell office:value-type="float" office:value="27.3096844444445">
                <text:p>27.3096844444445</text:p>
              </table:table-cell>
              <table:table-cell office:value-type="float" office:value="22.3509916666667">
                <text:p>22.3509916666667</text:p>
              </table:table-cell>
              <table:table-cell office:value-type="float" office:value="17.0800905555556">
                <text:p>17.0800905555556</text:p>
              </table:table-cell>
              <table:table-cell office:value-type="float" office:value="11.4970233333334">
                <text:p>11.4970233333334</text:p>
              </table:table-cell>
              <table:table-cell office:value-type="float" office:value="5.60473555555556">
                <text:p>5.60473555555556</text:p>
              </table:table-cell>
              <table:table-cell office:value-type="float" office:value="5.5971361111111">
                <text:p>5.5971361111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567857461444">
                <text:p>-4.4156785746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056cm" style:legend-expansion="high" chart:style-name="ch2"/>
        <chart:plot-area chart:style-name="ch3" table:cell-range-address="'SS Rod Radial Profile_20'.D30:'SS Rod Radial Profile_20'.M30 'SS Rod Radial Profile_20'.AB39:'SS Rod Radial Profile_20'.AM41" chart:data-source-has-labels="column" svg:x="0.307cm" svg:y="0.154cm" svg:width="10.49cm" svg:height="7.399cm">
          <chartooo:coordinate-region svg:x="1.643cm" svg:y="0.353cm" svg:width="8.729cm" svg:height="7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_20'.AC39:'SS Rod Radial Profile_20'.AM39" chart:label-cell-address="'SS Rod Radial Profile_20'.AB39:'SS Rod Radial Profile_20'.AB39" chart:class="chart:scatter">
            <chart:domain table:cell-range-address="'SS Rod Radial Profile_20'.D30:'SS Rod Radial Profile_20'.M30"/>
            <chart:data-point chart:repeated="11"/>
          </chart:series>
          <chart:series chart:style-name="ch8" chart:values-cell-range-address="'SS Rod Radial Profile_20'.AC41:'SS Rod Radial Profile_20'.AM41" chart:label-cell-address="'SS Rod Radial Profile_20'.AB41:'SS Rod Radial Profile_20'.AB41" chart:class="chart:scatter">
            <chart:data-point chart:repeated="11"/>
          </chart:series>
          <chart:series chart:style-name="ch9" chart:values-cell-range-address="'SS Rod Radial Profile_20'.AC40:'SS Rod Radial Profile_20'.AM40" chart:label-cell-address="'SS Rod Radial Profile_20'.AB40:'SS Rod Radial Profile_20'.AB40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48529173234228">
                <text:p>0.0148529173234228</text:p>
                <draw:g>
                  <svg:desc>'SS Rod Radial Profile_20'.D30:'SS Rod Radial Profile_20'.M30</svg:desc>
                </draw:g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AB39:'SS Rod Radial Profile_20'.AB39</svg:desc>
                </draw:g>
              </table:table-cell>
              <table:table-cell office:value-type="float" office:value="-0.00103170569988076">
                <text:p>-0.00103170569988076</text:p>
                <draw:g>
                  <svg:desc>'SS Rod Radial Profile_20'.AC39:'SS Rod Radial Profile_20'.AM39</svg:desc>
                </draw:g>
              </table:table-cell>
              <table:table-cell office:value-type="float" office:value="-0.00106930863473217">
                <text:p>-0.00106930863473217</text:p>
              </table:table-cell>
              <table:table-cell office:value-type="float" office:value="-0.000965974484059642">
                <text:p>-0.000965974484059642</text:p>
              </table:table-cell>
              <table:table-cell office:value-type="float" office:value="-0.000788766829324387">
                <text:p>-0.000788766829324387</text:p>
              </table:table-cell>
              <table:table-cell office:value-type="float" office:value="-0.00063227925852211">
                <text:p>-0.00063227925852211</text:p>
              </table:table-cell>
              <table:table-cell office:value-type="float" office:value="-0.000495579582127454">
                <text:p>-0.000495579582127454</text:p>
              </table:table-cell>
              <table:table-cell office:value-type="float" office:value="-0.000373849146803128">
                <text:p>-0.000373849146803128</text:p>
              </table:table-cell>
              <table:table-cell office:value-type="float" office:value="-0.000263308213230965">
                <text:p>-0.000263308213230965</text:p>
              </table:table-cell>
              <table:table-cell office:value-type="float" office:value="-0.000161218128198173">
                <text:p>-0.000161218128198173</text:p>
              </table:table-cell>
              <table:table-cell office:value-type="float" office:value="-0.0000655740373985525">
                <text:p>-0.0000655740373985525</text:p>
              </table:table-cell>
              <table:table-cell office:value-type="float" office:value="0.0000251277827744814">
                <text:p>0.0000251277827744814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AB41:'SS Rod Radial Profile_20'.AB41</svg:desc>
                </draw:g>
              </table:table-cell>
              <table:table-cell office:value-type="float" office:value="-0.00105301753576806">
                <text:p>-0.00105301753576806</text:p>
                <draw:g>
                  <svg:desc>'SS Rod Radial Profile_20'.AC41:'SS Rod Radial Profile_20'.AM41</svg:desc>
                </draw:g>
              </table:table-cell>
              <table:table-cell office:value-type="float" office:value="-0.00109058545605059">
                <text:p>-0.00109058545605059</text:p>
              </table:table-cell>
              <table:table-cell office:value-type="float" office:value="-0.0009871507543224">
                <text:p>-0.0009871507543224</text:p>
              </table:table-cell>
              <table:table-cell office:value-type="float" office:value="-0.000809738378454206">
                <text:p>-0.000809738378454206</text:p>
              </table:table-cell>
              <table:table-cell office:value-type="float" office:value="-0.00065293152744678">
                <text:p>-0.00065293152744678</text:p>
              </table:table-cell>
              <table:table-cell office:value-type="float" office:value="-0.000515796275908749">
                <text:p>-0.000515796275908749</text:p>
              </table:table-cell>
              <table:table-cell office:value-type="float" office:value="-0.000393517858109191">
                <text:p>-0.000393517858109191</text:p>
              </table:table-cell>
              <table:table-cell office:value-type="float" office:value="-0.000282318317265682">
                <text:p>-0.000282318317265682</text:p>
              </table:table-cell>
              <table:table-cell office:value-type="float" office:value="-0.000179466557486787">
                <text:p>-0.000179466557486787</text:p>
              </table:table-cell>
              <table:table-cell office:value-type="float" office:value="-0.0000829633115482576">
                <text:p>-0.0000829633115482576</text:p>
              </table:table-cell>
              <table:table-cell office:value-type="float" office:value="0.00000869635816638261">
                <text:p>0.00000869635816638261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AB40:'SS Rod Radial Profile_20'.AB40</svg:desc>
                </draw:g>
              </table:table-cell>
              <table:table-cell office:value-type="float" office:value="-0.00087996015995593">
                <text:p>-0.00087996015995593</text:p>
                <draw:g>
                  <svg:desc>'SS Rod Radial Profile_20'.AC40:'SS Rod Radial Profile_20'.AM40</svg:desc>
                </draw:g>
              </table:table-cell>
              <table:table-cell office:value-type="float" office:value="-0.00091780970087221">
                <text:p>-0.00091780970087221</text:p>
              </table:table-cell>
              <table:table-cell office:value-type="float" office:value="-0.000815183370235824">
                <text:p>-0.000815183370235824</text:p>
              </table:table-cell>
              <table:table-cell office:value-type="float" office:value="-0.000639424448498669">
                <text:p>-0.000639424448498669</text:p>
              </table:table-cell>
              <table:table-cell office:value-type="float" office:value="-0.000485219523017317">
                <text:p>-0.000485219523017317</text:p>
              </table:table-cell>
              <table:table-cell office:value-type="float" office:value="-0.00035162557223175">
                <text:p>-0.00035162557223175</text:p>
              </table:table-cell>
              <table:table-cell office:value-type="float" office:value="-0.000233798537631125">
                <text:p>-0.000233798537631125</text:p>
              </table:table-cell>
              <table:table-cell office:value-type="float" office:value="-0.000127932372288719">
                <text:p>-0.000127932372288719</text:p>
              </table:table-cell>
              <table:table-cell office:value-type="float" office:value="-0.0000312609596721128">
                <text:p>-0.0000312609596721128</text:p>
              </table:table-cell>
              <table:table-cell office:value-type="float" office:value="0.0000582542301210385">
                <text:p>0.0000582542301210385</text:p>
              </table:table-cell>
              <table:table-cell office:value-type="float" office:value="0.000142155701141065">
                <text:p>0.0001421557011410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legend chart:legend-position="end" svg:x="13.585cm" svg:y="4.403cm" style:legend-expansion="high" chart:style-name="ch3"/>
        <chart:plot-area chart:style-name="ch4" table:cell-range-address="'SS Rod Radial Profile'.C30:'SS Rod Radial Profile'.O34 'SS Rod Radial Profile'.B31:'SS Rod Radial Profile'.B34" chart:data-source-has-labels="column" svg:x="1.367cm" svg:y="1.375cm" svg:width="11.862cm" svg:height="8.326cm">
          <chartooo:coordinate-region svg:x="2.65cm" svg:y="1.574cm" svg:width="10.154cm" svg:height="7.48cm"/>
          <chart:axis chart:dimension="x" chart:name="primary-x" chart:style-name="ch5">
            <chart:title svg:x="6.394cm" svg:y="9.918cm" chart:style-name="ch6">
              <text:p>Radius [cm]</text:p>
            </chart:title>
          </chart:axis>
          <chart:axis chart:dimension="y" chart:name="primary-y" chart:style-name="ch5">
            <chart:title svg:x="0.451cm" svg:y="6.733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'.C31:'SS Rod Radial Profile'.O31" chart:label-cell-address="'SS Rod Radial Profile'.B31:'SS Rod Radial Profile'.B31" chart:class="chart:scatter">
            <chart:domain table:cell-range-address="'SS Rod Radial Profile'.C30:'SS Rod Radial Profile'.O30"/>
            <chart:data-point chart:repeated="13"/>
          </chart:series>
          <chart:series chart:style-name="ch10" chart:values-cell-range-address="'SS Rod Radial Profile'.C32:'SS Rod Radial Profile'.O32" chart:label-cell-address="'SS Rod Radial Profile'.B32:'SS Rod Radial Profile'.B32" chart:class="chart:scatter">
            <chart:data-point chart:repeated="13"/>
          </chart:series>
          <chart:series chart:style-name="ch11" chart:values-cell-range-address="'SS Rod Radial Profile'.C33:'SS Rod Radial Profile'.O33" chart:label-cell-address="'SS Rod Radial Profile'.B33:'SS Rod Radial Profile'.B33" chart:class="chart:scatter">
            <chart:data-point chart:repeated="13"/>
          </chart:series>
          <chart:series chart:style-name="ch12" chart:values-cell-range-address="'SS Rod Radial Profile'.C34:'SS Rod Radial Profile'.O34" chart:label-cell-address="'SS Rod Radial Profile'.B34:'SS Rod Radial Profile'.B3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'.C30:'SS Rod Radial Profile'.O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'.B31:'SS Rod Radial Profile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'.C31:'SS Rod Radial Profile'.O31</svg:desc>
                </draw:g>
              </table:table-cell>
              <table:table-cell office:value-type="float" office:value="64.7111116307252">
                <text:p>64.7111116307252</text:p>
              </table:table-cell>
              <table:table-cell office:value-type="float" office:value="63.3992437826018">
                <text:p>63.3992437826018</text:p>
              </table:table-cell>
              <table:table-cell office:value-type="float" office:value="60.775508086355">
                <text:p>60.775508086355</text:p>
              </table:table-cell>
              <table:table-cell office:value-type="float" office:value="56.8399045419849">
                <text:p>56.8399045419849</text:p>
              </table:table-cell>
              <table:table-cell office:value-type="float" office:value="51.5924331494912">
                <text:p>51.5924331494912</text:p>
              </table:table-cell>
              <table:table-cell office:value-type="float" office:value="45.0330939088743">
                <text:p>45.0330939088743</text:p>
              </table:table-cell>
              <table:table-cell office:value-type="float" office:value="37.1618868201339">
                <text:p>37.1618868201339</text:p>
              </table:table-cell>
              <table:table-cell office:value-type="float" office:value="27.9788118832701">
                <text:p>27.9788118832701</text:p>
              </table:table-cell>
              <table:table-cell office:value-type="float" office:value="17.4838690982831">
                <text:p>17.4838690982831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'.B32:'SS Rod Radial Profile'.B32</svg:desc>
                </draw:g>
              </table:table-cell>
              <table:table-cell office:value-type="float" office:value="63.3357764814815">
                <text:p>63.3357764814815</text:p>
                <draw:g>
                  <svg:desc>'SS Rod Radial Profile'.C32:'SS Rod Radial Profile'.O32</svg:desc>
                </draw:g>
              </table:table-cell>
              <table:table-cell office:value-type="float" office:value="62.9510883333333">
                <text:p>62.9510883333333</text:p>
              </table:table-cell>
              <table:table-cell office:value-type="float" office:value="61.7970238888889">
                <text:p>61.7970238888889</text:p>
              </table:table-cell>
              <table:table-cell office:value-type="float" office:value="59.4434911111111">
                <text:p>59.4434911111111</text:p>
              </table:table-cell>
              <table:table-cell office:value-type="float" office:value="55.7464472222222">
                <text:p>55.7464472222222</text:p>
              </table:table-cell>
              <table:table-cell office:value-type="float" office:value="50.7068238888889">
                <text:p>50.7068238888889</text:p>
              </table:table-cell>
              <table:table-cell office:value-type="float" office:value="44.3314744444444">
                <text:p>44.3314744444444</text:p>
              </table:table-cell>
              <table:table-cell office:value-type="float" office:value="36.625695">
                <text:p>36.625695</text:p>
              </table:table-cell>
              <table:table-cell office:value-type="float" office:value="27.5932055555556">
                <text:p>27.5932055555556</text:p>
              </table:table-cell>
              <table:table-cell office:value-type="float" office:value="17.2366188888889">
                <text:p>17.2366188888889</text:p>
              </table:table-cell>
              <table:table-cell office:value-type="float" office:value="5.58224722222222">
                <text:p>5.58224722222222</text:p>
              </table:table-cell>
              <table:table-cell office:value-type="float" office:value="5.57467833333331">
                <text:p>5.5746783333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'.B33:'SS Rod Radial Profile'.B33</svg:desc>
                </draw:g>
              </table:table-cell>
              <table:table-cell office:value-type="float" office:value="63.3327268518518">
                <text:p>63.3327268518518</text:p>
                <draw:g>
                  <svg:desc>'SS Rod Radial Profile'.C33:'SS Rod Radial Profile'.O33</svg:desc>
                </draw:g>
              </table:table-cell>
              <table:table-cell office:value-type="float" office:value="62.9480627777778">
                <text:p>62.9480627777778</text:p>
              </table:table-cell>
              <table:table-cell office:value-type="float" office:value="61.7940705555556">
                <text:p>61.7940705555556</text:p>
              </table:table-cell>
              <table:table-cell office:value-type="float" office:value="59.4406833333334">
                <text:p>59.4406833333334</text:p>
              </table:table-cell>
              <table:table-cell office:value-type="float" office:value="55.7438616666667">
                <text:p>55.7438616666667</text:p>
              </table:table-cell>
              <table:table-cell office:value-type="float" office:value="50.7045294444444">
                <text:p>50.7045294444444</text:p>
              </table:table-cell>
              <table:table-cell office:value-type="float" office:value="44.32953">
                <text:p>44.32953</text:p>
              </table:table-cell>
              <table:table-cell office:value-type="float" office:value="36.6241472222222">
                <text:p>36.6241472222222</text:p>
              </table:table-cell>
              <table:table-cell office:value-type="float" office:value="27.5920861111111">
                <text:p>27.5920861111111</text:p>
              </table:table-cell>
              <table:table-cell office:value-type="float" office:value="17.2359461111111">
                <text:p>17.2359461111111</text:p>
              </table:table-cell>
              <table:table-cell office:value-type="float" office:value="5.58202333333333">
                <text:p>5.58202333333333</text:p>
              </table:table-cell>
              <table:table-cell office:value-type="float" office:value="5.57445444444448">
                <text:p>5.5744544444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'.B34:'SS Rod Radial Profile'.B34</svg:desc>
                </draw:g>
              </table:table-cell>
              <table:table-cell office:value-type="float" office:value="63.31773">
                <text:p>63.31773</text:p>
                <draw:g>
                  <svg:desc>'SS Rod Radial Profile'.C34:'SS Rod Radial Profile'.O34</svg:desc>
                </draw:g>
              </table:table-cell>
              <table:table-cell office:value-type="float" office:value="62.93319">
                <text:p>62.93319</text:p>
              </table:table-cell>
              <table:table-cell office:value-type="float" office:value="61.77957">
                <text:p>61.77957</text:p>
              </table:table-cell>
              <table:table-cell office:value-type="float" office:value="59.4269288888889">
                <text:p>59.4269288888889</text:p>
              </table:table-cell>
              <table:table-cell office:value-type="float" office:value="55.7312427777778">
                <text:p>55.7312427777778</text:p>
              </table:table-cell>
              <table:table-cell office:value-type="float" office:value="50.6933894444445">
                <text:p>50.6933894444445</text:p>
              </table:table-cell>
              <table:table-cell office:value-type="float" office:value="44.3201516666667">
                <text:p>44.3201516666667</text:p>
              </table:table-cell>
              <table:table-cell office:value-type="float" office:value="36.6167416666666">
                <text:p>36.6167416666666</text:p>
              </table:table-cell>
              <table:table-cell office:value-type="float" office:value="27.5867866666667">
                <text:p>27.5867866666667</text:p>
              </table:table-cell>
              <table:table-cell office:value-type="float" office:value="17.2328033333333">
                <text:p>17.2328033333333</text:p>
              </table:table-cell>
              <table:table-cell office:value-type="float" office:value="5.58100444444443">
                <text:p>5.58100444444443</text:p>
              </table:table-cell>
              <table:table-cell office:value-type="float" office:value="5.57343722222223">
                <text:p>5.57343722222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A000000FD000000FDE400028F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58cm" svg:height="7.707cm" xlink:href=".." xlink:type="simple" chart:class="chart:scatter" chart:style-name="ch1">
        <chart:legend chart:legend-position="end" svg:x="11.104cm" svg:y="3.305cm" style:legend-expansion="high" chart:style-name="ch2"/>
        <chart:plot-area chart:style-name="ch3" table:cell-range-address="'SS Rod Radial Profile'.C30:'SS Rod Radial Profile'.M30 'SS Rod Radial Profile'.Q31:'SS Rod Radial Profile'.AD32" chart:data-source-has-labels="column" svg:x="0.307cm" svg:y="0.154cm" svg:width="10.49cm" svg:height="7.399cm">
          <chartooo:coordinate-region svg:x="1.325cm" svg:y="0.353cm" svg:width="9.14cm" svg:height="7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S Rod Radial Profile'.R31:'SS Rod Radial Profile'.AD31" chart:label-cell-address="'SS Rod Radial Profile'.Q31:'SS Rod Radial Profile'.Q31" chart:class="chart:scatter">
            <chart:domain table:cell-range-address="'SS Rod Radial Profile'.C30:'SS Rod Radial Profile'.M30"/>
            <chart:data-point chart:repeated="13"/>
          </chart:series>
          <chart:series chart:style-name="ch8" chart:values-cell-range-address="'SS Rod Radial Profile'.R32:'SS Rod Radial Profile'.AD32" chart:label-cell-address="'SS Rod Radial Profile'.Q32:'SS Rod Radial Profile'.Q32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'.C30:'SS Rod Radial Profile'.M30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'.Q31:'SS Rod Radial Profile'.Q31</svg:desc>
                </draw:g>
              </table:table-cell>
              <table:table-cell office:value-type="float" office:value="-1.70330211127464">
                <text:p>-1.70330211127464</text:p>
                <draw:g>
                  <svg:desc>'SS Rod Radial Profile'.R31:'SS Rod Radial Profile'.AD31</svg:desc>
                </draw:g>
              </table:table-cell>
              <table:table-cell office:value-type="float" office:value="-1.76002329739189">
                <text:p>-1.76002329739189</text:p>
              </table:table-cell>
              <table:table-cell office:value-type="float" office:value="-1.60221989371294">
                <text:p>-1.60221989371294</text:p>
              </table:table-cell>
              <table:table-cell office:value-type="float" office:value="-1.33201697524392">
                <text:p>-1.33201697524392</text:p>
              </table:table-cell>
              <table:table-cell office:value-type="float" office:value="-1.09345731976261">
                <text:p>-1.09345731976261</text:p>
              </table:table-cell>
              <table:table-cell office:value-type="float" office:value="-0.885609260602323">
                <text:p>-0.885609260602323</text:p>
              </table:table-cell>
              <table:table-cell office:value-type="float" office:value="-0.701619464429811">
                <text:p>-0.701619464429811</text:p>
              </table:table-cell>
              <table:table-cell office:value-type="float" office:value="-0.536191820133858">
                <text:p>-0.536191820133858</text:p>
              </table:table-cell>
              <table:table-cell office:value-type="float" office:value="-0.385606327714555">
                <text:p>-0.385606327714555</text:p>
              </table:table-cell>
              <table:table-cell office:value-type="float" office:value="-0.24725020939421">
                <text:p>-0.24725020939421</text:p>
              </table:table-cell>
              <table:table-cell office:value-type="float" office:value="-0.259183160614527">
                <text:p>-0.259183160614527</text:p>
              </table:table-cell>
              <table:table-cell office:value-type="float" office:value="-0.239380345100157">
                <text:p>-0.239380345100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'.Q32:'SS Rod Radial Profile'.Q32</svg:desc>
                </draw:g>
              </table:table-cell>
              <table:table-cell office:value-type="float" office:value="-1.70635174090427">
                <text:p>-1.70635174090427</text:p>
                <draw:g>
                  <svg:desc>'SS Rod Radial Profile'.R32:'SS Rod Radial Profile'.AD32</svg:desc>
                </draw:g>
              </table:table-cell>
              <table:table-cell office:value-type="float" office:value="-1.76304885294745">
                <text:p>-1.76304885294745</text:p>
              </table:table-cell>
              <table:table-cell office:value-type="float" office:value="-1.60517322704627">
                <text:p>-1.60517322704627</text:p>
              </table:table-cell>
              <table:table-cell office:value-type="float" office:value="-1.33482475302168">
                <text:p>-1.33482475302168</text:p>
              </table:table-cell>
              <table:table-cell office:value-type="float" office:value="-1.09604287531814">
                <text:p>-1.09604287531814</text:p>
              </table:table-cell>
              <table:table-cell office:value-type="float" office:value="-0.887903705046782">
                <text:p>-0.887903705046782</text:p>
              </table:table-cell>
              <table:table-cell office:value-type="float" office:value="-0.703563908874209">
                <text:p>-0.703563908874209</text:p>
              </table:table-cell>
              <table:table-cell office:value-type="float" office:value="-0.537739597911646">
                <text:p>-0.537739597911646</text:p>
              </table:table-cell>
              <table:table-cell office:value-type="float" office:value="-0.386725772159014">
                <text:p>-0.386725772159014</text:p>
              </table:table-cell>
              <table:table-cell office:value-type="float" office:value="-0.247922987171993">
                <text:p>-0.247922987171993</text:p>
              </table:table-cell>
              <table:table-cell office:value-type="float" office:value="-0.25940704950342">
                <text:p>-0.25940704950342</text:p>
              </table:table-cell>
              <table:table-cell office:value-type="float" office:value="-0.239604233988986">
                <text:p>-0.23960423398898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legend chart:legend-position="end" svg:x="9.299cm" svg:y="3.072cm" style:legend-expansion="high" chart:style-name="ch3"/>
        <chart:plot-area chart:style-name="ch4" table:cell-range-address="'SS Rod Radial Profile'.C37:'SS Rod Radial Profile'.O40 'SS Rod Radial Profile'.B38:'SS Rod Radial Profile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5">
            <chart:title svg:x="4.251cm" svg:y="6.757cm" chart:style-name="ch6">
              <text:p>Radius [cm]</text:p>
            </chart:title>
          </chart:axis>
          <chart:axis chart:dimension="y" chart:name="primary-y" chart:style-name="ch7">
            <chart:title svg:x="0.451cm" svg:y="5.121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'.C38:'SS Rod Radial Profile'.O38" chart:label-cell-address="'SS Rod Radial Profile'.B38:'SS Rod Radial Profile'.B38" chart:class="chart:scatter">
            <chart:domain table:cell-range-address="'SS Rod Radial Profile'.C37:'SS Rod Radial Profile'.O37"/>
            <chart:data-point chart:repeated="13"/>
          </chart:series>
          <chart:series chart:style-name="ch11" chart:values-cell-range-address="'SS Rod Radial Profile'.C39:'SS Rod Radial Profile'.O39" chart:label-cell-address="'SS Rod Radial Profile'.B39:'SS Rod Radial Profile'.B39" chart:class="chart:scatter">
            <chart:data-point chart:repeated="13"/>
          </chart:series>
          <chart:series chart:style-name="ch12" chart:values-cell-range-address="'SS Rod Radial Profile'.C40:'SS Rod Radial Profile'.O40" chart:label-cell-address="'SS Rod Radial Profile'.B40:'SS Rod Radial Profile'.B40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'.C37:'SS Rod Radial Profile'.O37</svg:desc>
                </draw:g>
              </table:table-cell>
              <table:table-cell office:value-type="float" office:value="0.0304875671375521">
                <text:p>0.0304875671375521</text:p>
              </table:table-cell>
              <table:table-cell office:value-type="float" office:value="0.068172272588155">
                <text:p>0.068172272588155</text:p>
              </table:table-cell>
              <table:table-cell office:value-type="float" office:value="0.109924486578595">
                <text:p>0.109924486578595</text:p>
              </table:table-cell>
              <table:table-cell office:value-type="float" office:value="0.15243783568776">
                <text:p>0.15243783568776</text:p>
              </table:table-cell>
              <table:table-cell office:value-type="float" office:value="0.195215680078821">
                <text:p>0.195215680078821</text:p>
              </table:table-cell>
              <table:table-cell office:value-type="float" office:value="0.238115511355248">
                <text:p>0.238115511355248</text:p>
              </table:table-cell>
              <table:table-cell office:value-type="float" office:value="0.281081480619363">
                <text:p>0.281081480619363</text:p>
              </table:table-cell>
              <table:table-cell office:value-type="float" office:value="0.324087284147715">
                <text:p>0.324087284147715</text:p>
              </table:table-cell>
              <table:table-cell office:value-type="float" office:value="0.367118923164112">
                <text:p>0.367118923164112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'.B38:'SS Rod Radial Profile'.B38</svg:desc>
                </draw:g>
              </table:table-cell>
              <table:table-cell office:value-type="float" office:value="359.937359054566">
                <text:p>359.937359054566</text:p>
                <draw:g>
                  <svg:desc>'SS Rod Radial Profile'.C38:'SS Rod Radial Profile'.O38</svg:desc>
                </draw:g>
              </table:table-cell>
              <table:table-cell office:value-type="float" office:value="359.609392092535">
                <text:p>359.609392092535</text:p>
              </table:table-cell>
              <table:table-cell office:value-type="float" office:value="358.297524244412">
                <text:p>358.297524244412</text:p>
              </table:table-cell>
              <table:table-cell office:value-type="float" office:value="355.673788548165">
                <text:p>355.673788548165</text:p>
              </table:table-cell>
              <table:table-cell office:value-type="float" office:value="351.738185003795">
                <text:p>351.738185003795</text:p>
              </table:table-cell>
              <table:table-cell office:value-type="float" office:value="346.490713611301">
                <text:p>346.490713611301</text:p>
              </table:table-cell>
              <table:table-cell office:value-type="float" office:value="339.931374370684">
                <text:p>339.931374370684</text:p>
              </table:table-cell>
              <table:table-cell office:value-type="float" office:value="332.060167281944">
                <text:p>332.060167281944</text:p>
              </table:table-cell>
              <table:table-cell office:value-type="float" office:value="322.87709234508">
                <text:p>322.87709234508</text:p>
              </table:table-cell>
              <table:table-cell office:value-type="float" office:value="312.382149560093">
                <text:p>312.382149560093</text:p>
              </table:table-cell>
              <table:table-cell office:value-type="float" office:value="300.739710844647">
                <text:p>300.739710844647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'.B39:'SS Rod Radial Profile'.B39</svg:desc>
                </draw:g>
              </table:table-cell>
              <table:table-cell office:value-type="float" office:value="363.780987037037">
                <text:p>363.780987037037</text:p>
                <draw:g>
                  <svg:desc>'SS Rod Radial Profile'.C39:'SS Rod Radial Profile'.O39</svg:desc>
                </draw:g>
              </table:table-cell>
              <table:table-cell office:value-type="float" office:value="363.396298888889">
                <text:p>363.396298888889</text:p>
              </table:table-cell>
              <table:table-cell office:value-type="float" office:value="362.242234444444">
                <text:p>362.242234444444</text:p>
              </table:table-cell>
              <table:table-cell office:value-type="float" office:value="359.888701666667">
                <text:p>359.888701666667</text:p>
              </table:table-cell>
              <table:table-cell office:value-type="float" office:value="356.191657777778">
                <text:p>356.191657777778</text:p>
              </table:table-cell>
              <table:table-cell office:value-type="float" office:value="351.152034444444">
                <text:p>351.152034444444</text:p>
              </table:table-cell>
              <table:table-cell office:value-type="float" office:value="344.776685">
                <text:p>344.776685</text:p>
              </table:table-cell>
              <table:table-cell office:value-type="float" office:value="337.070905555556">
                <text:p>337.070905555556</text:p>
              </table:table-cell>
              <table:table-cell office:value-type="float" office:value="328.038416111111">
                <text:p>328.038416111111</text:p>
              </table:table-cell>
              <table:table-cell office:value-type="float" office:value="317.681829444445">
                <text:p>317.681829444445</text:p>
              </table:table-cell>
              <table:table-cell office:value-type="float" office:value="306.027457777778">
                <text:p>306.027457777778</text:p>
              </table:table-cell>
              <table:table-cell office:value-type="float" office:value="306.019888888889">
                <text:p>306.019888888889</text:p>
              </table:table-cell>
              <table:table-cell office:value-type="float" office:value="300.445210555556">
                <text:p>300.445210555556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'.B40:'SS Rod Radial Profile'.B40</svg:desc>
                </draw:g>
              </table:table-cell>
              <table:table-cell office:value-type="float" office:value="364.234109074074">
                <text:p>364.234109074074</text:p>
                <draw:g>
                  <svg:desc>'SS Rod Radial Profile'.C40:'SS Rod Radial Profile'.O40</svg:desc>
                </draw:g>
              </table:table-cell>
              <table:table-cell office:value-type="float" office:value="363.849445">
                <text:p>363.849445</text:p>
              </table:table-cell>
              <table:table-cell office:value-type="float" office:value="362.695452777778">
                <text:p>362.695452777778</text:p>
              </table:table-cell>
              <table:table-cell office:value-type="float" office:value="360.342065555556">
                <text:p>360.342065555556</text:p>
              </table:table-cell>
              <table:table-cell office:value-type="float" office:value="356.645243888889">
                <text:p>356.645243888889</text:p>
              </table:table-cell>
              <table:table-cell office:value-type="float" office:value="351.605911666667">
                <text:p>351.605911666667</text:p>
              </table:table-cell>
              <table:table-cell office:value-type="float" office:value="345.230912222222">
                <text:p>345.230912222222</text:p>
              </table:table-cell>
              <table:table-cell office:value-type="float" office:value="337.525529444444">
                <text:p>337.525529444444</text:p>
              </table:table-cell>
              <table:table-cell office:value-type="float" office:value="328.493468333333">
                <text:p>328.493468333333</text:p>
              </table:table-cell>
              <table:table-cell office:value-type="float" office:value="318.137328333333">
                <text:p>318.137328333333</text:p>
              </table:table-cell>
              <table:table-cell office:value-type="float" office:value="306.483405555556">
                <text:p>306.483405555556</text:p>
              </table:table-cell>
              <table:table-cell office:value-type="float" office:value="306.475836666667">
                <text:p>306.475836666667</text:p>
              </table:table-cell>
              <table:table-cell office:value-type="float" office:value="300.901382222222">
                <text:p>300.901382222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53cm" svg:height="7.738cm" xlink:href=".." xlink:type="simple" chart:class="chart:scatter" chart:style-name="ch1">
        <chart:title svg:x="4.761cm" svg:y="0.29cm" chart:style-name="ch2">
          <text:p>Temperature Profile</text:p>
        </chart:title>
        <chart:legend chart:legend-position="end" svg:x="9.299cm" svg:y="3.072cm" style:legend-expansion="high" chart:style-name="ch3"/>
        <chart:plot-area chart:style-name="ch4" table:cell-range-address="'SS Rod Radial Profile_20'.C37:'SS Rod Radial Profile_20'.AO40 'SS Rod Radial Profile_20'.B38:'SS Rod Radial Profile_20'.B40" chart:data-source-has-labels="column" svg:x="1.282cm" svg:y="1.249cm" svg:width="7.746cm" svg:height="5.354cm">
          <chartooo:coordinate-region svg:x="2.75cm" svg:y="1.448cm" svg:width="5.853cm" svg:height="4.508cm"/>
          <chart:axis chart:dimension="x" chart:name="primary-x" chart:style-name="ch5">
            <chart:title svg:x="4.251cm" svg:y="6.757cm" chart:style-name="ch6">
              <text:p>Radius [cm]</text:p>
            </chart:title>
          </chart:axis>
          <chart:axis chart:dimension="y" chart:name="primary-y" chart:style-name="ch7">
            <chart:title svg:x="0.451cm" svg:y="5.121cm" chart:style-name="ch8">
              <text:p>Temperature [C]</text:p>
            </chart:title>
            <chart:grid chart:style-name="ch9" chart:class="major"/>
          </chart:axis>
          <chart:series chart:style-name="ch10" chart:values-cell-range-address="'SS Rod Radial Profile_20'.C38:'SS Rod Radial Profile_20'.AO38" chart:label-cell-address="'SS Rod Radial Profile_20'.B38:'SS Rod Radial Profile_20'.B38" chart:class="chart:scatter">
            <chart:domain table:cell-range-address="'SS Rod Radial Profile_20'.C37:'SS Rod Radial Profile_20'.AO37"/>
            <chart:data-point chart:repeated="39"/>
          </chart:series>
          <chart:series chart:style-name="ch11" chart:values-cell-range-address="'SS Rod Radial Profile_20'.C39:'SS Rod Radial Profile_20'.AO39" chart:label-cell-address="'SS Rod Radial Profile_20'.B39:'SS Rod Radial Profile_20'.B39" chart:class="chart:scatter">
            <chart:data-point chart:repeated="39"/>
          </chart:series>
          <chart:series chart:style-name="ch12" chart:values-cell-range-address="'SS Rod Radial Profile_20'.C40:'SS Rod Radial Profile_20'.AO40" chart:label-cell-address="'SS Rod Radial Profile_20'.B40:'SS Rod Radial Profile_20'.B40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7:'SS Rod Radial Profile_20'.AO37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8:'SS Rod Radial Profile_20'.B38</svg:desc>
                </draw:g>
              </table:table-cell>
              <table:table-cell office:value-type="float" office:value="359.937359054566">
                <text:p>359.937359054566</text:p>
                <draw:g>
                  <svg:desc>'SS Rod Radial Profile_20'.C38:'SS Rod Radial Profile_20'.AO38</svg:desc>
                </draw:g>
              </table:table-cell>
              <table:table-cell office:value-type="float" office:value="359.85951811223">
                <text:p>359.85951811223</text:p>
              </table:table-cell>
              <table:table-cell office:value-type="float" office:value="359.548154342886">
                <text:p>359.548154342886</text:p>
              </table:table-cell>
              <table:table-cell office:value-type="float" office:value="358.925426804198">
                <text:p>358.925426804198</text:p>
              </table:table-cell>
              <table:table-cell office:value-type="float" office:value="357.991335496165">
                <text:p>357.991335496165</text:p>
              </table:table-cell>
              <table:table-cell office:value-type="float" office:value="356.745880418788">
                <text:p>356.745880418788</text:p>
              </table:table-cell>
              <table:table-cell office:value-type="float" office:value="355.189061572067">
                <text:p>355.189061572067</text:p>
              </table:table-cell>
              <table:table-cell office:value-type="float" office:value="353.320878956002">
                <text:p>353.320878956002</text:p>
              </table:table-cell>
              <table:table-cell office:value-type="float" office:value="351.141332570592">
                <text:p>351.141332570592</text:p>
              </table:table-cell>
              <table:table-cell office:value-type="float" office:value="348.650422415839">
                <text:p>348.650422415839</text:p>
              </table:table-cell>
              <table:table-cell office:value-type="float" office:value="345.848148491741">
                <text:p>345.848148491741</text:p>
              </table:table-cell>
              <table:table-cell office:value-type="float" office:value="342.734510798299">
                <text:p>342.734510798299</text:p>
              </table:table-cell>
              <table:table-cell office:value-type="float" office:value="339.309509335512">
                <text:p>339.309509335512</text:p>
              </table:table-cell>
              <table:table-cell office:value-type="float" office:value="335.573144103382">
                <text:p>335.573144103382</text:p>
              </table:table-cell>
              <table:table-cell office:value-type="float" office:value="331.525415101907">
                <text:p>331.525415101907</text:p>
              </table:table-cell>
              <table:table-cell office:value-type="float" office:value="327.166322331088">
                <text:p>327.166322331088</text:p>
              </table:table-cell>
              <table:table-cell office:value-type="float" office:value="322.495865790925">
                <text:p>322.495865790925</text:p>
              </table:table-cell>
              <table:table-cell office:value-type="float" office:value="317.514045481418">
                <text:p>317.514045481418</text:p>
              </table:table-cell>
              <table:table-cell office:value-type="float" office:value="312.220861402565">
                <text:p>312.220861402565</text:p>
              </table:table-cell>
              <table:table-cell office:value-type="float" office:value="306.61631355437">
                <text:p>306.61631355437</text:p>
              </table:table-cell>
              <table:table-cell office:value-type="float" office:value="300.739710844647">
                <text:p>300.739710844647</text:p>
              </table:table-cell>
              <table:table-cell office:value-type="float" office:value="300.712339140244">
                <text:p>300.712339140244</text:p>
              </table:table-cell>
              <table:table-cell office:value-type="float" office:value="294.89828046181">
                <text:p>294.89828046181</text:p>
              </table:table-cell>
              <table:table-cell office:value-type="float" office:value="NaN">
                <text:p>NaN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9:'SS Rod Radial Profile_20'.B39</svg:desc>
                </draw:g>
              </table:table-cell>
              <table:table-cell office:value-type="float" office:value="359.56600962963">
                <text:p>359.56600962963</text:p>
                <draw:g>
                  <svg:desc>'SS Rod Radial Profile_20'.C39:'SS Rod Radial Profile_20'.AO39</svg:desc>
                </draw:g>
              </table:table-cell>
              <table:table-cell office:value-type="float" office:value="359.474717222222">
                <text:p>359.474717222222</text:p>
              </table:table-cell>
              <table:table-cell office:value-type="float" office:value="359.20084">
                <text:p>359.20084</text:p>
              </table:table-cell>
              <table:table-cell office:value-type="float" office:value="358.642318333333">
                <text:p>358.642318333333</text:p>
              </table:table-cell>
              <table:table-cell office:value-type="float" office:value="357.764985">
                <text:p>357.764985</text:p>
              </table:table-cell>
              <table:table-cell office:value-type="float" office:value="356.569084444444">
                <text:p>356.569084444444</text:p>
              </table:table-cell>
              <table:table-cell office:value-type="float" office:value="355.056274444444">
                <text:p>355.056274444444</text:p>
              </table:table-cell>
              <table:table-cell office:value-type="float" office:value="353.227846666667">
                <text:p>353.227846666667</text:p>
              </table:table-cell>
              <table:table-cell office:value-type="float" office:value="351.084722222222">
                <text:p>351.084722222222</text:p>
              </table:table-cell>
              <table:table-cell office:value-type="float" office:value="348.62756">
                <text:p>348.62756</text:p>
              </table:table-cell>
              <table:table-cell office:value-type="float" office:value="345.856838888889">
                <text:p>345.856838888889</text:p>
              </table:table-cell>
              <table:table-cell office:value-type="float" office:value="342.772917777778">
                <text:p>342.772917777778</text:p>
              </table:table-cell>
              <table:table-cell office:value-type="float" office:value="339.376064444445">
                <text:p>339.376064444445</text:p>
              </table:table-cell>
              <table:table-cell office:value-type="float" office:value="335.666487222222">
                <text:p>335.666487222222</text:p>
              </table:table-cell>
              <table:table-cell office:value-type="float" office:value="331.644345">
                <text:p>331.644345</text:p>
              </table:table-cell>
              <table:table-cell office:value-type="float" office:value="327.309761666667">
                <text:p>327.309761666667</text:p>
              </table:table-cell>
              <table:table-cell office:value-type="float" office:value="322.662834444444">
                <text:p>322.662834444444</text:p>
              </table:table-cell>
              <table:table-cell office:value-type="float" office:value="317.703639444444">
                <text:p>317.703639444444</text:p>
              </table:table-cell>
              <table:table-cell office:value-type="float" office:value="312.432236111111">
                <text:p>312.432236111111</text:p>
              </table:table-cell>
              <table:table-cell office:value-type="float" office:value="306.848671111111">
                <text:p>306.848671111111</text:p>
              </table:table-cell>
              <table:table-cell office:value-type="float" office:value="300.955894444444">
                <text:p>300.955894444444</text:p>
              </table:table-cell>
              <table:table-cell office:value-type="float" office:value="300.948294444444">
                <text:p>300.948294444444</text:p>
              </table:table-cell>
              <table:table-cell office:value-type="float" office:value="295.350687222222">
                <text:p>295.350687222222</text:p>
              </table:table-cell>
              <table:table-cell office:value-type="float" office:value="NaN">
                <text:p>NaN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-0.00103170569988076">
                <text:p>-0.00103170569988076</text:p>
              </table:table-cell>
              <table:table-cell office:value-type="float" office:value="-0.00106930863473217">
                <text:p>-0.00106930863473217</text:p>
              </table:table-cell>
              <table:table-cell office:value-type="float" office:value="-0.000965974484059642">
                <text:p>-0.000965974484059642</text:p>
              </table:table-cell>
              <table:table-cell office:value-type="float" office:value="-0.000788766829324387">
                <text:p>-0.000788766829324387</text:p>
              </table:table-cell>
              <table:table-cell office:value-type="float" office:value="-0.00063227925852211">
                <text:p>-0.00063227925852211</text:p>
              </table:table-cell>
              <table:table-cell office:value-type="float" office:value="-0.000495579582127454">
                <text:p>-0.000495579582127454</text:p>
              </table:table-cell>
              <table:table-cell office:value-type="float" office:value="-0.000373849146803128">
                <text:p>-0.000373849146803128</text:p>
              </table:table-cell>
              <table:table-cell office:value-type="float" office:value="-0.000263308213230965">
                <text:p>-0.000263308213230965</text:p>
              </table:table-cell>
              <table:table-cell office:value-type="float" office:value="-0.000161218128198173">
                <text:p>-0.000161218128198173</text:p>
              </table:table-cell>
              <table:table-cell office:value-type="float" office:value="-0.0000655740373985525">
                <text:p>-0.0000655740373985525</text:p>
              </table:table-cell>
              <table:table-cell office:value-type="float" office:value="0.0000251277827744814">
                <text:p>0.0000251277827744814</text:p>
              </table:table-cell>
              <table:table-cell office:value-type="float" office:value="0.000112060438237721">
                <text:p>0.000112060438237721</text:p>
              </table:table-cell>
              <table:table-cell office:value-type="float" office:value="0.000196148669875692">
                <text:p>0.000196148669875692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40:'SS Rod Radial Profile_20'.B40</svg:desc>
                </draw:g>
              </table:table-cell>
              <table:table-cell office:value-type="float" office:value="359.620628518519">
                <text:p>359.620628518519</text:p>
                <draw:g>
                  <svg:desc>'SS Rod Radial Profile_20'.C40:'SS Rod Radial Profile_20'.AO40</svg:desc>
                </draw:g>
              </table:table-cell>
              <table:table-cell office:value-type="float" office:value="359.529235555556">
                <text:p>359.529235555556</text:p>
              </table:table-cell>
              <table:table-cell office:value-type="float" office:value="359.255056666667">
                <text:p>359.255056666667</text:p>
              </table:table-cell>
              <table:table-cell office:value-type="float" office:value="358.695921111111">
                <text:p>358.695921111111</text:p>
              </table:table-cell>
              <table:table-cell office:value-type="float" office:value="357.817631111111">
                <text:p>357.817631111111</text:p>
              </table:table-cell>
              <table:table-cell office:value-type="float" office:value="356.620439444444">
                <text:p>356.620439444444</text:p>
              </table:table-cell>
              <table:table-cell office:value-type="float" office:value="355.106018888889">
                <text:p>355.106018888889</text:p>
              </table:table-cell>
              <table:table-cell office:value-type="float" office:value="353.275677777778">
                <text:p>353.275677777778</text:p>
              </table:table-cell>
              <table:table-cell office:value-type="float" office:value="351.130355555556">
                <text:p>351.130355555556</text:p>
              </table:table-cell>
              <table:table-cell office:value-type="float" office:value="348.670732777778">
                <text:p>348.670732777778</text:p>
              </table:table-cell>
              <table:table-cell office:value-type="float" office:value="345.897312777778">
                <text:p>345.897312777778</text:p>
              </table:table-cell>
              <table:table-cell office:value-type="float" office:value="342.810478333333">
                <text:p>342.810478333333</text:p>
              </table:table-cell>
              <table:table-cell office:value-type="float" office:value="339.410526666667">
                <text:p>339.410526666667</text:p>
              </table:table-cell>
              <table:table-cell office:value-type="float" office:value="335.697693333333">
                <text:p>335.697693333333</text:p>
              </table:table-cell>
              <table:table-cell office:value-type="float" office:value="331.672167777778">
                <text:p>331.672167777778</text:p>
              </table:table-cell>
              <table:table-cell office:value-type="float" office:value="327.334105555556">
                <text:p>327.334105555556</text:p>
              </table:table-cell>
              <table:table-cell office:value-type="float" office:value="322.683635">
                <text:p>322.683635</text:p>
              </table:table-cell>
              <table:table-cell office:value-type="float" office:value="317.720865">
                <text:p>317.720865</text:p>
              </table:table-cell>
              <table:table-cell office:value-type="float" office:value="312.445886111111">
                <text:p>312.445886111111</text:p>
              </table:table-cell>
              <table:table-cell office:value-type="float" office:value="306.858777222222">
                <text:p>306.858777222222</text:p>
              </table:table-cell>
              <table:table-cell office:value-type="float" office:value="300.962519444444">
                <text:p>300.962519444444</text:p>
              </table:table-cell>
              <table:table-cell office:value-type="float" office:value="300.954915">
                <text:p>300.954915</text:p>
              </table:table-cell>
              <table:table-cell office:value-type="float" office:value="295.353951666667">
                <text:p>295.353951666667</text:p>
              </table:table-cell>
              <table:table-cell office:value-type="float" office:value="NaN">
                <text:p>NaN</text:p>
              </table:table-cell>
              <table:table-cell office:value-type="float" office:value="290.934551980941">
                <text:p>290.934551980941</text:p>
              </table:table-cell>
              <table:table-cell office:value-type="float" office:value="NaN">
                <text:p>NaN</text:p>
              </table:table-cell>
              <table:table-cell office:value-type="float" office:value="-0.00087996015995593">
                <text:p>-0.00087996015995593</text:p>
              </table:table-cell>
              <table:table-cell office:value-type="float" office:value="-0.00091780970087221">
                <text:p>-0.00091780970087221</text:p>
              </table:table-cell>
              <table:table-cell office:value-type="float" office:value="-0.000815183370235824">
                <text:p>-0.000815183370235824</text:p>
              </table:table-cell>
              <table:table-cell office:value-type="float" office:value="-0.000639424448498669">
                <text:p>-0.000639424448498669</text:p>
              </table:table-cell>
              <table:table-cell office:value-type="float" office:value="-0.000485219523017317">
                <text:p>-0.000485219523017317</text:p>
              </table:table-cell>
              <table:table-cell office:value-type="float" office:value="-0.00035162557223175">
                <text:p>-0.00035162557223175</text:p>
              </table:table-cell>
              <table:table-cell office:value-type="float" office:value="-0.000233798537631125">
                <text:p>-0.000233798537631125</text:p>
              </table:table-cell>
              <table:table-cell office:value-type="float" office:value="-0.000127932372288719">
                <text:p>-0.000127932372288719</text:p>
              </table:table-cell>
              <table:table-cell office:value-type="float" office:value="-0.0000312609596721128">
                <text:p>-0.0000312609596721128</text:p>
              </table:table-cell>
              <table:table-cell office:value-type="float" office:value="0.0000582542301210385">
                <text:p>0.0000582542301210385</text:p>
              </table:table-cell>
              <table:table-cell office:value-type="float" office:value="0.000142155701141065">
                <text:p>0.000142155701141065</text:p>
              </table:table-cell>
              <table:table-cell office:value-type="float" office:value="0.000221651256705554">
                <text:p>0.000221651256705554</text:p>
              </table:table-cell>
              <table:table-cell office:value-type="float" office:value="0.00029771441228501">
                <text:p>0.000297714412285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3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31">
      <style:chart-properties chart:symbol-type="automatic" chart:symbol-width="0.25cm" chart:symbol-height="0.25cm" chart:link-data-style-to-source="true">
        <chart:symbol-image xlink:href="Pictures/2000000A000000FD000000FDE400028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31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39cm" svg:height="10.899cm" xlink:href=".." xlink:type="simple" chart:class="chart:scatter" chart:style-name="ch1">
        <chart:title svg:x="5.674cm" svg:y="0.353cm" chart:style-name="ch2">
          <text:p>Relative Temperature Difference</text:p>
        </chart:title>
        <chart:legend chart:legend-position="end" svg:x="13.585cm" svg:y="4.403cm" style:legend-expansion="high" chart:style-name="ch3"/>
        <chart:plot-area chart:style-name="ch4" table:cell-range-address="'SS Rod Radial Profile_20'.C30:'SS Rod Radial Profile_20'.AO34 'SS Rod Radial Profile_20'.B31:'SS Rod Radial Profile_20'.B34" chart:data-source-has-labels="column" svg:x="1.367cm" svg:y="1.375cm" svg:width="11.862cm" svg:height="8.326cm">
          <chartooo:coordinate-region svg:x="2.65cm" svg:y="1.574cm" svg:width="10.154cm" svg:height="7.48cm"/>
          <chart:axis chart:dimension="x" chart:name="primary-x" chart:style-name="ch5">
            <chart:title svg:x="6.394cm" svg:y="9.918cm" chart:style-name="ch6">
              <text:p>Radius [cm]</text:p>
            </chart:title>
          </chart:axis>
          <chart:axis chart:dimension="y" chart:name="primary-y" chart:style-name="ch5">
            <chart:title svg:x="0.451cm" svg:y="6.733cm" chart:style-name="ch7">
              <text:p>Temperature [C]</text:p>
            </chart:title>
            <chart:grid chart:style-name="ch8" chart:class="major"/>
          </chart:axis>
          <chart:series chart:style-name="ch9" chart:values-cell-range-address="'SS Rod Radial Profile_20'.C31:'SS Rod Radial Profile_20'.AO31" chart:label-cell-address="'SS Rod Radial Profile_20'.B31:'SS Rod Radial Profile_20'.B31" chart:class="chart:scatter">
            <chart:domain table:cell-range-address="'SS Rod Radial Profile_20'.C30:'SS Rod Radial Profile_20'.AO30"/>
            <chart:data-point chart:repeated="39"/>
          </chart:series>
          <chart:series chart:style-name="ch10" chart:values-cell-range-address="'SS Rod Radial Profile_20'.C32:'SS Rod Radial Profile_20'.AO32" chart:label-cell-address="'SS Rod Radial Profile_20'.B32:'SS Rod Radial Profile_20'.B32" chart:class="chart:scatter">
            <chart:data-point chart:repeated="39"/>
          </chart:series>
          <chart:series chart:style-name="ch11" chart:values-cell-range-address="'SS Rod Radial Profile_20'.C33:'SS Rod Radial Profile_20'.AO33" chart:label-cell-address="'SS Rod Radial Profile_20'.B33:'SS Rod Radial Profile_20'.B33" chart:class="chart:scatter">
            <chart:data-point chart:repeated="39"/>
          </chart:series>
          <chart:series chart:style-name="ch12" chart:values-cell-range-address="'SS Rod Radial Profile_20'.C34:'SS Rod Radial Profile_20'.AO34" chart:label-cell-address="'SS Rod Radial Profile_20'.B34:'SS Rod Radial Profile_20'.B34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S Rod Radial Profile_20'.C30:'SS Rod Radial Profile_20'.AO30</svg:desc>
                </draw:g>
              </table:table-cell>
              <table:table-cell office:value-type="float" office:value="0.0148529173234228">
                <text:p>0.0148529173234228</text:p>
              </table:table-cell>
              <table:table-cell office:value-type="float" office:value="0.0332121327993576">
                <text:p>0.0332121327993576</text:p>
              </table:table-cell>
              <table:table-cell office:value-type="float" office:value="0.0535529549998282">
                <text:p>0.0535529549998282</text:p>
              </table:table-cell>
              <table:table-cell office:value-type="float" office:value="0.0742645866171139">
                <text:p>0.0742645866171139</text:p>
              </table:table-cell>
              <table:table-cell office:value-type="float" office:value="0.0951050749101949">
                <text:p>0.0951050749101949</text:p>
              </table:table-cell>
              <table:table-cell office:value-type="float" office:value="0.116004992711531">
                <text:p>0.116004992711531</text:p>
              </table:table-cell>
              <table:table-cell office:value-type="float" office:value="0.136937131583792">
                <text:p>0.136937131583792</text:p>
              </table:table-cell>
              <table:table-cell office:value-type="float" office:value="0.157888676892477">
                <text:p>0.157888676892477</text:p>
              </table:table-cell>
              <table:table-cell office:value-type="float" office:value="0.178852808720978">
                <text:p>0.178852808720978</text:p>
              </table:table-cell>
              <table:table-cell office:value-type="float" office:value="0.199825565671599">
                <text:p>0.199825565671599</text:p>
              </table:table-cell>
              <table:table-cell office:value-type="float" office:value="0.220804490028241">
                <text:p>0.220804490028241</text:p>
              </table:table-cell>
              <table:table-cell office:value-type="float" office:value="0.241787976436701">
                <text:p>0.241787976436701</text:p>
              </table:table-cell>
              <table:table-cell office:value-type="float" office:value="0.262774932012442">
                <text:p>0.262774932012442</text:p>
              </table:table-cell>
              <table:table-cell office:value-type="float" office:value="0.283764587027695">
                <text:p>0.283764587027695</text:p>
              </table:table-cell>
              <table:table-cell office:value-type="float" office:value="0.304756383722997">
                <text:p>0.304756383722997</text:p>
              </table:table-cell>
              <table:table-cell office:value-type="float" office:value="0.325749908059701">
                <text:p>0.325749908059701</text:p>
              </table:table-cell>
              <table:table-cell office:value-type="float" office:value="0.346744846239934">
                <text:p>0.346744846239934</text:p>
              </table:table-cell>
              <table:table-cell office:value-type="float" office:value="0.367740956107794">
                <text:p>0.367740956107794</text:p>
              </table:table-cell>
              <table:table-cell office:value-type="float" office:value="0.38873804781145">
                <text:p>0.38873804781145</text:p>
              </table:table-cell>
              <table:table-cell office:value-type="float" office:value="0.409601343832022">
                <text:p>0.409601343832022</text:p>
              </table:table-cell>
              <table:table-cell office:value-type="float" office:value="0.418001371391078">
                <text:p>0.418001371391078</text:p>
              </table:table-cell>
              <table:table-cell office:value-type="float" office:value="0.475001558398949">
                <text:p>0.47500155839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ytical</text:p>
                <draw:g>
                  <svg:desc>'SS Rod Radial Profile_20'.B31:'SS Rod Radial Profile_20'.B31</svg:desc>
                </draw:g>
              </table:table-cell>
              <table:table-cell office:value-type="float" office:value="65.0390785927561">
                <text:p>65.0390785927561</text:p>
                <draw:g>
                  <svg:desc>'SS Rod Radial Profile_20'.C31:'SS Rod Radial Profile_20'.AO31</svg:desc>
                </draw:g>
              </table:table-cell>
              <table:table-cell office:value-type="float" office:value="64.96123765042">
                <text:p>64.96123765042</text:p>
              </table:table-cell>
              <table:table-cell office:value-type="float" office:value="64.6498738810758">
                <text:p>64.6498738810758</text:p>
              </table:table-cell>
              <table:table-cell office:value-type="float" office:value="64.0271463423874">
                <text:p>64.0271463423874</text:p>
              </table:table-cell>
              <table:table-cell office:value-type="float" office:value="63.0930550343548">
                <text:p>63.0930550343548</text:p>
              </table:table-cell>
              <table:table-cell office:value-type="float" office:value="61.8475999569779">
                <text:p>61.8475999569779</text:p>
              </table:table-cell>
              <table:table-cell office:value-type="float" office:value="60.2907811102568">
                <text:p>60.2907811102568</text:p>
              </table:table-cell>
              <table:table-cell office:value-type="float" office:value="58.4225984941916">
                <text:p>58.4225984941916</text:p>
              </table:table-cell>
              <table:table-cell office:value-type="float" office:value="56.2430521087821">
                <text:p>56.2430521087821</text:p>
              </table:table-cell>
              <table:table-cell office:value-type="float" office:value="53.7521419540284">
                <text:p>53.7521419540284</text:p>
              </table:table-cell>
              <table:table-cell office:value-type="float" office:value="50.9498680299305">
                <text:p>50.9498680299305</text:p>
              </table:table-cell>
              <table:table-cell office:value-type="float" office:value="47.8362303364884">
                <text:p>47.8362303364884</text:p>
              </table:table-cell>
              <table:table-cell office:value-type="float" office:value="44.411228873702">
                <text:p>44.411228873702</text:p>
              </table:table-cell>
              <table:table-cell office:value-type="float" office:value="40.6748636415715">
                <text:p>40.6748636415715</text:p>
              </table:table-cell>
              <table:table-cell office:value-type="float" office:value="36.6271346400967">
                <text:p>36.6271346400967</text:p>
              </table:table-cell>
              <table:table-cell office:value-type="float" office:value="32.2680418692777">
                <text:p>32.2680418692777</text:p>
              </table:table-cell>
              <table:table-cell office:value-type="float" office:value="27.5975853291147">
                <text:p>27.5975853291147</text:p>
              </table:table-cell>
              <table:table-cell office:value-type="float" office:value="22.6157650196073">
                <text:p>22.6157650196073</text:p>
              </table:table-cell>
              <table:table-cell office:value-type="float" office:value="17.3225809407551">
                <text:p>17.3225809407551</text:p>
              </table:table-cell>
              <table:table-cell office:value-type="float" office:value="11.7180330925596">
                <text:p>11.7180330925596</text:p>
              </table:table-cell>
              <table:table-cell office:value-type="float" office:value="5.84143038283675">
                <text:p>5.84143038283675</text:p>
              </table:table-cell>
              <table:table-cell office:value-type="float" office:value="5.81405867843346">
                <text:p>5.814058678433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3.96372848086904">
                <text:p>-3.96372848086904</text:p>
              </table:table-cell>
              <table:table-cell office:value-type="float" office:value="NaN">
                <text:p>NaN</text:p>
              </table:table-cell>
              <table:table-cell office:value-type="float" office:value="-0.823756185348742">
                <text:p>-0.823756185348742</text:p>
              </table:table-cell>
              <table:table-cell office:value-type="float" office:value="-0.837207650420069">
                <text:p>-0.837207650420069</text:p>
              </table:table-cell>
              <table:table-cell office:value-type="float" office:value="-0.799721103298076">
                <text:p>-0.799721103298076</text:p>
              </table:table-cell>
              <table:table-cell office:value-type="float" office:value="-0.735515231276345">
                <text:p>-0.735515231276345</text:p>
              </table:table-cell>
              <table:table-cell office:value-type="float" office:value="-0.678757256576979">
                <text:p>-0.678757256576979</text:p>
              </table:table-cell>
              <table:table-cell office:value-type="float" office:value="-0.629202734755715">
                <text:p>-0.629202734755715</text:p>
              </table:table-cell>
              <table:table-cell office:value-type="float" office:value="-0.585193888034603">
                <text:p>-0.585193888034603</text:p>
              </table:table-cell>
              <table:table-cell office:value-type="float" office:value="-0.545439049747159">
                <text:p>-0.545439049747159</text:p>
              </table:table-cell>
              <table:table-cell office:value-type="float" office:value="-0.509017108782096">
                <text:p>-0.509017108782096</text:p>
              </table:table-cell>
              <table:table-cell office:value-type="float" office:value="-0.475269176250585">
                <text:p>-0.475269176250585</text:p>
              </table:table-cell>
              <table:table-cell office:value-type="float" office:value="-0.443716363263796">
                <text:p>-0.443716363263796</text:p>
              </table:table-cell>
              <table:table-cell office:value-type="float" office:value="-0.413999780932805">
                <text:p>-0.41399978093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i-implicit Trans</text:p>
                <draw:g>
                  <svg:desc>'SS Rod Radial Profile_20'.B32:'SS Rod Radial Profile_20'.B32</svg:desc>
                </draw:g>
              </table:table-cell>
              <table:table-cell office:value-type="float" office:value="64.2153224074073">
                <text:p>64.2153224074073</text:p>
                <draw:g>
                  <svg:desc>'SS Rod Radial Profile_20'.C32:'SS Rod Radial Profile_20'.AO32</svg:desc>
                </draw:g>
              </table:table-cell>
              <table:table-cell office:value-type="float" office:value="64.12403">
                <text:p>64.12403</text:p>
              </table:table-cell>
              <table:table-cell office:value-type="float" office:value="63.8501527777777">
                <text:p>63.8501527777777</text:p>
              </table:table-cell>
              <table:table-cell office:value-type="float" office:value="63.2916311111111">
                <text:p>63.2916311111111</text:p>
              </table:table-cell>
              <table:table-cell office:value-type="float" office:value="62.4142977777778">
                <text:p>62.4142977777778</text:p>
              </table:table-cell>
              <table:table-cell office:value-type="float" office:value="61.2183972222222">
                <text:p>61.2183972222222</text:p>
              </table:table-cell>
              <table:table-cell office:value-type="float" office:value="59.7055872222222">
                <text:p>59.7055872222222</text:p>
              </table:table-cell>
              <table:table-cell office:value-type="float" office:value="57.8771594444444">
                <text:p>57.8771594444444</text:p>
              </table:table-cell>
              <table:table-cell office:value-type="float" office:value="55.734035">
                <text:p>55.734035</text:p>
              </table:table-cell>
              <table:table-cell office:value-type="float" office:value="53.2768727777778">
                <text:p>53.2768727777778</text:p>
              </table:table-cell>
              <table:table-cell office:value-type="float" office:value="50.5061516666667">
                <text:p>50.5061516666667</text:p>
              </table:table-cell>
              <table:table-cell office:value-type="float" office:value="47.4222305555555">
                <text:p>47.4222305555555</text:p>
              </table:table-cell>
              <table:table-cell office:value-type="float" office:value="44.0253772222222">
                <text:p>44.0253772222222</text:p>
              </table:table-cell>
              <table:table-cell office:value-type="float" office:value="40.3157999999999">
                <text:p>40.3157999999999</text:p>
              </table:table-cell>
              <table:table-cell office:value-type="float" office:value="36.2936577777778">
                <text:p>36.2936577777778</text:p>
              </table:table-cell>
              <table:table-cell office:value-type="float" office:value="31.9590744444444">
                <text:p>31.9590744444444</text:p>
              </table:table-cell>
              <table:table-cell office:value-type="float" office:value="27.3121472222222">
                <text:p>27.3121472222222</text:p>
              </table:table-cell>
              <table:table-cell office:value-type="float" office:value="22.3529522222222">
                <text:p>22.3529522222222</text:p>
              </table:table-cell>
              <table:table-cell office:value-type="float" office:value="17.0815488888888">
                <text:p>17.0815488888888</text:p>
              </table:table-cell>
              <table:table-cell office:value-type="float" office:value="11.4979838888889">
                <text:p>11.4979838888889</text:p>
              </table:table-cell>
              <table:table-cell office:value-type="float" office:value="5.60520722222217">
                <text:p>5.60520722222217</text:p>
              </table:table-cell>
              <table:table-cell office:value-type="float" office:value="5.59760722222222">
                <text:p>5.597607222222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613524128115">
                <text:p>-4.41613524128115</text:p>
              </table:table-cell>
              <table:table-cell office:value-type="float" office:value="NaN">
                <text:p>NaN</text:p>
              </table:table-cell>
              <table:table-cell office:value-type="float" office:value="-0.772401740904286">
                <text:p>-0.772401740904286</text:p>
              </table:table-cell>
              <table:table-cell office:value-type="float" office:value="-0.785953761531175">
                <text:p>-0.785953761531175</text:p>
              </table:table-cell>
              <table:table-cell office:value-type="float" office:value="-0.74876888107584">
                <text:p>-0.74876888107584</text:p>
              </table:table-cell>
              <table:table-cell office:value-type="float" office:value="-0.685176897942966">
                <text:p>-0.685176897942966</text:p>
              </table:table-cell>
              <table:table-cell office:value-type="float" office:value="-0.629375589910318">
                <text:p>-0.629375589910318</text:p>
              </table:table-cell>
              <table:table-cell office:value-type="float" office:value="-0.581112179200119">
                <text:p>-0.581112179200119</text:p>
              </table:table-cell>
              <table:table-cell office:value-type="float" office:value="-0.5387138880346">
                <text:p>-0.5387138880346</text:p>
              </table:table-cell>
              <table:table-cell office:value-type="float" office:value="-0.500872383080463">
                <text:p>-0.500872383080463</text:p>
              </table:table-cell>
              <table:table-cell office:value-type="float" office:value="-0.466648219893187">
                <text:p>-0.466648219893187</text:p>
              </table:table-cell>
              <table:table-cell office:value-type="float" office:value="-0.43536084291727">
                <text:p>-0.43536084291727</text:p>
              </table:table-cell>
              <table:table-cell office:value-type="float" office:value="-0.406506918819311">
                <text:p>-0.406506918819311</text:p>
              </table:table-cell>
              <table:table-cell office:value-type="float" office:value="-0.379703669821694">
                <text:p>-0.37970366982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SS</text:p>
                <draw:g>
                  <svg:desc>'SS Rod Radial Profile_20'.B33:'SS Rod Radial Profile_20'.B33</svg:desc>
                </draw:g>
              </table:table-cell>
              <table:table-cell office:value-type="float" office:value="64.2666768518518">
                <text:p>64.2666768518518</text:p>
                <draw:g>
                  <svg:desc>'SS Rod Radial Profile_20'.C33:'SS Rod Radial Profile_20'.AO33</svg:desc>
                </draw:g>
              </table:table-cell>
              <table:table-cell office:value-type="float" office:value="64.1752838888889">
                <text:p>64.1752838888889</text:p>
              </table:table-cell>
              <table:table-cell office:value-type="float" office:value="63.901105">
                <text:p>63.901105</text:p>
              </table:table-cell>
              <table:table-cell office:value-type="float" office:value="63.3419694444444">
                <text:p>63.3419694444444</text:p>
              </table:table-cell>
              <table:table-cell office:value-type="float" office:value="62.4636794444444">
                <text:p>62.4636794444444</text:p>
              </table:table-cell>
              <table:table-cell office:value-type="float" office:value="61.2664877777778">
                <text:p>61.2664877777778</text:p>
              </table:table-cell>
              <table:table-cell office:value-type="float" office:value="59.7520672222222">
                <text:p>59.7520672222222</text:p>
              </table:table-cell>
              <table:table-cell office:value-type="float" office:value="57.9217261111111">
                <text:p>57.9217261111111</text:p>
              </table:table-cell>
              <table:table-cell office:value-type="float" office:value="55.7764038888889">
                <text:p>55.7764038888889</text:p>
              </table:table-cell>
              <table:table-cell office:value-type="float" office:value="53.3167811111111">
                <text:p>53.3167811111111</text:p>
              </table:table-cell>
              <table:table-cell office:value-type="float" office:value="50.5433611111111">
                <text:p>50.5433611111111</text:p>
              </table:table-cell>
              <table:table-cell office:value-type="float" office:value="47.4565266666667">
                <text:p>47.4565266666667</text:p>
              </table:table-cell>
              <table:table-cell office:value-type="float" office:value="44.056575">
                <text:p>44.056575</text:p>
              </table:table-cell>
              <table:table-cell office:value-type="float" office:value="40.3437416666667">
                <text:p>40.3437416666667</text:p>
              </table:table-cell>
              <table:table-cell office:value-type="float" office:value="36.3182161111111">
                <text:p>36.3182161111111</text:p>
              </table:table-cell>
              <table:table-cell office:value-type="float" office:value="31.9801538888889">
                <text:p>31.9801538888889</text:p>
              </table:table-cell>
              <table:table-cell office:value-type="float" office:value="27.3296833333334">
                <text:p>27.3296833333334</text:p>
              </table:table-cell>
              <table:table-cell office:value-type="float" office:value="22.3669133333333">
                <text:p>22.3669133333333</text:p>
              </table:table-cell>
              <table:table-cell office:value-type="float" office:value="17.0919344444445">
                <text:p>17.0919344444445</text:p>
              </table:table-cell>
              <table:table-cell office:value-type="float" office:value="11.5048255555556">
                <text:p>11.5048255555556</text:p>
              </table:table-cell>
              <table:table-cell office:value-type="float" office:value="5.60856777777777">
                <text:p>5.60856777777777</text:p>
              </table:table-cell>
              <table:table-cell office:value-type="float" office:value="5.60096333333332">
                <text:p>5.600963333333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939968572557">
                <text:p>-4.41939968572557</text:p>
              </table:table-cell>
              <table:table-cell office:value-type="float" office:value="NaN">
                <text:p>NaN</text:p>
              </table:table-cell>
              <table:table-cell office:value-type="float" office:value="-0.830970444607914">
                <text:p>-0.830970444607914</text:p>
              </table:table-cell>
              <table:table-cell office:value-type="float" office:value="-0.84440765042001">
                <text:p>-0.84440765042001</text:p>
              </table:table-cell>
              <table:table-cell office:value-type="float" office:value="-0.806878325520223">
                <text:p>-0.806878325520223</text:p>
              </table:table-cell>
              <table:table-cell office:value-type="float" office:value="-0.742585786831796">
                <text:p>-0.742585786831796</text:p>
              </table:table-cell>
              <table:table-cell office:value-type="float" office:value="-0.685693923243626">
                <text:p>-0.685693923243626</text:p>
              </table:table-cell>
              <table:table-cell office:value-type="float" office:value="-0.635958290311201">
                <text:p>-0.635958290311201</text:p>
              </table:table-cell>
              <table:table-cell office:value-type="float" office:value="-0.591723332479042">
                <text:p>-0.591723332479042</text:p>
              </table:table-cell>
              <table:table-cell office:value-type="float" office:value="-0.551699049747079">
                <text:p>-0.551699049747079</text:p>
              </table:table-cell>
              <table:table-cell office:value-type="float" office:value="-0.514968219893149">
                <text:p>-0.514968219893149</text:p>
              </table:table-cell>
              <table:table-cell office:value-type="float" office:value="-0.480875287361684">
                <text:p>-0.480875287361684</text:p>
              </table:table-cell>
              <table:table-cell office:value-type="float" office:value="-0.44894247437491">
                <text:p>-0.44894247437491</text:p>
              </table:table-cell>
              <table:table-cell office:value-type="float" office:value="-0.418817558710543">
                <text:p>-0.418817558710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plicit Trans</text:p>
                <draw:g>
                  <svg:desc>'SS Rod Radial Profile_20'.B34:'SS Rod Radial Profile_20'.B34</svg:desc>
                </draw:g>
              </table:table-cell>
              <table:table-cell office:value-type="float" office:value="64.2081081481482">
                <text:p>64.2081081481482</text:p>
                <draw:g>
                  <svg:desc>'SS Rod Radial Profile_20'.C34:'SS Rod Radial Profile_20'.AO34</svg:desc>
                </draw:g>
              </table:table-cell>
              <table:table-cell office:value-type="float" office:value="64.11683">
                <text:p>64.11683</text:p>
              </table:table-cell>
              <table:table-cell office:value-type="float" office:value="63.8429955555556">
                <text:p>63.8429955555556</text:p>
              </table:table-cell>
              <table:table-cell office:value-type="float" office:value="63.2845605555556">
                <text:p>63.2845605555556</text:p>
              </table:table-cell>
              <table:table-cell office:value-type="float" office:value="62.4073611111111">
                <text:p>62.4073611111111</text:p>
              </table:table-cell>
              <table:table-cell office:value-type="float" office:value="61.2116416666667">
                <text:p>61.2116416666667</text:p>
              </table:table-cell>
              <table:table-cell office:value-type="float" office:value="59.6990577777778">
                <text:p>59.6990577777778</text:p>
              </table:table-cell>
              <table:table-cell office:value-type="float" office:value="57.8708994444445">
                <text:p>57.8708994444445</text:p>
              </table:table-cell>
              <table:table-cell office:value-type="float" office:value="55.7280838888889">
                <text:p>55.7280838888889</text:p>
              </table:table-cell>
              <table:table-cell office:value-type="float" office:value="53.2712666666667">
                <text:p>53.2712666666667</text:p>
              </table:table-cell>
              <table:table-cell office:value-type="float" office:value="50.5009255555556">
                <text:p>50.5009255555556</text:p>
              </table:table-cell>
              <table:table-cell office:value-type="float" office:value="47.4174127777778">
                <text:p>47.4174127777778</text:p>
              </table:table-cell>
              <table:table-cell office:value-type="float" office:value="44.0209955555556">
                <text:p>44.0209955555556</text:p>
              </table:table-cell>
              <table:table-cell office:value-type="float" office:value="40.3118755555556">
                <text:p>40.3118755555556</text:p>
              </table:table-cell>
              <table:table-cell office:value-type="float" office:value="36.2902083333334">
                <text:p>36.2902083333334</text:p>
              </table:table-cell>
              <table:table-cell office:value-type="float" office:value="31.9561133333334">
                <text:p>31.9561133333334</text:p>
              </table:table-cell>
              <table:table-cell office:value-type="float" office:value="27.3096844444445">
                <text:p>27.3096844444445</text:p>
              </table:table-cell>
              <table:table-cell office:value-type="float" office:value="22.3509916666667">
                <text:p>22.3509916666667</text:p>
              </table:table-cell>
              <table:table-cell office:value-type="float" office:value="17.0800905555556">
                <text:p>17.0800905555556</text:p>
              </table:table-cell>
              <table:table-cell office:value-type="float" office:value="11.4970233333334">
                <text:p>11.4970233333334</text:p>
              </table:table-cell>
              <table:table-cell office:value-type="float" office:value="5.60473555555556">
                <text:p>5.60473555555556</text:p>
              </table:table-cell>
              <table:table-cell office:value-type="float" office:value="5.5971361111111">
                <text:p>5.59713611111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-4.41567857461444">
                <text:p>-4.4156785746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